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settings.xml" manifest:media-type="text/xml"/>
  <manifest:file-entry manifest:full-path="Object 1/" manifest:version="1.2" manifest:media-type="application/vnd.oasis.opendocument.graphics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styles.xml" manifest:media-type="text/xml"/>
  <manifest:file-entry manifest:full-path="Object 2/" manifest:version="1.2" manifest:media-type="application/vnd.oasis.opendocument.graphics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tyles.xml" manifest:media-type="text/xml"/>
  <manifest:file-entry manifest:full-path="Object 3/" manifest:version="1.2" manifest:media-type="application/vnd.oasis.opendocument.graphics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ＭＳ 明朝" svg:font-family="'ＭＳ 明朝', 'MS Mincho'" style:font-family-generic="roman"/>
    <style:font-face style:name="ＭＳ ゴシック" svg:font-family="'ＭＳ ゴシック'" style:font-family-generic="swiss"/>
    <style:font-face style:name="ＭＳ ゴシック2" svg:font-family="'ＭＳ ゴシック'" style:font-family-generic="modern" style:font-pitch="fixed"/>
    <style:font-face style:name="ＭＳ ゴシック1" svg:font-family="'ＭＳ ゴシック'" style:font-adornments="標準" style:font-family-generic="modern" style:font-pitch="fixed"/>
    <style:font-face style:name="ＭＳ Ｐゴシック" svg:font-family="'ＭＳ Ｐゴシック'" style:font-family-generic="modern" style:font-pitch="variable"/>
    <style:font-face style:name="Century" svg:font-family="Century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ゴシック3" svg:font-family="'ＭＳ ゴシック'" style:font-family-generic="system" style:font-pitch="variable"/>
  </office:font-face-decls>
  <office:automatic-styles>
    <style:style style:name="表1" style:family="table">
      <style:table-properties style:width="16.219cm" fo:margin-left="-0.275cm" table:align="left" fo:keep-with-next="always" style:may-break-between-rows="false" style:writing-mode="lr-tb"/>
    </style:style>
    <style:style style:name="表1.A" style:family="table-column">
      <style:table-column-properties style:column-width="1.72cm"/>
    </style:style>
    <style:style style:name="表1.B" style:family="table-column">
      <style:table-column-properties style:column-width="3.889cm"/>
    </style:style>
    <style:style style:name="表1.C" style:family="table-column">
      <style:table-column-properties style:column-width="1.111cm"/>
    </style:style>
    <style:style style:name="表1.D" style:family="table-column">
      <style:table-column-properties style:column-width="1.482cm"/>
    </style:style>
    <style:style style:name="表1.E" style:family="table-column">
      <style:table-column-properties style:column-width="1.402cm"/>
    </style:style>
    <style:style style:name="表1.F" style:family="table-column">
      <style:table-column-properties style:column-width="1.296cm"/>
    </style:style>
    <style:style style:name="表1.H" style:family="table-column">
      <style:table-column-properties style:column-width="1.217cm"/>
    </style:style>
    <style:style style:name="表1.1" style:family="table-row">
      <style:table-row-properties style:min-row-height="0.476cm" fo:keep-together="auto"/>
    </style:style>
    <style:style style:name="表1.A1" style:family="table-cell">
      <style:table-cell-properties style:vertical-align="middle" fo:padding-left="0.026cm" fo:padding-right="0.026cm" fo:padding-top="0.026cm" fo:padding-bottom="0cm" fo:border-left="1.5pt solid #000000" fo:border-right="none" fo:border-top="1.5pt solid #000000" fo:border-bottom="1.5pt solid #000000" style:writing-mode="lr-tb"/>
    </style:style>
    <style:style style:name="表1.C1" style:family="table-cell">
      <style:table-cell-properties style:vertical-align="middle" fo:padding="0cm" fo:border-left="1.5pt solid #000000" fo:border-right="none" fo:border-top="1.5pt solid #000000" fo:border-bottom="1.5pt solid #000000" style:writing-mode="lr-tb"/>
    </style:style>
    <style:style style:name="表1.D1" style:family="table-cell">
      <style:table-cell-properties style:vertical-align="middle" fo:padding="0cm" fo:border-left="0.5pt solid #000000" fo:border-right="none" fo:border-top="1.5pt solid #000000" fo:border-bottom="1.5pt solid #000000" style:writing-mode="lr-tb"/>
    </style:style>
    <style:style style:name="表1.J1" style:family="table-cell">
      <style:table-cell-properties style:vertical-align="middle" fo:padding="0cm" fo:border-left="0.5pt solid #000000" fo:border-right="1.5pt solid #000000" fo:border-top="1.5pt solid #000000" fo:border-bottom="1.5pt solid #000000" style:writing-mode="lr-tb"/>
    </style:style>
    <style:style style:name="表1.A2" style:family="table-cell">
      <style:table-cell-properties style:vertical-align="middle" fo:padding-left="0.026cm" fo:padding-right="0.026cm" fo:padding-top="0.026cm" fo:padding-bottom="0cm" fo:border-left="1.5pt solid #000000" fo:border-right="none" fo:border-top="1.5pt solid #000000" fo:border-bottom="0.5pt solid #000000" style:writing-mode="lr-tb"/>
    </style:style>
    <style:style style:name="表1.C2" style:family="table-cell">
      <style:table-cell-properties style:vertical-align="middle" fo:padding="0cm" fo:border-left="1.5pt solid #000000" fo:border-right="none" fo:border-top="1.5pt solid #000000" fo:border-bottom="0.5pt solid #000000" style:writing-mode="lr-tb"/>
    </style:style>
    <style:style style:name="表1.D2" style:family="table-cell">
      <style:table-cell-properties style:vertical-align="middle" fo:padding="0cm" fo:border-left="0.5pt solid #000000" fo:border-right="none" fo:border-top="1.5pt solid #000000" fo:border-bottom="0.5pt solid #000000" style:writing-mode="lr-tb"/>
    </style:style>
    <style:style style:name="表1.J2" style:family="table-cell">
      <style:table-cell-properties style:vertical-align="middle" fo:padding="0cm" fo:border-left="0.5pt solid #000000" fo:border-right="1.5pt solid #000000" fo:border-top="1.5pt solid #000000" fo:border-bottom="0.5pt solid #000000" style:writing-mode="lr-tb"/>
    </style:style>
    <style:style style:name="表1.A3" style:family="table-cell">
      <style:table-cell-properties style:vertical-align="middle" fo:padding-left="0.026cm" fo:padding-right="0.026cm" fo:padding-top="0.026cm" fo:padding-bottom="0cm" fo:border-left="1.5pt solid #000000" fo:border-right="none" fo:border-top="0.5pt solid #000000" fo:border-bottom="0.5pt solid #000000" style:writing-mode="lr-tb"/>
    </style:style>
    <style:style style:name="表1.C3" style:family="table-cell">
      <style:table-cell-properties style:vertical-align="middle" fo:padding="0cm" fo:border-left="1.5pt solid #000000" fo:border-right="none" fo:border-top="0.5pt solid #000000" fo:border-bottom="0.5pt solid #000000" style:writing-mode="lr-tb"/>
    </style:style>
    <style:style style:name="表1.D3" style:family="table-cell">
      <style:table-cell-properties style:vertical-align="middle" fo:padding="0cm" fo:border-left="0.5pt solid #000000" fo:border-right="none" fo:border-top="0.5pt solid #000000" fo:border-bottom="0.5pt solid #000000" style:writing-mode="lr-tb"/>
    </style:style>
    <style:style style:name="表1.J3" style:family="table-cell">
      <style:table-cell-properties style:vertical-align="middle" fo:padding="0cm" fo:border-left="0.5pt solid #000000" fo:border-right="1.5pt solid #000000" fo:border-top="0.5pt solid #000000" fo:border-bottom="0.5pt solid #000000" style:writing-mode="lr-tb"/>
    </style:style>
    <style:style style:name="表1.A12" style:family="table-cell">
      <style:table-cell-properties style:vertical-align="middle" fo:padding-left="0.026cm" fo:padding-right="0.026cm" fo:padding-top="0.026cm" fo:padding-bottom="0cm" fo:border-left="1.5pt solid #000000" fo:border-right="none" fo:border-top="none" fo:border-bottom="0.5pt solid #000000" style:writing-mode="lr-tb"/>
    </style:style>
    <style:style style:name="表1.C12" style:family="table-cell">
      <style:table-cell-properties style:vertical-align="middle" fo:padding="0cm" fo:border-left="1.5pt solid #000000" fo:border-right="none" fo:border-top="none" fo:border-bottom="0.5pt solid #000000" style:writing-mode="lr-tb"/>
    </style:style>
    <style:style style:name="表1.D12" style:family="table-cell">
      <style:table-cell-properties style:vertical-align="middle" fo:padding="0cm" fo:border-left="0.5pt solid #000000" fo:border-right="none" fo:border-top="none" fo:border-bottom="0.5pt solid #000000" style:writing-mode="lr-tb"/>
    </style:style>
    <style:style style:name="表1.J12" style:family="table-cell">
      <style:table-cell-properties style:vertical-align="middle" fo:padding="0cm" fo:border-left="0.5pt solid #000000" fo:border-right="1.5pt solid #000000" fo:border-top="none" fo:border-bottom="0.5pt solid #000000" style:writing-mode="lr-tb"/>
    </style:style>
    <style:style style:name="表1.A27" style:family="table-cell">
      <style:table-cell-properties style:vertical-align="middle" fo:padding-left="0.026cm" fo:padding-right="0.026cm" fo:padding-top="0.026cm" fo:padding-bottom="0cm" fo:border-left="1.5pt solid #000000" fo:border-right="none" fo:border-top="0.5pt solid #000000" fo:border-bottom="1.5pt solid #000000" style:writing-mode="lr-tb"/>
    </style:style>
    <style:style style:name="表1.C27" style:family="table-cell">
      <style:table-cell-properties style:vertical-align="middle" fo:padding="0cm" fo:border-left="1.5pt solid #000000" fo:border-right="none" fo:border-top="0.5pt solid #000000" fo:border-bottom="1.5pt solid #000000" style:writing-mode="lr-tb"/>
    </style:style>
    <style:style style:name="表1.D27" style:family="table-cell">
      <style:table-cell-properties style:vertical-align="middle" fo:padding="0cm" fo:border-left="0.5pt solid #000000" fo:border-right="none" fo:border-top="0.5pt solid #000000" fo:border-bottom="1.5pt solid #000000" style:writing-mode="lr-tb"/>
    </style:style>
    <style:style style:name="表1.J27" style:family="table-cell">
      <style:table-cell-properties style:vertical-align="middle" fo:padding="0cm" fo:border-left="0.5pt solid #000000" fo:border-right="1.5pt solid #000000" fo:border-top="0.5pt solid #000000" fo:border-bottom="1.5pt solid #000000" style:writing-mode="lr-tb"/>
    </style:style>
    <style:style style:name="表2" style:family="table">
      <style:table-properties style:width="15.796cm" table:align="left" style:writing-mode="lr-tb"/>
    </style:style>
    <style:style style:name="表2.A" style:family="table-column">
      <style:table-column-properties style:column-width="2.011cm"/>
    </style:style>
    <style:style style:name="表2.B" style:family="table-column">
      <style:table-column-properties style:column-width="1.903cm"/>
    </style:style>
    <style:style style:name="表2.C" style:family="table-column">
      <style:table-column-properties style:column-width="1.478cm"/>
    </style:style>
    <style:style style:name="表2.F" style:family="table-column">
      <style:table-column-properties style:column-width="1.48cm"/>
    </style:style>
    <style:style style:name="表2.J" style:family="table-column">
      <style:table-column-properties style:column-width="1.533cm"/>
    </style:style>
    <style:style style:name="表2.1" style:family="table-row">
      <style:table-row-properties fo:keep-together="auto"/>
    </style:style>
    <style:style style:name="表2.A1" style:family="table-cell">
      <style:table-cell-properties style:vertical-align="bottom" fo:padding-left="0.175cm" fo:padding-right="0.175cm" fo:padding-top="0cm" fo:padding-bottom="0cm" fo:border-left="1.5pt solid #000000" fo:border-right="none" fo:border-top="1.5pt solid #000000" fo:border-bottom="1.5pt solid #000000" style:writing-mode="lr-tb"/>
    </style:style>
    <style:style style:name="表2.C1" style:family="table-cell">
      <style:table-cell-properties style:vertical-align="top" fo:padding-left="0.175cm" fo:padding-right="0.175cm" fo:padding-top="0cm" fo:padding-bottom="0cm" fo:border-left="1.5pt solid #000000" fo:border-right="none" fo:border-top="1.5pt solid #000000" fo:border-bottom="1.5pt solid #000000" style:writing-mode="lr-tb"/>
    </style:style>
    <style:style style:name="表2.D1" style:family="table-cell">
      <style:table-cell-properties style:vertical-align="top" fo:padding-left="0.175cm" fo:padding-right="0.175cm" fo:padding-top="0cm" fo:padding-bottom="0cm" fo:border-left="0.5pt solid #000000" fo:border-right="none" fo:border-top="1.5pt solid #000000" fo:border-bottom="1.5pt solid #000000" style:writing-mode="lr-tb"/>
    </style:style>
    <style:style style:name="表2.J1" style:family="table-cell">
      <style:table-cell-properties style:vertical-align="top" fo:padding-left="0.175cm" fo:padding-right="0.175cm" fo:padding-top="0cm" fo:padding-bottom="0cm" fo:border-left="0.5pt solid #000000" fo:border-right="1.5pt solid #000000" fo:border-top="1.5pt solid #000000" fo:border-bottom="1.5pt solid #000000" style:writing-mode="lr-tb"/>
    </style:style>
    <style:style style:name="表3" style:family="table">
      <style:table-properties style:width="12.266cm" fo:margin-left="1.161cm" table:align="left" style:writing-mode="lr-tb"/>
    </style:style>
    <style:style style:name="表3.A" style:family="table-column">
      <style:table-column-properties style:column-width="2.582cm"/>
    </style:style>
    <style:style style:name="表3.B" style:family="table-column">
      <style:table-column-properties style:column-width="1.296cm"/>
    </style:style>
    <style:style style:name="表3.C" style:family="table-column">
      <style:table-column-properties style:column-width="8.387cm"/>
    </style:style>
    <style:style style:name="表3.1" style:family="table-row">
      <style:table-row-properties fo:keep-together="auto"/>
    </style:style>
    <style:style style:name="表3.A1" style:family="table-cell">
      <style:table-cell-properties style:vertical-align="middle" fo:padding-left="0.175cm" fo:padding-right="0.175cm" fo:padding-top="0cm" fo:padding-bottom="0cm" fo:border-left="1.5pt solid #000000" fo:border-right="0.05pt solid #000000" fo:border-top="1.5pt solid #000000" fo:border-bottom="1.5pt solid #000000" style:writing-mode="lr-tb"/>
    </style:style>
    <style:style style:name="表3.B1" style:family="table-cell">
      <style:table-cell-properties style:vertical-align="top" fo:padding-left="0.175cm" fo:padding-right="0.175cm" fo:padding-top="0cm" fo:padding-bottom="0cm" fo:border-left="1.5pt solid #000000" fo:border-right="none" fo:border-top="1.5pt solid #000000" fo:border-bottom="0.5pt solid #000000" style:writing-mode="lr-tb"/>
    </style:style>
    <style:style style:name="表3.C1" style:family="table-cell">
      <style:table-cell-properties style:vertical-align="top" fo:padding-left="0.175cm" fo:padding-right="0.175cm" fo:padding-top="0cm" fo:padding-bottom="0cm" fo:border-left="1.5pt solid #000000" fo:border-right="1.5pt solid #000000" fo:border-top="1.5pt solid #000000" fo:border-bottom="0.5pt solid #000000" style:writing-mode="lr-tb"/>
    </style:style>
    <style:style style:name="表3.B2" style:family="table-cell">
      <style:table-cell-properties style:vertical-align="top" fo:padding-left="0.175cm" fo:padding-right="0.175cm" fo:padding-top="0cm" fo:padding-bottom="0cm" fo:border-left="1.5pt solid #000000" fo:border-right="none" fo:border-top="0.5pt solid #000000" fo:border-bottom="1.5pt solid #000000" style:writing-mode="lr-tb"/>
    </style:style>
    <style:style style:name="表3.C2" style:family="table-cell">
      <style:table-cell-properties style:vertical-align="top" fo:padding-left="0.175cm" fo:padding-right="0.175cm" fo:padding-top="0cm" fo:padding-bottom="0cm" fo:border-left="1.5pt solid #000000" fo:border-right="1.5pt solid #000000" fo:border-top="0.5pt solid #000000" fo:border-bottom="1.5pt solid #000000" style:writing-mode="lr-tb"/>
    </style:style>
    <style:style style:name="表4" style:family="table">
      <style:table-properties style:width="12.266cm" fo:margin-left="1.161cm" table:align="left" style:writing-mode="lr-tb"/>
    </style:style>
    <style:style style:name="表4.A" style:family="table-column">
      <style:table-column-properties style:column-width="2.582cm"/>
    </style:style>
    <style:style style:name="表4.B" style:family="table-column">
      <style:table-column-properties style:column-width="1.296cm"/>
    </style:style>
    <style:style style:name="表4.C" style:family="table-column">
      <style:table-column-properties style:column-width="8.387cm"/>
    </style:style>
    <style:style style:name="表4.1" style:family="table-row">
      <style:table-row-properties fo:keep-together="auto"/>
    </style:style>
    <style:style style:name="表4.A1" style:family="table-cell">
      <style:table-cell-properties style:vertical-align="middle" fo:padding-left="0.175cm" fo:padding-right="0.175cm" fo:padding-top="0cm" fo:padding-bottom="0cm" fo:border-left="1.5pt solid #000000" fo:border-right="none" fo:border-top="1.5pt solid #000000" fo:border-bottom="1.5pt solid #000000" style:writing-mode="lr-tb"/>
    </style:style>
    <style:style style:name="表4.B1" style:family="table-cell">
      <style:table-cell-properties style:vertical-align="top" fo:padding-left="0.175cm" fo:padding-right="0.175cm" fo:padding-top="0cm" fo:padding-bottom="0cm" fo:border-left="1.5pt solid #000000" fo:border-right="none" fo:border-top="1.5pt solid #000000" fo:border-bottom="0.5pt solid #000000" style:writing-mode="lr-tb"/>
    </style:style>
    <style:style style:name="表4.C1" style:family="table-cell">
      <style:table-cell-properties style:vertical-align="top" fo:padding-left="0.175cm" fo:padding-right="0.175cm" fo:padding-top="0cm" fo:padding-bottom="0cm" fo:border-left="1.5pt solid #000000" fo:border-right="1.5pt solid #000000" fo:border-top="1.5pt solid #000000" fo:border-bottom="0.5pt solid #000000" style:writing-mode="lr-tb"/>
    </style:style>
    <style:style style:name="表4.B2" style:family="table-cell">
      <style:table-cell-properties style:vertical-align="top" fo:padding-left="0.175cm" fo:padding-right="0.175cm" fo:padding-top="0cm" fo:padding-bottom="0cm" fo:border-left="1.5pt solid #000000" fo:border-right="none" fo:border-top="0.5pt solid #000000" fo:border-bottom="1.5pt solid #000000" style:writing-mode="lr-tb"/>
    </style:style>
    <style:style style:name="表4.C2" style:family="table-cell">
      <style:table-cell-properties style:vertical-align="top" fo:padding-left="0.175cm" fo:padding-right="0.175cm" fo:padding-top="0cm" fo:padding-bottom="0cm" fo:border-left="1.5pt solid #000000" fo:border-right="1.5pt solid #000000" fo:border-top="0.5pt solid #000000" fo:border-bottom="1.5pt solid #000000" style:writing-mode="lr-tb"/>
    </style:style>
    <style:style style:name="表5" style:family="table">
      <style:table-properties style:width="12.266cm" fo:margin-left="1.161cm" table:align="left" style:writing-mode="lr-tb"/>
    </style:style>
    <style:style style:name="表5.A" style:family="table-column">
      <style:table-column-properties style:column-width="2.582cm"/>
    </style:style>
    <style:style style:name="表5.B" style:family="table-column">
      <style:table-column-properties style:column-width="1.296cm"/>
    </style:style>
    <style:style style:name="表5.C" style:family="table-column">
      <style:table-column-properties style:column-width="8.387cm"/>
    </style:style>
    <style:style style:name="表5.1" style:family="table-row">
      <style:table-row-properties fo:keep-together="auto"/>
    </style:style>
    <style:style style:name="表5.A1" style:family="table-cell">
      <style:table-cell-properties style:vertical-align="middle" fo:padding-left="0.175cm" fo:padding-right="0.175cm" fo:padding-top="0cm" fo:padding-bottom="0cm" fo:border-left="1.5pt solid #000000" fo:border-right="none" fo:border-top="1.5pt solid #000000" fo:border-bottom="1.5pt solid #000000" style:writing-mode="lr-tb"/>
    </style:style>
    <style:style style:name="表5.B1" style:family="table-cell">
      <style:table-cell-properties style:vertical-align="top" fo:padding-left="0.175cm" fo:padding-right="0.175cm" fo:padding-top="0cm" fo:padding-bottom="0cm" fo:border-left="1.5pt solid #000000" fo:border-right="none" fo:border-top="1.5pt solid #000000" fo:border-bottom="0.5pt solid #000000" style:writing-mode="lr-tb"/>
    </style:style>
    <style:style style:name="表5.C1" style:family="table-cell">
      <style:table-cell-properties style:vertical-align="top" fo:padding-left="0.175cm" fo:padding-right="0.175cm" fo:padding-top="0cm" fo:padding-bottom="0cm" fo:border-left="1.5pt solid #000000" fo:border-right="1.5pt solid #000000" fo:border-top="1.5pt solid #000000" fo:border-bottom="0.5pt solid #000000" style:writing-mode="lr-tb"/>
    </style:style>
    <style:style style:name="表5.B2" style:family="table-cell">
      <style:table-cell-properties style:vertical-align="top" fo:padding-left="0.175cm" fo:padding-right="0.175cm" fo:padding-top="0cm" fo:padding-bottom="0cm" fo:border-left="1.5pt solid #000000" fo:border-right="none" fo:border-top="0.5pt solid #000000" fo:border-bottom="1.5pt solid #000000" style:writing-mode="lr-tb"/>
    </style:style>
    <style:style style:name="表5.C2" style:family="table-cell">
      <style:table-cell-properties style:vertical-align="top" fo:padding-left="0.175cm" fo:padding-right="0.175cm" fo:padding-top="0cm" fo:padding-bottom="0cm" fo:border-left="1.5pt solid #000000" fo:border-right="1.5pt solid #000000" fo:border-top="0.5pt solid #000000" fo:border-bottom="1.5pt solid #000000" style:writing-mode="lr-tb"/>
    </style:style>
    <style:style style:name="表6" style:family="table">
      <style:table-properties style:width="12.266cm" fo:margin-left="1.161cm" table:align="left" style:writing-mode="lr-tb"/>
    </style:style>
    <style:style style:name="表6.A" style:family="table-column">
      <style:table-column-properties style:column-width="2.582cm"/>
    </style:style>
    <style:style style:name="表6.B" style:family="table-column">
      <style:table-column-properties style:column-width="1.296cm"/>
    </style:style>
    <style:style style:name="表6.C" style:family="table-column">
      <style:table-column-properties style:column-width="8.387cm"/>
    </style:style>
    <style:style style:name="表6.1" style:family="table-row">
      <style:table-row-properties fo:keep-together="auto"/>
    </style:style>
    <style:style style:name="表6.A1" style:family="table-cell">
      <style:table-cell-properties style:vertical-align="middle" fo:padding-left="0.175cm" fo:padding-right="0.175cm" fo:padding-top="0cm" fo:padding-bottom="0cm" fo:border-left="1.5pt solid #000000" fo:border-right="none" fo:border-top="1.5pt solid #000000" fo:border-bottom="1.5pt solid #000000" style:writing-mode="lr-tb"/>
    </style:style>
    <style:style style:name="表6.B1" style:family="table-cell">
      <style:table-cell-properties style:vertical-align="top" fo:padding-left="0.175cm" fo:padding-right="0.175cm" fo:padding-top="0cm" fo:padding-bottom="0cm" fo:border-left="1.5pt solid #000000" fo:border-right="none" fo:border-top="1.5pt solid #000000" fo:border-bottom="0.5pt solid #000000" style:writing-mode="lr-tb"/>
    </style:style>
    <style:style style:name="表6.C1" style:family="table-cell">
      <style:table-cell-properties style:vertical-align="top" fo:padding-left="0.175cm" fo:padding-right="0.175cm" fo:padding-top="0cm" fo:padding-bottom="0cm" fo:border-left="1.5pt solid #000000" fo:border-right="1.5pt solid #000000" fo:border-top="1.5pt solid #000000" fo:border-bottom="0.5pt solid #000000" style:writing-mode="lr-tb"/>
    </style:style>
    <style:style style:name="表6.B2" style:family="table-cell">
      <style:table-cell-properties style:vertical-align="top" fo:padding-left="0.175cm" fo:padding-right="0.175cm" fo:padding-top="0cm" fo:padding-bottom="0cm" fo:border-left="1.5pt solid #000000" fo:border-right="none" fo:border-top="0.5pt solid #000000" fo:border-bottom="1.5pt solid #000000" style:writing-mode="lr-tb"/>
    </style:style>
    <style:style style:name="表6.C2" style:family="table-cell">
      <style:table-cell-properties style:vertical-align="top" fo:padding-left="0.175cm" fo:padding-right="0.175cm" fo:padding-top="0cm" fo:padding-bottom="0cm" fo:border-left="1.5pt solid #000000" fo:border-right="1.5pt solid #000000" fo:border-top="0.5pt solid #000000" fo:border-bottom="1.5pt solid #000000" style:writing-mode="lr-tb"/>
    </style:style>
    <style:style style:name="表7" style:family="table">
      <style:table-properties style:width="12.266cm" fo:margin-left="1.161cm" table:align="left" style:writing-mode="lr-tb"/>
    </style:style>
    <style:style style:name="表7.A" style:family="table-column">
      <style:table-column-properties style:column-width="2.582cm"/>
    </style:style>
    <style:style style:name="表7.B" style:family="table-column">
      <style:table-column-properties style:column-width="1.296cm"/>
    </style:style>
    <style:style style:name="表7.C" style:family="table-column">
      <style:table-column-properties style:column-width="8.387cm"/>
    </style:style>
    <style:style style:name="表7.1" style:family="table-row">
      <style:table-row-properties fo:keep-together="auto"/>
    </style:style>
    <style:style style:name="表7.A1" style:family="table-cell">
      <style:table-cell-properties style:vertical-align="middle" fo:padding-left="0.175cm" fo:padding-right="0.175cm" fo:padding-top="0cm" fo:padding-bottom="0cm" fo:border-left="1.5pt solid #000000" fo:border-right="none" fo:border-top="1.5pt solid #000000" fo:border-bottom="1.5pt solid #000000" style:writing-mode="lr-tb"/>
    </style:style>
    <style:style style:name="表7.B1" style:family="table-cell">
      <style:table-cell-properties style:vertical-align="top" fo:padding-left="0.175cm" fo:padding-right="0.175cm" fo:padding-top="0cm" fo:padding-bottom="0cm" fo:border-left="1pt solid #000000" fo:border-right="none" fo:border-top="1.5pt solid #000000" fo:border-bottom="1pt solid #000000" style:writing-mode="lr-tb"/>
    </style:style>
    <style:style style:name="表7.C1" style:family="table-cell">
      <style:table-cell-properties style:vertical-align="top" fo:padding-left="0.175cm" fo:padding-right="0.175cm" fo:padding-top="0cm" fo:padding-bottom="0cm" fo:border-left="1pt solid #000000" fo:border-right="1.5pt solid #000000" fo:border-top="1.5pt solid #000000" fo:border-bottom="1pt solid #000000" style:writing-mode="lr-tb"/>
    </style:style>
    <style:style style:name="表7.B2" style:family="table-cell">
      <style:table-cell-properties style:vertical-align="top" fo:padding-left="0.175cm" fo:padding-right="0.175cm" fo:padding-top="0cm" fo:padding-bottom="0cm" fo:border-left="1pt solid #000000" fo:border-right="none" fo:border-top="none" fo:border-bottom="1.5pt solid #000000" style:writing-mode="lr-tb"/>
    </style:style>
    <style:style style:name="表7.C2" style:family="table-cell">
      <style:table-cell-properties style:vertical-align="top" fo:padding-left="0.175cm" fo:padding-right="0.175cm" fo:padding-top="0cm" fo:padding-bottom="0cm" fo:border-left="1pt solid #000000" fo:border-right="1.5pt solid #000000" fo:border-top="none" fo:border-bottom="1.5pt solid #000000" style:writing-mode="lr-tb"/>
    </style:style>
    <style:style style:name="表8" style:family="table">
      <style:table-properties style:width="12.266cm" fo:margin-left="1.161cm" table:align="left" style:writing-mode="lr-tb"/>
    </style:style>
    <style:style style:name="表8.A" style:family="table-column">
      <style:table-column-properties style:column-width="2.582cm"/>
    </style:style>
    <style:style style:name="表8.B" style:family="table-column">
      <style:table-column-properties style:column-width="1.296cm"/>
    </style:style>
    <style:style style:name="表8.C" style:family="table-column">
      <style:table-column-properties style:column-width="8.387cm"/>
    </style:style>
    <style:style style:name="表8.1" style:family="table-row">
      <style:table-row-properties fo:keep-together="auto"/>
    </style:style>
    <style:style style:name="表8.A1" style:family="table-cell">
      <style:table-cell-properties style:vertical-align="middle" fo:padding-left="0.175cm" fo:padding-right="0.175cm" fo:padding-top="0cm" fo:padding-bottom="0cm" fo:border-left="1.5pt solid #000000" fo:border-right="none" fo:border-top="1.5pt solid #000000" fo:border-bottom="1.5pt solid #000000" style:writing-mode="lr-tb"/>
    </style:style>
    <style:style style:name="表8.B1" style:family="table-cell">
      <style:table-cell-properties style:vertical-align="top" fo:padding-left="0.175cm" fo:padding-right="0.175cm" fo:padding-top="0cm" fo:padding-bottom="0cm" fo:border-left="1.5pt solid #000000" fo:border-right="none" fo:border-top="1.5pt solid #000000" fo:border-bottom="0.5pt solid #000000" style:writing-mode="lr-tb"/>
    </style:style>
    <style:style style:name="表8.C1" style:family="table-cell">
      <style:table-cell-properties style:vertical-align="top" fo:padding-left="0.175cm" fo:padding-right="0.175cm" fo:padding-top="0cm" fo:padding-bottom="0cm" fo:border-left="1.5pt solid #000000" fo:border-right="1.5pt solid #000000" fo:border-top="1.5pt solid #000000" fo:border-bottom="0.5pt solid #000000" style:writing-mode="lr-tb"/>
    </style:style>
    <style:style style:name="表8.B2" style:family="table-cell">
      <style:table-cell-properties style:vertical-align="top" fo:padding-left="0.175cm" fo:padding-right="0.175cm" fo:padding-top="0cm" fo:padding-bottom="0cm" fo:border-left="1.5pt solid #000000" fo:border-right="none" fo:border-top="0.5pt solid #000000" fo:border-bottom="1.5pt solid #000000" style:writing-mode="lr-tb"/>
    </style:style>
    <style:style style:name="表8.C2" style:family="table-cell">
      <style:table-cell-properties style:vertical-align="top" fo:padding-left="0.175cm" fo:padding-right="0.175cm" fo:padding-top="0cm" fo:padding-bottom="0cm" fo:border-left="1.5pt solid #000000" fo:border-right="1.5pt solid #000000" fo:border-top="0.5pt solid #000000" fo:border-bottom="1.5pt solid #000000" style:writing-mode="lr-tb"/>
    </style:style>
    <style:style style:name="表9" style:family="table">
      <style:table-properties style:width="16.23cm" fo:margin-left="-0.46cm" table:align="left" style:writing-mode="lr-tb"/>
    </style:style>
    <style:style style:name="表9.A" style:family="table-column">
      <style:table-column-properties style:column-width="1.931cm"/>
    </style:style>
    <style:style style:name="表9.B" style:family="table-column">
      <style:table-column-properties style:column-width="2.434cm"/>
    </style:style>
    <style:style style:name="表9.C" style:family="table-column">
      <style:table-column-properties style:column-width="1.455cm"/>
    </style:style>
    <style:style style:name="表9.D" style:family="table-column">
      <style:table-column-properties style:column-width="1.482cm"/>
    </style:style>
    <style:style style:name="表9.J" style:family="table-column">
      <style:table-column-properties style:column-width="1.519cm"/>
    </style:style>
    <style:style style:name="表9.1" style:family="table-row">
      <style:table-row-properties fo:keep-together="auto"/>
    </style:style>
    <style:style style:name="表9.A1" style:family="table-cell">
      <style:table-cell-properties style:vertical-align="bottom" fo:padding-left="0.175cm" fo:padding-right="0.175cm" fo:padding-top="0cm" fo:padding-bottom="0cm" fo:border-left="1.5pt solid #000000" fo:border-right="none" fo:border-top="1.5pt solid #000000" fo:border-bottom="1.5pt solid #000000" style:writing-mode="lr-tb"/>
    </style:style>
    <style:style style:name="表9.C1" style:family="table-cell">
      <style:table-cell-properties style:vertical-align="top" fo:padding-left="0.175cm" fo:padding-right="0.175cm" fo:padding-top="0cm" fo:padding-bottom="0cm" fo:border-left="1.5pt solid #000000" fo:border-right="none" fo:border-top="1.5pt solid #000000" fo:border-bottom="1.5pt solid #000000" style:writing-mode="lr-tb"/>
    </style:style>
    <style:style style:name="表9.D1" style:family="table-cell">
      <style:table-cell-properties style:vertical-align="top" fo:padding-left="0.175cm" fo:padding-right="0.175cm" fo:padding-top="0cm" fo:padding-bottom="0cm" fo:border-left="0.5pt solid #000000" fo:border-right="none" fo:border-top="1.5pt solid #000000" fo:border-bottom="1.5pt solid #000000" style:writing-mode="lr-tb"/>
    </style:style>
    <style:style style:name="表9.J1" style:family="table-cell">
      <style:table-cell-properties style:vertical-align="top" fo:padding-left="0.175cm" fo:padding-right="0.175cm" fo:padding-top="0cm" fo:padding-bottom="0cm" fo:border-left="0.5pt solid #000000" fo:border-right="1.5pt solid #000000" fo:border-top="1.5pt solid #000000" fo:border-bottom="1.5pt solid #000000" style:writing-mode="lr-tb"/>
    </style:style>
    <style:style style:name="表10" style:family="table">
      <style:table-properties style:width="12.266cm" fo:margin-left="1.161cm" table:align="left" style:writing-mode="lr-tb"/>
    </style:style>
    <style:style style:name="表10.A" style:family="table-column">
      <style:table-column-properties style:column-width="2.582cm"/>
    </style:style>
    <style:style style:name="表10.B" style:family="table-column">
      <style:table-column-properties style:column-width="1.296cm"/>
    </style:style>
    <style:style style:name="表10.C" style:family="table-column">
      <style:table-column-properties style:column-width="8.387cm"/>
    </style:style>
    <style:style style:name="表10.1" style:family="table-row">
      <style:table-row-properties fo:keep-together="auto"/>
    </style:style>
    <style:style style:name="表10.A1" style:family="table-cell">
      <style:table-cell-properties style:vertical-align="middle" fo:padding-left="0.175cm" fo:padding-right="0.175cm" fo:padding-top="0cm" fo:padding-bottom="0cm" fo:border-left="1.5pt solid #000000" fo:border-right="none" fo:border-top="1.5pt solid #000000" fo:border-bottom="1.5pt solid #000000" style:writing-mode="lr-tb"/>
    </style:style>
    <style:style style:name="表10.B1" style:family="table-cell">
      <style:table-cell-properties style:vertical-align="top" fo:padding-left="0.175cm" fo:padding-right="0.175cm" fo:padding-top="0cm" fo:padding-bottom="0cm" fo:border-left="1.5pt solid #000000" fo:border-right="none" fo:border-top="1.5pt solid #000000" fo:border-bottom="0.5pt solid #000000" style:writing-mode="lr-tb"/>
    </style:style>
    <style:style style:name="表10.C1" style:family="table-cell">
      <style:table-cell-properties style:vertical-align="top" fo:padding-left="0.175cm" fo:padding-right="0.175cm" fo:padding-top="0cm" fo:padding-bottom="0cm" fo:border-left="1.5pt solid #000000" fo:border-right="1.5pt solid #000000" fo:border-top="1.5pt solid #000000" fo:border-bottom="0.5pt solid #000000" style:writing-mode="lr-tb"/>
    </style:style>
    <style:style style:name="表10.B2" style:family="table-cell">
      <style:table-cell-properties style:vertical-align="top" fo:padding-left="0.175cm" fo:padding-right="0.175cm" fo:padding-top="0cm" fo:padding-bottom="0cm" fo:border-left="1.5pt solid #000000" fo:border-right="none" fo:border-top="0.5pt solid #000000" fo:border-bottom="1.5pt solid #000000" style:writing-mode="lr-tb"/>
    </style:style>
    <style:style style:name="表10.C2" style:family="table-cell">
      <style:table-cell-properties style:vertical-align="top" fo:padding-left="0.175cm" fo:padding-right="0.175cm" fo:padding-top="0cm" fo:padding-bottom="0cm" fo:border-left="1.5pt solid #000000" fo:border-right="1.5pt solid #000000" fo:border-top="0.5pt solid #000000" fo:border-bottom="1.5pt solid #000000" style:writing-mode="lr-tb"/>
    </style:style>
    <style:style style:name="表11" style:family="table">
      <style:table-properties style:width="12.266cm" fo:margin-left="1.161cm" table:align="left" style:writing-mode="lr-tb"/>
    </style:style>
    <style:style style:name="表11.A" style:family="table-column">
      <style:table-column-properties style:column-width="2.582cm"/>
    </style:style>
    <style:style style:name="表11.B" style:family="table-column">
      <style:table-column-properties style:column-width="1.296cm"/>
    </style:style>
    <style:style style:name="表11.C" style:family="table-column">
      <style:table-column-properties style:column-width="8.387cm"/>
    </style:style>
    <style:style style:name="表11.1" style:family="table-row">
      <style:table-row-properties fo:keep-together="auto"/>
    </style:style>
    <style:style style:name="表11.A1" style:family="table-cell">
      <style:table-cell-properties style:vertical-align="middle" fo:padding-left="0.175cm" fo:padding-right="0.175cm" fo:padding-top="0cm" fo:padding-bottom="0cm" fo:border-left="1.5pt solid #000000" fo:border-right="none" fo:border-top="1.5pt solid #000000" fo:border-bottom="1.5pt solid #000000" style:writing-mode="lr-tb"/>
    </style:style>
    <style:style style:name="表11.B1" style:family="table-cell">
      <style:table-cell-properties style:vertical-align="top" fo:padding-left="0.175cm" fo:padding-right="0.175cm" fo:padding-top="0cm" fo:padding-bottom="0cm" fo:border-left="1.5pt solid #000000" fo:border-right="none" fo:border-top="1.5pt solid #000000" fo:border-bottom="0.5pt solid #000000" style:writing-mode="lr-tb"/>
    </style:style>
    <style:style style:name="表11.C1" style:family="table-cell">
      <style:table-cell-properties style:vertical-align="top" fo:padding-left="0.175cm" fo:padding-right="0.175cm" fo:padding-top="0cm" fo:padding-bottom="0cm" fo:border-left="1.5pt solid #000000" fo:border-right="1.5pt solid #000000" fo:border-top="1.5pt solid #000000" fo:border-bottom="0.5pt solid #000000" style:writing-mode="lr-tb"/>
    </style:style>
    <style:style style:name="表11.B2" style:family="table-cell">
      <style:table-cell-properties style:vertical-align="top" fo:padding-left="0.175cm" fo:padding-right="0.175cm" fo:padding-top="0cm" fo:padding-bottom="0cm" fo:border-left="1.5pt solid #000000" fo:border-right="none" fo:border-top="0.5pt solid #000000" fo:border-bottom="1.5pt solid #000000" style:writing-mode="lr-tb"/>
    </style:style>
    <style:style style:name="表11.C2" style:family="table-cell">
      <style:table-cell-properties style:vertical-align="top" fo:padding-left="0.175cm" fo:padding-right="0.175cm" fo:padding-top="0cm" fo:padding-bottom="0cm" fo:border-left="1.5pt solid #000000" fo:border-right="1.5pt solid #000000" fo:border-top="0.5pt solid #000000" fo:border-bottom="1.5pt solid #000000" style:writing-mode="lr-tb"/>
    </style:style>
    <style:style style:name="表12" style:family="table">
      <style:table-properties style:width="12.266cm" fo:margin-left="1.161cm" table:align="left" style:writing-mode="lr-tb"/>
    </style:style>
    <style:style style:name="表12.A" style:family="table-column">
      <style:table-column-properties style:column-width="2.582cm"/>
    </style:style>
    <style:style style:name="表12.B" style:family="table-column">
      <style:table-column-properties style:column-width="1.296cm"/>
    </style:style>
    <style:style style:name="表12.C" style:family="table-column">
      <style:table-column-properties style:column-width="8.387cm"/>
    </style:style>
    <style:style style:name="表12.1" style:family="table-row">
      <style:table-row-properties fo:keep-together="auto"/>
    </style:style>
    <style:style style:name="表12.A1" style:family="table-cell">
      <style:table-cell-properties style:vertical-align="middle" fo:padding-left="0.175cm" fo:padding-right="0.175cm" fo:padding-top="0cm" fo:padding-bottom="0cm" fo:border-left="1.5pt solid #000000" fo:border-right="none" fo:border-top="1.5pt solid #000000" fo:border-bottom="1.5pt solid #000000" style:writing-mode="lr-tb"/>
    </style:style>
    <style:style style:name="表12.B1" style:family="table-cell">
      <style:table-cell-properties style:vertical-align="top" fo:padding-left="0.175cm" fo:padding-right="0.175cm" fo:padding-top="0cm" fo:padding-bottom="0cm" fo:border-left="1.5pt solid #000000" fo:border-right="none" fo:border-top="1.5pt solid #000000" fo:border-bottom="0.5pt solid #000000" style:writing-mode="lr-tb"/>
    </style:style>
    <style:style style:name="表12.C1" style:family="table-cell">
      <style:table-cell-properties style:vertical-align="top" fo:padding-left="0.175cm" fo:padding-right="0.175cm" fo:padding-top="0cm" fo:padding-bottom="0cm" fo:border-left="1.5pt solid #000000" fo:border-right="1.5pt solid #000000" fo:border-top="1.5pt solid #000000" fo:border-bottom="0.5pt solid #000000" style:writing-mode="lr-tb"/>
    </style:style>
    <style:style style:name="表12.B2" style:family="table-cell">
      <style:table-cell-properties style:vertical-align="top" fo:padding-left="0.175cm" fo:padding-right="0.175cm" fo:padding-top="0cm" fo:padding-bottom="0cm" fo:border-left="1.5pt solid #000000" fo:border-right="none" fo:border-top="0.5pt solid #000000" fo:border-bottom="1.5pt solid #000000" style:writing-mode="lr-tb"/>
    </style:style>
    <style:style style:name="表12.C2" style:family="table-cell">
      <style:table-cell-properties style:vertical-align="top" fo:padding-left="0.175cm" fo:padding-right="0.175cm" fo:padding-top="0cm" fo:padding-bottom="0cm" fo:border-left="1.5pt solid #000000" fo:border-right="1.5pt solid #000000" fo:border-top="0.5pt solid #000000" fo:border-bottom="1.5pt solid #000000" style:writing-mode="lr-tb"/>
    </style:style>
    <style:style style:name="表13" style:family="table">
      <style:table-properties style:width="15.981cm" fo:margin-left="-0.196cm" table:align="left" style:writing-mode="lr-tb"/>
    </style:style>
    <style:style style:name="表13.A" style:family="table-column">
      <style:table-column-properties style:column-width="1.852cm"/>
    </style:style>
    <style:style style:name="表13.B" style:family="table-column">
      <style:table-column-properties style:column-width="2.249cm"/>
    </style:style>
    <style:style style:name="表13.C" style:family="table-column">
      <style:table-column-properties style:column-width="1.482cm"/>
    </style:style>
    <style:style style:name="表13.F" style:family="table-column">
      <style:table-column-properties style:column-width="1.455cm"/>
    </style:style>
    <style:style style:name="表13.J" style:family="table-column">
      <style:table-column-properties style:column-width="1.535cm"/>
    </style:style>
    <style:style style:name="表13.1" style:family="table-row">
      <style:table-row-properties fo:keep-together="auto"/>
    </style:style>
    <style:style style:name="表13.A1" style:family="table-cell">
      <style:table-cell-properties style:vertical-align="bottom" fo:padding-left="0.175cm" fo:padding-right="0.175cm" fo:padding-top="0cm" fo:padding-bottom="0cm" fo:border-left="1.5pt solid #000000" fo:border-right="none" fo:border-top="1.5pt solid #000000" fo:border-bottom="1.5pt solid #000000" style:writing-mode="lr-tb"/>
    </style:style>
    <style:style style:name="表13.C1" style:family="table-cell">
      <style:table-cell-properties style:vertical-align="top" fo:padding-left="0.175cm" fo:padding-right="0.175cm" fo:padding-top="0cm" fo:padding-bottom="0cm" fo:border-left="1.5pt solid #000000" fo:border-right="none" fo:border-top="1.5pt solid #000000" fo:border-bottom="1.5pt solid #000000" style:writing-mode="lr-tb"/>
    </style:style>
    <style:style style:name="表13.D1" style:family="table-cell">
      <style:table-cell-properties style:vertical-align="top" fo:padding-left="0.175cm" fo:padding-right="0.175cm" fo:padding-top="0cm" fo:padding-bottom="0cm" fo:border-left="0.5pt solid #000000" fo:border-right="none" fo:border-top="1.5pt solid #000000" fo:border-bottom="1.5pt solid #000000" style:writing-mode="lr-tb"/>
    </style:style>
    <style:style style:name="表13.J1" style:family="table-cell">
      <style:table-cell-properties style:vertical-align="top" fo:padding-left="0.175cm" fo:padding-right="0.175cm" fo:padding-top="0cm" fo:padding-bottom="0cm" fo:border-left="0.5pt solid #000000" fo:border-right="1.5pt solid #000000" fo:border-top="1.5pt solid #000000" fo:border-bottom="1.5pt solid #000000" style:writing-mode="lr-tb"/>
    </style:style>
    <style:style style:name="表14" style:family="table">
      <style:table-properties style:width="11.695cm" fo:margin-left="0.986cm" table:align="left" style:writing-mode="lr-tb"/>
    </style:style>
    <style:style style:name="表14.A" style:family="table-column">
      <style:table-column-properties style:column-width="1.418cm"/>
    </style:style>
    <style:style style:name="表14.D" style:family="table-column">
      <style:table-column-properties style:column-width="7.44cm"/>
    </style:style>
    <style:style style:name="表14.1" style:family="table-row">
      <style:table-row-properties style:min-row-height="0.46cm" fo:keep-together="auto"/>
    </style:style>
    <style:style style:name="表14.A1" style:family="table-cell">
      <style:table-cell-properties style:vertical-align="middle" fo:padding-left="0.099cm" fo:padding-right="0.099cm" fo:padding-top="0cm" fo:padding-bottom="0cm" fo:border-left="1.5pt solid #000000" fo:border-right="none" fo:border-top="1.5pt solid #000000" fo:border-bottom="1.5pt solid #000000" style:writing-mode="lr-tb"/>
    </style:style>
    <style:style style:name="表14.B1" style:family="table-cell">
      <style:table-cell-properties style:vertical-align="middle" fo:padding-left="0.099cm" fo:padding-right="0.099cm" fo:padding-top="0cm" fo:padding-bottom="0cm" fo:border-left="0.5pt solid #000000" fo:border-right="none" fo:border-top="1.5pt solid #000000" fo:border-bottom="1.5pt solid #000000" style:writing-mode="lr-tb"/>
    </style:style>
    <style:style style:name="表14.D1" style:family="table-cell">
      <style:table-cell-properties style:vertical-align="middle" style:border-line-width-left="0.035cm 0.035cm 0.035cm" fo:padding-left="0.099cm" fo:padding-right="0.099cm" fo:padding-top="0cm" fo:padding-bottom="0cm" fo:border-left="3pt double #000000" fo:border-right="1.5pt solid #000000" fo:border-top="1.5pt solid #000000" fo:border-bottom="1.5pt solid #000000" style:writing-mode="lr-tb"/>
    </style:style>
    <style:style style:name="表14.A2" style:family="table-cell">
      <style:table-cell-properties style:vertical-align="middle" fo:padding-left="0.099cm" fo:padding-right="0.099cm" fo:padding-top="0cm" fo:padding-bottom="0cm" fo:border-left="1.5pt solid #000000" fo:border-right="none" fo:border-top="none" fo:border-bottom="0.5pt solid #000000" style:writing-mode="lr-tb"/>
    </style:style>
    <style:style style:name="表14.B2" style:family="table-cell">
      <style:table-cell-properties style:vertical-align="middle" fo:padding-left="0.099cm" fo:padding-right="0.099cm" fo:padding-top="0cm" fo:padding-bottom="0cm" fo:border-left="0.5pt solid #000000" fo:border-right="none" fo:border-top="none" fo:border-bottom="0.5pt solid #000000" style:writing-mode="lr-tb"/>
    </style:style>
    <style:style style:name="表14.D2" style:family="table-cell">
      <style:table-cell-properties style:vertical-align="middle" style:border-line-width-left="0.035cm 0.035cm 0.035cm" fo:padding-left="0.099cm" fo:padding-right="0.099cm" fo:padding-top="0cm" fo:padding-bottom="0cm" fo:border-left="3pt double #000000" fo:border-right="1.5pt solid #000000" fo:border-top="none" fo:border-bottom="0.5pt solid #000000" style:writing-mode="lr-tb"/>
    </style:style>
    <style:style style:name="表14.9" style:family="table-row">
      <style:table-row-properties style:min-row-height="0.577cm" fo:keep-together="auto"/>
    </style:style>
    <style:style style:name="表14.A9" style:family="table-cell">
      <style:table-cell-properties style:vertical-align="middle" fo:padding-left="0.099cm" fo:padding-right="0.099cm" fo:padding-top="0cm" fo:padding-bottom="0cm" fo:border-left="1.5pt solid #000000" fo:border-right="none" fo:border-top="none" fo:border-bottom="1.5pt solid #000000" style:writing-mode="lr-tb"/>
    </style:style>
    <style:style style:name="表14.B9" style:family="table-cell">
      <style:table-cell-properties style:vertical-align="middle" fo:padding-left="0.099cm" fo:padding-right="0.099cm" fo:padding-top="0cm" fo:padding-bottom="0cm" fo:border-left="0.5pt solid #000000" fo:border-right="none" fo:border-top="none" fo:border-bottom="1.5pt solid #000000" style:writing-mode="lr-tb"/>
    </style:style>
    <style:style style:name="表14.D9" style:family="table-cell">
      <style:table-cell-properties style:vertical-align="middle" style:border-line-width-left="0.035cm 0.035cm 0.035cm" fo:padding-left="0.099cm" fo:padding-right="0.099cm" fo:padding-top="0cm" fo:padding-bottom="0cm" fo:border-left="3pt double #000000" fo:border-right="1.5pt solid #000000" fo:border-top="none" fo:border-bottom="1.5pt solid #000000" style:writing-mode="lr-tb"/>
    </style:style>
    <style:style style:name="表15" style:family="table">
      <style:table-properties style:width="12.266cm" fo:margin-left="1.147cm" table:align="left" style:writing-mode="lr-tb"/>
    </style:style>
    <style:style style:name="表15.A" style:family="table-column">
      <style:table-column-properties style:column-width="2.582cm"/>
    </style:style>
    <style:style style:name="表15.B" style:family="table-column">
      <style:table-column-properties style:column-width="1.296cm"/>
    </style:style>
    <style:style style:name="表15.C" style:family="table-column">
      <style:table-column-properties style:column-width="8.387cm"/>
    </style:style>
    <style:style style:name="表15.1" style:family="table-row">
      <style:table-row-properties fo:keep-together="auto"/>
    </style:style>
    <style:style style:name="表15.A1" style:family="table-cell">
      <style:table-cell-properties style:vertical-align="middle" fo:padding-left="0.175cm" fo:padding-right="0.175cm" fo:padding-top="0cm" fo:padding-bottom="0cm" fo:border-left="1.5pt solid #000000" fo:border-right="none" fo:border-top="1.5pt solid #000000" fo:border-bottom="1.5pt solid #000000" style:writing-mode="lr-tb"/>
    </style:style>
    <style:style style:name="表15.B1" style:family="table-cell">
      <style:table-cell-properties style:vertical-align="middle" fo:padding-left="0.175cm" fo:padding-right="0.175cm" fo:padding-top="0cm" fo:padding-bottom="0cm" fo:border-left="1.5pt solid #000000" fo:border-right="none" fo:border-top="1.5pt solid #000000" fo:border-bottom="0.5pt solid #000000" style:writing-mode="lr-tb"/>
    </style:style>
    <style:style style:name="表15.C1" style:family="table-cell">
      <style:table-cell-properties style:vertical-align="middle" fo:padding-left="0.175cm" fo:padding-right="0.175cm" fo:padding-top="0cm" fo:padding-bottom="0cm" fo:border-left="1.5pt solid #000000" fo:border-right="1.5pt solid #000000" fo:border-top="1.5pt solid #000000" fo:border-bottom="0.5pt solid #000000" style:writing-mode="lr-tb"/>
    </style:style>
    <style:style style:name="表15.B2" style:family="table-cell">
      <style:table-cell-properties style:vertical-align="middle" fo:padding-left="0.175cm" fo:padding-right="0.175cm" fo:padding-top="0cm" fo:padding-bottom="0cm" fo:border-left="1.5pt solid #000000" fo:border-right="none" fo:border-top="0.5pt solid #000000" fo:border-bottom="1.5pt solid #000000" style:writing-mode="lr-tb"/>
    </style:style>
    <style:style style:name="表15.C2" style:family="table-cell">
      <style:table-cell-properties style:vertical-align="middle" fo:padding-left="0.175cm" fo:padding-right="0.175cm" fo:padding-top="0cm" fo:padding-bottom="0cm" fo:border-left="1.5pt solid #000000" fo:border-right="1.5pt solid #000000" fo:border-top="0.5pt solid #000000" fo:border-bottom="1.5pt solid #000000" style:writing-mode="lr-tb"/>
    </style:style>
    <style:style style:name="表16" style:family="table">
      <style:table-properties style:width="11.871cm" fo:margin-left="1.434cm" table:align="left" style:writing-mode="lr-tb"/>
    </style:style>
    <style:style style:name="表16.A" style:family="table-column">
      <style:table-column-properties style:column-width="1.655cm"/>
    </style:style>
    <style:style style:name="表16.C" style:family="table-column">
      <style:table-column-properties style:column-width="8.562cm"/>
    </style:style>
    <style:style style:name="表16.1" style:family="table-row">
      <style:table-row-properties style:min-row-height="0.46cm" fo:keep-together="auto"/>
    </style:style>
    <style:style style:name="表16.A1" style:family="table-cell">
      <style:table-cell-properties style:vertical-align="middle" fo:padding-left="0.099cm" fo:padding-right="0.099cm" fo:padding-top="0cm" fo:padding-bottom="0cm" fo:border-left="1.5pt solid #000000" fo:border-right="none" fo:border-top="1.5pt solid #000000" fo:border-bottom="1.5pt solid #000000" style:writing-mode="lr-tb"/>
    </style:style>
    <style:style style:name="表16.B1" style:family="table-cell">
      <style:table-cell-properties style:vertical-align="middle" fo:padding-left="0.099cm" fo:padding-right="0.099cm" fo:padding-top="0cm" fo:padding-bottom="0cm" fo:border-left="0.5pt solid #000000" fo:border-right="none" fo:border-top="1.5pt solid #000000" fo:border-bottom="1.5pt solid #000000" style:writing-mode="lr-tb"/>
    </style:style>
    <style:style style:name="表16.C1" style:family="table-cell">
      <style:table-cell-properties style:vertical-align="middle" style:border-line-width-left="0.035cm 0.035cm 0.035cm" fo:padding-left="0.099cm" fo:padding-right="0.099cm" fo:padding-top="0cm" fo:padding-bottom="0cm" fo:border-left="3pt double #000000" fo:border-right="1.5pt solid #000000" fo:border-top="1.5pt solid #000000" fo:border-bottom="1.5pt solid #000000" style:writing-mode="lr-tb"/>
    </style:style>
    <style:style style:name="表16.A2" style:family="table-cell">
      <style:table-cell-properties style:vertical-align="middle" fo:padding-left="0.099cm" fo:padding-right="0.099cm" fo:padding-top="0cm" fo:padding-bottom="0cm" fo:border-left="1.5pt solid #000000" fo:border-right="none" fo:border-top="none" fo:border-bottom="0.5pt solid #000000" style:writing-mode="lr-tb"/>
    </style:style>
    <style:style style:name="表16.B2" style:family="table-cell">
      <style:table-cell-properties style:vertical-align="middle" fo:padding-left="0.099cm" fo:padding-right="0.099cm" fo:padding-top="0cm" fo:padding-bottom="0cm" fo:border-left="0.5pt solid #000000" fo:border-right="none" fo:border-top="none" fo:border-bottom="0.5pt solid #000000" style:writing-mode="lr-tb"/>
    </style:style>
    <style:style style:name="表16.C2" style:family="table-cell">
      <style:table-cell-properties style:vertical-align="middle" style:border-line-width-left="0.035cm 0.035cm 0.035cm" fo:padding-left="0.099cm" fo:padding-right="0.099cm" fo:padding-top="0cm" fo:padding-bottom="0cm" fo:border-left="3pt double #000000" fo:border-right="1.5pt solid #000000" fo:border-top="none" fo:border-bottom="0.5pt solid #000000" style:writing-mode="lr-tb"/>
    </style:style>
    <style:style style:name="表16.5" style:family="table-row">
      <style:table-row-properties style:min-row-height="0.577cm" fo:keep-together="auto"/>
    </style:style>
    <style:style style:name="表16.A5" style:family="table-cell">
      <style:table-cell-properties style:vertical-align="middle" fo:padding-left="0.099cm" fo:padding-right="0.099cm" fo:padding-top="0cm" fo:padding-bottom="0cm" fo:border-left="1.5pt solid #000000" fo:border-right="none" fo:border-top="none" fo:border-bottom="1.5pt solid #000000" style:writing-mode="lr-tb"/>
    </style:style>
    <style:style style:name="表16.B5" style:family="table-cell">
      <style:table-cell-properties style:vertical-align="middle" fo:padding-left="0.099cm" fo:padding-right="0.099cm" fo:padding-top="0cm" fo:padding-bottom="0cm" fo:border-left="0.5pt solid #000000" fo:border-right="none" fo:border-top="none" fo:border-bottom="1.5pt solid #000000" style:writing-mode="lr-tb"/>
    </style:style>
    <style:style style:name="表16.C5" style:family="table-cell">
      <style:table-cell-properties style:vertical-align="middle" style:border-line-width-left="0.035cm 0.035cm 0.035cm" fo:padding-left="0.099cm" fo:padding-right="0.099cm" fo:padding-top="0cm" fo:padding-bottom="0cm" fo:border-left="3pt double #000000" fo:border-right="1.5pt solid #000000" fo:border-top="none" fo:border-bottom="1.5pt solid #000000" style:writing-mode="lr-tb"/>
    </style:style>
    <style:style style:name="表17" style:family="table">
      <style:table-properties style:width="12.266cm" fo:margin-left="1.147cm" table:align="left" style:writing-mode="lr-tb"/>
    </style:style>
    <style:style style:name="表17.A" style:family="table-column">
      <style:table-column-properties style:column-width="2.582cm"/>
    </style:style>
    <style:style style:name="表17.B" style:family="table-column">
      <style:table-column-properties style:column-width="1.296cm"/>
    </style:style>
    <style:style style:name="表17.C" style:family="table-column">
      <style:table-column-properties style:column-width="8.387cm"/>
    </style:style>
    <style:style style:name="表17.1" style:family="table-row">
      <style:table-row-properties fo:keep-together="auto"/>
    </style:style>
    <style:style style:name="表17.A1" style:family="table-cell">
      <style:table-cell-properties style:vertical-align="middle" fo:padding-left="0.175cm" fo:padding-right="0.175cm" fo:padding-top="0cm" fo:padding-bottom="0cm" fo:border-left="1.5pt solid #000000" fo:border-right="none" fo:border-top="1.5pt solid #000000" fo:border-bottom="1.5pt solid #000000" style:writing-mode="lr-tb"/>
    </style:style>
    <style:style style:name="表17.B1" style:family="table-cell">
      <style:table-cell-properties style:vertical-align="top" fo:padding-left="0.175cm" fo:padding-right="0.175cm" fo:padding-top="0cm" fo:padding-bottom="0cm" fo:border-left="1.5pt solid #000000" fo:border-right="none" fo:border-top="1.5pt solid #000000" fo:border-bottom="0.5pt solid #000000" style:writing-mode="lr-tb"/>
    </style:style>
    <style:style style:name="表17.C1" style:family="table-cell">
      <style:table-cell-properties style:vertical-align="top" fo:padding-left="0.175cm" fo:padding-right="0.175cm" fo:padding-top="0cm" fo:padding-bottom="0cm" fo:border-left="1.5pt solid #000000" fo:border-right="1.5pt solid #000000" fo:border-top="1.5pt solid #000000" fo:border-bottom="0.5pt solid #000000" style:writing-mode="lr-tb"/>
    </style:style>
    <style:style style:name="表17.B2" style:family="table-cell">
      <style:table-cell-properties style:vertical-align="top" fo:padding-left="0.175cm" fo:padding-right="0.175cm" fo:padding-top="0cm" fo:padding-bottom="0cm" fo:border-left="1.5pt solid #000000" fo:border-right="none" fo:border-top="0.5pt solid #000000" fo:border-bottom="1.5pt solid #000000" style:writing-mode="lr-tb"/>
    </style:style>
    <style:style style:name="表17.C2" style:family="table-cell">
      <style:table-cell-properties style:vertical-align="top" fo:padding-left="0.175cm" fo:padding-right="0.175cm" fo:padding-top="0cm" fo:padding-bottom="0cm" fo:border-left="1.5pt solid #000000" fo:border-right="1.5pt solid #000000" fo:border-top="0.5pt solid #000000" fo:border-bottom="1.5pt solid #000000" style:writing-mode="lr-tb"/>
    </style:style>
    <style:style style:name="表18" style:family="table">
      <style:table-properties style:width="16.378cm" fo:margin-left="-0.593cm" table:align="left" style:writing-mode="lr-tb"/>
    </style:style>
    <style:style style:name="表18.A" style:family="table-column">
      <style:table-column-properties style:column-width="1.905cm"/>
    </style:style>
    <style:style style:name="表18.B" style:family="table-column">
      <style:table-column-properties style:column-width="2.593cm"/>
    </style:style>
    <style:style style:name="表18.C" style:family="table-column">
      <style:table-column-properties style:column-width="1.482cm"/>
    </style:style>
    <style:style style:name="表18.F" style:family="table-column">
      <style:table-column-properties style:column-width="1.455cm"/>
    </style:style>
    <style:style style:name="表18.J" style:family="table-column">
      <style:table-column-properties style:column-width="1.535cm"/>
    </style:style>
    <style:style style:name="表18.1" style:family="table-row">
      <style:table-row-properties fo:keep-together="auto"/>
    </style:style>
    <style:style style:name="表18.A1" style:family="table-cell">
      <style:table-cell-properties style:vertical-align="bottom" fo:padding-left="0.175cm" fo:padding-right="0.175cm" fo:padding-top="0cm" fo:padding-bottom="0cm" fo:border-left="1.5pt solid #000000" fo:border-right="none" fo:border-top="1.5pt solid #000000" fo:border-bottom="1.5pt solid #000000" style:writing-mode="lr-tb"/>
    </style:style>
    <style:style style:name="表18.C1" style:family="table-cell">
      <style:table-cell-properties style:vertical-align="top" fo:padding-left="0.175cm" fo:padding-right="0.175cm" fo:padding-top="0cm" fo:padding-bottom="0cm" fo:border-left="1.5pt solid #000000" fo:border-right="none" fo:border-top="1.5pt solid #000000" fo:border-bottom="1.5pt solid #000000" style:writing-mode="lr-tb"/>
    </style:style>
    <style:style style:name="表18.D1" style:family="table-cell">
      <style:table-cell-properties style:vertical-align="top" fo:padding-left="0.175cm" fo:padding-right="0.175cm" fo:padding-top="0cm" fo:padding-bottom="0cm" fo:border-left="0.5pt solid #000000" fo:border-right="none" fo:border-top="1.5pt solid #000000" fo:border-bottom="1.5pt solid #000000" style:writing-mode="lr-tb"/>
    </style:style>
    <style:style style:name="表18.J1" style:family="table-cell">
      <style:table-cell-properties style:vertical-align="top" fo:padding-left="0.175cm" fo:padding-right="0.175cm" fo:padding-top="0cm" fo:padding-bottom="0cm" fo:border-left="0.5pt solid #000000" fo:border-right="1.5pt solid #000000" fo:border-top="1.5pt solid #000000" fo:border-bottom="1.5pt solid #000000" style:writing-mode="lr-tb"/>
    </style:style>
    <style:style style:name="表19" style:family="table">
      <style:table-properties style:width="15.021cm" fo:margin-left="0.986cm" table:align="left" fo:keep-with-next="always" style:may-break-between-rows="false" style:writing-mode="lr-tb"/>
    </style:style>
    <style:style style:name="表19.A" style:family="table-column">
      <style:table-column-properties style:column-width="1.418cm"/>
    </style:style>
    <style:style style:name="表19.I" style:family="table-column">
      <style:table-column-properties style:column-width="3.676cm"/>
    </style:style>
    <style:style style:name="表19.1" style:family="table-row">
      <style:table-row-properties style:min-row-height="0.46cm" fo:keep-together="auto"/>
    </style:style>
    <style:style style:name="表19.A1" style:family="table-cell">
      <style:table-cell-properties style:vertical-align="middle" fo:padding-left="0.099cm" fo:padding-right="0.099cm" fo:padding-top="0cm" fo:padding-bottom="0cm" fo:border-left="1.5pt solid #000000" fo:border-right="none" fo:border-top="1.5pt solid #000000" fo:border-bottom="1.5pt solid #000000" style:writing-mode="lr-tb"/>
    </style:style>
    <style:style style:name="表19.B1" style:family="table-cell">
      <style:table-cell-properties style:vertical-align="middle" fo:padding-left="0.099cm" fo:padding-right="0.099cm" fo:padding-top="0cm" fo:padding-bottom="0cm" fo:border-left="0.25pt solid #000000" fo:border-right="none" fo:border-top="1.5pt solid #000000" fo:border-bottom="1.5pt solid #000000" style:writing-mode="lr-tb"/>
    </style:style>
    <style:style style:name="表19.I1" style:family="table-cell">
      <style:table-cell-properties style:vertical-align="middle" fo:padding-left="0.099cm" fo:padding-right="0.099cm" fo:padding-top="0cm" fo:padding-bottom="0cm" fo:border="1.5pt solid #000000" style:writing-mode="lr-tb"/>
    </style:style>
    <style:style style:name="表19.A2" style:family="table-cell">
      <style:table-cell-properties style:vertical-align="middle" fo:padding-left="0.099cm" fo:padding-right="0.099cm" fo:padding-top="0cm" fo:padding-bottom="0cm" fo:border-left="1.5pt solid #000000" fo:border-right="none" fo:border-top="1.5pt solid #000000" fo:border-bottom="0.25pt solid #000000" style:writing-mode="lr-tb"/>
    </style:style>
    <style:style style:name="表19.B2" style:family="table-cell">
      <style:table-cell-properties style:vertical-align="middle" fo:padding-left="0.099cm" fo:padding-right="0.099cm" fo:padding-top="0cm" fo:padding-bottom="0cm" fo:border-left="0.25pt solid #000000" fo:border-right="none" fo:border-top="1.5pt solid #000000" fo:border-bottom="0.25pt solid #000000" style:writing-mode="lr-tb"/>
    </style:style>
    <style:style style:name="表19.I2" style:family="table-cell">
      <style:table-cell-properties style:vertical-align="middle" fo:padding-left="0.099cm" fo:padding-right="0.099cm" fo:padding-top="0cm" fo:padding-bottom="0cm" fo:border-left="1.5pt solid #000000" fo:border-right="1.5pt solid #000000" fo:border-top="1.5pt solid #000000" fo:border-bottom="0.25pt solid #000000" style:writing-mode="lr-tb"/>
    </style:style>
    <style:style style:name="表19.A3" style:family="table-cell">
      <style:table-cell-properties style:vertical-align="middle" fo:padding-left="0.099cm" fo:padding-right="0.099cm" fo:padding-top="0cm" fo:padding-bottom="0cm" fo:border-left="1.5pt solid #000000" fo:border-right="none" fo:border-top="0.25pt solid #000000" fo:border-bottom="0.25pt solid #000000" style:writing-mode="lr-tb"/>
    </style:style>
    <style:style style:name="表19.B3" style:family="table-cell">
      <style:table-cell-properties style:vertical-align="middle" fo:padding-left="0.099cm" fo:padding-right="0.099cm" fo:padding-top="0cm" fo:padding-bottom="0cm" fo:border-left="0.25pt solid #000000" fo:border-right="none" fo:border-top="0.25pt solid #000000" fo:border-bottom="0.25pt solid #000000" style:writing-mode="lr-tb"/>
    </style:style>
    <style:style style:name="表19.I3" style:family="table-cell">
      <style:table-cell-properties style:vertical-align="middle" fo:padding-left="0.099cm" fo:padding-right="0.099cm" fo:padding-top="0cm" fo:padding-bottom="0cm" fo:border-left="1.5pt solid #000000" fo:border-right="1.5pt solid #000000" fo:border-top="0.25pt solid #000000" fo:border-bottom="0.25pt solid #000000" style:writing-mode="lr-tb"/>
    </style:style>
    <style:style style:name="表19.9" style:family="table-row">
      <style:table-row-properties style:min-row-height="0.577cm" fo:keep-together="auto"/>
    </style:style>
    <style:style style:name="表19.A9" style:family="table-cell">
      <style:table-cell-properties style:vertical-align="middle" fo:padding-left="0.099cm" fo:padding-right="0.099cm" fo:padding-top="0cm" fo:padding-bottom="0cm" fo:border-left="1.5pt solid #000000" fo:border-right="none" fo:border-top="0.25pt solid #000000" fo:border-bottom="1.5pt solid #000000" style:writing-mode="lr-tb"/>
    </style:style>
    <style:style style:name="表19.B9" style:family="table-cell">
      <style:table-cell-properties style:vertical-align="middle" fo:padding-left="0.099cm" fo:padding-right="0.099cm" fo:padding-top="0cm" fo:padding-bottom="0cm" fo:border-left="0.25pt solid #000000" fo:border-right="none" fo:border-top="0.25pt solid #000000" fo:border-bottom="1.5pt solid #000000" style:writing-mode="lr-tb"/>
    </style:style>
    <style:style style:name="表19.I9" style:family="table-cell">
      <style:table-cell-properties style:vertical-align="middle" fo:padding-left="0.099cm" fo:padding-right="0.099cm" fo:padding-top="0cm" fo:padding-bottom="0cm" fo:border-left="1.5pt solid #000000" fo:border-right="1.5pt solid #000000" fo:border-top="0.25pt solid #000000" fo:border-bottom="1.5pt solid #000000" style:writing-mode="lr-tb"/>
    </style:style>
    <style:style style:name="表20" style:family="table">
      <style:table-properties style:width="15.796cm" table:align="left" style:writing-mode="lr-tb"/>
    </style:style>
    <style:style style:name="表20.A" style:family="table-column">
      <style:table-column-properties style:column-width="2.011cm"/>
    </style:style>
    <style:style style:name="表20.B" style:family="table-column">
      <style:table-column-properties style:column-width="1.903cm"/>
    </style:style>
    <style:style style:name="表20.C" style:family="table-column">
      <style:table-column-properties style:column-width="1.478cm"/>
    </style:style>
    <style:style style:name="表20.F" style:family="table-column">
      <style:table-column-properties style:column-width="1.48cm"/>
    </style:style>
    <style:style style:name="表20.J" style:family="table-column">
      <style:table-column-properties style:column-width="1.533cm"/>
    </style:style>
    <style:style style:name="表20.1" style:family="table-row">
      <style:table-row-properties fo:keep-together="auto"/>
    </style:style>
    <style:style style:name="表20.A1" style:family="table-cell">
      <style:table-cell-properties style:vertical-align="bottom" fo:padding-left="0.175cm" fo:padding-right="0.175cm" fo:padding-top="0cm" fo:padding-bottom="0cm" fo:border-left="1.5pt solid #000000" fo:border-right="none" fo:border-top="1.5pt solid #000000" fo:border-bottom="1.5pt solid #000000" style:writing-mode="lr-tb"/>
    </style:style>
    <style:style style:name="表20.C1" style:family="table-cell">
      <style:table-cell-properties style:vertical-align="top" fo:padding-left="0.175cm" fo:padding-right="0.175cm" fo:padding-top="0cm" fo:padding-bottom="0cm" fo:border-left="1.5pt solid #000000" fo:border-right="none" fo:border-top="1.5pt solid #000000" fo:border-bottom="1.5pt solid #000000" style:writing-mode="lr-tb"/>
    </style:style>
    <style:style style:name="表20.D1" style:family="table-cell">
      <style:table-cell-properties style:vertical-align="top" fo:padding-left="0.175cm" fo:padding-right="0.175cm" fo:padding-top="0cm" fo:padding-bottom="0cm" fo:border-left="0.5pt solid #000000" fo:border-right="none" fo:border-top="1.5pt solid #000000" fo:border-bottom="1.5pt solid #000000" style:writing-mode="lr-tb"/>
    </style:style>
    <style:style style:name="表20.J1" style:family="table-cell">
      <style:table-cell-properties style:vertical-align="top" fo:padding-left="0.175cm" fo:padding-right="0.175cm" fo:padding-top="0cm" fo:padding-bottom="0cm" fo:border-left="0.5pt solid #000000" fo:border-right="1.5pt solid #000000" fo:border-top="1.5pt solid #000000" fo:border-bottom="1.5pt solid #000000" style:writing-mode="lr-tb"/>
    </style:style>
    <style:style style:name="表20.A2" style:family="table-cell">
      <style:table-cell-properties style:vertical-align="bottom" fo:padding-left="0.175cm" fo:padding-right="0.175cm" fo:padding-top="0cm" fo:padding-bottom="0cm" fo:border-left="1.5pt solid #000000" fo:border-right="none" fo:border-top="1.5pt solid #000000" fo:border-bottom="0.5pt solid #000000" style:writing-mode="lr-tb"/>
    </style:style>
    <style:style style:name="表20.B2" style:family="table-cell">
      <style:table-cell-properties style:vertical-align="middle" fo:padding-left="0.175cm" fo:padding-right="0.175cm" fo:padding-top="0cm" fo:padding-bottom="0cm" fo:border-left="1.5pt solid #000000" fo:border-right="none" fo:border-top="1.5pt solid #000000" fo:border-bottom="1.5pt solid #000000" style:writing-mode="lr-tb"/>
    </style:style>
    <style:style style:name="表20.C2" style:family="table-cell">
      <style:table-cell-properties style:vertical-align="top" fo:padding-left="0.175cm" fo:padding-right="0.175cm" fo:padding-top="0cm" fo:padding-bottom="0cm" fo:border-left="1.5pt solid #000000" fo:border-right="none" fo:border-top="1.5pt solid #000000" fo:border-bottom="0.5pt solid #000000" style:writing-mode="lr-tb"/>
    </style:style>
    <style:style style:name="表20.D2" style:family="table-cell">
      <style:table-cell-properties style:vertical-align="top" fo:padding-left="0.175cm" fo:padding-right="0.175cm" fo:padding-top="0cm" fo:padding-bottom="0cm" fo:border-left="0.5pt solid #000000" fo:border-right="none" fo:border-top="1.5pt solid #000000" fo:border-bottom="0.5pt solid #000000" style:writing-mode="lr-tb"/>
    </style:style>
    <style:style style:name="表20.J2" style:family="table-cell">
      <style:table-cell-properties style:vertical-align="top" fo:padding-left="0.175cm" fo:padding-right="0.175cm" fo:padding-top="0cm" fo:padding-bottom="0cm" fo:border-left="0.5pt solid #000000" fo:border-right="1.5pt solid #000000" fo:border-top="1.5pt solid #000000" fo:border-bottom="0.5pt solid #000000" style:writing-mode="lr-tb"/>
    </style:style>
    <style:style style:name="表20.A3" style:family="table-cell">
      <style:table-cell-properties style:vertical-align="bottom" fo:padding-left="0.175cm" fo:padding-right="0.175cm" fo:padding-top="0cm" fo:padding-bottom="0cm" fo:border-left="1.5pt solid #000000" fo:border-right="none" fo:border-top="0.5pt solid #000000" fo:border-bottom="0.5pt solid #000000" style:writing-mode="lr-tb"/>
    </style:style>
    <style:style style:name="表20.C3" style:family="table-cell">
      <style:table-cell-properties style:vertical-align="top" fo:padding-left="0.175cm" fo:padding-right="0.175cm" fo:padding-top="0cm" fo:padding-bottom="0cm" fo:border-left="1.5pt solid #000000" fo:border-right="none" fo:border-top="0.5pt solid #000000" fo:border-bottom="0.5pt solid #000000" style:writing-mode="lr-tb"/>
    </style:style>
    <style:style style:name="表20.D3" style:family="table-cell">
      <style:table-cell-properties style:vertical-align="top" fo:padding-left="0.175cm" fo:padding-right="0.175cm" fo:padding-top="0cm" fo:padding-bottom="0cm" fo:border-left="0.5pt solid #000000" fo:border-right="none" fo:border-top="0.5pt solid #000000" fo:border-bottom="0.5pt solid #000000" style:writing-mode="lr-tb"/>
    </style:style>
    <style:style style:name="表20.J3" style:family="table-cell">
      <style:table-cell-properties style:vertical-align="top" fo:padding-left="0.175cm" fo:padding-right="0.175cm" fo:padding-top="0cm" fo:padding-bottom="0cm" fo:border-left="0.5pt solid #000000" fo:border-right="1.5pt solid #000000" fo:border-top="0.5pt solid #000000" fo:border-bottom="0.5pt solid #000000" style:writing-mode="lr-tb"/>
    </style:style>
    <style:style style:name="表20.A4" style:family="table-cell">
      <style:table-cell-properties style:vertical-align="bottom" fo:padding-left="0.175cm" fo:padding-right="0.175cm" fo:padding-top="0cm" fo:padding-bottom="0cm" fo:border-left="1.5pt solid #000000" fo:border-right="none" fo:border-top="0.5pt solid #000000" fo:border-bottom="1.5pt solid #000000" style:writing-mode="lr-tb"/>
    </style:style>
    <style:style style:name="表20.C4" style:family="table-cell">
      <style:table-cell-properties style:vertical-align="top" fo:padding-left="0.175cm" fo:padding-right="0.175cm" fo:padding-top="0cm" fo:padding-bottom="0cm" fo:border-left="1.5pt solid #000000" fo:border-right="none" fo:border-top="0.5pt solid #000000" fo:border-bottom="1.5pt solid #000000" style:writing-mode="lr-tb"/>
    </style:style>
    <style:style style:name="表20.D4" style:family="table-cell">
      <style:table-cell-properties style:vertical-align="top" fo:padding-left="0.175cm" fo:padding-right="0.175cm" fo:padding-top="0cm" fo:padding-bottom="0cm" fo:border-left="0.5pt solid #000000" fo:border-right="none" fo:border-top="0.5pt solid #000000" fo:border-bottom="1.5pt solid #000000" style:writing-mode="lr-tb"/>
    </style:style>
    <style:style style:name="表20.J4" style:family="table-cell">
      <style:table-cell-properties style:vertical-align="top" fo:padding-left="0.175cm" fo:padding-right="0.175cm" fo:padding-top="0cm" fo:padding-bottom="0cm" fo:border-left="0.5pt solid #000000" fo:border-right="1.5pt solid #000000" fo:border-top="0.5pt solid #000000" fo:border-bottom="1.5pt solid #000000" style:writing-mode="lr-tb"/>
    </style:style>
    <style:style style:name="表21" style:family="table">
      <style:table-properties style:width="15.796cm" table:align="left" style:writing-mode="lr-tb"/>
    </style:style>
    <style:style style:name="表21.A" style:family="table-column">
      <style:table-column-properties style:column-width="2.011cm"/>
    </style:style>
    <style:style style:name="表21.B" style:family="table-column">
      <style:table-column-properties style:column-width="1.903cm"/>
    </style:style>
    <style:style style:name="表21.C" style:family="table-column">
      <style:table-column-properties style:column-width="1.478cm"/>
    </style:style>
    <style:style style:name="表21.F" style:family="table-column">
      <style:table-column-properties style:column-width="1.48cm"/>
    </style:style>
    <style:style style:name="表21.J" style:family="table-column">
      <style:table-column-properties style:column-width="1.533cm"/>
    </style:style>
    <style:style style:name="表21.1" style:family="table-row">
      <style:table-row-properties fo:keep-together="auto"/>
    </style:style>
    <style:style style:name="表21.A1" style:family="table-cell">
      <style:table-cell-properties style:vertical-align="middle" fo:padding-left="0.175cm" fo:padding-right="0.175cm" fo:padding-top="0cm" fo:padding-bottom="0cm" fo:border-left="1.5pt solid #000000" fo:border-right="none" fo:border-top="1.5pt solid #000000" fo:border-bottom="1.5pt solid #000000" style:writing-mode="lr-tb"/>
    </style:style>
    <style:style style:name="表21.D1" style:family="table-cell">
      <style:table-cell-properties style:vertical-align="middle" fo:padding-left="0.175cm" fo:padding-right="0.175cm" fo:padding-top="0cm" fo:padding-bottom="0cm" fo:border-left="0.5pt solid #000000" fo:border-right="none" fo:border-top="1.5pt solid #000000" fo:border-bottom="1.5pt solid #000000" style:writing-mode="lr-tb"/>
    </style:style>
    <style:style style:name="表21.J1" style:family="table-cell">
      <style:table-cell-properties style:vertical-align="middle" fo:padding-left="0.175cm" fo:padding-right="0.175cm" fo:padding-top="0cm" fo:padding-bottom="0cm" fo:border-left="0.5pt solid #000000" fo:border-right="1.5pt solid #000000" fo:border-top="1.5pt solid #000000" fo:border-bottom="1.5pt solid #000000" style:writing-mode="lr-tb"/>
    </style:style>
    <style:style style:name="表21.A2" style:family="table-cell">
      <style:table-cell-properties style:vertical-align="middle" fo:padding-left="0.175cm" fo:padding-right="0.175cm" fo:padding-top="0cm" fo:padding-bottom="0cm" fo:border-left="1.5pt solid #000000" fo:border-right="none" fo:border-top="1.5pt solid #000000" fo:border-bottom="0.5pt solid #000000" style:writing-mode="lr-tb"/>
    </style:style>
    <style:style style:name="表21.D2" style:family="table-cell">
      <style:table-cell-properties style:vertical-align="middle" fo:padding-left="0.175cm" fo:padding-right="0.175cm" fo:padding-top="0cm" fo:padding-bottom="0cm" fo:border-left="0.5pt solid #000000" fo:border-right="none" fo:border-top="1.5pt solid #000000" fo:border-bottom="0.5pt solid #000000" style:writing-mode="lr-tb"/>
    </style:style>
    <style:style style:name="表21.J2" style:family="table-cell">
      <style:table-cell-properties style:vertical-align="middle" fo:padding-left="0.175cm" fo:padding-right="0.175cm" fo:padding-top="0cm" fo:padding-bottom="0cm" fo:border-left="0.5pt solid #000000" fo:border-right="1.5pt solid #000000" fo:border-top="1.5pt solid #000000" fo:border-bottom="0.5pt solid #000000" style:writing-mode="lr-tb"/>
    </style:style>
    <style:style style:name="表21.A3" style:family="table-cell">
      <style:table-cell-properties style:vertical-align="middle" fo:padding-left="0.175cm" fo:padding-right="0.175cm" fo:padding-top="0cm" fo:padding-bottom="0cm" fo:border-left="1.5pt solid #000000" fo:border-right="none" fo:border-top="0.5pt solid #000000" fo:border-bottom="0.5pt solid #000000" style:writing-mode="lr-tb"/>
    </style:style>
    <style:style style:name="表21.D3" style:family="table-cell">
      <style:table-cell-properties style:vertical-align="middle" fo:padding-left="0.175cm" fo:padding-right="0.175cm" fo:padding-top="0cm" fo:padding-bottom="0cm" fo:border-left="0.5pt solid #000000" fo:border-right="none" fo:border-top="0.5pt solid #000000" fo:border-bottom="0.5pt solid #000000" style:writing-mode="lr-tb"/>
    </style:style>
    <style:style style:name="表21.J3" style:family="table-cell">
      <style:table-cell-properties style:vertical-align="middle" fo:padding-left="0.175cm" fo:padding-right="0.175cm" fo:padding-top="0cm" fo:padding-bottom="0cm" fo:border-left="0.5pt solid #000000" fo:border-right="1.5pt solid #000000" fo:border-top="0.5pt solid #000000" fo:border-bottom="0.5pt solid #000000" style:writing-mode="lr-tb"/>
    </style:style>
    <style:style style:name="表21.A4" style:family="table-cell">
      <style:table-cell-properties style:vertical-align="middle" fo:padding-left="0.175cm" fo:padding-right="0.175cm" fo:padding-top="0cm" fo:padding-bottom="0cm" fo:border-left="1.5pt solid #000000" fo:border-right="none" fo:border-top="0.5pt solid #000000" fo:border-bottom="1.5pt solid #000000" style:writing-mode="lr-tb"/>
    </style:style>
    <style:style style:name="表21.D4" style:family="table-cell">
      <style:table-cell-properties style:vertical-align="middle" fo:padding-left="0.175cm" fo:padding-right="0.175cm" fo:padding-top="0cm" fo:padding-bottom="0cm" fo:border-left="0.5pt solid #000000" fo:border-right="none" fo:border-top="0.5pt solid #000000" fo:border-bottom="1.5pt solid #000000" style:writing-mode="lr-tb"/>
    </style:style>
    <style:style style:name="表21.J4" style:family="table-cell">
      <style:table-cell-properties style:vertical-align="middle" fo:padding-left="0.175cm" fo:padding-right="0.175cm" fo:padding-top="0cm" fo:padding-bottom="0cm" fo:border-left="0.5pt solid #000000" fo:border-right="1.5pt solid #000000" fo:border-top="0.5pt solid #000000" fo:border-bottom="1.5pt solid #000000" style:writing-mode="lr-tb"/>
    </style:style>
    <style:style style:name="表35" style:family="table">
      <style:table-properties style:width="7.594cm" fo:margin-left="4.094cm" table:align="left" style:writing-mode="lr-tb"/>
    </style:style>
    <style:style style:name="表35.A" style:family="table-column">
      <style:table-column-properties style:column-width="3.006cm"/>
    </style:style>
    <style:style style:name="表35.B" style:family="table-column">
      <style:table-column-properties style:column-width="4.588cm"/>
    </style:style>
    <style:style style:name="表35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表35.B1" style:family="table-cell">
      <style:table-cell-properties style:vertical-align="middle" fo:padding="0.097cm" fo:border="0.05pt solid #000000"/>
    </style:style>
    <style:style style:name="表3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35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表22" style:family="table">
      <style:table-properties style:width="15.796cm" table:align="left" style:writing-mode="lr-tb"/>
    </style:style>
    <style:style style:name="表22.A" style:family="table-column">
      <style:table-column-properties style:column-width="2.011cm"/>
    </style:style>
    <style:style style:name="表22.B" style:family="table-column">
      <style:table-column-properties style:column-width="1.903cm"/>
    </style:style>
    <style:style style:name="表22.C" style:family="table-column">
      <style:table-column-properties style:column-width="1.478cm"/>
    </style:style>
    <style:style style:name="表22.F" style:family="table-column">
      <style:table-column-properties style:column-width="1.48cm"/>
    </style:style>
    <style:style style:name="表22.J" style:family="table-column">
      <style:table-column-properties style:column-width="1.533cm"/>
    </style:style>
    <style:style style:name="表22.1" style:family="table-row">
      <style:table-row-properties fo:keep-together="auto"/>
    </style:style>
    <style:style style:name="表22.A1" style:family="table-cell">
      <style:table-cell-properties style:vertical-align="middle" fo:padding-left="0.175cm" fo:padding-right="0.175cm" fo:padding-top="0cm" fo:padding-bottom="0cm" fo:border-left="1.5pt solid #000000" fo:border-right="none" fo:border-top="1.5pt solid #000000" fo:border-bottom="1.5pt solid #000000" style:writing-mode="lr-tb"/>
    </style:style>
    <style:style style:name="表22.D1" style:family="table-cell">
      <style:table-cell-properties style:vertical-align="middle" fo:padding-left="0.175cm" fo:padding-right="0.175cm" fo:padding-top="0cm" fo:padding-bottom="0cm" fo:border-left="0.5pt solid #000000" fo:border-right="none" fo:border-top="1.5pt solid #000000" fo:border-bottom="1.5pt solid #000000" style:writing-mode="lr-tb"/>
    </style:style>
    <style:style style:name="表22.J1" style:family="table-cell">
      <style:table-cell-properties style:vertical-align="middle" fo:padding-left="0.175cm" fo:padding-right="0.175cm" fo:padding-top="0cm" fo:padding-bottom="0cm" fo:border-left="0.5pt solid #000000" fo:border-right="1.5pt solid #000000" fo:border-top="1.5pt solid #000000" fo:border-bottom="1.5pt solid #000000" style:writing-mode="lr-tb"/>
    </style:style>
    <style:style style:name="表23" style:family="table">
      <style:table-properties style:width="15.021cm" fo:margin-left="0.986cm" table:align="left" style:writing-mode="lr-tb"/>
    </style:style>
    <style:style style:name="表23.A" style:family="table-column">
      <style:table-column-properties style:column-width="1.418cm"/>
    </style:style>
    <style:style style:name="表23.I" style:family="table-column">
      <style:table-column-properties style:column-width="3.676cm"/>
    </style:style>
    <style:style style:name="表23.1" style:family="table-row">
      <style:table-row-properties style:min-row-height="0.46cm" fo:keep-together="auto"/>
    </style:style>
    <style:style style:name="表23.A1" style:family="table-cell">
      <style:table-cell-properties style:vertical-align="middle" fo:padding-left="0.099cm" fo:padding-right="0.099cm" fo:padding-top="0cm" fo:padding-bottom="0cm" fo:border-left="1.5pt solid #000000" fo:border-right="none" fo:border-top="1.5pt solid #000000" fo:border-bottom="1.5pt solid #000000" style:writing-mode="lr-tb"/>
    </style:style>
    <style:style style:name="表23.B1" style:family="table-cell">
      <style:table-cell-properties style:vertical-align="middle" fo:padding-left="0.099cm" fo:padding-right="0.099cm" fo:padding-top="0cm" fo:padding-bottom="0cm" fo:border-left="0.25pt solid #000000" fo:border-right="none" fo:border-top="1.5pt solid #000000" fo:border-bottom="1.5pt solid #000000" style:writing-mode="lr-tb"/>
    </style:style>
    <style:style style:name="表23.I1" style:family="table-cell">
      <style:table-cell-properties style:vertical-align="middle" fo:padding-left="0.099cm" fo:padding-right="0.099cm" fo:padding-top="0cm" fo:padding-bottom="0cm" fo:border="1.5pt solid #000000" style:writing-mode="lr-tb"/>
    </style:style>
    <style:style style:name="表23.A2" style:family="table-cell">
      <style:table-cell-properties style:vertical-align="middle" fo:padding-left="0.099cm" fo:padding-right="0.099cm" fo:padding-top="0cm" fo:padding-bottom="0cm" fo:border-left="1.5pt solid #000000" fo:border-right="none" fo:border-top="1.5pt solid #000000" fo:border-bottom="0.25pt solid #000000" style:writing-mode="lr-tb"/>
    </style:style>
    <style:style style:name="表23.B2" style:family="table-cell">
      <style:table-cell-properties style:vertical-align="middle" fo:padding-left="0.099cm" fo:padding-right="0.099cm" fo:padding-top="0cm" fo:padding-bottom="0cm" fo:border-left="0.25pt solid #000000" fo:border-right="none" fo:border-top="1.5pt solid #000000" fo:border-bottom="0.25pt solid #000000" style:writing-mode="lr-tb"/>
    </style:style>
    <style:style style:name="表23.I2" style:family="table-cell">
      <style:table-cell-properties style:vertical-align="middle" fo:padding-left="0.099cm" fo:padding-right="0.099cm" fo:padding-top="0cm" fo:padding-bottom="0cm" fo:border-left="1.5pt solid #000000" fo:border-right="1.5pt solid #000000" fo:border-top="1.5pt solid #000000" fo:border-bottom="0.25pt solid #000000" style:writing-mode="lr-tb"/>
    </style:style>
    <style:style style:name="表23.A3" style:family="table-cell">
      <style:table-cell-properties style:vertical-align="middle" fo:padding-left="0.099cm" fo:padding-right="0.099cm" fo:padding-top="0cm" fo:padding-bottom="0cm" fo:border-left="1.5pt solid #000000" fo:border-right="none" fo:border-top="0.25pt solid #000000" fo:border-bottom="0.25pt solid #000000" style:writing-mode="lr-tb"/>
    </style:style>
    <style:style style:name="表23.B3" style:family="table-cell">
      <style:table-cell-properties style:vertical-align="middle" fo:padding-left="0.099cm" fo:padding-right="0.099cm" fo:padding-top="0cm" fo:padding-bottom="0cm" fo:border-left="0.25pt solid #000000" fo:border-right="none" fo:border-top="0.25pt solid #000000" fo:border-bottom="0.25pt solid #000000" style:writing-mode="lr-tb"/>
    </style:style>
    <style:style style:name="表23.I3" style:family="table-cell">
      <style:table-cell-properties style:vertical-align="middle" fo:padding-left="0.099cm" fo:padding-right="0.099cm" fo:padding-top="0cm" fo:padding-bottom="0cm" fo:border-left="1.5pt solid #000000" fo:border-right="1.5pt solid #000000" fo:border-top="0.25pt solid #000000" fo:border-bottom="0.25pt solid #000000" style:writing-mode="lr-tb"/>
    </style:style>
    <style:style style:name="表23.A5" style:family="table-cell">
      <style:table-cell-properties style:vertical-align="middle" fo:padding-left="0.099cm" fo:padding-right="0.099cm" fo:padding-top="0cm" fo:padding-bottom="0cm" fo:border-left="1.5pt solid #000000" fo:border-right="none" fo:border-top="0.25pt solid #000000" fo:border-bottom="1.5pt solid #000000" style:writing-mode="lr-tb"/>
    </style:style>
    <style:style style:name="表23.B5" style:family="table-cell">
      <style:table-cell-properties style:vertical-align="middle" fo:padding-left="0.099cm" fo:padding-right="0.099cm" fo:padding-top="0cm" fo:padding-bottom="0cm" fo:border-left="0.25pt solid #000000" fo:border-right="none" fo:border-top="0.25pt solid #000000" fo:border-bottom="1.5pt solid #000000" style:writing-mode="lr-tb"/>
    </style:style>
    <style:style style:name="表23.I5" style:family="table-cell">
      <style:table-cell-properties style:vertical-align="middle" fo:padding-left="0.099cm" fo:padding-right="0.099cm" fo:padding-top="0cm" fo:padding-bottom="0cm" fo:border-left="1.5pt solid #000000" fo:border-right="1.5pt solid #000000" fo:border-top="0.25pt solid #000000" fo:border-bottom="1.5pt solid #000000" style:writing-mode="lr-tb"/>
    </style:style>
    <style:style style:name="表24" style:family="table">
      <style:table-properties style:width="16.245cm" fo:margin-left="-0.46cm" table:align="left" style:writing-mode="lr-tb"/>
    </style:style>
    <style:style style:name="表24.A" style:family="table-column">
      <style:table-column-properties style:column-width="2.117cm"/>
    </style:style>
    <style:style style:name="表24.B" style:family="table-column">
      <style:table-column-properties style:column-width="2.249cm"/>
    </style:style>
    <style:style style:name="表24.C" style:family="table-column">
      <style:table-column-properties style:column-width="1.482cm"/>
    </style:style>
    <style:style style:name="表24.F" style:family="table-column">
      <style:table-column-properties style:column-width="1.455cm"/>
    </style:style>
    <style:style style:name="表24.J" style:family="table-column">
      <style:table-column-properties style:column-width="1.535cm"/>
    </style:style>
    <style:style style:name="表24.1" style:family="table-row">
      <style:table-row-properties fo:keep-together="auto"/>
    </style:style>
    <style:style style:name="表24.A1" style:family="table-cell">
      <style:table-cell-properties style:vertical-align="middle" fo:padding-left="0.175cm" fo:padding-right="0.175cm" fo:padding-top="0cm" fo:padding-bottom="0cm" fo:border-left="1.5pt solid #000000" fo:border-right="none" fo:border-top="1.5pt solid #000000" fo:border-bottom="1.5pt solid #000000" style:writing-mode="lr-tb"/>
    </style:style>
    <style:style style:name="表24.D1" style:family="table-cell">
      <style:table-cell-properties style:vertical-align="middle" fo:padding-left="0.175cm" fo:padding-right="0.175cm" fo:padding-top="0cm" fo:padding-bottom="0cm" fo:border-left="0.5pt solid #000000" fo:border-right="none" fo:border-top="1.5pt solid #000000" fo:border-bottom="1.5pt solid #000000" style:writing-mode="lr-tb"/>
    </style:style>
    <style:style style:name="表24.J1" style:family="table-cell">
      <style:table-cell-properties style:vertical-align="middle" fo:padding-left="0.175cm" fo:padding-right="0.175cm" fo:padding-top="0cm" fo:padding-bottom="0cm" fo:border-left="0.5pt solid #000000" fo:border-right="1.5pt solid #000000" fo:border-top="1.5pt solid #000000" fo:border-bottom="1.5pt solid #000000" style:writing-mode="lr-tb"/>
    </style:style>
    <style:style style:name="表24.A2" style:family="table-cell">
      <style:table-cell-properties style:vertical-align="middle" fo:padding-left="0.175cm" fo:padding-right="0.175cm" fo:padding-top="0cm" fo:padding-bottom="0cm" fo:border-left="1.5pt solid #000000" fo:border-right="none" fo:border-top="1.5pt solid #000000" fo:border-bottom="0.5pt solid #000000" style:writing-mode="lr-tb"/>
    </style:style>
    <style:style style:name="表24.D2" style:family="table-cell">
      <style:table-cell-properties style:vertical-align="middle" fo:padding-left="0.175cm" fo:padding-right="0.175cm" fo:padding-top="0cm" fo:padding-bottom="0cm" fo:border-left="0.5pt solid #000000" fo:border-right="none" fo:border-top="1.5pt solid #000000" fo:border-bottom="0.5pt solid #000000" style:writing-mode="lr-tb"/>
    </style:style>
    <style:style style:name="表24.J2" style:family="table-cell">
      <style:table-cell-properties style:vertical-align="middle" fo:padding-left="0.175cm" fo:padding-right="0.175cm" fo:padding-top="0cm" fo:padding-bottom="0cm" fo:border-left="0.5pt solid #000000" fo:border-right="1.5pt solid #000000" fo:border-top="1.5pt solid #000000" fo:border-bottom="0.5pt solid #000000" style:writing-mode="lr-tb"/>
    </style:style>
    <style:style style:name="表24.A3" style:family="table-cell">
      <style:table-cell-properties style:vertical-align="middle" fo:padding-left="0.175cm" fo:padding-right="0.175cm" fo:padding-top="0cm" fo:padding-bottom="0cm" fo:border-left="1.5pt solid #000000" fo:border-right="none" fo:border-top="0.5pt solid #000000" fo:border-bottom="0.5pt solid #000000" style:writing-mode="lr-tb"/>
    </style:style>
    <style:style style:name="表24.D3" style:family="table-cell">
      <style:table-cell-properties style:vertical-align="middle" fo:padding-left="0.175cm" fo:padding-right="0.175cm" fo:padding-top="0cm" fo:padding-bottom="0cm" fo:border-left="0.5pt solid #000000" fo:border-right="none" fo:border-top="0.5pt solid #000000" fo:border-bottom="0.5pt solid #000000" style:writing-mode="lr-tb"/>
    </style:style>
    <style:style style:name="表24.J3" style:family="table-cell">
      <style:table-cell-properties style:vertical-align="middle" fo:padding-left="0.175cm" fo:padding-right="0.175cm" fo:padding-top="0cm" fo:padding-bottom="0cm" fo:border-left="0.5pt solid #000000" fo:border-right="1.5pt solid #000000" fo:border-top="0.5pt solid #000000" fo:border-bottom="0.5pt solid #000000" style:writing-mode="lr-tb"/>
    </style:style>
    <style:style style:name="表24.A4" style:family="table-cell">
      <style:table-cell-properties style:vertical-align="middle" fo:padding-left="0.175cm" fo:padding-right="0.175cm" fo:padding-top="0cm" fo:padding-bottom="0cm" fo:border-left="1.5pt solid #000000" fo:border-right="none" fo:border-top="0.5pt solid #000000" fo:border-bottom="1.5pt solid #000000" style:writing-mode="lr-tb"/>
    </style:style>
    <style:style style:name="表24.D4" style:family="table-cell">
      <style:table-cell-properties style:vertical-align="middle" fo:padding-left="0.175cm" fo:padding-right="0.175cm" fo:padding-top="0cm" fo:padding-bottom="0cm" fo:border-left="0.5pt solid #000000" fo:border-right="none" fo:border-top="0.5pt solid #000000" fo:border-bottom="1.5pt solid #000000" style:writing-mode="lr-tb"/>
    </style:style>
    <style:style style:name="表24.J4" style:family="table-cell">
      <style:table-cell-properties style:vertical-align="middle" fo:padding-left="0.175cm" fo:padding-right="0.175cm" fo:padding-top="0cm" fo:padding-bottom="0cm" fo:border-left="0.5pt solid #000000" fo:border-right="1.5pt solid #000000" fo:border-top="0.5pt solid #000000" fo:border-bottom="1.5pt solid #000000" style:writing-mode="lr-tb"/>
    </style:style>
    <style:style style:name="表25" style:family="table">
      <style:table-properties style:width="16.166cm" fo:margin-left="-0.381cm" table:align="left" style:writing-mode="lr-tb"/>
    </style:style>
    <style:style style:name="表25.A" style:family="table-column">
      <style:table-column-properties style:column-width="2.037cm"/>
    </style:style>
    <style:style style:name="表25.B" style:family="table-column">
      <style:table-column-properties style:column-width="2.249cm"/>
    </style:style>
    <style:style style:name="表25.C" style:family="table-column">
      <style:table-column-properties style:column-width="1.482cm"/>
    </style:style>
    <style:style style:name="表25.F" style:family="table-column">
      <style:table-column-properties style:column-width="1.455cm"/>
    </style:style>
    <style:style style:name="表25.J" style:family="table-column">
      <style:table-column-properties style:column-width="1.535cm"/>
    </style:style>
    <style:style style:name="表25.1" style:family="table-row">
      <style:table-row-properties fo:keep-together="auto"/>
    </style:style>
    <style:style style:name="表25.A1" style:family="table-cell">
      <style:table-cell-properties style:vertical-align="middle" fo:padding-left="0.175cm" fo:padding-right="0.175cm" fo:padding-top="0cm" fo:padding-bottom="0cm" fo:border-left="1.5pt solid #000000" fo:border-right="none" fo:border-top="1.5pt solid #000000" fo:border-bottom="1.5pt solid #000000" style:writing-mode="lr-tb"/>
    </style:style>
    <style:style style:name="表25.D1" style:family="table-cell">
      <style:table-cell-properties style:vertical-align="middle" fo:padding-left="0.175cm" fo:padding-right="0.175cm" fo:padding-top="0cm" fo:padding-bottom="0cm" fo:border-left="0.5pt solid #000000" fo:border-right="none" fo:border-top="1.5pt solid #000000" fo:border-bottom="1.5pt solid #000000" style:writing-mode="lr-tb"/>
    </style:style>
    <style:style style:name="表25.J1" style:family="table-cell">
      <style:table-cell-properties style:vertical-align="middle" fo:padding-left="0.175cm" fo:padding-right="0.175cm" fo:padding-top="0cm" fo:padding-bottom="0cm" fo:border-left="0.5pt solid #000000" fo:border-right="1.5pt solid #000000" fo:border-top="1.5pt solid #000000" fo:border-bottom="1.5pt solid #000000" style:writing-mode="lr-tb"/>
    </style:style>
    <style:style style:name="表25.A2" style:family="table-cell">
      <style:table-cell-properties style:vertical-align="middle" fo:padding-left="0.175cm" fo:padding-right="0.175cm" fo:padding-top="0cm" fo:padding-bottom="0cm" fo:border-left="1.5pt solid #000000" fo:border-right="none" fo:border-top="1.5pt solid #000000" fo:border-bottom="0.5pt solid #000000" style:writing-mode="lr-tb"/>
    </style:style>
    <style:style style:name="表25.D2" style:family="table-cell">
      <style:table-cell-properties style:vertical-align="middle" fo:padding-left="0.175cm" fo:padding-right="0.175cm" fo:padding-top="0cm" fo:padding-bottom="0cm" fo:border-left="0.5pt solid #000000" fo:border-right="none" fo:border-top="1.5pt solid #000000" fo:border-bottom="0.5pt solid #000000" style:writing-mode="lr-tb"/>
    </style:style>
    <style:style style:name="表25.J2" style:family="table-cell">
      <style:table-cell-properties style:vertical-align="middle" fo:padding-left="0.175cm" fo:padding-right="0.175cm" fo:padding-top="0cm" fo:padding-bottom="0cm" fo:border-left="0.5pt solid #000000" fo:border-right="1.5pt solid #000000" fo:border-top="1.5pt solid #000000" fo:border-bottom="0.5pt solid #000000" style:writing-mode="lr-tb"/>
    </style:style>
    <style:style style:name="表25.A3" style:family="table-cell">
      <style:table-cell-properties style:vertical-align="middle" fo:padding-left="0.175cm" fo:padding-right="0.175cm" fo:padding-top="0cm" fo:padding-bottom="0cm" fo:border-left="1.5pt solid #000000" fo:border-right="none" fo:border-top="0.5pt solid #000000" fo:border-bottom="0.5pt solid #000000" style:writing-mode="lr-tb"/>
    </style:style>
    <style:style style:name="表25.D3" style:family="table-cell">
      <style:table-cell-properties style:vertical-align="middle" fo:padding-left="0.175cm" fo:padding-right="0.175cm" fo:padding-top="0cm" fo:padding-bottom="0cm" fo:border-left="0.5pt solid #000000" fo:border-right="none" fo:border-top="0.5pt solid #000000" fo:border-bottom="0.5pt solid #000000" style:writing-mode="lr-tb"/>
    </style:style>
    <style:style style:name="表25.J3" style:family="table-cell">
      <style:table-cell-properties style:vertical-align="middle" fo:padding-left="0.175cm" fo:padding-right="0.175cm" fo:padding-top="0cm" fo:padding-bottom="0cm" fo:border-left="0.5pt solid #000000" fo:border-right="1.5pt solid #000000" fo:border-top="0.5pt solid #000000" fo:border-bottom="0.5pt solid #000000" style:writing-mode="lr-tb"/>
    </style:style>
    <style:style style:name="表25.A4" style:family="table-cell">
      <style:table-cell-properties style:vertical-align="middle" fo:padding-left="0.175cm" fo:padding-right="0.175cm" fo:padding-top="0cm" fo:padding-bottom="0cm" fo:border-left="1.5pt solid #000000" fo:border-right="none" fo:border-top="0.5pt solid #000000" fo:border-bottom="1.5pt solid #000000" style:writing-mode="lr-tb"/>
    </style:style>
    <style:style style:name="表25.D4" style:family="table-cell">
      <style:table-cell-properties style:vertical-align="middle" fo:padding-left="0.175cm" fo:padding-right="0.175cm" fo:padding-top="0cm" fo:padding-bottom="0cm" fo:border-left="0.5pt solid #000000" fo:border-right="none" fo:border-top="0.5pt solid #000000" fo:border-bottom="1.5pt solid #000000" style:writing-mode="lr-tb"/>
    </style:style>
    <style:style style:name="表25.J4" style:family="table-cell">
      <style:table-cell-properties style:vertical-align="middle" fo:padding-left="0.175cm" fo:padding-right="0.175cm" fo:padding-top="0cm" fo:padding-bottom="0cm" fo:border-left="0.5pt solid #000000" fo:border-right="1.5pt solid #000000" fo:border-top="0.5pt solid #000000" fo:border-bottom="1.5pt solid #000000" style:writing-mode="lr-tb"/>
    </style:style>
    <style:style style:name="表26" style:family="table">
      <style:table-properties style:width="16.325cm" fo:margin-left="-0.54cm" table:align="left" style:writing-mode="lr-tb"/>
    </style:style>
    <style:style style:name="表26.A" style:family="table-column">
      <style:table-column-properties style:column-width="2.011cm"/>
    </style:style>
    <style:style style:name="表26.B" style:family="table-column">
      <style:table-column-properties style:column-width="2.699cm"/>
    </style:style>
    <style:style style:name="表26.C" style:family="table-column">
      <style:table-column-properties style:column-width="1.402cm"/>
    </style:style>
    <style:style style:name="表26.D" style:family="table-column">
      <style:table-column-properties style:column-width="1.296cm"/>
    </style:style>
    <style:style style:name="表26.E" style:family="table-column">
      <style:table-column-properties style:column-width="1.482cm"/>
    </style:style>
    <style:style style:name="表26.F" style:family="table-column">
      <style:table-column-properties style:column-width="1.455cm"/>
    </style:style>
    <style:style style:name="表26.J" style:family="table-column">
      <style:table-column-properties style:column-width="1.535cm"/>
    </style:style>
    <style:style style:name="表26.1" style:family="table-row">
      <style:table-row-properties fo:keep-together="auto"/>
    </style:style>
    <style:style style:name="表26.A1" style:family="table-cell">
      <style:table-cell-properties style:vertical-align="bottom" fo:padding-left="0.175cm" fo:padding-right="0.175cm" fo:padding-top="0cm" fo:padding-bottom="0cm" fo:border-left="1.5pt solid #000000" fo:border-right="none" fo:border-top="1.5pt solid #000000" fo:border-bottom="1.5pt solid #000000" style:writing-mode="lr-tb"/>
    </style:style>
    <style:style style:name="表26.C1" style:family="table-cell">
      <style:table-cell-properties style:vertical-align="top" fo:padding-left="0.175cm" fo:padding-right="0.175cm" fo:padding-top="0cm" fo:padding-bottom="0cm" fo:border-left="1.5pt solid #000000" fo:border-right="none" fo:border-top="1.5pt solid #000000" fo:border-bottom="1.5pt solid #000000" style:writing-mode="lr-tb"/>
    </style:style>
    <style:style style:name="表26.D1" style:family="table-cell">
      <style:table-cell-properties style:vertical-align="top" fo:padding-left="0.175cm" fo:padding-right="0.175cm" fo:padding-top="0cm" fo:padding-bottom="0cm" fo:border-left="0.5pt solid #000000" fo:border-right="none" fo:border-top="1.5pt solid #000000" fo:border-bottom="1.5pt solid #000000" style:writing-mode="lr-tb"/>
    </style:style>
    <style:style style:name="表26.J1" style:family="table-cell">
      <style:table-cell-properties style:vertical-align="top" fo:padding-left="0.175cm" fo:padding-right="0.175cm" fo:padding-top="0cm" fo:padding-bottom="0cm" fo:border-left="0.5pt solid #000000" fo:border-right="1.5pt solid #000000" fo:border-top="1.5pt solid #000000" fo:border-bottom="1.5pt solid #000000" style:writing-mode="lr-tb"/>
    </style:style>
    <style:style style:name="表27" style:family="table">
      <style:table-properties style:width="10.008cm" fo:margin-left="1.483cm" table:align="left" style:writing-mode="lr-tb"/>
    </style:style>
    <style:style style:name="表27.A" style:family="table-column">
      <style:table-column-properties style:column-width="2.212cm"/>
    </style:style>
    <style:style style:name="表27.B" style:family="table-column">
      <style:table-column-properties style:column-width="3.889cm"/>
    </style:style>
    <style:style style:name="表27.C" style:family="table-column">
      <style:table-column-properties style:column-width="3.907cm"/>
    </style:style>
    <style:style style:name="表27.1" style:family="table-row">
      <style:table-row-properties fo:keep-together="auto"/>
    </style:style>
    <style:style style:name="表27.A1" style:family="table-cell">
      <style:table-cell-properties style:vertical-align="middle" fo:padding-left="0.175cm" fo:padding-right="0.175cm" fo:padding-top="0cm" fo:padding-bottom="0cm" fo:border-left="1.5pt solid #000000" fo:border-right="none" fo:border-top="1.5pt solid #000000" fo:border-bottom="0.5pt solid #000000" style:writing-mode="lr-tb"/>
    </style:style>
    <style:style style:name="表27.B1" style:family="table-cell">
      <style:table-cell-properties style:vertical-align="middle" fo:padding-left="0.175cm" fo:padding-right="0.175cm" fo:padding-top="0cm" fo:padding-bottom="0cm" fo:border-left="0.5pt solid #000000" fo:border-right="none" fo:border-top="1.5pt solid #000000" fo:border-bottom="0.5pt solid #000000" style:writing-mode="lr-tb"/>
    </style:style>
    <style:style style:name="表27.C1" style:family="table-cell">
      <style:table-cell-properties style:vertical-align="middle" fo:padding-left="0.175cm" fo:padding-right="0.175cm" fo:padding-top="0cm" fo:padding-bottom="0cm" fo:border-left="0.5pt solid #000000" fo:border-right="1.5pt solid #000000" fo:border-top="1.5pt solid #000000" fo:border-bottom="0.5pt solid #000000" style:writing-mode="lr-tb"/>
    </style:style>
    <style:style style:name="表27.A2" style:family="table-cell">
      <style:table-cell-properties style:vertical-align="middle" fo:padding-left="0.175cm" fo:padding-right="0.175cm" fo:padding-top="0cm" fo:padding-bottom="0cm" fo:border-left="1.5pt solid #000000" fo:border-right="none" fo:border-top="0.5pt solid #000000" fo:border-bottom="0.5pt solid #000000" style:writing-mode="lr-tb"/>
    </style:style>
    <style:style style:name="表27.B2" style:family="table-cell">
      <style:table-cell-properties style:vertical-align="middle" fo:padding-left="0.175cm" fo:padding-right="0.175cm" fo:padding-top="0cm" fo:padding-bottom="0cm" fo:border-left="0.5pt solid #000000" fo:border-right="none" fo:border-top="0.5pt solid #000000" fo:border-bottom="0.5pt solid #000000" style:writing-mode="lr-tb"/>
    </style:style>
    <style:style style:name="表27.C2" style:family="table-cell">
      <style:table-cell-properties style:vertical-align="middle" fo:padding-left="0.175cm" fo:padding-right="0.175cm" fo:padding-top="0cm" fo:padding-bottom="0cm" fo:border-left="0.5pt solid #000000" fo:border-right="1.5pt solid #000000" fo:border-top="0.5pt solid #000000" fo:border-bottom="0.5pt solid #000000" style:writing-mode="lr-tb"/>
    </style:style>
    <style:style style:name="表27.A10" style:family="table-cell">
      <style:table-cell-properties style:vertical-align="middle" fo:padding-left="0.175cm" fo:padding-right="0.175cm" fo:padding-top="0cm" fo:padding-bottom="0cm" fo:border-left="1.5pt solid #000000" fo:border-right="none" fo:border-top="0.5pt solid #000000" fo:border-bottom="1.5pt solid #000000" style:writing-mode="lr-tb"/>
    </style:style>
    <style:style style:name="表27.B10" style:family="table-cell">
      <style:table-cell-properties style:vertical-align="middle" fo:padding-left="0.175cm" fo:padding-right="0.175cm" fo:padding-top="0cm" fo:padding-bottom="0cm" fo:border-left="0.5pt solid #000000" fo:border-right="none" fo:border-top="0.5pt solid #000000" fo:border-bottom="1.5pt solid #000000" style:writing-mode="lr-tb"/>
    </style:style>
    <style:style style:name="表27.C10" style:family="table-cell">
      <style:table-cell-properties style:vertical-align="middle" fo:padding-left="0.175cm" fo:padding-right="0.175cm" fo:padding-top="0cm" fo:padding-bottom="0cm" fo:border-left="0.5pt solid #000000" fo:border-right="1.5pt solid #000000" fo:border-top="0.5pt solid #000000" fo:border-bottom="1.5pt solid #000000" style:writing-mode="lr-tb"/>
    </style:style>
    <style:style style:name="表28" style:family="table">
      <style:table-properties style:width="16.351cm" fo:margin-left="-0.566cm" table:align="left" style:writing-mode="lr-tb"/>
    </style:style>
    <style:style style:name="表28.A" style:family="table-column">
      <style:table-column-properties style:column-width="2.011cm"/>
    </style:style>
    <style:style style:name="表28.B" style:family="table-column">
      <style:table-column-properties style:column-width="2.778cm"/>
    </style:style>
    <style:style style:name="表28.C" style:family="table-column">
      <style:table-column-properties style:column-width="1.323cm"/>
    </style:style>
    <style:style style:name="表28.E" style:family="table-column">
      <style:table-column-properties style:column-width="1.482cm"/>
    </style:style>
    <style:style style:name="表28.F" style:family="table-column">
      <style:table-column-properties style:column-width="1.455cm"/>
    </style:style>
    <style:style style:name="表28.J" style:family="table-column">
      <style:table-column-properties style:column-width="1.535cm"/>
    </style:style>
    <style:style style:name="表28.1" style:family="table-row">
      <style:table-row-properties fo:keep-together="auto"/>
    </style:style>
    <style:style style:name="表28.A1" style:family="table-cell">
      <style:table-cell-properties style:vertical-align="bottom" fo:padding-left="0.175cm" fo:padding-right="0.175cm" fo:padding-top="0cm" fo:padding-bottom="0cm" fo:border-left="1.5pt solid #000000" fo:border-right="none" fo:border-top="1.5pt solid #000000" fo:border-bottom="1.5pt solid #000000" style:writing-mode="lr-tb"/>
    </style:style>
    <style:style style:name="表28.C1" style:family="table-cell">
      <style:table-cell-properties style:vertical-align="top" fo:padding-left="0.175cm" fo:padding-right="0.175cm" fo:padding-top="0cm" fo:padding-bottom="0cm" fo:border-left="1.5pt solid #000000" fo:border-right="none" fo:border-top="1.5pt solid #000000" fo:border-bottom="1.5pt solid #000000" style:writing-mode="lr-tb"/>
    </style:style>
    <style:style style:name="表28.D1" style:family="table-cell">
      <style:table-cell-properties style:vertical-align="top" fo:padding-left="0.175cm" fo:padding-right="0.175cm" fo:padding-top="0cm" fo:padding-bottom="0cm" fo:border-left="0.5pt solid #000000" fo:border-right="none" fo:border-top="1.5pt solid #000000" fo:border-bottom="1.5pt solid #000000" style:writing-mode="lr-tb"/>
    </style:style>
    <style:style style:name="表28.J1" style:family="table-cell">
      <style:table-cell-properties style:vertical-align="top" fo:padding-left="0.175cm" fo:padding-right="0.175cm" fo:padding-top="0cm" fo:padding-bottom="0cm" fo:border-left="0.5pt solid #000000" fo:border-right="1.5pt solid #000000" fo:border-top="1.5pt solid #000000" fo:border-bottom="1.5pt solid #000000" style:writing-mode="lr-tb"/>
    </style:style>
    <style:style style:name="表29" style:family="table">
      <style:table-properties style:width="10.008cm" fo:margin-left="1.483cm" table:align="left" fo:keep-with-next="always" style:may-break-between-rows="false" style:writing-mode="lr-tb"/>
    </style:style>
    <style:style style:name="表29.A" style:family="table-column">
      <style:table-column-properties style:column-width="2.212cm"/>
    </style:style>
    <style:style style:name="表29.B" style:family="table-column">
      <style:table-column-properties style:column-width="3.889cm"/>
    </style:style>
    <style:style style:name="表29.C" style:family="table-column">
      <style:table-column-properties style:column-width="3.907cm"/>
    </style:style>
    <style:style style:name="表29.1" style:family="table-row">
      <style:table-row-properties fo:keep-together="always"/>
    </style:style>
    <style:style style:name="表29.A1" style:family="table-cell">
      <style:table-cell-properties style:vertical-align="middle" fo:padding-left="0.175cm" fo:padding-right="0.175cm" fo:padding-top="0cm" fo:padding-bottom="0cm" fo:border-left="1.5pt solid #000000" fo:border-right="none" fo:border-top="1.5pt solid #000000" fo:border-bottom="0.5pt solid #000000" style:writing-mode="lr-tb"/>
    </style:style>
    <style:style style:name="表29.B1" style:family="table-cell">
      <style:table-cell-properties style:vertical-align="middle" fo:padding-left="0.175cm" fo:padding-right="0.175cm" fo:padding-top="0cm" fo:padding-bottom="0cm" fo:border-left="0.5pt solid #000000" fo:border-right="none" fo:border-top="1.5pt solid #000000" fo:border-bottom="0.5pt solid #000000" style:writing-mode="lr-tb"/>
    </style:style>
    <style:style style:name="表29.C1" style:family="table-cell">
      <style:table-cell-properties style:vertical-align="middle" fo:padding-left="0.175cm" fo:padding-right="0.175cm" fo:padding-top="0cm" fo:padding-bottom="0cm" fo:border-left="0.5pt solid #000000" fo:border-right="1.5pt solid #000000" fo:border-top="1.5pt solid #000000" fo:border-bottom="0.5pt solid #000000" style:writing-mode="lr-tb"/>
    </style:style>
    <style:style style:name="表29.A2" style:family="table-cell">
      <style:table-cell-properties style:vertical-align="middle" fo:padding-left="0.175cm" fo:padding-right="0.175cm" fo:padding-top="0cm" fo:padding-bottom="0cm" fo:border-left="1.5pt solid #000000" fo:border-right="none" fo:border-top="0.5pt solid #000000" fo:border-bottom="0.5pt solid #000000" style:writing-mode="lr-tb"/>
    </style:style>
    <style:style style:name="表29.B2" style:family="table-cell">
      <style:table-cell-properties style:vertical-align="middle" fo:padding-left="0.175cm" fo:padding-right="0.175cm" fo:padding-top="0cm" fo:padding-bottom="0cm" fo:border-left="0.5pt solid #000000" fo:border-right="none" fo:border-top="0.5pt solid #000000" fo:border-bottom="0.5pt solid #000000" style:writing-mode="lr-tb"/>
    </style:style>
    <style:style style:name="表29.C2" style:family="table-cell">
      <style:table-cell-properties style:vertical-align="middle" fo:padding-left="0.175cm" fo:padding-right="0.175cm" fo:padding-top="0cm" fo:padding-bottom="0cm" fo:border-left="0.5pt solid #000000" fo:border-right="1.5pt solid #000000" fo:border-top="0.5pt solid #000000" fo:border-bottom="0.5pt solid #000000" style:writing-mode="lr-tb"/>
    </style:style>
    <style:style style:name="表29.A10" style:family="table-cell">
      <style:table-cell-properties style:vertical-align="middle" fo:padding-left="0.175cm" fo:padding-right="0.175cm" fo:padding-top="0cm" fo:padding-bottom="0cm" fo:border-left="1.5pt solid #000000" fo:border-right="none" fo:border-top="0.5pt solid #000000" fo:border-bottom="1.5pt solid #000000" style:writing-mode="lr-tb"/>
    </style:style>
    <style:style style:name="表29.B10" style:family="table-cell">
      <style:table-cell-properties style:vertical-align="middle" fo:padding-left="0.175cm" fo:padding-right="0.175cm" fo:padding-top="0cm" fo:padding-bottom="0cm" fo:border-left="0.5pt solid #000000" fo:border-right="none" fo:border-top="0.5pt solid #000000" fo:border-bottom="1.5pt solid #000000" style:writing-mode="lr-tb"/>
    </style:style>
    <style:style style:name="表29.C10" style:family="table-cell">
      <style:table-cell-properties style:vertical-align="middle" fo:padding-left="0.175cm" fo:padding-right="0.175cm" fo:padding-top="0cm" fo:padding-bottom="0cm" fo:border-left="0.5pt solid #000000" fo:border-right="1.5pt solid #000000" fo:border-top="0.5pt solid #000000" fo:border-bottom="1.5pt solid #000000" style:writing-mode="lr-tb"/>
    </style:style>
    <style:style style:name="表30" style:family="table">
      <style:table-properties style:width="15.796cm" table:align="left" style:writing-mode="lr-tb"/>
    </style:style>
    <style:style style:name="表30.A" style:family="table-column">
      <style:table-column-properties style:column-width="1.852cm"/>
    </style:style>
    <style:style style:name="表30.B" style:family="table-column">
      <style:table-column-properties style:column-width="2.021cm"/>
    </style:style>
    <style:style style:name="表30.C" style:family="table-column">
      <style:table-column-properties style:column-width="1.475cm"/>
    </style:style>
    <style:style style:name="表30.E" style:family="table-column">
      <style:table-column-properties style:column-width="1.492cm"/>
    </style:style>
    <style:style style:name="表30.J" style:family="table-column">
      <style:table-column-properties style:column-width="1.529cm"/>
    </style:style>
    <style:style style:name="表30.1" style:family="table-row">
      <style:table-row-properties fo:keep-together="auto"/>
    </style:style>
    <style:style style:name="表30.A1" style:family="table-cell">
      <style:table-cell-properties style:vertical-align="middle" fo:padding-left="0.175cm" fo:padding-right="0.175cm" fo:padding-top="0cm" fo:padding-bottom="0cm" fo:border-left="1.5pt solid #000000" fo:border-right="none" fo:border-top="1.5pt solid #000000" fo:border-bottom="1.5pt solid #000000" style:writing-mode="lr-tb"/>
    </style:style>
    <style:style style:name="表30.D1" style:family="table-cell">
      <style:table-cell-properties style:vertical-align="middle" fo:padding-left="0.175cm" fo:padding-right="0.175cm" fo:padding-top="0cm" fo:padding-bottom="0cm" fo:border-left="0.5pt solid #000000" fo:border-right="none" fo:border-top="1.5pt solid #000000" fo:border-bottom="1.5pt solid #000000" style:writing-mode="lr-tb"/>
    </style:style>
    <style:style style:name="表30.J1" style:family="table-cell">
      <style:table-cell-properties style:vertical-align="middle" fo:padding-left="0.175cm" fo:padding-right="0.175cm" fo:padding-top="0cm" fo:padding-bottom="0cm" fo:border-left="0.5pt solid #000000" fo:border-right="1.5pt solid #000000" fo:border-top="1.5pt solid #000000" fo:border-bottom="1.5pt solid #000000" style:writing-mode="lr-tb"/>
    </style:style>
    <style:style style:name="表30.A2" style:family="table-cell">
      <style:table-cell-properties style:vertical-align="middle" fo:padding-left="0.175cm" fo:padding-right="0.175cm" fo:padding-top="0cm" fo:padding-bottom="0cm" fo:border-left="1.5pt solid #000000" fo:border-right="none" fo:border-top="1.5pt solid #000000" fo:border-bottom="0.5pt solid #000000" style:writing-mode="lr-tb"/>
    </style:style>
    <style:style style:name="表30.D2" style:family="table-cell">
      <style:table-cell-properties style:vertical-align="middle" fo:padding-left="0.175cm" fo:padding-right="0.175cm" fo:padding-top="0cm" fo:padding-bottom="0cm" fo:border-left="0.5pt solid #000000" fo:border-right="none" fo:border-top="1.5pt solid #000000" fo:border-bottom="0.5pt solid #000000" style:writing-mode="lr-tb"/>
    </style:style>
    <style:style style:name="表30.J2" style:family="table-cell">
      <style:table-cell-properties style:vertical-align="middle" fo:padding-left="0.175cm" fo:padding-right="0.175cm" fo:padding-top="0cm" fo:padding-bottom="0cm" fo:border-left="0.5pt solid #000000" fo:border-right="1.5pt solid #000000" fo:border-top="1.5pt solid #000000" fo:border-bottom="0.5pt solid #000000" style:writing-mode="lr-tb"/>
    </style:style>
    <style:style style:name="表30.A3" style:family="table-cell">
      <style:table-cell-properties style:vertical-align="middle" fo:padding-left="0.175cm" fo:padding-right="0.175cm" fo:padding-top="0cm" fo:padding-bottom="0cm" fo:border-left="1.5pt solid #000000" fo:border-right="none" fo:border-top="0.5pt solid #000000" fo:border-bottom="1.5pt solid #000000" style:writing-mode="lr-tb"/>
    </style:style>
    <style:style style:name="表30.D3" style:family="table-cell">
      <style:table-cell-properties style:vertical-align="middle" fo:padding-left="0.175cm" fo:padding-right="0.175cm" fo:padding-top="0cm" fo:padding-bottom="0cm" fo:border-left="0.5pt solid #000000" fo:border-right="none" fo:border-top="0.5pt solid #000000" fo:border-bottom="1.5pt solid #000000" style:writing-mode="lr-tb"/>
    </style:style>
    <style:style style:name="表30.J3" style:family="table-cell">
      <style:table-cell-properties style:vertical-align="middle" fo:padding-left="0.175cm" fo:padding-right="0.175cm" fo:padding-top="0cm" fo:padding-bottom="0cm" fo:border-left="0.5pt solid #000000" fo:border-right="1.5pt solid #000000" fo:border-top="0.5pt solid #000000" fo:border-bottom="1.5pt solid #000000" style:writing-mode="lr-tb"/>
    </style:style>
    <style:style style:name="表31" style:family="table">
      <style:table-properties style:width="16.325cm" fo:margin-left="-0.54cm" table:align="left" style:writing-mode="lr-tb"/>
    </style:style>
    <style:style style:name="表31.A" style:family="table-column">
      <style:table-column-properties style:column-width="2.196cm"/>
    </style:style>
    <style:style style:name="表31.C" style:family="table-column">
      <style:table-column-properties style:column-width="1.482cm"/>
    </style:style>
    <style:style style:name="表31.F" style:family="table-column">
      <style:table-column-properties style:column-width="1.508cm"/>
    </style:style>
    <style:style style:name="表31.J" style:family="table-column">
      <style:table-column-properties style:column-width="1.535cm"/>
    </style:style>
    <style:style style:name="表31.1" style:family="table-row">
      <style:table-row-properties fo:keep-together="auto"/>
    </style:style>
    <style:style style:name="表31.A1" style:family="table-cell">
      <style:table-cell-properties style:vertical-align="middle" fo:padding-left="0.175cm" fo:padding-right="0.175cm" fo:padding-top="0cm" fo:padding-bottom="0cm" fo:border-left="1.5pt solid #000000" fo:border-right="none" fo:border-top="1.5pt solid #000000" fo:border-bottom="1.5pt solid #000000" style:writing-mode="lr-tb"/>
    </style:style>
    <style:style style:name="表31.D1" style:family="table-cell">
      <style:table-cell-properties style:vertical-align="middle" fo:padding-left="0.175cm" fo:padding-right="0.175cm" fo:padding-top="0cm" fo:padding-bottom="0cm" fo:border-left="0.5pt solid #000000" fo:border-right="none" fo:border-top="1.5pt solid #000000" fo:border-bottom="1.5pt solid #000000" style:writing-mode="lr-tb"/>
    </style:style>
    <style:style style:name="表31.J1" style:family="table-cell">
      <style:table-cell-properties style:vertical-align="middle" fo:padding-left="0.175cm" fo:padding-right="0.175cm" fo:padding-top="0cm" fo:padding-bottom="0cm" fo:border-left="0.5pt solid #000000" fo:border-right="1.5pt solid #000000" fo:border-top="1.5pt solid #000000" fo:border-bottom="1.5pt solid #000000" style:writing-mode="lr-tb"/>
    </style:style>
    <style:style style:name="表31.A2" style:family="table-cell">
      <style:table-cell-properties style:vertical-align="middle" fo:padding-left="0.175cm" fo:padding-right="0.175cm" fo:padding-top="0cm" fo:padding-bottom="0cm" fo:border-left="1.5pt solid #000000" fo:border-right="none" fo:border-top="1.5pt solid #000000" fo:border-bottom="0.5pt solid #000000" style:writing-mode="lr-tb"/>
    </style:style>
    <style:style style:name="表31.D2" style:family="table-cell">
      <style:table-cell-properties style:vertical-align="middle" fo:padding-left="0.175cm" fo:padding-right="0.175cm" fo:padding-top="0cm" fo:padding-bottom="0cm" fo:border-left="0.5pt solid #000000" fo:border-right="none" fo:border-top="1.5pt solid #000000" fo:border-bottom="0.5pt solid #000000" style:writing-mode="lr-tb"/>
    </style:style>
    <style:style style:name="表31.J2" style:family="table-cell">
      <style:table-cell-properties style:vertical-align="middle" fo:padding-left="0.175cm" fo:padding-right="0.175cm" fo:padding-top="0cm" fo:padding-bottom="0cm" fo:border-left="0.5pt solid #000000" fo:border-right="1.5pt solid #000000" fo:border-top="1.5pt solid #000000" fo:border-bottom="0.5pt solid #000000" style:writing-mode="lr-tb"/>
    </style:style>
    <style:style style:name="表31.A3" style:family="table-cell">
      <style:table-cell-properties style:vertical-align="middle" fo:padding-left="0.175cm" fo:padding-right="0.175cm" fo:padding-top="0cm" fo:padding-bottom="0cm" fo:border-left="1.5pt solid #000000" fo:border-right="none" fo:border-top="0.5pt solid #000000" fo:border-bottom="1.5pt solid #000000" style:writing-mode="lr-tb"/>
    </style:style>
    <style:style style:name="表31.D3" style:family="table-cell">
      <style:table-cell-properties style:vertical-align="middle" fo:padding-left="0.175cm" fo:padding-right="0.175cm" fo:padding-top="0cm" fo:padding-bottom="0cm" fo:border-left="0.5pt solid #000000" fo:border-right="none" fo:border-top="0.5pt solid #000000" fo:border-bottom="1.5pt solid #000000" style:writing-mode="lr-tb"/>
    </style:style>
    <style:style style:name="表31.J3" style:family="table-cell">
      <style:table-cell-properties style:vertical-align="middle" fo:padding-left="0.175cm" fo:padding-right="0.175cm" fo:padding-top="0cm" fo:padding-bottom="0cm" fo:border-left="0.5pt solid #000000" fo:border-right="1.5pt solid #000000" fo:border-top="0.5pt solid #000000" fo:border-bottom="1.5pt solid #000000" style:writing-mode="lr-tb"/>
    </style:style>
    <style:style style:name="表32" style:family="table">
      <style:table-properties style:width="16.378cm" fo:margin-left="-0.593cm" table:align="left" style:writing-mode="lr-tb"/>
    </style:style>
    <style:style style:name="表32.A" style:family="table-column">
      <style:table-column-properties style:column-width="2.249cm"/>
    </style:style>
    <style:style style:name="表32.C" style:family="table-column">
      <style:table-column-properties style:column-width="1.482cm"/>
    </style:style>
    <style:style style:name="表32.F" style:family="table-column">
      <style:table-column-properties style:column-width="1.455cm"/>
    </style:style>
    <style:style style:name="表32.J" style:family="table-column">
      <style:table-column-properties style:column-width="1.535cm"/>
    </style:style>
    <style:style style:name="表32.1" style:family="table-row">
      <style:table-row-properties fo:keep-together="auto"/>
    </style:style>
    <style:style style:name="表32.A1" style:family="table-cell">
      <style:table-cell-properties style:vertical-align="bottom" fo:padding-left="0.175cm" fo:padding-right="0.175cm" fo:padding-top="0cm" fo:padding-bottom="0cm" fo:border-left="1.5pt solid #000000" fo:border-right="none" fo:border-top="1.5pt solid #000000" fo:border-bottom="1.5pt solid #000000" style:writing-mode="lr-tb"/>
    </style:style>
    <style:style style:name="表32.C1" style:family="table-cell">
      <style:table-cell-properties style:vertical-align="top" fo:padding-left="0.175cm" fo:padding-right="0.175cm" fo:padding-top="0cm" fo:padding-bottom="0cm" fo:border-left="1.5pt solid #000000" fo:border-right="none" fo:border-top="1.5pt solid #000000" fo:border-bottom="1.5pt solid #000000" style:writing-mode="lr-tb"/>
    </style:style>
    <style:style style:name="表32.D1" style:family="table-cell">
      <style:table-cell-properties style:vertical-align="top" fo:padding-left="0.175cm" fo:padding-right="0.175cm" fo:padding-top="0cm" fo:padding-bottom="0cm" fo:border-left="0.5pt solid #000000" fo:border-right="none" fo:border-top="1.5pt solid #000000" fo:border-bottom="1.5pt solid #000000" style:writing-mode="lr-tb"/>
    </style:style>
    <style:style style:name="表32.J1" style:family="table-cell">
      <style:table-cell-properties style:vertical-align="top" fo:padding-left="0.175cm" fo:padding-right="0.175cm" fo:padding-top="0cm" fo:padding-bottom="0cm" fo:border-left="0.5pt solid #000000" fo:border-right="1.5pt solid #000000" fo:border-top="1.5pt solid #000000" fo:border-bottom="1.5pt solid #000000" style:writing-mode="lr-tb"/>
    </style:style>
    <style:style style:name="表33" style:family="table">
      <style:table-properties style:width="16.378cm" fo:margin-left="-0.593cm" table:align="left" style:writing-mode="lr-tb"/>
    </style:style>
    <style:style style:name="表33.A" style:family="table-column">
      <style:table-column-properties style:column-width="2.249cm"/>
    </style:style>
    <style:style style:name="表33.C" style:family="table-column">
      <style:table-column-properties style:column-width="1.482cm"/>
    </style:style>
    <style:style style:name="表33.F" style:family="table-column">
      <style:table-column-properties style:column-width="1.455cm"/>
    </style:style>
    <style:style style:name="表33.J" style:family="table-column">
      <style:table-column-properties style:column-width="1.535cm"/>
    </style:style>
    <style:style style:name="表33.1" style:family="table-row">
      <style:table-row-properties fo:keep-together="auto"/>
    </style:style>
    <style:style style:name="表33.A1" style:family="table-cell">
      <style:table-cell-properties style:vertical-align="bottom" fo:padding-left="0.175cm" fo:padding-right="0.175cm" fo:padding-top="0cm" fo:padding-bottom="0cm" fo:border-left="1.5pt solid #000000" fo:border-right="none" fo:border-top="1.5pt solid #000000" fo:border-bottom="1.5pt solid #000000" style:writing-mode="lr-tb"/>
    </style:style>
    <style:style style:name="表33.C1" style:family="table-cell">
      <style:table-cell-properties style:vertical-align="top" fo:padding-left="0.175cm" fo:padding-right="0.175cm" fo:padding-top="0cm" fo:padding-bottom="0cm" fo:border-left="1.5pt solid #000000" fo:border-right="none" fo:border-top="1.5pt solid #000000" fo:border-bottom="1.5pt solid #000000" style:writing-mode="lr-tb"/>
    </style:style>
    <style:style style:name="表33.D1" style:family="table-cell">
      <style:table-cell-properties style:vertical-align="top" fo:padding-left="0.175cm" fo:padding-right="0.175cm" fo:padding-top="0cm" fo:padding-bottom="0cm" fo:border-left="0.5pt solid #000000" fo:border-right="none" fo:border-top="1.5pt solid #000000" fo:border-bottom="1.5pt solid #000000" style:writing-mode="lr-tb"/>
    </style:style>
    <style:style style:name="表33.J1" style:family="table-cell">
      <style:table-cell-properties style:vertical-align="top" fo:padding-left="0.175cm" fo:padding-right="0.175cm" fo:padding-top="0cm" fo:padding-bottom="0cm" fo:border-left="0.5pt solid #000000" fo:border-right="1.5pt solid #000000" fo:border-top="1.5pt solid #000000" fo:border-bottom="1.5pt solid #000000" style:writing-mode="lr-tb"/>
    </style:style>
    <style:style style:name="表34" style:family="table">
      <style:table-properties style:width="7.982cm" fo:margin-left="2.214cm" table:align="left" fo:keep-with-next="always" style:may-break-between-rows="false" style:writing-mode="lr-tb"/>
    </style:style>
    <style:style style:name="表34.A" style:family="table-column">
      <style:table-column-properties style:column-width="2.408cm"/>
    </style:style>
    <style:style style:name="表34.B" style:family="table-column">
      <style:table-column-properties style:column-width="2.778cm"/>
    </style:style>
    <style:style style:name="表34.C" style:family="table-column">
      <style:table-column-properties style:column-width="2.796cm"/>
    </style:style>
    <style:style style:name="表34.1" style:family="table-row">
      <style:table-row-properties fo:keep-together="auto"/>
    </style:style>
    <style:style style:name="表34.A1" style:family="table-cell">
      <style:table-cell-properties style:vertical-align="middle" fo:padding-left="0.175cm" fo:padding-right="0.175cm" fo:padding-top="0cm" fo:padding-bottom="0cm" fo:border-left="1.5pt solid #000000" fo:border-right="none" fo:border-top="1.5pt solid #000000" fo:border-bottom="1.5pt solid #000000" style:writing-mode="lr-tb"/>
    </style:style>
    <style:style style:name="表34.C1" style:family="table-cell">
      <style:table-cell-properties style:vertical-align="middle" fo:padding-left="0.175cm" fo:padding-right="0.175cm" fo:padding-top="0cm" fo:padding-bottom="0cm" fo:border="1.5pt solid #000000" style:writing-mode="lr-tb"/>
    </style:style>
    <style:style style:name="表34.A2" style:family="table-cell">
      <style:table-cell-properties style:vertical-align="middle" fo:padding-left="0.175cm" fo:padding-right="0.175cm" fo:padding-top="0cm" fo:padding-bottom="0cm" fo:border-left="1.5pt solid #000000" fo:border-right="none" fo:border-top="none" fo:border-bottom="1.5pt solid #000000" style:writing-mode="lr-tb"/>
    </style:style>
    <style:style style:name="表34.C2" style:family="table-cell">
      <style:table-cell-properties style:vertical-align="middle" fo:padding-left="0.175cm" fo:padding-right="0.175cm" fo:padding-top="0cm" fo:padding-bottom="0cm" fo:border-left="1.5pt solid #000000" fo:border-right="1.5pt solid #000000" fo:border-top="none" fo:border-bottom="1.5pt solid #000000" style:writing-mode="lr-tb"/>
    </style:style>
    <style:style style:name="表36" style:family="table">
      <style:table-properties style:width="16.007cm" fo:margin-left="0cm" table:align="left" style:writing-mode="lr-tb"/>
    </style:style>
    <style:style style:name="表36.A" style:family="table-column">
      <style:table-column-properties style:column-width="2.302cm"/>
    </style:style>
    <style:style style:name="表36.B" style:family="table-column">
      <style:table-column-properties style:column-width="1.799cm"/>
    </style:style>
    <style:style style:name="表36.C" style:family="table-column">
      <style:table-column-properties style:column-width="11.906cm"/>
    </style:style>
    <style:style style:name="表36.A1" style:family="table-cell">
      <style:table-cell-properties style:vertical-align="middle" fo:padding="0.097cm" fo:border-left="0.05pt solid #000000" fo:border-right="none" fo:border-top="0.05pt solid #000000" fo:border-bottom="0.05pt double-thin #000000"/>
    </style:style>
    <style:style style:name="表36.C1" style:family="table-cell">
      <style:table-cell-properties fo:padding="0.097cm" fo:border-left="0.05pt solid #000000" fo:border-right="0.05pt solid #000000" fo:border-top="0.05pt solid #000000" fo:border-bottom="0.05pt double-thin #000000"/>
    </style:style>
    <style:style style:name="表36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36.C2" style:family="table-cell">
      <style:table-cell-properties fo:padding="0.097cm" fo:border-left="0.05pt solid #000000" fo:border-right="0.05pt solid #000000" fo:border-top="none" fo:border-bottom="0.05pt solid #000000"/>
    </style:style>
    <style:style style:name="表36.C3" style:family="table-cell">
      <style:table-cell-properties fo:padding="0.097cm" fo:border-left="0.05pt solid #000000" fo:border-right="0.05pt solid #000000" fo:border-top="none" fo:border-bottom="0.05pt solid #000000"/>
    </style:style>
    <style:style style:name="表36.C4" style:family="table-cell">
      <style:table-cell-properties fo:padding="0.097cm" fo:border-left="0.05pt solid #000000" fo:border-right="0.05pt solid #000000" fo:border-top="none" fo:border-bottom="0.05pt solid #000000"/>
    </style:style>
    <style:style style:name="表36.C5" style:family="table-cell">
      <style:table-cell-properties fo:padding="0.097cm" fo:border-left="0.05pt solid #000000" fo:border-right="0.05pt solid #000000" fo:border-top="none" fo:border-bottom="0.05pt solid #000000"/>
    </style:style>
    <style:style style:name="表36.C6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style:font-name="ＭＳ ゴシック2" style:font-name-asian="ＭＳ ゴシック2"/>
    </style:style>
    <style:style style:name="P3" style:family="paragraph" style:parent-style-name="Standard">
      <style:text-properties style:font-name="ＭＳ ゴシック2" style:font-name-asian="ＭＳ ゴシック2" style:font-name-complex="ＭＳ 明朝"/>
    </style:style>
    <style:style style:name="P4" style:family="paragraph" style:parent-style-name="Standard">
      <style:paragraph-properties fo:text-align="center" style:justify-single-word="false"/>
      <style:text-properties style:font-name="ＭＳ ゴシック2" style:font-name-asian="ＭＳ ゴシック2"/>
    </style:style>
    <style:style style:name="P5" style:family="paragraph" style:parent-style-name="Standard">
      <style:paragraph-properties fo:text-align="center" style:justify-single-word="false" style:snap-to-layout-grid="false"/>
      <style:text-properties style:font-name="ＭＳ ゴシック2" style:font-name-asian="ＭＳ ゴシック2"/>
    </style:style>
    <style:style style:name="P6" style:family="paragraph" style:parent-style-name="Standard">
      <style:text-properties style:font-name="ＭＳ ゴシック2" officeooo:rsid="002227c4" officeooo:paragraph-rsid="002227c4" style:font-name-asian="ＭＳ ゴシック2"/>
    </style:style>
    <style:style style:name="P7" style:family="paragraph" style:parent-style-name="Standard">
      <style:text-properties style:font-name="ＭＳ ゴシック2" officeooo:paragraph-rsid="002227c4" style:font-name-asian="ＭＳ ゴシック2"/>
    </style:style>
    <style:style style:name="P8" style:family="paragraph" style:parent-style-name="Standard">
      <style:text-properties style:font-name="ＭＳ ゴシック2" officeooo:rsid="0023e7bb" style:font-name-asian="ＭＳ ゴシック2"/>
    </style:style>
    <style:style style:name="P9" style:family="paragraph" style:parent-style-name="Standard">
      <style:text-properties style:font-name="ＭＳ ゴシック2" officeooo:rsid="002633f3" officeooo:paragraph-rsid="002633f3" style:font-name-asian="ＭＳ ゴシック2"/>
    </style:style>
    <style:style style:name="P10" style:family="paragraph" style:parent-style-name="Standard">
      <style:text-properties style:font-name="ＭＳ ゴシック2" officeooo:rsid="00272a88" officeooo:paragraph-rsid="00272a88" style:font-name-asian="ＭＳ ゴシック2"/>
    </style:style>
    <style:style style:name="P11" style:family="paragraph" style:parent-style-name="Standard">
      <style:text-properties style:font-name="ＭＳ ゴシック2" officeooo:rsid="0027de7d" officeooo:paragraph-rsid="0027de7d" style:font-name-asian="ＭＳ ゴシック2"/>
    </style:style>
    <style:style style:name="P12" style:family="paragraph" style:parent-style-name="Standard">
      <style:text-properties style:font-name="ＭＳ ゴシック2" officeooo:rsid="00288110" officeooo:paragraph-rsid="00288110" style:font-name-asian="ＭＳ ゴシック2"/>
    </style:style>
    <style:style style:name="P13" style:family="paragraph" style:parent-style-name="Standard">
      <style:text-properties style:font-name="ＭＳ ゴシック2" officeooo:rsid="002a1dd3" style:font-name-asian="ＭＳ ゴシック2"/>
    </style:style>
    <style:style style:name="P14" style:family="paragraph" style:parent-style-name="Standard">
      <style:text-properties style:font-name="ＭＳ ゴシック2" officeooo:rsid="002a1dd3" officeooo:paragraph-rsid="002a1dd3" style:font-name-asian="ＭＳ ゴシック2"/>
    </style:style>
    <style:style style:name="P15" style:family="paragraph" style:parent-style-name="Standard">
      <style:text-properties style:font-name="ＭＳ ゴシック2" officeooo:paragraph-rsid="002a9252" style:font-name-asian="ＭＳ ゴシック2"/>
    </style:style>
    <style:style style:name="P16" style:family="paragraph" style:parent-style-name="Standard">
      <style:paragraph-properties fo:text-align="center" style:justify-single-word="false"/>
      <style:text-properties style:font-name="ＭＳ ゴシック2" officeooo:rsid="002a9252" officeooo:paragraph-rsid="002a9252" style:font-name-asian="ＭＳ ゴシック2"/>
    </style:style>
    <style:style style:name="P17" style:family="paragraph" style:parent-style-name="Standard">
      <style:paragraph-properties fo:text-align="center" style:justify-single-word="false"/>
      <style:text-properties style:font-name="ＭＳ ゴシック2" officeooo:rsid="002c6ec4" officeooo:paragraph-rsid="002c6ec4" style:font-name-asian="ＭＳ ゴシック2"/>
    </style:style>
    <style:style style:name="P18" style:family="paragraph" style:parent-style-name="Standard">
      <style:text-properties style:font-name="ＭＳ ゴシック2" officeooo:rsid="0030293d" officeooo:paragraph-rsid="0030293d" style:font-name-asian="ＭＳ ゴシック2"/>
    </style:style>
    <style:style style:name="P19" style:family="paragraph" style:parent-style-name="Standard">
      <style:text-properties style:font-name="ＭＳ ゴシック2" officeooo:paragraph-rsid="0030293d" style:font-name-asian="ＭＳ ゴシック2"/>
    </style:style>
    <style:style style:name="P20" style:family="paragraph" style:parent-style-name="Standard">
      <style:text-properties style:font-name="ＭＳ ゴシック2" officeooo:rsid="0029fbaa" style:font-name-asian="ＭＳ ゴシック2"/>
    </style:style>
    <style:style style:name="P21" style:family="paragraph" style:parent-style-name="Standard">
      <style:text-properties style:font-name="ＭＳ ゴシック2" officeooo:rsid="00488cc8" style:font-name-asian="ＭＳ ゴシック2"/>
    </style:style>
    <style:style style:name="P22" style:family="paragraph" style:parent-style-name="Standard">
      <style:text-properties style:font-name="ＭＳ ゴシック2" officeooo:rsid="00488cc8" officeooo:paragraph-rsid="00488cc8" style:font-name-asian="ＭＳ ゴシック2"/>
    </style:style>
    <style:style style:name="P23" style:family="paragraph" style:parent-style-name="Standard">
      <style:text-properties style:font-name="ＭＳ ゴシック2" officeooo:rsid="004a3482" officeooo:paragraph-rsid="004a3482" style:font-name-asian="ＭＳ ゴシック2"/>
    </style:style>
    <style:style style:name="P24" style:family="paragraph" style:parent-style-name="Standard">
      <style:text-properties style:font-name="ＭＳ ゴシック2" fo:font-size="11pt" style:font-name-asian="ＭＳ ゴシック2" style:font-size-asian="11pt"/>
    </style:style>
    <style:style style:name="P25" style:family="paragraph" style:parent-style-name="Standard">
      <style:text-properties style:font-name="ＭＳ ゴシック2" fo:font-size="11pt" style:font-name-asian="ＭＳ ゴシック2" style:font-size-asian="11pt" style:font-name-complex="ＭＳ Ｐゴシック" style:font-size-complex="11pt"/>
    </style:style>
    <style:style style:name="P26" style:family="paragraph" style:parent-style-name="Standard">
      <style:paragraph-properties fo:text-align="center" style:justify-single-word="false"/>
      <style:text-properties style:font-name="ＭＳ ゴシック2" fo:font-size="11pt" style:font-name-asian="ＭＳ ゴシック2" style:font-size-asian="11pt" style:font-name-complex="ＭＳ Ｐゴシック" style:font-size-complex="11pt"/>
    </style:style>
    <style:style style:name="P27" style:family="paragraph" style:parent-style-name="Standard">
      <style:paragraph-properties fo:text-align="center" style:justify-single-word="false"/>
      <style:text-properties style:font-name="ＭＳ ゴシック2" fo:font-size="11pt" officeooo:rsid="002227c4" officeooo:paragraph-rsid="002227c4" style:font-name-asian="ＭＳ ゴシック2" style:font-size-asian="11pt" style:font-name-complex="ＭＳ Ｐゴシック" style:font-size-complex="11pt"/>
    </style:style>
    <style:style style:name="P28" style:family="paragraph" style:parent-style-name="Standard">
      <style:paragraph-properties fo:text-align="center" style:justify-single-word="false"/>
      <style:text-properties style:font-name="ＭＳ ゴシック2" fo:font-size="11pt" officeooo:rsid="0023e7bb" officeooo:paragraph-rsid="0023e7bb" style:font-name-asian="ＭＳ ゴシック2" style:font-size-asian="11pt" style:font-name-complex="ＭＳ Ｐゴシック" style:font-size-complex="11pt"/>
    </style:style>
    <style:style style:name="P29" style:family="paragraph" style:parent-style-name="Standard">
      <style:paragraph-properties fo:text-align="center" style:justify-single-word="false"/>
      <style:text-properties style:font-name="ＭＳ ゴシック2" fo:font-size="11pt" officeooo:rsid="002633f3" officeooo:paragraph-rsid="002633f3" style:font-name-asian="ＭＳ ゴシック2" style:font-size-asian="11pt" style:font-name-complex="ＭＳ Ｐゴシック" style:font-size-complex="11pt"/>
    </style:style>
    <style:style style:name="P30" style:family="paragraph" style:parent-style-name="Standard">
      <style:paragraph-properties fo:text-align="center" style:justify-single-word="false"/>
      <style:text-properties style:font-name="ＭＳ ゴシック2" fo:font-size="11pt" officeooo:rsid="0027de7d" officeooo:paragraph-rsid="0027de7d" style:font-name-asian="ＭＳ ゴシック2" style:font-size-asian="11pt" style:font-name-complex="ＭＳ Ｐゴシック" style:font-size-complex="11pt"/>
    </style:style>
    <style:style style:name="P31" style:family="paragraph" style:parent-style-name="Standard">
      <style:paragraph-properties fo:text-align="center" style:justify-single-word="false"/>
      <style:text-properties style:font-name="ＭＳ ゴシック2" fo:font-size="11pt" officeooo:rsid="00288110" officeooo:paragraph-rsid="00288110" style:font-name-asian="ＭＳ ゴシック2" style:font-size-asian="11pt" style:font-name-complex="ＭＳ Ｐゴシック" style:font-size-complex="11pt"/>
    </style:style>
    <style:style style:name="P32" style:family="paragraph" style:parent-style-name="Standard">
      <style:paragraph-properties fo:text-align="center" style:justify-single-word="false"/>
      <style:text-properties style:font-name="ＭＳ ゴシック2" fo:font-size="11pt" officeooo:rsid="0029fbaa" officeooo:paragraph-rsid="0029fbaa" style:font-name-asian="ＭＳ ゴシック2" style:font-size-asian="11pt" style:font-name-complex="ＭＳ Ｐゴシック" style:font-size-complex="11pt"/>
    </style:style>
    <style:style style:name="P33" style:family="paragraph" style:parent-style-name="Standard">
      <style:paragraph-properties fo:text-align="center" style:justify-single-word="false"/>
      <style:text-properties style:font-name="ＭＳ ゴシック2" fo:font-size="11pt" officeooo:rsid="002a1dd3" officeooo:paragraph-rsid="002a1dd3" style:font-name-asian="ＭＳ ゴシック2" style:font-size-asian="11pt" style:font-name-complex="ＭＳ Ｐゴシック" style:font-size-complex="11pt"/>
    </style:style>
    <style:style style:name="P34" style:family="paragraph" style:parent-style-name="Standard">
      <style:paragraph-properties fo:text-align="center" style:justify-single-word="false"/>
      <style:text-properties style:font-name="ＭＳ ゴシック2" fo:font-size="11pt" officeooo:rsid="002a9252" officeooo:paragraph-rsid="002a9252" style:font-name-asian="ＭＳ ゴシック2" style:font-size-asian="11pt" style:font-name-complex="ＭＳ Ｐゴシック" style:font-size-complex="11pt"/>
    </style:style>
    <style:style style:name="P35" style:family="paragraph" style:parent-style-name="Standard">
      <style:paragraph-properties fo:text-align="center" style:justify-single-word="false"/>
      <style:text-properties style:font-name="ＭＳ ゴシック2" fo:font-size="11pt" officeooo:rsid="002c6ec4" officeooo:paragraph-rsid="002c6ec4" style:font-name-asian="ＭＳ ゴシック2" style:font-size-asian="11pt" style:font-name-complex="ＭＳ Ｐゴシック" style:font-size-complex="11pt"/>
    </style:style>
    <style:style style:name="P36" style:family="paragraph" style:parent-style-name="Standard">
      <style:paragraph-properties fo:text-align="center" style:justify-single-word="false"/>
      <style:text-properties style:font-name="ＭＳ ゴシック2" fo:font-size="11pt" officeooo:rsid="0030293d" officeooo:paragraph-rsid="0030293d" style:font-name-asian="ＭＳ ゴシック2" style:font-size-asian="11pt" style:font-name-complex="ＭＳ Ｐゴシック" style:font-size-complex="11pt"/>
    </style:style>
    <style:style style:name="P37" style:family="paragraph" style:parent-style-name="Standard">
      <style:paragraph-properties fo:text-align="center" style:justify-single-word="false"/>
      <style:text-properties style:font-name="ＭＳ ゴシック2" fo:font-size="11pt" officeooo:rsid="00363c3e" officeooo:paragraph-rsid="00363c3e" style:font-name-asian="ＭＳ ゴシック2" style:font-size-asian="11pt" style:font-name-complex="ＭＳ Ｐゴシック" style:font-size-complex="11pt"/>
    </style:style>
    <style:style style:name="P38" style:family="paragraph" style:parent-style-name="Standard">
      <style:paragraph-properties fo:text-align="center" style:justify-single-word="false"/>
      <style:text-properties style:font-name="ＭＳ ゴシック2" fo:font-size="11pt" officeooo:rsid="0038dccc" officeooo:paragraph-rsid="0038dccc" style:font-name-asian="ＭＳ ゴシック2" style:font-size-asian="11pt" style:font-name-complex="ＭＳ Ｐゴシック" style:font-size-complex="11pt"/>
    </style:style>
    <style:style style:name="P39" style:family="paragraph" style:parent-style-name="Standard">
      <style:paragraph-properties fo:text-align="center" style:justify-single-word="false"/>
      <style:text-properties style:font-name="ＭＳ ゴシック2" fo:font-size="11pt" officeooo:rsid="003a72ca" officeooo:paragraph-rsid="003a72ca" style:font-name-asian="ＭＳ ゴシック2" style:font-size-asian="11pt" style:font-name-complex="ＭＳ Ｐゴシック" style:font-size-complex="11pt"/>
    </style:style>
    <style:style style:name="P40" style:family="paragraph" style:parent-style-name="Standard">
      <style:paragraph-properties fo:text-align="center" style:justify-single-word="false"/>
      <style:text-properties style:font-name="ＭＳ ゴシック2" fo:font-size="11pt" officeooo:rsid="003bd774" officeooo:paragraph-rsid="003bd774" style:font-name-asian="ＭＳ ゴシック2" style:font-size-asian="11pt" style:font-name-complex="ＭＳ Ｐゴシック" style:font-size-complex="11pt"/>
    </style:style>
    <style:style style:name="P41" style:family="paragraph" style:parent-style-name="Standard">
      <style:paragraph-properties fo:text-align="center" style:justify-single-word="false"/>
      <style:text-properties style:font-name="ＭＳ ゴシック2" fo:font-size="11pt" officeooo:rsid="003c9517" officeooo:paragraph-rsid="003c9517" style:font-name-asian="ＭＳ ゴシック2" style:font-size-asian="11pt" style:font-name-complex="ＭＳ Ｐゴシック" style:font-size-complex="11pt"/>
    </style:style>
    <style:style style:name="P42" style:family="paragraph" style:parent-style-name="Standard">
      <style:paragraph-properties fo:text-align="center" style:justify-single-word="false"/>
      <style:text-properties style:font-name="ＭＳ ゴシック2" fo:font-size="11pt" officeooo:rsid="003dfe79" officeooo:paragraph-rsid="003dfe79" style:font-name-asian="ＭＳ ゴシック2" style:font-size-asian="11pt" style:font-name-complex="ＭＳ Ｐゴシック" style:font-size-complex="11pt"/>
    </style:style>
    <style:style style:name="P43" style:family="paragraph" style:parent-style-name="Standard">
      <style:text-properties style:font-name="ＭＳ ゴシック2" fo:font-size="11pt" officeooo:rsid="003dfe79" officeooo:paragraph-rsid="003dfe79" style:font-name-asian="ＭＳ ゴシック2" style:font-size-asian="11pt" style:font-name-complex="ＭＳ Ｐゴシック" style:font-size-complex="11pt"/>
    </style:style>
    <style:style style:name="P44" style:family="paragraph" style:parent-style-name="Standard">
      <style:text-properties style:font-name="ＭＳ ゴシック2" fo:font-size="11pt" officeooo:rsid="004108fd" officeooo:paragraph-rsid="004108fd" style:font-name-asian="ＭＳ ゴシック2" style:font-size-asian="11pt" style:font-name-complex="ＭＳ Ｐゴシック" style:font-size-complex="11pt"/>
    </style:style>
    <style:style style:name="P45" style:family="paragraph" style:parent-style-name="Standard">
      <style:paragraph-properties fo:text-align="center" style:justify-single-word="false"/>
      <style:text-properties style:font-name="ＭＳ ゴシック2" fo:font-size="11pt" officeooo:rsid="00530184" officeooo:paragraph-rsid="00530184" style:font-name-asian="ＭＳ ゴシック2" style:font-size-asian="11pt" style:font-name-complex="ＭＳ Ｐゴシック" style:font-size-complex="11pt"/>
    </style:style>
    <style:style style:name="P46" style:family="paragraph" style:parent-style-name="Standard">
      <style:paragraph-properties fo:text-align="center" style:justify-single-word="false"/>
      <style:text-properties style:font-name="ＭＳ ゴシック2" fo:font-size="11pt" officeooo:rsid="00549fab" officeooo:paragraph-rsid="00549fab" style:font-name-asian="ＭＳ ゴシック2" style:font-size-asian="11pt" style:font-name-complex="ＭＳ Ｐゴシック" style:font-size-complex="11pt"/>
    </style:style>
    <style:style style:name="P47" style:family="paragraph" style:parent-style-name="Standard">
      <style:text-properties style:font-name="ＭＳ ゴシック2" fo:font-size="10pt" fo:language="none" fo:country="none" style:font-name-asian="ＭＳ ゴシック2" style:font-size-asian="10pt" style:language-asian="none" style:country-asian="none"/>
    </style:style>
    <style:style style:name="P48" style:family="paragraph" style:parent-style-name="Standard">
      <style:text-properties officeooo:rsid="0036539c" officeooo:paragraph-rsid="004ebc7d" style:language-asian="ja" style:country-asian="JP"/>
    </style:style>
    <style:style style:name="P49" style:family="paragraph" style:parent-style-name="Standard">
      <style:text-properties officeooo:rsid="00574dad" officeooo:paragraph-rsid="004ebc7d" style:language-asian="ja" style:country-asian="JP"/>
    </style:style>
    <style:style style:name="P50" style:family="paragraph" style:parent-style-name="Standard">
      <style:text-properties officeooo:rsid="005cd5c9" officeooo:paragraph-rsid="004ebc7d" style:language-asian="ja" style:country-asian="JP"/>
    </style:style>
    <style:style style:name="P51" style:family="paragraph" style:parent-style-name="Standard">
      <style:text-properties officeooo:paragraph-rsid="004ebc7d"/>
    </style:style>
    <style:style style:name="P52" style:family="paragraph" style:parent-style-name="Standard">
      <style:paragraph-properties fo:text-align="start" style:justify-single-word="false"/>
      <style:text-properties officeooo:paragraph-rsid="004ebc7d"/>
    </style:style>
    <style:style style:name="P53" style:family="paragraph" style:parent-style-name="Standard">
      <style:text-properties officeooo:rsid="001033b4" officeooo:paragraph-rsid="0056467b"/>
    </style:style>
    <style:style style:name="P54" style:family="paragraph" style:parent-style-name="Standard">
      <style:text-properties officeooo:rsid="001033b4" officeooo:paragraph-rsid="0057a9ea"/>
    </style:style>
    <style:style style:name="P55" style:family="paragraph" style:parent-style-name="Standard">
      <style:text-properties officeooo:paragraph-rsid="0056467b"/>
    </style:style>
    <style:style style:name="P56" style:family="paragraph" style:parent-style-name="Standard">
      <style:paragraph-properties fo:margin-left="0.556cm" fo:margin-right="0.019cm" style:line-height-at-least="0.49cm" fo:text-indent="0cm" style:auto-text-indent="false" style:text-autospace="none" style:vertical-align="bottom">
        <style:tab-stops>
          <style:tab-stop style:position="1.905cm"/>
        </style:tab-stops>
      </style:paragraph-properties>
      <style:text-properties style:font-name="ＭＳ ゴシック2" style:font-name-asian="ＭＳ ゴシック2"/>
    </style:style>
    <style:style style:name="P57" style:family="paragraph" style:parent-style-name="Standard">
      <style:paragraph-properties fo:margin-left="0.556cm" fo:margin-right="0.019cm" style:line-height-at-least="0.49cm" fo:text-indent="0cm" style:auto-text-indent="false" style:text-autospace="none" style:vertical-align="bottom">
        <style:tab-stops>
          <style:tab-stop style:position="1.905cm"/>
        </style:tab-stops>
      </style:paragraph-properties>
    </style:style>
    <style:style style:name="P58" style:family="paragraph" style:parent-style-name="Standard">
      <style:paragraph-properties fo:margin-left="0cm" fo:margin-right="0cm" fo:text-indent="0.582cm" style:auto-text-indent="false"/>
      <style:text-properties style:font-name="ＭＳ ゴシック2" fo:font-size="11pt" style:font-name-asian="ＭＳ ゴシック2" style:font-size-asian="11pt"/>
    </style:style>
    <style:style style:name="P59" style:family="paragraph" style:parent-style-name="Standard">
      <style:paragraph-properties fo:margin-left="0cm" fo:margin-right="0cm" fo:text-indent="0.556cm" style:auto-text-indent="false"/>
      <style:text-properties style:font-name="ＭＳ ゴシック2" style:font-name-asian="ＭＳ ゴシック2"/>
    </style:style>
    <style:style style:name="P60" style:family="paragraph" style:parent-style-name="Standard">
      <style:paragraph-properties fo:break-before="page"/>
      <style:text-properties style:font-name="ＭＳ ゴシック2" style:font-name-asian="ＭＳ ゴシック2"/>
    </style:style>
    <style:style style:name="P61" style:family="paragraph" style:parent-style-name="Standard">
      <style:paragraph-properties fo:break-before="page"/>
      <style:text-properties officeooo:rsid="0036539c" officeooo:paragraph-rsid="004ebc7d" style:language-asian="ja" style:country-asian="JP"/>
    </style:style>
    <style:style style:name="P62" style:family="paragraph" style:parent-style-name="Standard">
      <style:paragraph-properties fo:break-before="page"/>
      <style:text-properties officeooo:paragraph-rsid="0056467b"/>
    </style:style>
    <style:style style:name="P63" style:family="paragraph" style:parent-style-name="Standard">
      <style:paragraph-properties fo:margin-left="0cm" fo:margin-right="0cm" fo:text-indent="1.111cm" style:auto-text-indent="false"/>
      <style:text-properties style:font-name="ＭＳ ゴシック2" style:font-name-asian="ＭＳ ゴシック2"/>
    </style:style>
    <style:style style:name="P64" style:family="paragraph" style:parent-style-name="Standard">
      <style:paragraph-properties fo:margin-left="0cm" fo:margin-right="0cm" fo:text-indent="1.111cm" style:auto-text-indent="false"/>
      <style:text-properties style:font-name="ＭＳ ゴシック2" officeooo:paragraph-rsid="003a72ca" style:font-name-asian="ＭＳ ゴシック2"/>
    </style:style>
    <style:style style:name="P65" style:family="paragraph" style:parent-style-name="Standard">
      <style:paragraph-properties fo:margin-left="0cm" fo:margin-right="0cm" fo:text-indent="1.164cm" style:auto-text-indent="false"/>
      <style:text-properties style:font-name="ＭＳ ゴシック2" style:font-name-asian="ＭＳ ゴシック2"/>
    </style:style>
    <style:style style:name="P66" style:family="paragraph" style:parent-style-name="Standard">
      <style:paragraph-properties fo:margin-left="1.667cm" fo:margin-right="0cm" fo:text-indent="-1.667cm" style:auto-text-indent="false"/>
      <style:text-properties style:font-name="ＭＳ ゴシック2" style:font-name-asian="ＭＳ ゴシック2"/>
    </style:style>
    <style:style style:name="P67" style:family="paragraph" style:parent-style-name="Standard">
      <style:paragraph-properties fo:margin-left="0cm" fo:margin-right="0cm" fo:text-indent="0.37cm" style:auto-text-indent="false"/>
      <style:text-properties style:font-name="ＭＳ ゴシック2" style:font-name-asian="ＭＳ ゴシック2"/>
    </style:style>
    <style:style style:name="P68" style:family="paragraph" style:parent-style-name="Standard">
      <style:paragraph-properties fo:margin-left="0cm" fo:margin-right="0cm" fo:text-align="center" style:justify-single-word="false" fo:text-indent="0.37cm" style:auto-text-indent="false"/>
      <style:text-properties style:font-name="ＭＳ ゴシック2" style:font-name-asian="ＭＳ ゴシック2"/>
    </style:style>
    <style:style style:name="P69" style:family="paragraph" style:parent-style-name="Standard">
      <style:paragraph-properties fo:margin-left="0cm" fo:margin-right="0.019cm" style:line-height-at-least="0.49cm" fo:text-indent="0.924cm" style:auto-text-indent="false" style:text-autospace="none" style:vertical-align="bottom">
        <style:tab-stops>
          <style:tab-stop style:position="1.905cm"/>
        </style:tab-stops>
      </style:paragraph-properties>
      <style:text-properties style:font-name="ＭＳ ゴシック2" fo:font-size="14pt" style:font-name-asian="ＭＳ ゴシック2" style:font-size-asian="14pt" style:font-name-complex="ＭＳ 明朝"/>
    </style:style>
    <style:style style:name="P70" style:family="paragraph" style:parent-style-name="Standard">
      <style:paragraph-properties fo:margin-left="0cm" fo:margin-right="0.019cm" style:line-height-at-least="0.49cm" fo:text-indent="0.924cm" style:auto-text-indent="false" style:text-autospace="none" style:vertical-align="bottom">
        <style:tab-stops>
          <style:tab-stop style:position="1.905cm"/>
        </style:tab-stops>
      </style:paragraph-properties>
      <style:text-properties style:font-name="ＭＳ ゴシック2" fo:font-size="12pt" style:font-name-asian="ＭＳ ゴシック2" style:font-size-asian="12pt"/>
    </style:style>
    <style:style style:name="P71" style:family="paragraph" style:parent-style-name="Standard">
      <style:paragraph-properties fo:margin-left="1.296cm" fo:margin-right="0cm" fo:text-indent="0cm" style:auto-text-indent="false"/>
      <style:text-properties style:font-name="ＭＳ ゴシック2" officeooo:paragraph-rsid="002a9252" style:font-name-asian="ＭＳ ゴシック2"/>
    </style:style>
    <style:style style:name="P72" style:family="paragraph" style:parent-style-name="一太郎_ff18__2f__ff19_">
      <style:paragraph-properties fo:line-height="100%" fo:text-align="center" style:justify-single-word="false"/>
      <style:text-properties style:font-name="ＭＳ ゴシック2" officeooo:rsid="00288110" officeooo:paragraph-rsid="00288110" style:font-name-asian="ＭＳ ゴシック2"/>
    </style:style>
    <style:style style:name="P73" style:family="paragraph" style:parent-style-name="一太郎_ff18__2f__ff19_">
      <style:paragraph-properties fo:line-height="100%" fo:text-align="center" style:justify-single-word="false"/>
      <style:text-properties style:font-name="ＭＳ ゴシック2" officeooo:rsid="002e15b2" officeooo:paragraph-rsid="002e15b2" style:font-name-asian="ＭＳ ゴシック2"/>
    </style:style>
    <style:style style:name="P74" style:family="paragraph" style:parent-style-name="一太郎_ff18__2f__ff19_">
      <style:paragraph-properties fo:text-align="center" style:justify-single-word="false"/>
    </style:style>
    <style:style style:name="P75" style:family="paragraph" style:parent-style-name="Standard">
      <style:paragraph-properties fo:text-align="center" style:justify-single-word="false" style:shadow="none"/>
      <style:text-properties style:font-name="ＭＳ ゴシック2" style:font-name-asian="ＭＳ ゴシック2"/>
    </style:style>
    <style:style style:name="P76" style:family="paragraph" style:parent-style-name="Table_20_Contents">
      <style:paragraph-properties fo:text-align="center" style:justify-single-word="false"/>
      <style:text-properties officeooo:rsid="00488cc8" officeooo:paragraph-rsid="00488cc8"/>
    </style:style>
    <style:style style:name="P77" style:family="paragraph" style:parent-style-name="Table_20_Contents">
      <style:text-properties officeooo:rsid="0057a9ea" officeooo:paragraph-rsid="0057a9ea"/>
    </style:style>
    <style:style style:name="P78" style:family="paragraph" style:parent-style-name="Table_20_Contents">
      <style:paragraph-properties fo:text-align="center" style:justify-single-word="false"/>
      <style:text-properties officeooo:rsid="0057a9ea" officeooo:paragraph-rsid="0057a9ea"/>
    </style:style>
    <style:style style:name="P79" style:family="paragraph" style:parent-style-name="Table_20_Contents">
      <style:paragraph-properties fo:text-align="center" style:justify-single-word="false"/>
    </style:style>
    <style:style style:name="P80" style:family="paragraph" style:parent-style-name="Standard">
      <style:paragraph-properties fo:margin-left="0cm" fo:margin-right="0cm" fo:text-indent="2.223cm" style:auto-text-indent="false"/>
      <style:text-properties style:font-name="ＭＳ ゴシック2" style:font-name-asian="ＭＳ ゴシック2"/>
    </style:style>
    <style:style style:name="P81" style:family="paragraph" style:parent-style-name="Standard">
      <style:paragraph-properties fo:margin-left="0cm" fo:margin-right="0cm" fo:text-indent="2.223cm" style:auto-text-indent="false"/>
      <style:text-properties style:font-name="ＭＳ ゴシック2" officeooo:rsid="00574dad" officeooo:paragraph-rsid="004ebc7d" style:font-name-asian="ＭＳ ゴシック2" style:language-asian="ja" style:country-asian="JP"/>
    </style:style>
    <style:style style:name="P82" style:family="paragraph" style:parent-style-name="Standard">
      <style:paragraph-properties fo:margin-left="0cm" fo:margin-right="0cm" fo:text-indent="0cm" style:auto-text-indent="false"/>
      <style:text-properties style:font-name="ＭＳ ゴシック2" style:font-name-asian="ＭＳ ゴシック2"/>
    </style:style>
    <style:style style:name="P83" style:family="paragraph" style:parent-style-name="Standard">
      <style:text-properties style:font-name="ＭＳ ゴシック2" officeooo:rsid="001033b4" officeooo:paragraph-rsid="0056467b" style:font-name-asian="ＭＳ ゴシック2" style:language-asian="ja" style:country-asian="JP"/>
    </style:style>
    <style:style style:name="P84" style:family="paragraph" style:parent-style-name="Heading_20_2">
      <style:paragraph-properties fo:text-align="center" style:justify-single-word="false"/>
    </style:style>
    <style:style style:name="P85" style:family="paragraph" style:parent-style-name="Heading_20_2">
      <style:text-properties style:font-name="ＭＳ ゴシック2" style:font-name-asian="ＭＳ ゴシック2"/>
    </style:style>
    <style:style style:name="P86" style:family="paragraph" style:parent-style-name="Heading_20_2">
      <style:text-properties style:font-name="ＭＳ ゴシック2" style:font-name-asian="ＭＳ ゴシック2" style:font-name-complex="ＭＳ 明朝"/>
    </style:style>
    <style:style style:name="P87" style:family="paragraph" style:parent-style-name="Heading_20_2">
      <style:paragraph-properties fo:text-align="center" style:justify-single-word="false"/>
      <style:text-properties style:font-name="ＭＳ ゴシック2" style:font-name-asian="ＭＳ ゴシック2" style:font-name-complex="ＭＳ 明朝"/>
    </style:style>
    <style:style style:name="P88" style:family="paragraph" style:parent-style-name="Heading_20_2">
      <style:paragraph-properties fo:text-align="center" style:justify-single-word="false"/>
      <style:text-properties style:font-name="ＭＳ ゴシック2" officeooo:rsid="002227c4" officeooo:paragraph-rsid="002227c4" style:font-name-asian="ＭＳ ゴシック2" style:font-name-complex="ＭＳ 明朝"/>
    </style:style>
    <style:style style:name="P89" style:family="paragraph" style:parent-style-name="Heading_20_2">
      <style:paragraph-properties fo:text-align="center" style:justify-single-word="false"/>
      <style:text-properties style:font-name="ＭＳ ゴシック2" officeooo:rsid="003dfe79" officeooo:paragraph-rsid="003dfe79" style:font-name-asian="ＭＳ ゴシック2" style:font-name-complex="ＭＳ 明朝"/>
    </style:style>
    <style:style style:name="P90" style:family="paragraph" style:parent-style-name="Heading_20_2">
      <style:text-properties style:font-name="ＭＳ ゴシック2" fo:letter-spacing="0.058cm" style:font-name-asian="ＭＳ ゴシック2" style:font-name-complex="ＭＳ 明朝"/>
    </style:style>
    <style:style style:name="P91" style:family="paragraph" style:parent-style-name="Heading_20_2">
      <style:text-properties style:font-name="ＭＳ ゴシック2" fo:letter-spacing="0.058cm" officeooo:rsid="00288110" officeooo:paragraph-rsid="00288110" style:font-name-asian="ＭＳ ゴシック2" style:font-name-complex="ＭＳ 明朝"/>
    </style:style>
    <style:style style:name="P92" style:family="paragraph" style:parent-style-name="Heading_20_2">
      <style:paragraph-properties fo:text-align="center" style:justify-single-word="false"/>
      <style:text-properties style:font-name="ＭＳ ゴシック2" fo:letter-spacing="0.032cm" style:font-name-asian="ＭＳ ゴシック2" style:font-name-complex="ＭＳ 明朝"/>
    </style:style>
    <style:style style:name="P93" style:family="paragraph" style:parent-style-name="Heading_20_2">
      <style:paragraph-properties fo:text-align="center" style:justify-single-word="false"/>
      <style:text-properties style:text-line-through-style="solid" style:text-line-through-type="single" style:font-name="ＭＳ ゴシック2" officeooo:rsid="005628fd" officeooo:paragraph-rsid="005628fd" style:font-name-asian="ＭＳ ゴシック2" style:font-name-complex="ＭＳ 明朝"/>
    </style:style>
    <style:style style:name="P94" style:family="paragraph" style:parent-style-name="Heading_20_2">
      <style:paragraph-properties fo:text-align="center" style:justify-single-word="false"/>
      <style:text-properties style:text-line-through-style="solid" style:text-line-through-type="single" style:font-name="ＭＳ ゴシック2" style:font-name-asian="ＭＳ ゴシック2" style:font-name-complex="ＭＳ 明朝"/>
    </style:style>
    <style:style style:name="P95" style:family="paragraph">
      <style:paragraph-properties fo:text-align="justify" style:writing-mode="lr-tb"/>
    </style:style>
    <style:style style:name="P96" style:family="paragraph">
      <loext:graphic-properties draw:fill="solid" draw:fill-color="#ffffff"/>
      <style:paragraph-properties fo:text-align="justify" style:writing-mode="lr-tb"/>
    </style:style>
    <style:style style:name="P97" style:family="paragraph">
      <loext:graphic-properties draw:fill="none" draw:fill-color="#ffffff"/>
      <style:paragraph-properties fo:text-align="center" style:writing-mode="lr-tb"/>
    </style:style>
    <style:style style:name="P98" style:family="paragraph">
      <loext:graphic-properties draw:fill="none" draw:fill-color="#ffffff"/>
      <style:paragraph-properties fo:text-align="justify" style:writing-mode="lr-tb"/>
    </style:style>
    <style:style style:name="P99" style:family="paragraph">
      <style:paragraph-properties fo:text-align="center" style:writing-mode="lr-tb"/>
    </style:style>
    <style:style style:name="P100" style:family="paragraph">
      <loext:graphic-properties draw:fill="solid" draw:fill-color="#ffffff"/>
      <style:paragraph-properties fo:text-align="center" style:writing-mode="lr-tb"/>
    </style:style>
    <style:style style:name="T1" style:family="text">
      <style:text-properties officeooo:rsid="005952c4"/>
    </style:style>
    <style:style style:name="T2" style:family="text">
      <style:text-properties officeooo:rsid="006301fd"/>
    </style:style>
    <style:style style:name="T3" style:family="text">
      <style:text-properties style:font-name="Times New Roman" style:letter-kerning="false" style:font-name-complex="Times New Roman" style:font-size-complex="10.5pt"/>
    </style:style>
    <style:style style:name="T4" style:family="text">
      <style:text-properties fo:font-size="11pt" style:font-size-asian="11pt" style:font-name-complex="ＭＳ Ｐゴシック" style:font-size-complex="11pt"/>
    </style:style>
    <style:style style:name="T5" style:family="text">
      <style:text-properties style:font-name-complex="ＭＳ 明朝"/>
    </style:style>
    <style:style style:name="T6" style:family="text">
      <style:text-properties officeooo:rsid="002098f5" style:font-name-complex="ＭＳ 明朝"/>
    </style:style>
    <style:style style:name="T7" style:family="text">
      <style:text-properties fo:letter-spacing="0.028cm" style:font-name-complex="ＭＳ 明朝"/>
    </style:style>
    <style:style style:name="T8" style:family="text">
      <style:text-properties fo:letter-spacing="0.028cm" officeooo:rsid="00217c17" style:font-name-complex="ＭＳ 明朝"/>
    </style:style>
    <style:style style:name="T9" style:family="text">
      <style:text-properties fo:letter-spacing="0.058cm" officeooo:rsid="00217c17" style:font-name-complex="ＭＳ 明朝"/>
    </style:style>
    <style:style style:name="T10" style:family="text">
      <style:text-properties fo:letter-spacing="0.058cm" officeooo:rsid="002227c4" style:font-name-complex="ＭＳ 明朝"/>
    </style:style>
    <style:style style:name="T11" style:family="text">
      <style:text-properties officeooo:rsid="002098f5"/>
    </style:style>
    <style:style style:name="T12" style:family="text">
      <style:text-properties style:font-name="ＭＳ ゴシック2" fo:font-size="11pt" officeooo:rsid="002098f5" style:font-name-asian="ＭＳ ゴシック2" style:font-size-asian="11pt"/>
    </style:style>
    <style:style style:name="T13" style:family="text">
      <style:text-properties style:font-name="ＭＳ ゴシック2" style:font-name-asian="ＭＳ ゴシック2"/>
    </style:style>
    <style:style style:name="T14" style:family="text">
      <style:text-properties style:font-name="ＭＳ ゴシック2" style:font-name-asian="ＭＳ ゴシック2" style:font-name-complex="ＭＳ 明朝"/>
    </style:style>
    <style:style style:name="T15" style:family="text">
      <style:text-properties style:font-name="ＭＳ ゴシック2" officeooo:rsid="0029fbaa" style:font-name-asian="ＭＳ ゴシック2"/>
    </style:style>
    <style:style style:name="T16" style:family="text">
      <style:text-properties style:font-name="ＭＳ ゴシック2" style:font-name-asian="ＭＳ ゴシック2" style:language-asian="ja" style:country-asian="JP"/>
    </style:style>
    <style:style style:name="T17" style:family="text">
      <style:text-properties style:font-name="ＭＳ ゴシック2" officeooo:rsid="00574dad" style:font-name-asian="ＭＳ ゴシック2" style:language-asian="ja" style:country-asian="JP"/>
    </style:style>
    <style:style style:name="T18" style:family="text">
      <style:text-properties style:font-name="ＭＳ ゴシック2" officeooo:rsid="0056467b" style:font-name-asian="ＭＳ ゴシック2" style:language-asian="ja" style:country-asian="JP"/>
    </style:style>
    <style:style style:name="T19" style:family="text">
      <style:text-properties officeooo:rsid="00217c17"/>
    </style:style>
    <style:style style:name="T20" style:family="text">
      <style:text-properties officeooo:rsid="002227c4"/>
    </style:style>
    <style:style style:name="T21" style:family="text">
      <style:text-properties officeooo:rsid="0024a581"/>
    </style:style>
    <style:style style:name="T22" style:family="text">
      <style:text-properties officeooo:rsid="002633f3"/>
    </style:style>
    <style:style style:name="T23" style:family="text">
      <style:text-properties officeooo:rsid="00272a88"/>
    </style:style>
    <style:style style:name="T24" style:family="text">
      <style:text-properties officeooo:rsid="0027de7d"/>
    </style:style>
    <style:style style:name="T25" style:family="text">
      <style:text-properties officeooo:rsid="00288110"/>
    </style:style>
    <style:style style:name="T26" style:family="text">
      <style:text-properties officeooo:rsid="0029fbaa"/>
    </style:style>
    <style:style style:name="T27" style:family="text">
      <style:text-properties officeooo:rsid="002a1dd3"/>
    </style:style>
    <style:style style:name="T28" style:family="text">
      <style:text-properties officeooo:rsid="002a9252"/>
    </style:style>
    <style:style style:name="T29" style:family="text">
      <style:text-properties officeooo:rsid="002c6ec4"/>
    </style:style>
    <style:style style:name="T30" style:family="text">
      <style:text-properties officeooo:rsid="002fd99a"/>
    </style:style>
    <style:style style:name="T31" style:family="text">
      <style:text-properties officeooo:rsid="0030293d"/>
    </style:style>
    <style:style style:name="T32" style:family="text">
      <style:text-properties officeooo:rsid="0030a14a"/>
    </style:style>
    <style:style style:name="T33" style:family="text">
      <style:text-properties officeooo:rsid="0030e70b"/>
    </style:style>
    <style:style style:name="T34" style:family="text">
      <style:text-properties officeooo:rsid="00358936"/>
    </style:style>
    <style:style style:name="T35" style:family="text">
      <style:text-properties officeooo:rsid="00363c3e"/>
    </style:style>
    <style:style style:name="T36" style:family="text">
      <style:text-properties officeooo:rsid="003bd774"/>
    </style:style>
    <style:style style:name="T37" style:family="text">
      <style:text-properties officeooo:rsid="003dfe79"/>
    </style:style>
    <style:style style:name="T38" style:family="text">
      <style:text-properties officeooo:rsid="0044238d"/>
    </style:style>
    <style:style style:name="T39" style:family="text">
      <style:text-properties officeooo:rsid="004599bd"/>
    </style:style>
    <style:style style:name="T40" style:family="text">
      <style:text-properties officeooo:rsid="00475453"/>
    </style:style>
    <style:style style:name="T41" style:family="text">
      <style:text-properties officeooo:rsid="00485226"/>
    </style:style>
    <style:style style:name="T42" style:family="text">
      <style:text-properties officeooo:rsid="00488cc8"/>
    </style:style>
    <style:style style:name="T43" style:family="text">
      <style:text-properties fo:font-size="13pt" officeooo:rsid="00475453" style:font-size-asian="13pt" style:font-size-complex="13pt"/>
    </style:style>
    <style:style style:name="T44" style:family="text">
      <style:text-properties officeooo:rsid="00565431"/>
    </style:style>
    <style:style style:name="T45" style:family="text">
      <style:text-properties officeooo:rsid="005cd5c9" style:language-asian="ja" style:country-asian="JP"/>
    </style:style>
    <style:style style:name="T46" style:family="text">
      <style:text-properties officeooo:rsid="0065988d" style:language-asian="ja" style:country-asian="JP"/>
    </style:style>
    <style:style style:name="T47" style:family="text">
      <style:text-properties officeooo:rsid="0065988d"/>
    </style:style>
    <style:style style:name="T48" style:family="text">
      <style:text-properties style:text-line-through-style="none" style:text-line-through-type="none"/>
    </style:style>
    <style:style style:name="T49" style:family="text">
      <style:text-properties style:text-line-through-style="none" style:text-line-through-type="none" officeooo:rsid="005628fd"/>
    </style:style>
    <style:style style:name="T50" style:family="text">
      <style:text-properties officeooo:rsid="001033b4"/>
    </style:style>
    <style:style style:name="T51" style:family="text">
      <style:text-properties officeooo:rsid="0057a9ea"/>
    </style:style>
    <style:style style:name="T52" style:family="text">
      <style:text-properties officeooo:rsid="006387ed"/>
    </style:style>
    <style:style style:name="T53" style:family="text">
      <style:text-properties style:use-window-font-color="true" style:font-name="Century" fo:font-size="10.5pt" fo:language="en" fo:country="US" style:letter-kerning="true" style:font-name-asian="ＭＳ 明朝" style:font-size-asian="10.5pt" style:language-asian="ja" style:country-asian="JP" style:font-name-complex="Century" style:font-size-complex="12pt" style:language-complex="ar" style:country-complex="SA"/>
    </style:style>
    <style:style style:name="fr1" style:family="graphic" style:parent-style-name="OLE">
      <style:graphic-properties style:wrap="none" style:vertical-pos="from-top" style:vertical-rel="paragraph" style:horizontal-pos="center" style:horizontal-rel="paragraph" fo:padding="0.049cm" fo:border="0.06pt solid #000000" style:shadow="none" draw:shadow-opacity="100%" draw:ole-draw-aspect="1"/>
    </style:style>
    <style:style style:name="fr2" style:family="graphic" style:parent-style-name="OLE">
      <style:graphic-properties style:wrap="none" style:vertical-pos="from-top" style:vertical-rel="paragraph" style:horizontal-pos="center" style:horizontal-rel="paragraph" fo:padding="0.049cm" fo:border="0.06pt solid #000000" style:shadow="#808080 0.18cm 0.18cm" draw:shadow-opacity="100%" draw:ole-draw-aspect="1"/>
    </style:style>
    <style:style style:name="fr3" style:family="graphic" style:parent-style-name="OLE">
      <style:graphic-properties style:vertical-pos="from-top" style:vertical-rel="paragraph" style:horizontal-pos="center" style:horizontal-rel="paragraph" fo:padding="0.049cm" fo:border="0.06pt solid #000000" style:shadow="#808080 0.18cm 0.18cm" draw:shadow-opacity="100%" draw:ole-draw-aspect="1"/>
    </style:style>
    <style:style style:name="gr1" style:family="graphic">
      <style:graphic-properties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top" draw:auto-grow-height="false" draw:auto-grow-width="false" fo:padding-top="0.127cm" fo:padding-bottom="0.127cm" fo:padding-left="0.254cm" fo:padding-right="0.254cm" fo:wrap-option="wrap" draw:shadow-color="#808080" style:run-through="foreground"/>
    </style:style>
    <style:style style:name="gr3" style:family="graphic">
      <style:graphic-properties draw:stroke="solid" svg:stroke-width="0.026cm" svg:stroke-color="#000000" draw:marker-end="msArrowEnd_20_5" draw:marker-end-width="0.212cm" draw:marker-end-center="false" draw:stroke-linejoin="miter" svg:stroke-linecap="squar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style:run-through="foreground"/>
    </style:style>
    <style:style style:name="gr4" style:family="graphic">
      <style:graphic-properties draw:stroke="solid" svg:stroke-width="0.026cm" svg:stroke-color="#000000" draw:stroke-linejoin="miter" svg:stroke-linecap="square" draw:fill="none" draw:fill-color="#ffffff" draw:textarea-horizontal-align="justify" draw:textarea-vertical-align="top" draw:auto-grow-height="false" draw:auto-grow-width="false" fo:padding-top="0.127cm" fo:padding-bottom="0.127cm" fo:padding-left="0.254cm" fo:padding-right="0.254cm" fo:wrap-option="wrap" draw:shadow-color="#808080" style:run-through="foreground"/>
    </style:style>
    <style:style style:name="gr5" style:family="graphic">
      <style:graphic-properties draw:stroke="solid" svg:stroke-width="0.026cm" svg:stroke-color="#000000" draw:marker-start="msArrowEnd_20_5" draw:marker-start-width="0.212cm" draw:marker-start-center="false" draw:marker-end="msArrowEnd_20_5" draw:marker-end-width="0.212cm" draw:marker-end-center="false" draw:stroke-linejoin="miter" svg:stroke-linecap="squar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style:run-through="foreground"/>
    </style:style>
    <style:style style:name="gr6" style:family="graphic">
      <style:graphic-properties draw:stroke="none" draw:fill="none" draw:fill-color="#ffffff" draw:textarea-horizontal-align="justify" draw:textarea-vertical-align="top" draw:auto-grow-height="false" draw:auto-grow-width="false" fo:padding-top="0.127cm" fo:padding-bottom="0.127cm" fo:padding-left="0.254cm" fo:padding-right="0.254cm" fo:wrap-option="wrap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9">AD board DV14U25 <text:span text:style-name="T38">REGISTERS</text:span> <text:span text:style-name="T39">reference</text:span> <text:span text:style-name="T52">Revision </text:span><text:span text:style-name="T52"><text:user-defined style:data-style-name="N0" text:name="Revision">1</text:user-defined></text:span></text:p>
      <text:p text:style-name="P70"><text:line-break/></text:p>
      <text:p text:style-name="P57"><text:span text:style-name="T12">Overview</text:span><text:span text:style-name="T13"><text:line-break/></text:span><text:span text:style-name="T14">DV14U25 High speed AD board specifications.</text:span></text:p>
      <text:p text:style-name="P56"><text:span text:style-name="T5">Data converted from analog signals with high-speed AD can be imported into PC.<text:line-break/>The storage capacity of AD conversion data is 512 </text:span><text:span text:style-name="T6">K</text:span><text:span text:style-name="T5"> samples.</text:span></text:p>
      <text:p text:style-name="P3"/>
      <text:p text:style-name="P2"/>
      <text:p text:style-name="P58">Board structure contents</text:p>
      <text:p text:style-name="P24"/>
      <text:p text:style-name="P59">The AD board block is shown in Figure 1.</text:p>
      <text:p text:style-name="P59">Analog signals are stored in memory after A / D conversion.</text:p>
      <text:p text:style-name="P59">You can acquire the waveform memory data from the PC via USB.</text:p>
      <text:p text:style-name="P59"/>
      <text:p text:style-name="P2"/>
      <text:p text:style-name="P2"/>
      <text:p text:style-name="P2"/>
      <text:p text:style-name="P47"><draw:g text:anchor-type="char" draw:z-index="0" draw:style-name="gr1"><draw:frame draw:style-name="gr2" draw:text-style-name="P96" svg:width="2.779cm" svg:height="1.588cm" svg:x="0cm" svg:y="4.659cm"><draw:text-box><text:p text:style-name="P95"><text:span text:style-name="T53"/></text:p><text:p text:style-name="P95"><text:span text:style-name="T53">Analog In</text:span></text:p></draw:text-box></draw:frame><draw:line draw:style-name="gr3" draw:text-style-name="P97" svg:x1="2.78cm" svg:y1="5.611cm" svg:x2="3.521cm" svg:y2="5.611cm"><text:p/></draw:line><draw:frame draw:style-name="gr4" draw:text-style-name="P98" svg:width="2.038cm" svg:height="1.588cm" svg:x="3.519cm" svg:y="4.659cm"><draw:text-box><text:p text:style-name="P95"><text:span text:style-name="T53">A/D converter</text:span></text:p></draw:text-box></draw:frame><draw:line draw:style-name="gr3" draw:text-style-name="P97" svg:x1="5.558cm" svg:y1="5.611cm" svg:x2="6.114cm" svg:y2="5.611cm"><text:p/></draw:line><draw:frame draw:style-name="gr2" draw:text-style-name="P100" svg:width="2.779cm" svg:height="1.588cm" svg:x="6.112cm" svg:y="4.659cm"><draw:text-box><text:p text:style-name="P99"><text:span text:style-name="T53">Wave memory</text:span></text:p></draw:text-box></draw:frame><draw:frame draw:style-name="gr2" draw:text-style-name="P96" svg:width="2.779cm" svg:height="1.588cm" svg:x="6.112cm" svg:y="2.436cm"><draw:text-box><text:p text:style-name="P95"><text:span text:style-name="T53"/></text:p><text:p text:style-name="P99"><text:span text:style-name="T53">Adder</text:span></text:p></draw:text-box></draw:frame><draw:line draw:style-name="gr5" draw:text-style-name="P97" svg:x1="7.41cm" svg:y1="4.025cm" svg:x2="7.41cm" svg:y2="4.66cm"><text:p/></draw:line><draw:frame draw:style-name="gr2" draw:text-style-name="P96" svg:width="2.408cm" svg:height="1.588cm" svg:x="9.631cm" svg:y="4.659cm"><draw:text-box><text:p text:style-name="P95"><text:span text:style-name="T53">USB CONTROL</text:span></text:p></draw:text-box></draw:frame><draw:line draw:style-name="gr3" draw:text-style-name="P97" svg:x1="8.892cm" svg:y1="5.611cm" svg:x2="9.633cm" svg:y2="5.611cm"><text:p/></draw:line><draw:frame draw:style-name="gr2" draw:text-style-name="P96" svg:width="2.594cm" svg:height="1.588cm" svg:x="9.633cm" svg:y="2.436cm"><draw:text-box><text:p text:style-name="P95"><text:span text:style-name="T53">Timing control</text:span></text:p></draw:text-box></draw:frame><draw:line draw:style-name="gr3" draw:text-style-name="P97" svg:x1="9.632cm" svg:y1="3.39cm" svg:x2="8.521cm" svg:y2="4.66cm"><text:p/></draw:line><draw:line draw:style-name="gr3" draw:text-style-name="P97" svg:x1="9.633cm" svg:y1="3.39cm" svg:x2="8.892cm" svg:y2="3.39cm"><text:p/></draw:line><draw:frame draw:style-name="gr2" draw:text-style-name="P100" svg:width="2.223cm" svg:height="1.588cm" svg:x="13.337cm" svg:y="4.659cm"><draw:text-box><text:p text:style-name="P99"><text:span text:style-name="T53"/></text:p><text:p text:style-name="P99"><text:span text:style-name="T53">PC</text:span></text:p></draw:text-box></draw:frame><draw:line draw:style-name="gr5" draw:text-style-name="P97" svg:x1="12.04cm" svg:y1="5.611cm" svg:x2="13.336cm" svg:y2="5.611cm"><text:p/></draw:line><draw:line draw:style-name="gr5" draw:text-style-name="P97" svg:x1="10.744cm" svg:y1="4.025cm" svg:x2="10.744cm" svg:y2="4.66cm"><text:p/></draw:line><draw:frame draw:style-name="gr6" draw:text-style-name="P98" svg:width="5.927cm" svg:height="0.953cm" svg:x="0.187cm" svg:y="7.199cm"><draw:text-box><text:p text:style-name="P95"><text:span text:style-name="T53">Figure1.AD BOARD BLOCK diagram</text:span></text:p></draw:text-box></draw:frame></draw:g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60"/>
      <text:h text:style-name="Heading_20_2" text:outline-level="2"><text:span text:style-name="T34">2</text:span>．<text:span text:style-name="T11">Register map</text:span></text:h>
      <text:h text:style-name="Heading_20_2" text:outline-level="2">　　</text:h>
      <text:p text:style-name="P2"/>
      <text:p text:style-name="P2"/>
      <text:p text:style-name="P2">table 1. Register Map </text:p>
      <text:p text:style-name="P2"/>
      <table:table table:name="表1" table:style-name="表1">
        <table:table-column table:style-name="表1.A"/>
        <table:table-column table:style-name="表1.B"/>
        <table:table-column table:style-name="表1.C"/>
        <table:table-column table:style-name="表1.D"/>
        <table:table-column table:style-name="表1.E"/>
        <table:table-column table:style-name="表1.F"/>
        <table:table-column table:style-name="表1.E"/>
        <table:table-column table:style-name="表1.H"/>
        <table:table-column table:style-name="表1.E"/>
        <table:table-column table:style-name="表1.F"/>
        <table:table-row table:style-name="表1.1">
          <table:table-cell table:style-name="表1.A1" office:value-type="string">
            <text:p text:style-name="P37">address</text:p>
          </table:table-cell>
          <table:table-cell table:style-name="表1.A1" office:value-type="string">
            <text:p text:style-name="P37">contents</text:p>
          </table:table-cell>
          <table:table-cell table:style-name="表1.C1" office:value-type="string">
            <text:p text:style-name="P26">B7</text:p>
          </table:table-cell>
          <table:table-cell table:style-name="表1.D1" office:value-type="string">
            <text:p text:style-name="P26">B6</text:p>
          </table:table-cell>
          <table:table-cell table:style-name="表1.D1" office:value-type="string">
            <text:p text:style-name="P26">B5</text:p>
          </table:table-cell>
          <table:table-cell table:style-name="表1.D1" office:value-type="string">
            <text:p text:style-name="P26">B4</text:p>
          </table:table-cell>
          <table:table-cell table:style-name="表1.D1" office:value-type="string">
            <text:p text:style-name="P26">B3</text:p>
          </table:table-cell>
          <table:table-cell table:style-name="表1.D1" office:value-type="string">
            <text:p text:style-name="P26">B2</text:p>
          </table:table-cell>
          <table:table-cell table:style-name="表1.D1" office:value-type="string">
            <text:p text:style-name="P26">B1</text:p>
          </table:table-cell>
          <table:table-cell table:style-name="表1.J1" office:value-type="string">
            <text:p text:style-name="P26">B0</text:p>
          </table:table-cell>
        </table:table-row>
        <table:table-row table:style-name="表1.1">
          <table:table-cell table:style-name="表1.A2" office:value-type="string">
            <text:p text:style-name="P26">20</text:p>
          </table:table-cell>
          <table:table-cell table:style-name="表1.A2" office:value-type="string">
            <text:p text:style-name="P26">STATUS</text:p>
          </table:table-cell>
          <table:table-cell table:style-name="表1.C2" office:value-type="string">
            <text:p text:style-name="P38">x</text:p>
          </table:table-cell>
          <table:table-cell table:style-name="表1.D2" office:value-type="string">
            <text:p text:style-name="P26">PLL</text:p>
          </table:table-cell>
          <table:table-cell table:style-name="表1.D2" office:value-type="string">
            <text:p text:style-name="P26">SOVF</text:p>
          </table:table-cell>
          <table:table-cell table:style-name="表1.D2" office:value-type="string">
            <text:p text:style-name="P26">COVF</text:p>
          </table:table-cell>
          <table:table-cell table:style-name="表1.D2" office:value-type="string">
            <text:p text:style-name="P26">0</text:p>
          </table:table-cell>
          <table:table-cell table:style-name="表1.D2" office:value-type="string">
            <text:p text:style-name="P26">END</text:p>
          </table:table-cell>
          <table:table-cell table:style-name="表1.D2" office:value-type="string">
            <text:p text:style-name="P26">BUSY</text:p>
          </table:table-cell>
          <table:table-cell table:style-name="表1.J2" office:value-type="string">
            <text:p text:style-name="P26">SP</text:p>
          </table:table-cell>
        </table:table-row>
        <table:table-row table:style-name="表1.1">
          <table:table-cell table:style-name="表1.A3" office:value-type="string">
            <text:p text:style-name="P26">21</text:p>
          </table:table-cell>
          <table:table-cell table:style-name="表1.A3" office:value-type="string">
            <text:p text:style-name="P29">CONTROL</text:p>
          </table:table-cell>
          <table:table-cell table:style-name="表1.C3" office:value-type="string">
            <text:p text:style-name="P26">0</text:p>
          </table:table-cell>
          <table:table-cell table:style-name="表1.D3" office:value-type="string">
            <text:p text:style-name="P26">0</text:p>
          </table:table-cell>
          <table:table-cell table:style-name="表1.D3" office:value-type="string">
            <text:p text:style-name="P26">0</text:p>
          </table:table-cell>
          <table:table-cell table:style-name="表1.D3" office:value-type="string">
            <text:p text:style-name="P26">TEST </text:p>
          </table:table-cell>
          <table:table-cell table:style-name="表1.D3" office:value-type="string">
            <text:p text:style-name="P26">0</text:p>
          </table:table-cell>
          <table:table-cell table:style-name="表1.D3" office:value-type="string">
            <text:p text:style-name="P26">0</text:p>
          </table:table-cell>
          <table:table-cell table:style-name="表1.D3" office:value-type="string">
            <text:p text:style-name="P26">S.TRG</text:p>
          </table:table-cell>
          <table:table-cell table:style-name="表1.J3" office:value-type="string">
            <text:p text:style-name="P26">SP ON</text:p>
          </table:table-cell>
        </table:table-row>
        <table:table-row table:style-name="表1.1">
          <table:table-cell table:style-name="表1.A3" office:value-type="string">
            <text:p text:style-name="P26">22</text:p>
          </table:table-cell>
          <table:table-cell table:style-name="表1.A3" office:value-type="string">
            <text:p text:style-name="P26">MODE</text:p>
          </table:table-cell>
          <table:table-cell table:style-name="表1.C3" office:value-type="string">
            <text:p text:style-name="P26">0</text:p>
          </table:table-cell>
          <table:table-cell table:style-name="表1.D3" office:value-type="string">
            <text:p text:style-name="P26">INV</text:p>
          </table:table-cell>
          <table:table-cell table:style-name="表1.D3" office:value-type="string">
            <text:p text:style-name="P26">TC1</text:p>
          </table:table-cell>
          <table:table-cell table:style-name="表1.D3" office:value-type="string">
            <text:p text:style-name="P26">TC0</text:p>
          </table:table-cell>
          <table:table-cell table:style-name="表1.D3" office:value-type="string">
            <text:p text:style-name="P26">CS</text:p>
          </table:table-cell>
          <table:table-cell table:style-name="表1.D3" office:value-type="string">
            <text:p text:style-name="P26">C2</text:p>
          </table:table-cell>
          <table:table-cell table:style-name="表1.D3" office:value-type="string">
            <text:p text:style-name="P26">C1</text:p>
          </table:table-cell>
          <table:table-cell table:style-name="表1.J3" office:value-type="string">
            <text:p text:style-name="P26">C0</text:p>
          </table:table-cell>
        </table:table-row>
        <table:table-row table:style-name="表1.1">
          <table:table-cell table:style-name="表1.A3" office:value-type="string">
            <text:p text:style-name="P26">23</text:p>
          </table:table-cell>
          <table:table-cell table:style-name="表1.A3" office:value-type="string">
            <text:p text:style-name="P26">CLOCK</text:p>
          </table:table-cell>
          <table:table-cell table:style-name="表1.C3" office:value-type="string">
            <text:p text:style-name="P26">CK7</text:p>
          </table:table-cell>
          <table:table-cell table:style-name="表1.D3" office:value-type="string">
            <text:p text:style-name="P26">CK6</text:p>
          </table:table-cell>
          <table:table-cell table:style-name="表1.D3" office:value-type="string">
            <text:p text:style-name="P26">CK5</text:p>
          </table:table-cell>
          <table:table-cell table:style-name="表1.D3" office:value-type="string">
            <text:p text:style-name="P26">CK4</text:p>
          </table:table-cell>
          <table:table-cell table:style-name="表1.D3" office:value-type="string">
            <text:p text:style-name="P26">CK3</text:p>
          </table:table-cell>
          <table:table-cell table:style-name="表1.D3" office:value-type="string">
            <text:p text:style-name="P26">CK2</text:p>
          </table:table-cell>
          <table:table-cell table:style-name="表1.D3" office:value-type="string">
            <text:p text:style-name="P26">CK1</text:p>
          </table:table-cell>
          <table:table-cell table:style-name="表1.J3" office:value-type="string">
            <text:p text:style-name="P26">CK0</text:p>
          </table:table-cell>
        </table:table-row>
        <table:table-row table:style-name="表1.1">
          <table:table-cell table:style-name="表1.A3" office:value-type="string">
            <text:p text:style-name="P26">24</text:p>
          </table:table-cell>
          <table:table-cell table:style-name="表1.A3" office:value-type="string">
            <text:p text:style-name="P29"><text:span text:style-name="T37">block size</text:span>(LSB)</text:p>
          </table:table-cell>
          <table:table-cell table:style-name="表1.C3" office:value-type="string">
            <text:p text:style-name="P26">S7</text:p>
          </table:table-cell>
          <table:table-cell table:style-name="表1.D3" office:value-type="string">
            <text:p text:style-name="P26">S6</text:p>
          </table:table-cell>
          <table:table-cell table:style-name="表1.D3" office:value-type="string">
            <text:p text:style-name="P26">S5</text:p>
          </table:table-cell>
          <table:table-cell table:style-name="表1.D3" office:value-type="string">
            <text:p text:style-name="P26">S4</text:p>
          </table:table-cell>
          <table:table-cell table:style-name="表1.D3" office:value-type="string">
            <text:p text:style-name="P26">S3</text:p>
          </table:table-cell>
          <table:table-cell table:style-name="表1.D3" office:value-type="string">
            <text:p text:style-name="P26">S2</text:p>
          </table:table-cell>
          <table:table-cell table:style-name="表1.D3" office:value-type="string">
            <text:p text:style-name="P26">S1</text:p>
          </table:table-cell>
          <table:table-cell table:style-name="表1.J3" office:value-type="string">
            <text:p text:style-name="P26">S0</text:p>
          </table:table-cell>
        </table:table-row>
        <table:table-row table:style-name="表1.1">
          <table:table-cell table:style-name="表1.A3" office:value-type="string">
            <text:p text:style-name="P26">25</text:p>
          </table:table-cell>
          <table:table-cell table:style-name="表1.A3" office:value-type="string">
            <text:p text:style-name="P42">block size</text:p>
          </table:table-cell>
          <table:table-cell table:style-name="表1.C3" office:value-type="string">
            <text:p text:style-name="P26">S15</text:p>
          </table:table-cell>
          <table:table-cell table:style-name="表1.D3" office:value-type="string">
            <text:p text:style-name="P26">S14</text:p>
          </table:table-cell>
          <table:table-cell table:style-name="表1.D3" office:value-type="string">
            <text:p text:style-name="P26">S13</text:p>
          </table:table-cell>
          <table:table-cell table:style-name="表1.D3" office:value-type="string">
            <text:p text:style-name="P26">S12</text:p>
          </table:table-cell>
          <table:table-cell table:style-name="表1.D3" office:value-type="string">
            <text:p text:style-name="P26">S11</text:p>
          </table:table-cell>
          <table:table-cell table:style-name="表1.D3" office:value-type="string">
            <text:p text:style-name="P26">S10</text:p>
          </table:table-cell>
          <table:table-cell table:style-name="表1.D3" office:value-type="string">
            <text:p text:style-name="P26">S9</text:p>
          </table:table-cell>
          <table:table-cell table:style-name="表1.J3" office:value-type="string">
            <text:p text:style-name="P26">S8</text:p>
          </table:table-cell>
        </table:table-row>
        <table:table-row table:style-name="表1.1">
          <table:table-cell table:style-name="表1.A3" office:value-type="string">
            <text:p text:style-name="P26">26</text:p>
          </table:table-cell>
          <table:table-cell table:style-name="表1.A3" office:value-type="string">
            <text:p text:style-name="P29"><text:span text:style-name="T37">block</text:span> <text:span text:style-name="T37">size</text:span>(MSB)</text:p>
          </table:table-cell>
          <table:table-cell table:style-name="表1.C3" office:value-type="string">
            <text:p text:style-name="P26">0</text:p>
          </table:table-cell>
          <table:table-cell table:style-name="表1.D3" office:value-type="string">
            <text:p text:style-name="P26">0</text:p>
          </table:table-cell>
          <table:table-cell table:style-name="表1.D3" office:value-type="string">
            <text:p text:style-name="P26">0</text:p>
          </table:table-cell>
          <table:table-cell table:style-name="表1.D3" office:value-type="string">
            <text:p text:style-name="P26">0</text:p>
          </table:table-cell>
          <table:table-cell table:style-name="表1.D3" office:value-type="string">
            <text:p text:style-name="P26">0</text:p>
          </table:table-cell>
          <table:table-cell table:style-name="表1.D3" office:value-type="string">
            <text:p text:style-name="P26">S18</text:p>
          </table:table-cell>
          <table:table-cell table:style-name="表1.D3" office:value-type="string">
            <text:p text:style-name="P26">S17</text:p>
          </table:table-cell>
          <table:table-cell table:style-name="表1.J3" office:value-type="string">
            <text:p text:style-name="P26">S16</text:p>
          </table:table-cell>
        </table:table-row>
        <table:table-row table:style-name="表1.1">
          <table:table-cell table:style-name="表1.A3" office:value-type="string">
            <text:p text:style-name="P26">28</text:p>
          </table:table-cell>
          <table:table-cell table:style-name="表1.A3" office:value-type="string">
            <text:p text:style-name="P29">ITERATION COUNT(LSB)</text:p>
          </table:table-cell>
          <table:table-cell table:style-name="表1.C3" office:value-type="string">
            <text:p text:style-name="P26">D7</text:p>
          </table:table-cell>
          <table:table-cell table:style-name="表1.D3" office:value-type="string">
            <text:p text:style-name="P26">D6</text:p>
          </table:table-cell>
          <table:table-cell table:style-name="表1.D3" office:value-type="string">
            <text:p text:style-name="P26">D5</text:p>
          </table:table-cell>
          <table:table-cell table:style-name="表1.D3" office:value-type="string">
            <text:p text:style-name="P26">D4</text:p>
          </table:table-cell>
          <table:table-cell table:style-name="表1.D3" office:value-type="string">
            <text:p text:style-name="P26">D3</text:p>
          </table:table-cell>
          <table:table-cell table:style-name="表1.D3" office:value-type="string">
            <text:p text:style-name="P26">D2</text:p>
          </table:table-cell>
          <table:table-cell table:style-name="表1.D3" office:value-type="string">
            <text:p text:style-name="P26">D1</text:p>
          </table:table-cell>
          <table:table-cell table:style-name="表1.J3" office:value-type="string">
            <text:p text:style-name="P26">D0</text:p>
          </table:table-cell>
        </table:table-row>
        <table:table-row table:style-name="表1.1">
          <table:table-cell table:style-name="表1.A3" office:value-type="string">
            <text:p text:style-name="P26">29</text:p>
          </table:table-cell>
          <table:table-cell table:style-name="表1.A3" office:value-type="string">
            <text:p text:style-name="P29">ITERATION COUNT</text:p>
          </table:table-cell>
          <table:table-cell table:style-name="表1.C3" office:value-type="string">
            <text:p text:style-name="P26">D15</text:p>
          </table:table-cell>
          <table:table-cell table:style-name="表1.D3" office:value-type="string">
            <text:p text:style-name="P26">D14</text:p>
          </table:table-cell>
          <table:table-cell table:style-name="表1.D3" office:value-type="string">
            <text:p text:style-name="P26">D13</text:p>
          </table:table-cell>
          <table:table-cell table:style-name="表1.D3" office:value-type="string">
            <text:p text:style-name="P26">D12</text:p>
          </table:table-cell>
          <table:table-cell table:style-name="表1.D3" office:value-type="string">
            <text:p text:style-name="P26">D11</text:p>
          </table:table-cell>
          <table:table-cell table:style-name="表1.D3" office:value-type="string">
            <text:p text:style-name="P26">D10</text:p>
          </table:table-cell>
          <table:table-cell table:style-name="表1.D3" office:value-type="string">
            <text:p text:style-name="P26">D9</text:p>
          </table:table-cell>
          <table:table-cell table:style-name="表1.J3" office:value-type="string">
            <text:p text:style-name="P26">D8</text:p>
          </table:table-cell>
        </table:table-row>
        <table:table-row table:style-name="表1.1">
          <table:table-cell table:style-name="表1.A3" office:value-type="string">
            <text:p text:style-name="P26">2A</text:p>
          </table:table-cell>
          <table:table-cell table:style-name="表1.A3" office:value-type="string">
            <text:p text:style-name="P29">ITERATION COUNT(MSB)</text:p>
          </table:table-cell>
          <table:table-cell table:style-name="表1.C3" office:value-type="string">
            <text:p text:style-name="P26">0</text:p>
          </table:table-cell>
          <table:table-cell table:style-name="表1.D3" office:value-type="string">
            <text:p text:style-name="P26">0</text:p>
          </table:table-cell>
          <table:table-cell table:style-name="表1.D3" office:value-type="string">
            <text:p text:style-name="P26">0</text:p>
          </table:table-cell>
          <table:table-cell table:style-name="表1.D3" office:value-type="string">
            <text:p text:style-name="P26">0</text:p>
          </table:table-cell>
          <table:table-cell table:style-name="表1.D3" office:value-type="string">
            <text:p text:style-name="P26">0</text:p>
          </table:table-cell>
          <table:table-cell table:style-name="表1.D3" office:value-type="string">
            <text:p text:style-name="P26">0</text:p>
          </table:table-cell>
          <table:table-cell table:style-name="表1.D3" office:value-type="string">
            <text:p text:style-name="P26">D17</text:p>
          </table:table-cell>
          <table:table-cell table:style-name="表1.J3" office:value-type="string">
            <text:p text:style-name="P26">D16</text:p>
          </table:table-cell>
        </table:table-row>
        <table:table-row table:style-name="表1.1">
          <table:table-cell table:style-name="表1.A12" office:value-type="string">
            <text:p text:style-name="P45">2B</text:p>
          </table:table-cell>
          <table:table-cell table:style-name="表1.A12" office:value-type="string">
            <text:p text:style-name="P46">SPARE</text:p>
          </table:table-cell>
          <table:table-cell table:style-name="表1.C12" office:value-type="string">
            <text:p text:style-name="P45">-</text:p>
          </table:table-cell>
          <table:table-cell table:style-name="表1.D12" office:value-type="string">
            <text:p text:style-name="P45">-</text:p>
          </table:table-cell>
          <table:table-cell table:style-name="表1.D12" office:value-type="string">
            <text:p text:style-name="P45">-</text:p>
          </table:table-cell>
          <table:table-cell table:style-name="表1.D12" office:value-type="string">
            <text:p text:style-name="P45">-</text:p>
          </table:table-cell>
          <table:table-cell table:style-name="表1.D12" office:value-type="string">
            <text:p text:style-name="P45">-</text:p>
          </table:table-cell>
          <table:table-cell table:style-name="表1.D12" office:value-type="string">
            <text:p text:style-name="P45">-</text:p>
          </table:table-cell>
          <table:table-cell table:style-name="表1.D12" office:value-type="string">
            <text:p text:style-name="P45">-</text:p>
          </table:table-cell>
          <table:table-cell table:style-name="表1.J12" office:value-type="string">
            <text:p text:style-name="P45">-</text:p>
          </table:table-cell>
        </table:table-row>
        <table:table-row table:style-name="表1.1">
          <table:table-cell table:style-name="表1.A3" office:value-type="string">
            <text:p text:style-name="P26">2C</text:p>
          </table:table-cell>
          <table:table-cell table:style-name="表1.A3" office:value-type="string">
            <text:p text:style-name="P29">FRAME <text:span text:style-name="T40">SIZE</text:span></text:p>
          </table:table-cell>
          <table:table-cell table:style-name="表1.C3" office:value-type="string">
            <text:p text:style-name="P26">F7</text:p>
          </table:table-cell>
          <table:table-cell table:style-name="表1.D3" office:value-type="string">
            <text:p text:style-name="P26">F6</text:p>
          </table:table-cell>
          <table:table-cell table:style-name="表1.D3" office:value-type="string">
            <text:p text:style-name="P26">F5</text:p>
          </table:table-cell>
          <table:table-cell table:style-name="表1.D3" office:value-type="string">
            <text:p text:style-name="P26">F4</text:p>
          </table:table-cell>
          <table:table-cell table:style-name="表1.D3" office:value-type="string">
            <text:p text:style-name="P26">F3</text:p>
          </table:table-cell>
          <table:table-cell table:style-name="表1.D3" office:value-type="string">
            <text:p text:style-name="P26">F2</text:p>
          </table:table-cell>
          <table:table-cell table:style-name="表1.D3" office:value-type="string">
            <text:p text:style-name="P26">F1</text:p>
          </table:table-cell>
          <table:table-cell table:style-name="表1.J3" office:value-type="string">
            <text:p text:style-name="P26">F0</text:p>
          </table:table-cell>
        </table:table-row>
        <table:table-row table:style-name="表1.1">
          <table:table-cell table:style-name="表1.A3" office:value-type="string">
            <text:p text:style-name="P26">30</text:p>
          </table:table-cell>
          <table:table-cell table:style-name="表1.A3" office:value-type="string">
            <text:p text:style-name="P26">COS RAM ADDR<text:span text:style-name="T22">(LSB)</text:span></text:p>
          </table:table-cell>
          <table:table-cell table:style-name="表1.C3" office:value-type="string">
            <text:p text:style-name="P26">CA7</text:p>
          </table:table-cell>
          <table:table-cell table:style-name="表1.D3" office:value-type="string">
            <text:p text:style-name="P26">CA6</text:p>
          </table:table-cell>
          <table:table-cell table:style-name="表1.D3" office:value-type="string">
            <text:p text:style-name="P26">CA5</text:p>
          </table:table-cell>
          <table:table-cell table:style-name="表1.D3" office:value-type="string">
            <text:p text:style-name="P26">CA4</text:p>
          </table:table-cell>
          <table:table-cell table:style-name="表1.D3" office:value-type="string">
            <text:p text:style-name="P26">CA3</text:p>
          </table:table-cell>
          <table:table-cell table:style-name="表1.D3" office:value-type="string">
            <text:p text:style-name="P26">CA2</text:p>
          </table:table-cell>
          <table:table-cell table:style-name="表1.D3" office:value-type="string">
            <text:p text:style-name="P26">CA1</text:p>
          </table:table-cell>
          <table:table-cell table:style-name="表1.J3" office:value-type="string">
            <text:p text:style-name="P26">CA0</text:p>
          </table:table-cell>
        </table:table-row>
        <table:table-row table:style-name="表1.1">
          <table:table-cell table:style-name="表1.A3" office:value-type="string">
            <text:p text:style-name="P26">31</text:p>
          </table:table-cell>
          <table:table-cell table:style-name="表1.A3" office:value-type="string">
            <text:p text:style-name="P26">COS RAM ADDR</text:p>
          </table:table-cell>
          <table:table-cell table:style-name="表1.C3" office:value-type="string">
            <text:p text:style-name="P26">CA15</text:p>
          </table:table-cell>
          <table:table-cell table:style-name="表1.D3" office:value-type="string">
            <text:p text:style-name="P26">CA14</text:p>
          </table:table-cell>
          <table:table-cell table:style-name="表1.D3" office:value-type="string">
            <text:p text:style-name="P26">CA13</text:p>
          </table:table-cell>
          <table:table-cell table:style-name="表1.D3" office:value-type="string">
            <text:p text:style-name="P26">CA12</text:p>
          </table:table-cell>
          <table:table-cell table:style-name="表1.D3" office:value-type="string">
            <text:p text:style-name="P26">CA11</text:p>
          </table:table-cell>
          <table:table-cell table:style-name="表1.D3" office:value-type="string">
            <text:p text:style-name="P26">CA10</text:p>
          </table:table-cell>
          <table:table-cell table:style-name="表1.D3" office:value-type="string">
            <text:p text:style-name="P26">CA9</text:p>
          </table:table-cell>
          <table:table-cell table:style-name="表1.J3" office:value-type="string">
            <text:p text:style-name="P26">CA8</text:p>
          </table:table-cell>
        </table:table-row>
        <table:table-row table:style-name="表1.1">
          <table:table-cell table:style-name="表1.A3" office:value-type="string">
            <text:p text:style-name="P26">32</text:p>
          </table:table-cell>
          <table:table-cell table:style-name="表1.A3" office:value-type="string">
            <text:p text:style-name="P26">COS RAM ADDR<text:span text:style-name="T22">(MSB)</text:span></text:p>
          </table:table-cell>
          <table:table-cell table:style-name="表1.C3" office:value-type="string">
            <text:p text:style-name="P26">0</text:p>
          </table:table-cell>
          <table:table-cell table:style-name="表1.D3" office:value-type="string">
            <text:p text:style-name="P26">0</text:p>
          </table:table-cell>
          <table:table-cell table:style-name="表1.D3" office:value-type="string">
            <text:p text:style-name="P26">0</text:p>
          </table:table-cell>
          <table:table-cell table:style-name="表1.D3" office:value-type="string">
            <text:p text:style-name="P26">0</text:p>
          </table:table-cell>
          <table:table-cell table:style-name="表1.D3" office:value-type="string">
            <text:p text:style-name="P26">0</text:p>
          </table:table-cell>
          <table:table-cell table:style-name="表1.D3" office:value-type="string">
            <text:p text:style-name="P26">CA18</text:p>
          </table:table-cell>
          <table:table-cell table:style-name="表1.D3" office:value-type="string">
            <text:p text:style-name="P26">CA17</text:p>
          </table:table-cell>
          <table:table-cell table:style-name="表1.J3" office:value-type="string">
            <text:p text:style-name="P26">CA16</text:p>
          </table:table-cell>
        </table:table-row>
        <table:table-row table:style-name="表1.1">
          <table:table-cell table:style-name="表1.A3" office:value-type="string">
            <text:p text:style-name="P26">34</text:p>
          </table:table-cell>
          <table:table-cell table:style-name="表1.A3" office:value-type="string">
            <text:p text:style-name="P26">SIN RAM ADDR<text:span text:style-name="T22">(LSB)</text:span></text:p>
          </table:table-cell>
          <table:table-cell table:style-name="表1.C3" office:value-type="string">
            <text:p text:style-name="P26">SA7</text:p>
          </table:table-cell>
          <table:table-cell table:style-name="表1.D3" office:value-type="string">
            <text:p text:style-name="P26">SA6</text:p>
          </table:table-cell>
          <table:table-cell table:style-name="表1.D3" office:value-type="string">
            <text:p text:style-name="P26">SA5</text:p>
          </table:table-cell>
          <table:table-cell table:style-name="表1.D3" office:value-type="string">
            <text:p text:style-name="P26">SA4</text:p>
          </table:table-cell>
          <table:table-cell table:style-name="表1.D3" office:value-type="string">
            <text:p text:style-name="P26">SA3</text:p>
          </table:table-cell>
          <table:table-cell table:style-name="表1.D3" office:value-type="string">
            <text:p text:style-name="P26">SA2</text:p>
          </table:table-cell>
          <table:table-cell table:style-name="表1.D3" office:value-type="string">
            <text:p text:style-name="P26">SA1</text:p>
          </table:table-cell>
          <table:table-cell table:style-name="表1.J3" office:value-type="string">
            <text:p text:style-name="P26">SA0</text:p>
          </table:table-cell>
        </table:table-row>
        <table:table-row table:style-name="表1.1">
          <table:table-cell table:style-name="表1.A3" office:value-type="string">
            <text:p text:style-name="P26">35</text:p>
          </table:table-cell>
          <table:table-cell table:style-name="表1.A3" office:value-type="string">
            <text:p text:style-name="P26">SIN RAM ADDR</text:p>
          </table:table-cell>
          <table:table-cell table:style-name="表1.C3" office:value-type="string">
            <text:p text:style-name="P26">SA15</text:p>
          </table:table-cell>
          <table:table-cell table:style-name="表1.D3" office:value-type="string">
            <text:p text:style-name="P26">SA14</text:p>
          </table:table-cell>
          <table:table-cell table:style-name="表1.D3" office:value-type="string">
            <text:p text:style-name="P26">SA13</text:p>
          </table:table-cell>
          <table:table-cell table:style-name="表1.D3" office:value-type="string">
            <text:p text:style-name="P26">SA12</text:p>
          </table:table-cell>
          <table:table-cell table:style-name="表1.D3" office:value-type="string">
            <text:p text:style-name="P26">SA11</text:p>
          </table:table-cell>
          <table:table-cell table:style-name="表1.D3" office:value-type="string">
            <text:p text:style-name="P26">SA10</text:p>
          </table:table-cell>
          <table:table-cell table:style-name="表1.D3" office:value-type="string">
            <text:p text:style-name="P26">SA9</text:p>
          </table:table-cell>
          <table:table-cell table:style-name="表1.J3" office:value-type="string">
            <text:p text:style-name="P26">SA8</text:p>
          </table:table-cell>
        </table:table-row>
        <table:table-row table:style-name="表1.1">
          <table:table-cell table:style-name="表1.A3" office:value-type="string">
            <text:p text:style-name="P26">36</text:p>
          </table:table-cell>
          <table:table-cell table:style-name="表1.A3" office:value-type="string">
            <text:p text:style-name="P26">SIN RAM ADDR<text:span text:style-name="T22">(MSB)</text:span></text:p>
          </table:table-cell>
          <table:table-cell table:style-name="表1.C3" office:value-type="string">
            <text:p text:style-name="P26">0</text:p>
          </table:table-cell>
          <table:table-cell table:style-name="表1.D3" office:value-type="string">
            <text:p text:style-name="P26">0</text:p>
          </table:table-cell>
          <table:table-cell table:style-name="表1.D3" office:value-type="string">
            <text:p text:style-name="P26">0</text:p>
          </table:table-cell>
          <table:table-cell table:style-name="表1.D3" office:value-type="string">
            <text:p text:style-name="P26">0</text:p>
          </table:table-cell>
          <table:table-cell table:style-name="表1.D3" office:value-type="string">
            <text:p text:style-name="P26">0</text:p>
          </table:table-cell>
          <table:table-cell table:style-name="表1.D3" office:value-type="string">
            <text:p text:style-name="P26">SA18</text:p>
          </table:table-cell>
          <table:table-cell table:style-name="表1.D3" office:value-type="string">
            <text:p text:style-name="P26">SA17</text:p>
          </table:table-cell>
          <table:table-cell table:style-name="表1.J3" office:value-type="string">
            <text:p text:style-name="P26">SA16</text:p>
          </table:table-cell>
        </table:table-row>
        <table:table-row table:style-name="表1.1">
          <table:table-cell table:style-name="表1.A3" office:value-type="string">
            <text:p text:style-name="P26">38</text:p>
          </table:table-cell>
          <table:table-cell table:style-name="表1.A3" office:value-type="string">
            <text:p text:style-name="P26">COS RAM DATA</text:p>
          </table:table-cell>
          <table:table-cell table:style-name="表1.C3" office:value-type="string">
            <text:p text:style-name="P26">CD7</text:p>
          </table:table-cell>
          <table:table-cell table:style-name="表1.D3" office:value-type="string">
            <text:p text:style-name="P26">CD6</text:p>
          </table:table-cell>
          <table:table-cell table:style-name="表1.D3" office:value-type="string">
            <text:p text:style-name="P26">CD5</text:p>
          </table:table-cell>
          <table:table-cell table:style-name="表1.D3" office:value-type="string">
            <text:p text:style-name="P26">CD4</text:p>
          </table:table-cell>
          <table:table-cell table:style-name="表1.D3" office:value-type="string">
            <text:p text:style-name="P26">CD3</text:p>
          </table:table-cell>
          <table:table-cell table:style-name="表1.D3" office:value-type="string">
            <text:p text:style-name="P26">CD2</text:p>
          </table:table-cell>
          <table:table-cell table:style-name="表1.D3" office:value-type="string">
            <text:p text:style-name="P26">CD1</text:p>
          </table:table-cell>
          <table:table-cell table:style-name="表1.J3" office:value-type="string">
            <text:p text:style-name="P26">CD0</text:p>
          </table:table-cell>
        </table:table-row>
        <table:table-row table:style-name="表1.1">
          <table:table-cell table:style-name="表1.A3" office:value-type="string">
            <text:p text:style-name="P26">39</text:p>
          </table:table-cell>
          <table:table-cell table:style-name="表1.A3" office:value-type="string">
            <text:p text:style-name="P26">SIN RAM DARA</text:p>
          </table:table-cell>
          <table:table-cell table:style-name="表1.C3" office:value-type="string">
            <text:p text:style-name="P26">SD7</text:p>
          </table:table-cell>
          <table:table-cell table:style-name="表1.D3" office:value-type="string">
            <text:p text:style-name="P26">SD6</text:p>
          </table:table-cell>
          <table:table-cell table:style-name="表1.D3" office:value-type="string">
            <text:p text:style-name="P26">SD5</text:p>
          </table:table-cell>
          <table:table-cell table:style-name="表1.D3" office:value-type="string">
            <text:p text:style-name="P26">SD4</text:p>
          </table:table-cell>
          <table:table-cell table:style-name="表1.D3" office:value-type="string">
            <text:p text:style-name="P26">SD3</text:p>
          </table:table-cell>
          <table:table-cell table:style-name="表1.D3" office:value-type="string">
            <text:p text:style-name="P26">SD2</text:p>
          </table:table-cell>
          <table:table-cell table:style-name="表1.D3" office:value-type="string">
            <text:p text:style-name="P26">SD1</text:p>
          </table:table-cell>
          <table:table-cell table:style-name="表1.J3" office:value-type="string">
            <text:p text:style-name="P26">SD0</text:p>
          </table:table-cell>
        </table:table-row>
        <table:table-row table:style-name="表1.1">
          <table:table-cell table:style-name="表1.A3" office:value-type="string">
            <text:p text:style-name="P26">3A</text:p>
          </table:table-cell>
          <table:table-cell table:style-name="表1.A3" office:value-type="string">
            <text:p text:style-name="P26">COS AD DATA<text:span text:style-name="T22">(LSB)</text:span></text:p>
          </table:table-cell>
          <table:table-cell table:style-name="表1.C3" office:value-type="string">
            <text:p text:style-name="P26">CAD7</text:p>
          </table:table-cell>
          <table:table-cell table:style-name="表1.D3" office:value-type="string">
            <text:p text:style-name="P26">CAD6</text:p>
          </table:table-cell>
          <table:table-cell table:style-name="表1.D3" office:value-type="string">
            <text:p text:style-name="P26">CAD5</text:p>
          </table:table-cell>
          <table:table-cell table:style-name="表1.D3" office:value-type="string">
            <text:p text:style-name="P26">CAD4</text:p>
          </table:table-cell>
          <table:table-cell table:style-name="表1.D3" office:value-type="string">
            <text:p text:style-name="P26">CAD3</text:p>
          </table:table-cell>
          <table:table-cell table:style-name="表1.D3" office:value-type="string">
            <text:p text:style-name="P26">CAD2</text:p>
          </table:table-cell>
          <table:table-cell table:style-name="表1.D3" office:value-type="string">
            <text:p text:style-name="P26">CAD1</text:p>
          </table:table-cell>
          <table:table-cell table:style-name="表1.J3" office:value-type="string">
            <text:p text:style-name="P26">CAD0</text:p>
          </table:table-cell>
        </table:table-row>
        <table:table-row table:style-name="表1.1">
          <table:table-cell table:style-name="表1.A3" office:value-type="string">
            <text:p text:style-name="P26">3B</text:p>
          </table:table-cell>
          <table:table-cell table:style-name="表1.A3" office:value-type="string">
            <text:p text:style-name="P26">COS AD DATA<text:span text:style-name="T22">(MSB)</text:span></text:p>
          </table:table-cell>
          <table:table-cell table:style-name="表1.C3" office:value-type="string">
            <text:p text:style-name="P26">0</text:p>
          </table:table-cell>
          <table:table-cell table:style-name="表1.D3" office:value-type="string">
            <text:p text:style-name="P26">0</text:p>
          </table:table-cell>
          <table:table-cell table:style-name="表1.D3" office:value-type="string">
            <text:p text:style-name="P26">CAD13</text:p>
          </table:table-cell>
          <table:table-cell table:style-name="表1.D3" office:value-type="string">
            <text:p text:style-name="P26">CAD12</text:p>
          </table:table-cell>
          <table:table-cell table:style-name="表1.D3" office:value-type="string">
            <text:p text:style-name="P26">CAD11</text:p>
          </table:table-cell>
          <table:table-cell table:style-name="表1.D3" office:value-type="string">
            <text:p text:style-name="P26">CAD10</text:p>
          </table:table-cell>
          <table:table-cell table:style-name="表1.D3" office:value-type="string">
            <text:p text:style-name="P26">CAD9</text:p>
          </table:table-cell>
          <table:table-cell table:style-name="表1.J3" office:value-type="string">
            <text:p text:style-name="P26">CAD8</text:p>
          </table:table-cell>
        </table:table-row>
        <table:table-row table:style-name="表1.1">
          <table:table-cell table:style-name="表1.A3" office:value-type="string">
            <text:p text:style-name="P26">3C</text:p>
          </table:table-cell>
          <table:table-cell table:style-name="表1.A3" office:value-type="string">
            <text:p text:style-name="P26">SIN AD DATA<text:span text:style-name="T22">(LSB)</text:span></text:p>
          </table:table-cell>
          <table:table-cell table:style-name="表1.C3" office:value-type="string">
            <text:p text:style-name="P26">SAD7</text:p>
          </table:table-cell>
          <table:table-cell table:style-name="表1.D3" office:value-type="string">
            <text:p text:style-name="P26">SAD6</text:p>
          </table:table-cell>
          <table:table-cell table:style-name="表1.D3" office:value-type="string">
            <text:p text:style-name="P26">SAD5</text:p>
          </table:table-cell>
          <table:table-cell table:style-name="表1.D3" office:value-type="string">
            <text:p text:style-name="P26">SAD4</text:p>
          </table:table-cell>
          <table:table-cell table:style-name="表1.D3" office:value-type="string">
            <text:p text:style-name="P26">SAD3</text:p>
          </table:table-cell>
          <table:table-cell table:style-name="表1.D3" office:value-type="string">
            <text:p text:style-name="P26">SAD2</text:p>
          </table:table-cell>
          <table:table-cell table:style-name="表1.D3" office:value-type="string">
            <text:p text:style-name="P26">SAD1</text:p>
          </table:table-cell>
          <table:table-cell table:style-name="表1.J3" office:value-type="string">
            <text:p text:style-name="P26">SAD0</text:p>
          </table:table-cell>
        </table:table-row>
        <table:table-row table:style-name="表1.1">
          <table:table-cell table:style-name="表1.A3" office:value-type="string">
            <text:p text:style-name="P26">3D</text:p>
          </table:table-cell>
          <table:table-cell table:style-name="表1.A3" office:value-type="string">
            <text:p text:style-name="P26">SIN AD DATA<text:span text:style-name="T22">(MSB)</text:span></text:p>
          </table:table-cell>
          <table:table-cell table:style-name="表1.C3" office:value-type="string">
            <text:p text:style-name="P26">0</text:p>
          </table:table-cell>
          <table:table-cell table:style-name="表1.D3" office:value-type="string">
            <text:p text:style-name="P26">0</text:p>
          </table:table-cell>
          <table:table-cell table:style-name="表1.D3" office:value-type="string">
            <text:p text:style-name="P26">SAD13</text:p>
          </table:table-cell>
          <table:table-cell table:style-name="表1.D3" office:value-type="string">
            <text:p text:style-name="P26">SAD12</text:p>
          </table:table-cell>
          <table:table-cell table:style-name="表1.D3" office:value-type="string">
            <text:p text:style-name="P26">SAD11</text:p>
          </table:table-cell>
          <table:table-cell table:style-name="表1.D3" office:value-type="string">
            <text:p text:style-name="P26">SAD10</text:p>
          </table:table-cell>
          <table:table-cell table:style-name="表1.D3" office:value-type="string">
            <text:p text:style-name="P26">SAD9</text:p>
          </table:table-cell>
          <table:table-cell table:style-name="表1.J3" office:value-type="string">
            <text:p text:style-name="P26">SAD8</text:p>
          </table:table-cell>
        </table:table-row>
        <table:table-row table:style-name="表1.1">
          <table:table-cell table:style-name="表1.A3" office:value-type="string">
            <text:p text:style-name="P26">3E</text:p>
          </table:table-cell>
          <table:table-cell table:style-name="表1.A3" office:value-type="string">
            <text:p text:style-name="P29"><text:span text:style-name="T35">BOARD </text:span>REV</text:p>
          </table:table-cell>
          <table:table-cell table:style-name="表1.C3" office:value-type="string">
            <text:p text:style-name="P26">REV7</text:p>
          </table:table-cell>
          <table:table-cell table:style-name="表1.D3" office:value-type="string">
            <text:p text:style-name="P26">REV6</text:p>
          </table:table-cell>
          <table:table-cell table:style-name="表1.D3" office:value-type="string">
            <text:p text:style-name="P26">REV5</text:p>
          </table:table-cell>
          <table:table-cell table:style-name="表1.D3" office:value-type="string">
            <text:p text:style-name="P26">REV4</text:p>
          </table:table-cell>
          <table:table-cell table:style-name="表1.D3" office:value-type="string">
            <text:p text:style-name="P26">REV3</text:p>
          </table:table-cell>
          <table:table-cell table:style-name="表1.D3" office:value-type="string">
            <text:p text:style-name="P26">REV2</text:p>
          </table:table-cell>
          <table:table-cell table:style-name="表1.D3" office:value-type="string">
            <text:p text:style-name="P26">REV1</text:p>
          </table:table-cell>
          <table:table-cell table:style-name="表1.J3" office:value-type="string">
            <text:p text:style-name="P26">REV0</text:p>
          </table:table-cell>
        </table:table-row>
        <table:table-row table:style-name="表1.1">
          <table:table-cell table:style-name="表1.A27" office:value-type="string">
            <text:p text:style-name="P26">3F</text:p>
          </table:table-cell>
          <table:table-cell table:style-name="表1.A27" office:value-type="string">
            <text:p text:style-name="P29">BOARD <text:span text:style-name="T35">STRING</text:span></text:p>
          </table:table-cell>
          <table:table-cell table:style-name="表1.C27" office:value-type="string">
            <text:p text:style-name="P29">ID7</text:p>
          </table:table-cell>
          <table:table-cell table:style-name="表1.D27" office:value-type="string">
            <text:p text:style-name="P29">ID6</text:p>
          </table:table-cell>
          <table:table-cell table:style-name="表1.D27" office:value-type="string">
            <text:p text:style-name="P29">ID5</text:p>
          </table:table-cell>
          <table:table-cell table:style-name="表1.D27" office:value-type="string">
            <text:p text:style-name="P29">ID4</text:p>
          </table:table-cell>
          <table:table-cell table:style-name="表1.D27" office:value-type="string">
            <text:p text:style-name="P29">ID3</text:p>
          </table:table-cell>
          <table:table-cell table:style-name="表1.D27" office:value-type="string">
            <text:p text:style-name="P29">ID2</text:p>
          </table:table-cell>
          <table:table-cell table:style-name="表1.D27" office:value-type="string">
            <text:p text:style-name="P29">ID1</text:p>
          </table:table-cell>
          <table:table-cell table:style-name="表1.J27" office:value-type="string">
            <text:p text:style-name="P29">ID0</text:p>
          </table:table-cell>
        </table:table-row>
      </table:table>
      <text:p text:style-name="P2"/>
      <text:p text:style-name="P60"><text:span text:style-name="T34">2-1</text:span>.　<text:span text:style-name="T26">STATUS register</text:span></text:p>
      <text:p text:style-name="P2"/>
      <text:p text:style-name="P2"/>
      <text:p text:style-name="P20">This is Read only.</text:p>
      <table:table table:name="表2" table:style-name="表2">
        <table:table-column table:style-name="表2.A"/>
        <table:table-column table:style-name="表2.B"/>
        <table:table-column table:style-name="表2.C" table:number-columns-repeated="3"/>
        <table:table-column table:style-name="表2.F"/>
        <table:table-column table:style-name="表2.C" table:number-columns-repeated="3"/>
        <table:table-column table:style-name="表2.J"/>
        <table:table-row table:style-name="表2.1">
          <table:table-cell table:style-name="表2.A1" office:value-type="string">
            <text:p text:style-name="P29">ADDRESS</text:p>
          </table:table-cell>
          <table:table-cell table:style-name="表2.A1" office:value-type="string">
            <text:p text:style-name="P32">contents</text:p>
          </table:table-cell>
          <table:table-cell table:style-name="表2.C1" office:value-type="string">
            <text:p text:style-name="P26">B7</text:p>
          </table:table-cell>
          <table:table-cell table:style-name="表2.D1" office:value-type="string">
            <text:p text:style-name="P26">B6</text:p>
          </table:table-cell>
          <table:table-cell table:style-name="表2.D1" office:value-type="string">
            <text:p text:style-name="P26">B5</text:p>
          </table:table-cell>
          <table:table-cell table:style-name="表2.D1" office:value-type="string">
            <text:p text:style-name="P26">B4</text:p>
          </table:table-cell>
          <table:table-cell table:style-name="表2.D1" office:value-type="string">
            <text:p text:style-name="P26">B3</text:p>
          </table:table-cell>
          <table:table-cell table:style-name="表2.D1" office:value-type="string">
            <text:p text:style-name="P26">B2</text:p>
          </table:table-cell>
          <table:table-cell table:style-name="表2.D1" office:value-type="string">
            <text:p text:style-name="P26">B1</text:p>
          </table:table-cell>
          <table:table-cell table:style-name="表2.J1" office:value-type="string">
            <text:p text:style-name="P26">B0</text:p>
          </table:table-cell>
        </table:table-row>
        <table:table-row table:style-name="表2.1">
          <table:table-cell table:style-name="表2.A1" office:value-type="string">
            <text:p text:style-name="P26">20</text:p>
          </table:table-cell>
          <table:table-cell table:style-name="表2.A1" office:value-type="string">
            <text:p text:style-name="P26">STATUS</text:p>
          </table:table-cell>
          <table:table-cell table:style-name="表2.C1" office:value-type="string">
            <text:p text:style-name="P29">X</text:p>
          </table:table-cell>
          <table:table-cell table:style-name="表2.D1" office:value-type="string">
            <text:p text:style-name="P26">PLL</text:p>
          </table:table-cell>
          <table:table-cell table:style-name="表2.D1" office:value-type="string">
            <text:p text:style-name="P26">SOVF</text:p>
          </table:table-cell>
          <table:table-cell table:style-name="表2.D1" office:value-type="string">
            <text:p text:style-name="P26">COVF</text:p>
          </table:table-cell>
          <table:table-cell table:style-name="表2.D1" office:value-type="string">
            <text:p text:style-name="P26">0</text:p>
          </table:table-cell>
          <table:table-cell table:style-name="表2.D1" office:value-type="string">
            <text:p text:style-name="P26">END</text:p>
          </table:table-cell>
          <table:table-cell table:style-name="表2.D1" office:value-type="string">
            <text:p text:style-name="P26">BUSY</text:p>
          </table:table-cell>
          <table:table-cell table:style-name="表2.J1" office:value-type="string">
            <text:p text:style-name="P26">SP</text:p>
          </table:table-cell>
        </table:table-row>
      </table:table>
      <text:p text:style-name="P2"/>
      <text:p text:style-name="P2"/>
      <text:p text:style-name="P2"/>
      <text:p text:style-name="P63"><text:span text:style-name="T22">SP</text:span>：<text:span text:style-name="T24">Sampling status</text:span></text:p>
      <table:table table:name="表3" table:style-name="表3">
        <table:table-column table:style-name="表3.A"/>
        <table:table-column table:style-name="表3.B"/>
        <table:table-column table:style-name="表3.C"/>
        <table:table-row table:style-name="表3.1">
          <table:table-cell table:style-name="表3.A1" table:number-rows-spanned="2" office:value-type="string">
            <text:p text:style-name="P4">SP</text:p>
          </table:table-cell>
          <table:table-cell table:style-name="表3.B1" office:value-type="string">
            <text:p text:style-name="P4">0</text:p>
          </table:table-cell>
          <table:table-cell table:style-name="表3.C1" office:value-type="string">
            <text:p text:style-name="P9">AD <text:span text:style-name="T23">sampling is stopped</text:span></text:p>
          </table:table-cell>
        </table:table-row>
        <table:table-row table:style-name="表3.1">
          <table:covered-table-cell/>
          <table:table-cell table:style-name="表3.B2" office:value-type="string">
            <text:p text:style-name="P4">1</text:p>
          </table:table-cell>
          <table:table-cell table:style-name="表3.C2" office:value-type="string">
            <text:p text:style-name="P2">AD <text:span text:style-name="T23">still sampling.</text:span></text:p>
          </table:table-cell>
        </table:table-row>
      </table:table>
      <text:p text:style-name="P2"/>
      <text:p text:style-name="P63">BUSY：<text:span text:style-name="T24">S</text:span>tate from receiving a sample start command until ending.</text:p>
      <table:table table:name="表4" table:style-name="表4">
        <table:table-column table:style-name="表4.A"/>
        <table:table-column table:style-name="表4.B"/>
        <table:table-column table:style-name="表4.C"/>
        <table:table-row table:style-name="表4.1">
          <table:table-cell table:style-name="表4.A1" table:number-rows-spanned="2" office:value-type="string">
            <text:p text:style-name="P4">BUSY</text:p>
          </table:table-cell>
          <table:table-cell table:style-name="表4.B1" office:value-type="string">
            <text:p text:style-name="P4">0</text:p>
          </table:table-cell>
          <table:table-cell table:style-name="表4.C1" office:value-type="string">
            <text:p text:style-name="P2">AD<text:span text:style-name="T23"> sampling completed</text:span></text:p>
          </table:table-cell>
        </table:table-row>
        <table:table-row table:style-name="表4.1">
          <table:covered-table-cell/>
          <table:table-cell table:style-name="表4.B2" office:value-type="string">
            <text:p text:style-name="P4">1</text:p>
          </table:table-cell>
          <table:table-cell table:style-name="表4.C2" office:value-type="string">
            <text:p text:style-name="P10">AD sampling now or wait for trigger</text:p>
          </table:table-cell>
        </table:table-row>
      </table:table>
      <text:p text:style-name="P2"/>
      <text:p text:style-name="P63">END：<text:span text:style-name="T24">Sampling completed status</text:span></text:p>
      <table:table table:name="表5" table:style-name="表5">
        <table:table-column table:style-name="表5.A"/>
        <table:table-column table:style-name="表5.B"/>
        <table:table-column table:style-name="表5.C"/>
        <table:table-row table:style-name="表5.1">
          <table:table-cell table:style-name="表5.A1" table:number-rows-spanned="2" office:value-type="string">
            <text:p text:style-name="P4">END</text:p>
          </table:table-cell>
          <table:table-cell table:style-name="表5.B1" office:value-type="string">
            <text:p text:style-name="P4">0</text:p>
          </table:table-cell>
          <table:table-cell table:style-name="表5.C1" office:value-type="string">
            <text:p text:style-name="P2">AD<text:span text:style-name="T22"> sampling not yet.</text:span></text:p>
          </table:table-cell>
        </table:table-row>
        <table:table-row table:style-name="表5.1">
          <table:covered-table-cell/>
          <table:table-cell table:style-name="表5.B2" office:value-type="string">
            <text:p text:style-name="P4">1</text:p>
          </table:table-cell>
          <table:table-cell table:style-name="表5.C2" office:value-type="string">
            <text:p text:style-name="P2">AD<text:span text:style-name="T22"> sampling completed.</text:span></text:p>
          </table:table-cell>
        </table:table-row>
      </table:table>
      <text:p text:style-name="P2"/>
      <text:p text:style-name="P63">COVF：COS<text:span text:style-name="T24"> </text:span>AD<text:span text:style-name="T24"> input level status</text:span></text:p>
      <table:table table:name="表6" table:style-name="表6">
        <table:table-column table:style-name="表6.A"/>
        <table:table-column table:style-name="表6.B"/>
        <table:table-column table:style-name="表6.C"/>
        <table:table-row table:style-name="表6.1">
          <table:table-cell table:style-name="表6.A1" table:number-rows-spanned="2" office:value-type="string">
            <text:p text:style-name="P4">COVF</text:p>
          </table:table-cell>
          <table:table-cell table:style-name="表6.B1" office:value-type="string">
            <text:p text:style-name="P4">0</text:p>
          </table:table-cell>
          <table:table-cell table:style-name="表6.C1" office:value-type="string">
            <text:p text:style-name="P2">COS AD<text:span text:style-name="T23"> input level is normal.</text:span></text:p>
          </table:table-cell>
        </table:table-row>
        <table:table-row table:style-name="表6.1">
          <table:covered-table-cell/>
          <table:table-cell table:style-name="表6.B2" office:value-type="string">
            <text:p text:style-name="P4">1</text:p>
          </table:table-cell>
          <table:table-cell table:style-name="表6.C2" office:value-type="string">
            <text:p text:style-name="P2">COS AD<text:span text:style-name="T22"> inputlevel is OVER VOLTAGE</text:span></text:p>
          </table:table-cell>
        </table:table-row>
      </table:table>
      <text:p text:style-name="P2"/>
      <text:p text:style-name="P63"><text:bookmark-start text:name="OLE_LINK1"/>SOVF：SIN<text:span text:style-name="T24"> AD input level status</text:span></text:p>
      <table:table table:name="表7" table:style-name="表7">
        <table:table-column table:style-name="表7.A"/>
        <table:table-column table:style-name="表7.B"/>
        <table:table-column table:style-name="表7.C"/>
        <table:table-row table:style-name="表7.1">
          <table:table-cell table:style-name="表7.A1" table:number-rows-spanned="2" office:value-type="string">
            <text:p text:style-name="P75">SOVF</text:p>
          </table:table-cell>
          <table:table-cell table:style-name="表7.B1" office:value-type="string">
            <text:p text:style-name="P4">0</text:p>
          </table:table-cell>
          <table:table-cell table:style-name="表7.C1" office:value-type="string">
            <text:p text:style-name="P2">SIN AD<text:span text:style-name="T23"> input level is normal.</text:span></text:p>
          </table:table-cell>
        </table:table-row>
        <table:table-row table:style-name="表7.1">
          <table:covered-table-cell/>
          <table:table-cell table:style-name="表7.B2" office:value-type="string">
            <text:p text:style-name="P4">1</text:p>
          </table:table-cell>
          <table:table-cell table:style-name="表7.C2" office:value-type="string">
            <text:p text:style-name="P2">SIN <text:span text:style-name="T22">AD input is OVER VOLTAGE</text:span></text:p>
          </table:table-cell>
        </table:table-row>
      </table:table>
      <text:p text:style-name="P2"><text:bookmark-end text:name="OLE_LINK1"/></text:p>
      <text:p text:style-name="P63">PLL：PLL<text:span text:style-name="T22"> STATUS</text:span></text:p>
      <table:table table:name="表8" table:style-name="表8">
        <table:table-column table:style-name="表8.A"/>
        <table:table-column table:style-name="表8.B"/>
        <table:table-column table:style-name="表8.C"/>
        <table:table-row table:style-name="表8.1">
          <table:table-cell table:style-name="表8.A1" table:number-rows-spanned="2" office:value-type="string">
            <text:p text:style-name="P4">PLL</text:p>
          </table:table-cell>
          <table:table-cell table:style-name="表8.B1" office:value-type="string">
            <text:p text:style-name="P4">0</text:p>
          </table:table-cell>
          <table:table-cell table:style-name="表8.C1" office:value-type="string">
            <text:p text:style-name="P2">PLL　<text:span text:style-name="T23">is locked(OK)</text:span></text:p>
          </table:table-cell>
        </table:table-row>
        <table:table-row table:style-name="表8.1">
          <table:covered-table-cell/>
          <table:table-cell table:style-name="表8.B2" office:value-type="string">
            <text:p text:style-name="P4">1</text:p>
          </table:table-cell>
          <table:table-cell table:style-name="表8.C2" office:value-type="string">
            <text:p text:style-name="P2">PLL　<text:span text:style-name="T23">is </text:span>Unloc<text:span text:style-name="T23">ked.(NG)</text:span></text:p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60"><text:span text:style-name="T34">2-2</text:span>.　<text:span text:style-name="T24">Control register</text:span></text:p>
      <text:p text:style-name="P2"/>
      <text:p text:style-name="P11">AD Board control register</text:p>
      <table:table table:name="表9" table:style-name="表9">
        <table:table-column table:style-name="表9.A"/>
        <table:table-column table:style-name="表9.B"/>
        <table:table-column table:style-name="表9.C"/>
        <table:table-column table:style-name="表9.D" table:number-columns-repeated="6"/>
        <table:table-column table:style-name="表9.J"/>
        <table:table-row table:style-name="表9.1">
          <table:table-cell table:style-name="表9.A1" office:value-type="string">
            <text:p text:style-name="P30">address</text:p>
          </table:table-cell>
          <table:table-cell table:style-name="表9.A1" office:value-type="string">
            <text:p text:style-name="P32">contents</text:p>
          </table:table-cell>
          <table:table-cell table:style-name="表9.C1" office:value-type="string">
            <text:p text:style-name="P26">B7</text:p>
          </table:table-cell>
          <table:table-cell table:style-name="表9.D1" office:value-type="string">
            <text:p text:style-name="P26">B6</text:p>
          </table:table-cell>
          <table:table-cell table:style-name="表9.D1" office:value-type="string">
            <text:p text:style-name="P26">B5</text:p>
          </table:table-cell>
          <table:table-cell table:style-name="表9.D1" office:value-type="string">
            <text:p text:style-name="P26">B4</text:p>
          </table:table-cell>
          <table:table-cell table:style-name="表9.D1" office:value-type="string">
            <text:p text:style-name="P26">B3</text:p>
          </table:table-cell>
          <table:table-cell table:style-name="表9.D1" office:value-type="string">
            <text:p text:style-name="P26">B2</text:p>
          </table:table-cell>
          <table:table-cell table:style-name="表9.D1" office:value-type="string">
            <text:p text:style-name="P26">B1</text:p>
          </table:table-cell>
          <table:table-cell table:style-name="表9.J1" office:value-type="string">
            <text:p text:style-name="P26">B0</text:p>
          </table:table-cell>
        </table:table-row>
        <table:table-row table:style-name="表9.1">
          <table:table-cell table:style-name="表9.A1" office:value-type="string">
            <text:p text:style-name="P26">21</text:p>
          </table:table-cell>
          <table:table-cell table:style-name="表9.A1" office:value-type="string">
            <text:p text:style-name="P30">CONTROL</text:p>
          </table:table-cell>
          <table:table-cell table:style-name="表9.C1" office:value-type="string">
            <text:p text:style-name="P26">0</text:p>
          </table:table-cell>
          <table:table-cell table:style-name="表9.D1" office:value-type="string">
            <text:p text:style-name="P26">0</text:p>
          </table:table-cell>
          <table:table-cell table:style-name="表9.D1" office:value-type="string">
            <text:p text:style-name="P26">0</text:p>
          </table:table-cell>
          <table:table-cell table:style-name="表9.D1" office:value-type="string">
            <text:p text:style-name="P26">TEST </text:p>
          </table:table-cell>
          <table:table-cell table:style-name="表9.D1" office:value-type="string">
            <text:p text:style-name="P26">0</text:p>
          </table:table-cell>
          <table:table-cell table:style-name="表9.D1" office:value-type="string">
            <text:p text:style-name="P26">0</text:p>
          </table:table-cell>
          <table:table-cell table:style-name="表9.D1" office:value-type="string">
            <text:p text:style-name="P26">S.TRG</text:p>
          </table:table-cell>
          <table:table-cell table:style-name="表9.J1" office:value-type="string">
            <text:p text:style-name="P26">SP ON</text:p>
          </table:table-cell>
        </table:table-row>
      </table:table>
      <text:p text:style-name="P2"/>
      <text:p text:style-name="P2"/>
      <text:p text:style-name="P2"/>
      <text:p text:style-name="P63"><text:span text:style-name="T24">SP</text:span>：<text:span text:style-name="T25">Set sampling start</text:span></text:p>
      <table:table table:name="表10" table:style-name="表10">
        <table:table-column table:style-name="表10.A"/>
        <table:table-column table:style-name="表10.B"/>
        <table:table-column table:style-name="表10.C"/>
        <table:table-row table:style-name="表10.1">
          <table:table-cell table:style-name="表10.A1" table:number-rows-spanned="2" office:value-type="string">
            <text:p text:style-name="P4">SP ON</text:p>
          </table:table-cell>
          <table:table-cell table:style-name="表10.B1" office:value-type="string">
            <text:p text:style-name="P4">0</text:p>
          </table:table-cell>
          <table:table-cell table:style-name="表10.C1" office:value-type="string">
            <text:p text:style-name="P2">AD<text:span text:style-name="T24"> sampling stop.</text:span></text:p>
          </table:table-cell>
        </table:table-row>
        <table:table-row table:style-name="表10.1">
          <table:covered-table-cell/>
          <table:table-cell table:style-name="表10.B2" office:value-type="string">
            <text:p text:style-name="P4">1</text:p>
          </table:table-cell>
          <table:table-cell table:style-name="表10.C2" office:value-type="string">
            <text:p text:style-name="P11">AD sampling start.</text:p>
          </table:table-cell>
        </table:table-row>
      </table:table>
      <text:p text:style-name="P2"/>
      <text:p text:style-name="P65"><text:span text:style-name="T4">S.TRG</text:span>：<text:span text:style-name="T25">Set </text:span>S<text:span text:style-name="T25">ofttrigger.</text:span></text:p>
      <table:table table:name="表11" table:style-name="表11">
        <table:table-column table:style-name="表11.A"/>
        <table:table-column table:style-name="表11.B"/>
        <table:table-column table:style-name="表11.C"/>
        <table:table-row table:style-name="表11.1">
          <table:table-cell table:style-name="表11.A1" table:number-rows-spanned="2" office:value-type="string">
            <text:p text:style-name="P26">S.TRG</text:p>
          </table:table-cell>
          <table:table-cell table:style-name="表11.B1" office:value-type="string">
            <text:p text:style-name="P4">0</text:p>
          </table:table-cell>
          <table:table-cell table:style-name="表11.C1" office:value-type="string">
            <text:p text:style-name="P2">SOFT<text:span text:style-name="T25"> Trigger</text:span>‘0<text:span text:style-name="T5">’</text:span></text:p>
          </table:table-cell>
        </table:table-row>
        <table:table-row table:style-name="表11.1">
          <table:covered-table-cell/>
          <table:table-cell table:style-name="表11.B2" office:value-type="string">
            <text:p text:style-name="P4">1</text:p>
          </table:table-cell>
          <table:table-cell table:style-name="表11.C2" office:value-type="string">
            <text:p text:style-name="P2">SOFT<text:span text:style-name="T25"> Trigger</text:span>‘1<text:span text:style-name="T5">’</text:span></text:p>
          </table:table-cell>
        </table:table-row>
      </table:table>
      <text:p text:style-name="P2"/>
      <text:p text:style-name="P64">TEST：Start transfer of test data</text:p>
      <table:table table:name="表12" table:style-name="表12">
        <table:table-column table:style-name="表12.A"/>
        <table:table-column table:style-name="表12.B"/>
        <table:table-column table:style-name="表12.C"/>
        <table:table-row table:style-name="表12.1">
          <table:table-cell table:style-name="表12.A1" table:number-rows-spanned="2" office:value-type="string">
            <text:p text:style-name="P4">TEST</text:p>
          </table:table-cell>
          <table:table-cell table:style-name="表12.B1" office:value-type="string">
            <text:p text:style-name="P4">0</text:p>
          </table:table-cell>
          <table:table-cell table:style-name="表12.C1" office:value-type="string">
            <text:p text:style-name="P12">normal</text:p>
          </table:table-cell>
        </table:table-row>
        <table:table-row table:style-name="表12.1">
          <table:covered-table-cell/>
          <table:table-cell table:style-name="表12.B2" office:value-type="string">
            <text:p text:style-name="P4">1</text:p>
          </table:table-cell>
          <table:table-cell table:style-name="表12.C2" office:value-type="string">
            <text:p text:style-name="P2">Start transfer of test data<text:span text:style-name="T25">.</text:span></text:p>
          </table:table-cell>
        </table:table-row>
      </table:table>
      <text:p text:style-name="P2"/>
      <text:p text:style-name="P60"><text:span text:style-name="T34">2-3</text:span>.　MODE<text:span text:style-name="T25"> register</text:span></text:p>
      <text:p text:style-name="P2"/>
      <text:p text:style-name="P2"/>
      <table:table table:name="表13" table:style-name="表13">
        <table:table-column table:style-name="表13.A"/>
        <table:table-column table:style-name="表13.B"/>
        <table:table-column table:style-name="表13.C" table:number-columns-repeated="3"/>
        <table:table-column table:style-name="表13.F"/>
        <table:table-column table:style-name="表13.C" table:number-columns-repeated="3"/>
        <table:table-column table:style-name="表13.J"/>
        <table:table-row table:style-name="表13.1">
          <table:table-cell table:style-name="表13.A1" office:value-type="string">
            <text:p text:style-name="P31">address</text:p>
          </table:table-cell>
          <table:table-cell table:style-name="表13.A1" office:value-type="string">
            <text:p text:style-name="P31">contents</text:p>
          </table:table-cell>
          <table:table-cell table:style-name="表13.C1" office:value-type="string">
            <text:p text:style-name="P26">B7</text:p>
          </table:table-cell>
          <table:table-cell table:style-name="表13.D1" office:value-type="string">
            <text:p text:style-name="P26">B6</text:p>
          </table:table-cell>
          <table:table-cell table:style-name="表13.D1" office:value-type="string">
            <text:p text:style-name="P26">B5</text:p>
          </table:table-cell>
          <table:table-cell table:style-name="表13.D1" office:value-type="string">
            <text:p text:style-name="P26">B4</text:p>
          </table:table-cell>
          <table:table-cell table:style-name="表13.D1" office:value-type="string">
            <text:p text:style-name="P26">B3</text:p>
          </table:table-cell>
          <table:table-cell table:style-name="表13.D1" office:value-type="string">
            <text:p text:style-name="P26">B2</text:p>
          </table:table-cell>
          <table:table-cell table:style-name="表13.D1" office:value-type="string">
            <text:p text:style-name="P26">B1</text:p>
          </table:table-cell>
          <table:table-cell table:style-name="表13.J1" office:value-type="string">
            <text:p text:style-name="P26">B0</text:p>
          </table:table-cell>
        </table:table-row>
        <table:table-row table:style-name="表13.1">
          <table:table-cell table:style-name="表13.A1" office:value-type="string">
            <text:p text:style-name="P26">22</text:p>
          </table:table-cell>
          <table:table-cell table:style-name="表13.A1" office:value-type="string">
            <text:p text:style-name="P26">MODE</text:p>
          </table:table-cell>
          <table:table-cell table:style-name="表13.C1" office:value-type="string">
            <text:p text:style-name="P26">0</text:p>
          </table:table-cell>
          <table:table-cell table:style-name="表13.D1" office:value-type="string">
            <text:p text:style-name="P26">INV</text:p>
          </table:table-cell>
          <table:table-cell table:style-name="表13.D1" office:value-type="string">
            <text:p text:style-name="P26">TC1</text:p>
          </table:table-cell>
          <table:table-cell table:style-name="表13.D1" office:value-type="string">
            <text:p text:style-name="P26">TC0</text:p>
          </table:table-cell>
          <table:table-cell table:style-name="表13.D1" office:value-type="string">
            <text:p text:style-name="P26">CS</text:p>
          </table:table-cell>
          <table:table-cell table:style-name="表13.D1" office:value-type="string">
            <text:p text:style-name="P26">C2</text:p>
          </table:table-cell>
          <table:table-cell table:style-name="表13.D1" office:value-type="string">
            <text:p text:style-name="P26">C1</text:p>
          </table:table-cell>
          <table:table-cell table:style-name="表13.J1" office:value-type="string">
            <text:p text:style-name="P26">C0</text:p>
          </table:table-cell>
        </table:table-row>
      </table:table>
      <text:p text:style-name="P2"/>
      <text:p text:style-name="P2"/>
      <text:p text:style-name="P2">　　　The division ratio of the frequency divider <text:span text:style-name="T25">'</text:span>C<text:span text:style-name="T25">'</text:span><text:line-break/>　　　AD<text:span text:style-name="T25">Clock</text:span>（M<text:span text:style-name="T25">Hz</text:span>）＝25（MHz）/（<text:span text:style-name="T25">divider'</text:span>C<text:span text:style-name="T25">' x divider'</text:span>CK<text:span text:style-name="T25">'</text:span>）　</text:p>
      <table:table table:name="表14" table:style-name="表14">
        <table:table-column table:style-name="表14.A" table:number-columns-repeated="3"/>
        <table:table-column table:style-name="表14.D"/>
        <table:table-row table:style-name="表14.1">
          <table:table-cell table:style-name="表14.A1" office:value-type="string">
            <text:p text:style-name="P74">C2</text:p>
          </table:table-cell>
          <table:table-cell table:style-name="表14.B1" office:value-type="string">
            <text:p text:style-name="P74">C1</text:p>
          </table:table-cell>
          <table:table-cell table:style-name="表14.B1" office:value-type="string">
            <text:p text:style-name="P74">C0</text:p>
          </table:table-cell>
          <table:table-cell table:style-name="表14.D1" office:value-type="string">
            <text:h text:style-name="P84" text:outline-level="2"><text:span text:style-name="T13">division ratio </text:span><text:span text:style-name="T15">'</text:span><text:span text:style-name="T13">C</text:span><text:span text:style-name="T15">'</text:span><text:span text:style-name="T13"> </text:span></text:h>
          </table:table-cell>
        </table:table-row>
        <table:table-row table:style-name="表14.1">
          <table:table-cell table:style-name="表14.A2" office:value-type="string">
            <text:p text:style-name="P72">0</text:p>
          </table:table-cell>
          <table:table-cell table:style-name="表14.B2" office:value-type="string">
            <text:p text:style-name="P72">0</text:p>
          </table:table-cell>
          <table:table-cell table:style-name="表14.B2" office:value-type="string">
            <text:p text:style-name="P72">0</text:p>
          </table:table-cell>
          <table:table-cell table:style-name="表14.D2" office:value-type="string">
            <text:p text:style-name="P73">1</text:p>
          </table:table-cell>
        </table:table-row>
        <table:table-row table:style-name="表14.1">
          <table:table-cell table:style-name="表14.A2" office:value-type="string">
            <text:p text:style-name="P72">0</text:p>
          </table:table-cell>
          <table:table-cell table:style-name="表14.B2" office:value-type="string">
            <text:p text:style-name="P72">0</text:p>
          </table:table-cell>
          <table:table-cell table:style-name="表14.B2" office:value-type="string">
            <text:p text:style-name="P72">1</text:p>
          </table:table-cell>
          <table:table-cell table:style-name="表14.D2" office:value-type="string">
            <text:p text:style-name="P73">2</text:p>
          </table:table-cell>
        </table:table-row>
        <table:table-row table:style-name="表14.1">
          <table:table-cell table:style-name="表14.A2" office:value-type="string">
            <text:p text:style-name="P72">0</text:p>
          </table:table-cell>
          <table:table-cell table:style-name="表14.B2" office:value-type="string">
            <text:p text:style-name="P72">1</text:p>
          </table:table-cell>
          <table:table-cell table:style-name="表14.B2" office:value-type="string">
            <text:p text:style-name="P72">0</text:p>
          </table:table-cell>
          <table:table-cell table:style-name="表14.D2" office:value-type="string">
            <text:p text:style-name="P73">4</text:p>
          </table:table-cell>
        </table:table-row>
        <table:table-row table:style-name="表14.1">
          <table:table-cell table:style-name="表14.A2" office:value-type="string">
            <text:p text:style-name="P72">0</text:p>
          </table:table-cell>
          <table:table-cell table:style-name="表14.B2" office:value-type="string">
            <text:p text:style-name="P72">1</text:p>
          </table:table-cell>
          <table:table-cell table:style-name="表14.B2" office:value-type="string">
            <text:p text:style-name="P72">1</text:p>
          </table:table-cell>
          <table:table-cell table:style-name="表14.D2" office:value-type="string">
            <text:p text:style-name="P73">8</text:p>
          </table:table-cell>
        </table:table-row>
        <table:table-row table:style-name="表14.1">
          <table:table-cell table:style-name="表14.A2" office:value-type="string">
            <text:p text:style-name="P72">1</text:p>
          </table:table-cell>
          <table:table-cell table:style-name="表14.B2" office:value-type="string">
            <text:p text:style-name="P72">0</text:p>
          </table:table-cell>
          <table:table-cell table:style-name="表14.B2" office:value-type="string">
            <text:p text:style-name="P72">0</text:p>
          </table:table-cell>
          <table:table-cell table:style-name="表14.D2" office:value-type="string">
            <text:p text:style-name="P73">16</text:p>
          </table:table-cell>
        </table:table-row>
        <table:table-row table:style-name="表14.1">
          <table:table-cell table:style-name="表14.A2" office:value-type="string">
            <text:p text:style-name="P72">1</text:p>
          </table:table-cell>
          <table:table-cell table:style-name="表14.B2" office:value-type="string">
            <text:p text:style-name="P72">0</text:p>
          </table:table-cell>
          <table:table-cell table:style-name="表14.B2" office:value-type="string">
            <text:p text:style-name="P72">1</text:p>
          </table:table-cell>
          <table:table-cell table:style-name="表14.D2" office:value-type="string">
            <text:p text:style-name="P73">32</text:p>
          </table:table-cell>
        </table:table-row>
        <table:table-row table:style-name="表14.1">
          <table:table-cell table:style-name="表14.A2" office:value-type="string">
            <text:p text:style-name="P72">1</text:p>
          </table:table-cell>
          <table:table-cell table:style-name="表14.B2" office:value-type="string">
            <text:p text:style-name="P72">1</text:p>
          </table:table-cell>
          <table:table-cell table:style-name="表14.B2" office:value-type="string">
            <text:p text:style-name="P72">0</text:p>
          </table:table-cell>
          <table:table-cell table:style-name="表14.D2" office:value-type="string">
            <text:p text:style-name="P73">64</text:p>
          </table:table-cell>
        </table:table-row>
        <table:table-row table:style-name="表14.9">
          <table:table-cell table:style-name="表14.A9" office:value-type="string">
            <text:p text:style-name="P72">1</text:p>
          </table:table-cell>
          <table:table-cell table:style-name="表14.B9" office:value-type="string">
            <text:p text:style-name="P72">1</text:p>
          </table:table-cell>
          <table:table-cell table:style-name="表14.B9" office:value-type="string">
            <text:p text:style-name="P72">1</text:p>
          </table:table-cell>
          <table:table-cell table:style-name="表14.D9" office:value-type="string">
            <text:p text:style-name="P73">128</text:p>
          </table:table-cell>
        </table:table-row>
      </table:table>
      <text:p text:style-name="P2"/>
      <text:p text:style-name="P2"/>
      <text:p text:style-name="P65"><text:span text:style-name="T4">CS</text:span>：<text:span text:style-name="T20">select clock</text:span></text:p>
      <table:table table:name="表15" table:style-name="表15">
        <table:table-column table:style-name="表15.A"/>
        <table:table-column table:style-name="表15.B"/>
        <table:table-column table:style-name="表15.C"/>
        <table:table-row table:style-name="表15.1">
          <table:table-cell table:style-name="表15.A1" table:number-rows-spanned="2" office:value-type="string">
            <text:p text:style-name="P26">S.TRG</text:p>
          </table:table-cell>
          <table:table-cell table:style-name="表15.B1" office:value-type="string">
            <text:p text:style-name="P4">0</text:p>
          </table:table-cell>
          <table:table-cell table:style-name="表15.C1" office:value-type="string">
            <text:p text:style-name="P6">internal clock</text:p>
          </table:table-cell>
        </table:table-row>
        <table:table-row table:style-name="表15.1">
          <table:covered-table-cell/>
          <table:table-cell table:style-name="表15.B2" office:value-type="string">
            <text:p text:style-name="P4">1</text:p>
          </table:table-cell>
          <table:table-cell table:style-name="表15.C2" office:value-type="string">
            <text:p text:style-name="P6">external clock</text:p>
          </table:table-cell>
        </table:table-row>
      </table:table>
      <text:p text:style-name="P2"/>
      <text:p text:style-name="P2"/>
      <text:p text:style-name="P2">　　　TC0～TC1：<text:span text:style-name="T19">Trigger conditions</text:span></text:p>
      <table:table table:name="表16" table:style-name="表16">
        <table:table-column table:style-name="表16.A" table:number-columns-repeated="2"/>
        <table:table-column table:style-name="表16.C"/>
        <table:table-row table:style-name="表16.1">
          <table:table-cell table:style-name="表16.A1" office:value-type="string">
            <text:h text:style-name="P87" text:outline-level="2">TC1</text:h>
          </table:table-cell>
          <table:table-cell table:style-name="表16.B1" office:value-type="string">
            <text:h text:style-name="P87" text:outline-level="2">TC0</text:h>
          </table:table-cell>
          <table:table-cell table:style-name="表16.C1" office:value-type="string">
            <text:h text:style-name="P91" text:outline-level="2">Trigger condition</text:h>
          </table:table-cell>
        </table:table-row>
        <table:table-row table:style-name="表16.1">
          <table:table-cell table:style-name="表16.A2" office:value-type="string">
            <text:h text:style-name="P88" text:outline-level="2">0</text:h>
          </table:table-cell>
          <table:table-cell table:style-name="表16.B2" office:value-type="string">
            <text:h text:style-name="P88" text:outline-level="2">0</text:h>
          </table:table-cell>
          <table:table-cell table:style-name="表16.C2" office:value-type="string">
            <text:h text:style-name="P90" text:outline-level="2">　<text:span text:style-name="T19">software trigger</text:span></text:h>
          </table:table-cell>
        </table:table-row>
        <table:table-row table:style-name="表16.1">
          <table:table-cell table:style-name="表16.A2" office:value-type="string">
            <text:h text:style-name="P88" text:outline-level="2">0</text:h>
          </table:table-cell>
          <table:table-cell table:style-name="表16.B2" office:value-type="string">
            <text:h text:style-name="P88" text:outline-level="2">1</text:h>
          </table:table-cell>
          <table:table-cell table:style-name="表16.C2" office:value-type="string">
            <text:h text:style-name="P85" text:outline-level="2"><text:span text:style-name="T7"><text:s text:c="2"/></text:span><text:span text:style-name="T8">external trigger TTL </text:span><text:span text:style-name="T9">rise edge</text:span></text:h>
          </table:table-cell>
        </table:table-row>
        <table:table-row table:style-name="表16.1">
          <table:table-cell table:style-name="表16.A2" office:value-type="string">
            <text:h text:style-name="P88" text:outline-level="2">1</text:h>
          </table:table-cell>
          <table:table-cell table:style-name="表16.B2" office:value-type="string">
            <text:h text:style-name="P88" text:outline-level="2">0</text:h>
          </table:table-cell>
          <table:table-cell table:style-name="表16.C2" office:value-type="string">
            <text:h text:style-name="P85" text:outline-level="2"><text:span text:style-name="T7"><text:s text:c="2"/></text:span><text:span text:style-name="T10">external trigger TTL fall edge</text:span></text:h>
          </table:table-cell>
        </table:table-row>
        <table:table-row table:style-name="表16.5">
          <table:table-cell table:style-name="表16.A5" office:value-type="string">
            <text:h text:style-name="P88" text:outline-level="2">1</text:h>
          </table:table-cell>
          <table:table-cell table:style-name="表16.B5" office:value-type="string">
            <text:h text:style-name="P88" text:outline-level="2">1</text:h>
          </table:table-cell>
          <table:table-cell table:style-name="表16.C5" office:value-type="string">
            <text:h text:style-name="P85" text:outline-level="2"><text:span text:style-name="T7"><text:s text:c="2"/></text:span><text:span text:style-name="T10">prohibited</text:span></text:h>
          </table:table-cell>
        </table:table-row>
      </table:table>
      <text:p text:style-name="P2"/>
      <text:p text:style-name="P2"/>
      <text:p text:style-name="P63">INV：Setting to perform sign inversion during integration</text:p>
      <table:table table:name="表17" table:style-name="表17">
        <table:table-column table:style-name="表17.A"/>
        <table:table-column table:style-name="表17.B"/>
        <table:table-column table:style-name="表17.C"/>
        <table:table-row table:style-name="表17.1">
          <table:table-cell table:style-name="表17.A1" table:number-rows-spanned="2" office:value-type="string">
            <text:p text:style-name="P26">INV</text:p>
          </table:table-cell>
          <table:table-cell table:style-name="表17.B1" office:value-type="string">
            <text:p text:style-name="P4">0</text:p>
          </table:table-cell>
          <table:table-cell table:style-name="表17.C1" office:value-type="string">
            <text:p text:style-name="P6">Normal addition mode</text:p>
          </table:table-cell>
        </table:table-row>
        <table:table-row table:style-name="表17.1">
          <table:covered-table-cell/>
          <table:table-cell table:style-name="表17.B2" office:value-type="string">
            <text:p text:style-name="P4">1</text:p>
          </table:table-cell>
          <table:table-cell table:style-name="表17.C2" office:value-type="string">
            <text:p text:style-name="P6">Inversion addition mode</text:p>
          </table:table-cell>
        </table:table-row>
      </table:table>
      <text:p text:style-name="P2"/>
      <text:p text:style-name="P60"><text:span text:style-name="T34">2-4</text:span>.　<text:span text:style-name="T26">D</text:span>ivision ratio<text:span text:style-name="T26"> '</text:span>C<text:span text:style-name="T26">K'</text:span></text:p>
      <text:p text:style-name="P2"/>
      <text:p text:style-name="P2"/>
      <table:table table:name="表18" table:style-name="表18">
        <table:table-column table:style-name="表18.A"/>
        <table:table-column table:style-name="表18.B"/>
        <table:table-column table:style-name="表18.C" table:number-columns-repeated="3"/>
        <table:table-column table:style-name="表18.F"/>
        <table:table-column table:style-name="表18.C" table:number-columns-repeated="3"/>
        <table:table-column table:style-name="表18.J"/>
        <table:table-row table:style-name="表18.1">
          <table:table-cell table:style-name="表18.A1" office:value-type="string">
            <text:p text:style-name="P27">address</text:p>
          </table:table-cell>
          <table:table-cell table:style-name="表18.A1" office:value-type="string">
            <text:p text:style-name="P40">contents</text:p>
          </table:table-cell>
          <table:table-cell table:style-name="表18.C1" office:value-type="string">
            <text:p text:style-name="P26">B7</text:p>
          </table:table-cell>
          <table:table-cell table:style-name="表18.D1" office:value-type="string">
            <text:p text:style-name="P26">B6</text:p>
          </table:table-cell>
          <table:table-cell table:style-name="表18.D1" office:value-type="string">
            <text:p text:style-name="P26">B5</text:p>
          </table:table-cell>
          <table:table-cell table:style-name="表18.D1" office:value-type="string">
            <text:p text:style-name="P26">B4</text:p>
          </table:table-cell>
          <table:table-cell table:style-name="表18.D1" office:value-type="string">
            <text:p text:style-name="P26">B3</text:p>
          </table:table-cell>
          <table:table-cell table:style-name="表18.D1" office:value-type="string">
            <text:p text:style-name="P26">B2</text:p>
          </table:table-cell>
          <table:table-cell table:style-name="表18.D1" office:value-type="string">
            <text:p text:style-name="P26">B1</text:p>
          </table:table-cell>
          <table:table-cell table:style-name="表18.J1" office:value-type="string">
            <text:p text:style-name="P26">B0</text:p>
          </table:table-cell>
        </table:table-row>
        <table:table-row table:style-name="表18.1">
          <table:table-cell table:style-name="表18.A1" office:value-type="string">
            <text:p text:style-name="P26">23</text:p>
          </table:table-cell>
          <table:table-cell table:style-name="表18.A1" office:value-type="string">
            <text:p text:style-name="P32">Divider'CK'</text:p>
          </table:table-cell>
          <table:table-cell table:style-name="表18.C1" office:value-type="string">
            <text:p text:style-name="P26">CK7</text:p>
          </table:table-cell>
          <table:table-cell table:style-name="表18.D1" office:value-type="string">
            <text:p text:style-name="P26">CK6</text:p>
          </table:table-cell>
          <table:table-cell table:style-name="表18.D1" office:value-type="string">
            <text:p text:style-name="P26">CK5</text:p>
          </table:table-cell>
          <table:table-cell table:style-name="表18.D1" office:value-type="string">
            <text:p text:style-name="P26">CK4</text:p>
          </table:table-cell>
          <table:table-cell table:style-name="表18.D1" office:value-type="string">
            <text:p text:style-name="P26">CK3</text:p>
          </table:table-cell>
          <table:table-cell table:style-name="表18.D1" office:value-type="string">
            <text:p text:style-name="P26">CK2</text:p>
          </table:table-cell>
          <table:table-cell table:style-name="表18.D1" office:value-type="string">
            <text:p text:style-name="P26">CK1</text:p>
          </table:table-cell>
          <table:table-cell table:style-name="表18.J1" office:value-type="string">
            <text:p text:style-name="P26">CK0</text:p>
          </table:table-cell>
        </table:table-row>
      </table:table>
      <text:p text:style-name="P2"/>
      <text:p text:style-name="P2"/>
      <text:p text:style-name="P7"><text:line-break/>　　　AD<text:span text:style-name="T20">clock</text:span>（M<text:span text:style-name="T20">Hz</text:span>）＝25（MHz）/（<text:span text:style-name="T20">division ratio(</text:span>C<text:span text:style-name="T20">)x division ratio (</text:span>CK<text:span text:style-name="T20">))</text:span>　</text:p>
      <text:p text:style-name="P2"/>
      <table:table table:name="表19" table:style-name="表19">
        <table:table-column table:style-name="表19.A" table:number-columns-repeated="8"/>
        <table:table-column table:style-name="表19.I"/>
        <table:table-row table:style-name="表19.1">
          <table:table-cell table:style-name="表19.A1" office:value-type="string">
            <text:h text:style-name="P87" text:outline-level="2">CK7</text:h>
          </table:table-cell>
          <table:table-cell table:style-name="表19.B1" office:value-type="string">
            <text:h text:style-name="P87" text:outline-level="2">CK6</text:h>
          </table:table-cell>
          <table:table-cell table:style-name="表19.B1" office:value-type="string">
            <text:h text:style-name="P87" text:outline-level="2">CK5</text:h>
          </table:table-cell>
          <table:table-cell table:style-name="表19.B1" office:value-type="string">
            <text:h text:style-name="P87" text:outline-level="2">CK4</text:h>
          </table:table-cell>
          <table:table-cell table:style-name="表19.B1" office:value-type="string">
            <text:h text:style-name="P87" text:outline-level="2">CK3</text:h>
          </table:table-cell>
          <table:table-cell table:style-name="表19.B1" office:value-type="string">
            <text:h text:style-name="P87" text:outline-level="2">CK2</text:h>
          </table:table-cell>
          <table:table-cell table:style-name="表19.B1" office:value-type="string">
            <text:h text:style-name="P87" text:outline-level="2">CK1</text:h>
          </table:table-cell>
          <table:table-cell table:style-name="表19.B1" office:value-type="string">
            <text:h text:style-name="P87" text:outline-level="2">CK0</text:h>
          </table:table-cell>
          <table:table-cell table:style-name="表19.I1" office:value-type="string">
            <text:h text:style-name="P86" text:outline-level="2"><text:span text:style-name="T20">division ratio </text:span>CK</text:h>
          </table:table-cell>
        </table:table-row>
        <table:table-row table:style-name="表19.1">
          <table:table-cell table:style-name="表19.A2" office:value-type="string">
            <text:h text:style-name="P92" text:outline-level="2">0</text:h>
          </table:table-cell>
          <table:table-cell table:style-name="表19.B2" office:value-type="string">
            <text:h text:style-name="P92" text:outline-level="2">0</text:h>
          </table:table-cell>
          <table:table-cell table:style-name="表19.B2" office:value-type="string">
            <text:h text:style-name="P92" text:outline-level="2">0</text:h>
          </table:table-cell>
          <table:table-cell table:style-name="表19.B2" office:value-type="string">
            <text:h text:style-name="P92" text:outline-level="2">0</text:h>
          </table:table-cell>
          <table:table-cell table:style-name="表19.B2" office:value-type="string">
            <text:h text:style-name="P92" text:outline-level="2">0</text:h>
          </table:table-cell>
          <table:table-cell table:style-name="表19.B2" office:value-type="string">
            <text:h text:style-name="P87" text:outline-level="2">0</text:h>
          </table:table-cell>
          <table:table-cell table:style-name="表19.B2" office:value-type="string">
            <text:h text:style-name="P87" text:outline-level="2">0</text:h>
          </table:table-cell>
          <table:table-cell table:style-name="表19.B2" office:value-type="string">
            <text:p text:style-name="P4">0</text:p>
          </table:table-cell>
          <table:table-cell table:style-name="表19.I2" office:value-type="string">
            <text:h text:style-name="P93" text:outline-level="2">1<text:span text:style-name="T48"> --</text:span></text:h>
          </table:table-cell>
        </table:table-row>
        <table:table-row table:style-name="表19.1">
          <table:table-cell table:style-name="表19.A3" office:value-type="string">
            <text:h text:style-name="P92" text:outline-level="2">0</text:h>
          </table:table-cell>
          <table:table-cell table:style-name="表19.B3" office:value-type="string">
            <text:h text:style-name="P92" text:outline-level="2">0</text:h>
          </table:table-cell>
          <table:table-cell table:style-name="表19.B3" office:value-type="string">
            <text:h text:style-name="P92" text:outline-level="2">0</text:h>
          </table:table-cell>
          <table:table-cell table:style-name="表19.B3" office:value-type="string">
            <text:h text:style-name="P92" text:outline-level="2">0</text:h>
          </table:table-cell>
          <table:table-cell table:style-name="表19.B3" office:value-type="string">
            <text:h text:style-name="P92" text:outline-level="2">0</text:h>
          </table:table-cell>
          <table:table-cell table:style-name="表19.B3" office:value-type="string">
            <text:h text:style-name="P87" text:outline-level="2">0</text:h>
          </table:table-cell>
          <table:table-cell table:style-name="表19.B3" office:value-type="string">
            <text:h text:style-name="P87" text:outline-level="2">0</text:h>
          </table:table-cell>
          <table:table-cell table:style-name="表19.B3" office:value-type="string">
            <text:p text:style-name="P4">1</text:p>
          </table:table-cell>
          <table:table-cell table:style-name="表19.I3" office:value-type="string">
            <text:h text:style-name="P93" text:outline-level="2">2<text:span text:style-name="T48"> 1</text:span></text:h>
          </table:table-cell>
        </table:table-row>
        <table:table-row table:style-name="表19.1">
          <table:table-cell table:style-name="表19.A3" office:value-type="string">
            <text:h text:style-name="P92" text:outline-level="2">0</text:h>
          </table:table-cell>
          <table:table-cell table:style-name="表19.B3" office:value-type="string">
            <text:h text:style-name="P92" text:outline-level="2">0</text:h>
          </table:table-cell>
          <table:table-cell table:style-name="表19.B3" office:value-type="string">
            <text:h text:style-name="P92" text:outline-level="2">0</text:h>
          </table:table-cell>
          <table:table-cell table:style-name="表19.B3" office:value-type="string">
            <text:h text:style-name="P92" text:outline-level="2">0</text:h>
          </table:table-cell>
          <table:table-cell table:style-name="表19.B3" office:value-type="string">
            <text:h text:style-name="P92" text:outline-level="2">0</text:h>
          </table:table-cell>
          <table:table-cell table:style-name="表19.B3" office:value-type="string">
            <text:h text:style-name="P87" text:outline-level="2">0</text:h>
          </table:table-cell>
          <table:table-cell table:style-name="表19.B3" office:value-type="string">
            <text:h text:style-name="P87" text:outline-level="2">1</text:h>
          </table:table-cell>
          <table:table-cell table:style-name="表19.B3" office:value-type="string">
            <text:p text:style-name="P4">0</text:p>
          </table:table-cell>
          <table:table-cell table:style-name="表19.I3" office:value-type="string">
            <text:h text:style-name="P93" text:outline-level="2">3<text:span text:style-name="T48"> 2</text:span></text:h>
          </table:table-cell>
        </table:table-row>
        <table:table-row table:style-name="表19.1">
          <table:table-cell table:style-name="表19.A3" office:value-type="string">
            <text:h text:style-name="P92" text:outline-level="2">0</text:h>
          </table:table-cell>
          <table:table-cell table:style-name="表19.B3" office:value-type="string">
            <text:h text:style-name="P92" text:outline-level="2">0</text:h>
          </table:table-cell>
          <table:table-cell table:style-name="表19.B3" office:value-type="string">
            <text:h text:style-name="P92" text:outline-level="2">0</text:h>
          </table:table-cell>
          <table:table-cell table:style-name="表19.B3" office:value-type="string">
            <text:h text:style-name="P92" text:outline-level="2">0</text:h>
          </table:table-cell>
          <table:table-cell table:style-name="表19.B3" office:value-type="string">
            <text:h text:style-name="P92" text:outline-level="2">0</text:h>
          </table:table-cell>
          <table:table-cell table:style-name="表19.B3" office:value-type="string">
            <text:h text:style-name="P87" text:outline-level="2">0</text:h>
          </table:table-cell>
          <table:table-cell table:style-name="表19.B3" office:value-type="string">
            <text:h text:style-name="P87" text:outline-level="2">1</text:h>
          </table:table-cell>
          <table:table-cell table:style-name="表19.B3" office:value-type="string">
            <text:p text:style-name="P4">1</text:p>
          </table:table-cell>
          <table:table-cell table:style-name="表19.I3" office:value-type="string">
            <text:h text:style-name="P93" text:outline-level="2">4<text:span text:style-name="T48"> 3</text:span></text:h>
          </table:table-cell>
        </table:table-row>
        <table:table-row table:style-name="表19.1">
          <table:table-cell table:style-name="表19.A3" office:value-type="string">
            <text:h text:style-name="P92" text:outline-level="2">0</text:h>
          </table:table-cell>
          <table:table-cell table:style-name="表19.B3" office:value-type="string">
            <text:h text:style-name="P92" text:outline-level="2">0</text:h>
          </table:table-cell>
          <table:table-cell table:style-name="表19.B3" office:value-type="string">
            <text:h text:style-name="P92" text:outline-level="2">0</text:h>
          </table:table-cell>
          <table:table-cell table:style-name="表19.B3" office:value-type="string">
            <text:h text:style-name="P92" text:outline-level="2">0</text:h>
          </table:table-cell>
          <table:table-cell table:style-name="表19.B3" office:value-type="string">
            <text:h text:style-name="P92" text:outline-level="2">0</text:h>
          </table:table-cell>
          <table:table-cell table:style-name="表19.B3" office:value-type="string">
            <text:h text:style-name="P87" text:outline-level="2">1</text:h>
          </table:table-cell>
          <table:table-cell table:style-name="表19.B3" office:value-type="string">
            <text:h text:style-name="P87" text:outline-level="2">0</text:h>
          </table:table-cell>
          <table:table-cell table:style-name="表19.B3" office:value-type="string">
            <text:p text:style-name="P4">0</text:p>
          </table:table-cell>
          <table:table-cell table:style-name="表19.I3" office:value-type="string">
            <text:h text:style-name="P93" text:outline-level="2">5<text:span text:style-name="T48"> 4</text:span></text:h>
          </table:table-cell>
        </table:table-row>
        <table:table-row table:style-name="表19.1">
          <table:table-cell table:style-name="表19.A3" office:value-type="string">
            <text:h text:style-name="P92" text:outline-level="2">0</text:h>
          </table:table-cell>
          <table:table-cell table:style-name="表19.B3" office:value-type="string">
            <text:h text:style-name="P92" text:outline-level="2">0</text:h>
          </table:table-cell>
          <table:table-cell table:style-name="表19.B3" office:value-type="string">
            <text:h text:style-name="P92" text:outline-level="2">0</text:h>
          </table:table-cell>
          <table:table-cell table:style-name="表19.B3" office:value-type="string">
            <text:h text:style-name="P92" text:outline-level="2">0</text:h>
          </table:table-cell>
          <table:table-cell table:style-name="表19.B3" office:value-type="string">
            <text:h text:style-name="P92" text:outline-level="2">0</text:h>
          </table:table-cell>
          <table:table-cell table:style-name="表19.B3" office:value-type="string">
            <text:h text:style-name="P87" text:outline-level="2">1</text:h>
          </table:table-cell>
          <table:table-cell table:style-name="表19.B3" office:value-type="string">
            <text:h text:style-name="P87" text:outline-level="2">0</text:h>
          </table:table-cell>
          <table:table-cell table:style-name="表19.B3" office:value-type="string">
            <text:p text:style-name="P4">1</text:p>
          </table:table-cell>
          <table:table-cell table:style-name="表19.I3" office:value-type="string">
            <text:h text:style-name="P93" text:outline-level="2">6<text:span text:style-name="T48"> 5</text:span></text:h>
          </table:table-cell>
        </table:table-row>
        <table:table-row table:style-name="表19.1">
          <table:table-cell table:style-name="表19.A3" office:value-type="string">
            <text:h text:style-name="P92" text:outline-level="2">1</text:h>
          </table:table-cell>
          <table:table-cell table:style-name="表19.B3" office:value-type="string">
            <text:h text:style-name="P92" text:outline-level="2">1</text:h>
          </table:table-cell>
          <table:table-cell table:style-name="表19.B3" office:value-type="string">
            <text:h text:style-name="P92" text:outline-level="2">1</text:h>
          </table:table-cell>
          <table:table-cell table:style-name="表19.B3" office:value-type="string">
            <text:h text:style-name="P92" text:outline-level="2">1</text:h>
          </table:table-cell>
          <table:table-cell table:style-name="表19.B3" office:value-type="string">
            <text:h text:style-name="P92" text:outline-level="2">1</text:h>
          </table:table-cell>
          <table:table-cell table:style-name="表19.B3" office:value-type="string">
            <text:h text:style-name="P87" text:outline-level="2">1</text:h>
          </table:table-cell>
          <table:table-cell table:style-name="表19.B3" office:value-type="string">
            <text:h text:style-name="P87" text:outline-level="2">1</text:h>
          </table:table-cell>
          <table:table-cell table:style-name="表19.B3" office:value-type="string">
            <text:p text:style-name="P4">0</text:p>
          </table:table-cell>
          <table:table-cell table:style-name="表19.I3" office:value-type="string">
            <text:h text:style-name="P94" text:outline-level="2">255<text:span text:style-name="T49"> 254</text:span></text:h>
          </table:table-cell>
        </table:table-row>
        <table:table-row table:style-name="表19.9">
          <table:table-cell table:style-name="表19.A9" office:value-type="string">
            <text:h text:style-name="P92" text:outline-level="2">1</text:h>
          </table:table-cell>
          <table:table-cell table:style-name="表19.B9" office:value-type="string">
            <text:h text:style-name="P92" text:outline-level="2">1</text:h>
          </table:table-cell>
          <table:table-cell table:style-name="表19.B9" office:value-type="string">
            <text:h text:style-name="P92" text:outline-level="2">1</text:h>
          </table:table-cell>
          <table:table-cell table:style-name="表19.B9" office:value-type="string">
            <text:h text:style-name="P92" text:outline-level="2">1</text:h>
          </table:table-cell>
          <table:table-cell table:style-name="表19.B9" office:value-type="string">
            <text:h text:style-name="P92" text:outline-level="2">1</text:h>
          </table:table-cell>
          <table:table-cell table:style-name="表19.B9" office:value-type="string">
            <text:h text:style-name="P87" text:outline-level="2">1</text:h>
          </table:table-cell>
          <table:table-cell table:style-name="表19.B9" office:value-type="string">
            <text:h text:style-name="P87" text:outline-level="2">1</text:h>
          </table:table-cell>
          <table:table-cell table:style-name="表19.B9" office:value-type="string">
            <text:p text:style-name="P4">1</text:p>
          </table:table-cell>
          <table:table-cell table:style-name="表19.I9" office:value-type="string">
            <text:h text:style-name="P94" text:outline-level="2">256<text:span text:style-name="T49"> 255</text:span></text:h>
          </table:table-cell>
        </table:table-row>
      </table:table>
      <text:p text:style-name="P2"/>
      <text:p text:style-name="P2"/>
      <text:p text:style-name="P2"><text:span text:style-name="T34">2-5</text:span>.　<text:span text:style-name="T37">block size register</text:span></text:p>
      <text:p text:style-name="P2"/>
      <text:p text:style-name="P8">Number of samples per block. must be 1 or more</text:p>
      <table:table table:name="表20" table:style-name="表20">
        <table:table-column table:style-name="表20.A"/>
        <table:table-column table:style-name="表20.B"/>
        <table:table-column table:style-name="表20.C" table:number-columns-repeated="3"/>
        <table:table-column table:style-name="表20.F"/>
        <table:table-column table:style-name="表20.C" table:number-columns-repeated="3"/>
        <table:table-column table:style-name="表20.J"/>
        <table:table-row table:style-name="表20.1">
          <table:table-cell table:style-name="表20.A1" office:value-type="string">
            <text:p text:style-name="P28">address</text:p>
          </table:table-cell>
          <table:table-cell table:style-name="表20.A1" office:value-type="string">
            <text:p text:style-name="P39">contents</text:p>
          </table:table-cell>
          <table:table-cell table:style-name="表20.C1" office:value-type="string">
            <text:p text:style-name="P26">B7</text:p>
          </table:table-cell>
          <table:table-cell table:style-name="表20.D1" office:value-type="string">
            <text:p text:style-name="P26">B6</text:p>
          </table:table-cell>
          <table:table-cell table:style-name="表20.D1" office:value-type="string">
            <text:p text:style-name="P26">B5</text:p>
          </table:table-cell>
          <table:table-cell table:style-name="表20.D1" office:value-type="string">
            <text:p text:style-name="P26">B4</text:p>
          </table:table-cell>
          <table:table-cell table:style-name="表20.D1" office:value-type="string">
            <text:p text:style-name="P26">B3</text:p>
          </table:table-cell>
          <table:table-cell table:style-name="表20.D1" office:value-type="string">
            <text:p text:style-name="P26">B2</text:p>
          </table:table-cell>
          <table:table-cell table:style-name="表20.D1" office:value-type="string">
            <text:p text:style-name="P26">B1</text:p>
          </table:table-cell>
          <table:table-cell table:style-name="表20.J1" office:value-type="string">
            <text:p text:style-name="P26">B0</text:p>
          </table:table-cell>
        </table:table-row>
        <table:table-row table:style-name="表20.1">
          <table:table-cell table:style-name="表20.A2" office:value-type="string">
            <text:p text:style-name="P26">24</text:p>
          </table:table-cell>
          <table:table-cell table:style-name="表20.B2" table:number-rows-spanned="3" office:value-type="string">
            <text:p text:style-name="P43">block size</text:p>
          </table:table-cell>
          <table:table-cell table:style-name="表20.C2" office:value-type="string">
            <text:p text:style-name="P26">S7</text:p>
          </table:table-cell>
          <table:table-cell table:style-name="表20.D2" office:value-type="string">
            <text:p text:style-name="P26">S6</text:p>
          </table:table-cell>
          <table:table-cell table:style-name="表20.D2" office:value-type="string">
            <text:p text:style-name="P26">S5</text:p>
          </table:table-cell>
          <table:table-cell table:style-name="表20.D2" office:value-type="string">
            <text:p text:style-name="P26">S4</text:p>
          </table:table-cell>
          <table:table-cell table:style-name="表20.D2" office:value-type="string">
            <text:p text:style-name="P26">S3</text:p>
          </table:table-cell>
          <table:table-cell table:style-name="表20.D2" office:value-type="string">
            <text:p text:style-name="P26">S2</text:p>
          </table:table-cell>
          <table:table-cell table:style-name="表20.D2" office:value-type="string">
            <text:p text:style-name="P26">S1</text:p>
          </table:table-cell>
          <table:table-cell table:style-name="表20.J2" office:value-type="string">
            <text:p text:style-name="P26">S0</text:p>
          </table:table-cell>
        </table:table-row>
        <table:table-row table:style-name="表20.1">
          <table:table-cell table:style-name="表20.A3" office:value-type="string">
            <text:p text:style-name="P26">25</text:p>
          </table:table-cell>
          <table:covered-table-cell/>
          <table:table-cell table:style-name="表20.C3" office:value-type="string">
            <text:p text:style-name="P26">S15</text:p>
          </table:table-cell>
          <table:table-cell table:style-name="表20.D3" office:value-type="string">
            <text:p text:style-name="P26">S14</text:p>
          </table:table-cell>
          <table:table-cell table:style-name="表20.D3" office:value-type="string">
            <text:p text:style-name="P26">S13</text:p>
          </table:table-cell>
          <table:table-cell table:style-name="表20.D3" office:value-type="string">
            <text:p text:style-name="P26">S12</text:p>
          </table:table-cell>
          <table:table-cell table:style-name="表20.D3" office:value-type="string">
            <text:p text:style-name="P26">S11</text:p>
          </table:table-cell>
          <table:table-cell table:style-name="表20.D3" office:value-type="string">
            <text:p text:style-name="P26">S10</text:p>
          </table:table-cell>
          <table:table-cell table:style-name="表20.D3" office:value-type="string">
            <text:p text:style-name="P26">S9</text:p>
          </table:table-cell>
          <table:table-cell table:style-name="表20.J3" office:value-type="string">
            <text:p text:style-name="P26">S8</text:p>
          </table:table-cell>
        </table:table-row>
        <table:table-row table:style-name="表20.1">
          <table:table-cell table:style-name="表20.A4" office:value-type="string">
            <text:p text:style-name="P26">26</text:p>
          </table:table-cell>
          <table:covered-table-cell/>
          <table:table-cell table:style-name="表20.C4" office:value-type="string">
            <text:p text:style-name="P26">0</text:p>
          </table:table-cell>
          <table:table-cell table:style-name="表20.D4" office:value-type="string">
            <text:p text:style-name="P26">0</text:p>
          </table:table-cell>
          <table:table-cell table:style-name="表20.D4" office:value-type="string">
            <text:p text:style-name="P26">0</text:p>
          </table:table-cell>
          <table:table-cell table:style-name="表20.D4" office:value-type="string">
            <text:p text:style-name="P26">0</text:p>
          </table:table-cell>
          <table:table-cell table:style-name="表20.D4" office:value-type="string">
            <text:p text:style-name="P26">0</text:p>
          </table:table-cell>
          <table:table-cell table:style-name="表20.D4" office:value-type="string">
            <text:p text:style-name="P26">S18</text:p>
          </table:table-cell>
          <table:table-cell table:style-name="表20.D4" office:value-type="string">
            <text:p text:style-name="P26">S17</text:p>
          </table:table-cell>
          <table:table-cell table:style-name="表20.J4" office:value-type="string">
            <text:p text:style-name="P26">S16</text:p>
          </table:table-cell>
        </table:table-row>
      </table:table>
      <text:p text:style-name="P2"/>
      <text:p text:style-name="P2"/>
      <text:p text:style-name="P2"><text:span text:style-name="T34">2-6</text:span>.　<text:span text:style-name="T26">Integration count setting register</text:span></text:p>
      <text:p text:style-name="P2"/>
      <text:p text:style-name="P23">notice:Write value is Number of <text:span text:style-name="T42">iterations</text:span>-1</text:p>
      <table:table table:name="表21" table:style-name="表21">
        <table:table-column table:style-name="表21.A"/>
        <table:table-column table:style-name="表21.B"/>
        <table:table-column table:style-name="表21.C" table:number-columns-repeated="3"/>
        <table:table-column table:style-name="表21.F"/>
        <table:table-column table:style-name="表21.C" table:number-columns-repeated="3"/>
        <table:table-column table:style-name="表21.J"/>
        <table:table-row table:style-name="表21.1">
          <table:table-cell table:style-name="表21.A1" office:value-type="string">
            <text:p text:style-name="P28">address</text:p>
          </table:table-cell>
          <table:table-cell table:style-name="表21.A1" office:value-type="string">
            <text:p text:style-name="P39">contents</text:p>
          </table:table-cell>
          <table:table-cell table:style-name="表21.A1" office:value-type="string">
            <text:p text:style-name="P26">B7</text:p>
          </table:table-cell>
          <table:table-cell table:style-name="表21.D1" office:value-type="string">
            <text:p text:style-name="P26">B6</text:p>
          </table:table-cell>
          <table:table-cell table:style-name="表21.D1" office:value-type="string">
            <text:p text:style-name="P26">B5</text:p>
          </table:table-cell>
          <table:table-cell table:style-name="表21.D1" office:value-type="string">
            <text:p text:style-name="P26">B4</text:p>
          </table:table-cell>
          <table:table-cell table:style-name="表21.D1" office:value-type="string">
            <text:p text:style-name="P26">B3</text:p>
          </table:table-cell>
          <table:table-cell table:style-name="表21.D1" office:value-type="string">
            <text:p text:style-name="P26">B2</text:p>
          </table:table-cell>
          <table:table-cell table:style-name="表21.D1" office:value-type="string">
            <text:p text:style-name="P26">B1</text:p>
          </table:table-cell>
          <table:table-cell table:style-name="表21.J1" office:value-type="string">
            <text:p text:style-name="P26">B0</text:p>
          </table:table-cell>
        </table:table-row>
        <table:table-row table:style-name="表21.1">
          <table:table-cell table:style-name="表21.A2" office:value-type="string">
            <text:p text:style-name="P26">28</text:p>
          </table:table-cell>
          <table:table-cell table:style-name="表21.A1" table:number-rows-spanned="3" office:value-type="string">
            <text:p text:style-name="P44">iteration count</text:p>
          </table:table-cell>
          <table:table-cell table:style-name="表21.A2" office:value-type="string">
            <text:p text:style-name="P26">D7</text:p>
          </table:table-cell>
          <table:table-cell table:style-name="表21.D2" office:value-type="string">
            <text:p text:style-name="P26">D6</text:p>
          </table:table-cell>
          <table:table-cell table:style-name="表21.D2" office:value-type="string">
            <text:p text:style-name="P26">D5</text:p>
          </table:table-cell>
          <table:table-cell table:style-name="表21.D2" office:value-type="string">
            <text:p text:style-name="P26">D4</text:p>
          </table:table-cell>
          <table:table-cell table:style-name="表21.D2" office:value-type="string">
            <text:p text:style-name="P26">D3</text:p>
          </table:table-cell>
          <table:table-cell table:style-name="表21.D2" office:value-type="string">
            <text:p text:style-name="P26">D2</text:p>
          </table:table-cell>
          <table:table-cell table:style-name="表21.D2" office:value-type="string">
            <text:p text:style-name="P26">D1</text:p>
          </table:table-cell>
          <table:table-cell table:style-name="表21.J2" office:value-type="string">
            <text:p text:style-name="P26">D0</text:p>
          </table:table-cell>
        </table:table-row>
        <table:table-row table:style-name="表21.1">
          <table:table-cell table:style-name="表21.A3" office:value-type="string">
            <text:p text:style-name="P26">29</text:p>
          </table:table-cell>
          <table:covered-table-cell/>
          <table:table-cell table:style-name="表21.A3" office:value-type="string">
            <text:p text:style-name="P26">D15</text:p>
          </table:table-cell>
          <table:table-cell table:style-name="表21.D3" office:value-type="string">
            <text:p text:style-name="P26">D14</text:p>
          </table:table-cell>
          <table:table-cell table:style-name="表21.D3" office:value-type="string">
            <text:p text:style-name="P26">D13</text:p>
          </table:table-cell>
          <table:table-cell table:style-name="表21.D3" office:value-type="string">
            <text:p text:style-name="P26">D12</text:p>
          </table:table-cell>
          <table:table-cell table:style-name="表21.D3" office:value-type="string">
            <text:p text:style-name="P26">D11</text:p>
          </table:table-cell>
          <table:table-cell table:style-name="表21.D3" office:value-type="string">
            <text:p text:style-name="P26">D10</text:p>
          </table:table-cell>
          <table:table-cell table:style-name="表21.D3" office:value-type="string">
            <text:p text:style-name="P26">D9</text:p>
          </table:table-cell>
          <table:table-cell table:style-name="表21.J3" office:value-type="string">
            <text:p text:style-name="P26">D8</text:p>
          </table:table-cell>
        </table:table-row>
        <table:table-row table:style-name="表21.1">
          <table:table-cell table:style-name="表21.A4" office:value-type="string">
            <text:p text:style-name="P26">2A</text:p>
          </table:table-cell>
          <table:covered-table-cell/>
          <table:table-cell table:style-name="表21.A4" office:value-type="string">
            <text:p text:style-name="P26">0</text:p>
          </table:table-cell>
          <table:table-cell table:style-name="表21.D4" office:value-type="string">
            <text:p text:style-name="P26">0</text:p>
          </table:table-cell>
          <table:table-cell table:style-name="表21.D4" office:value-type="string">
            <text:p text:style-name="P26">0</text:p>
          </table:table-cell>
          <table:table-cell table:style-name="表21.D4" office:value-type="string">
            <text:p text:style-name="P26">0</text:p>
          </table:table-cell>
          <table:table-cell table:style-name="表21.D4" office:value-type="string">
            <text:p text:style-name="P26">0</text:p>
          </table:table-cell>
          <table:table-cell table:style-name="表21.D4" office:value-type="string">
            <text:p text:style-name="P26">0</text:p>
          </table:table-cell>
          <table:table-cell table:style-name="表21.D4" office:value-type="string">
            <text:p text:style-name="P26">D17</text:p>
          </table:table-cell>
          <table:table-cell table:style-name="表21.J4" office:value-type="string">
            <text:p text:style-name="P26">D16</text:p>
          </table:table-cell>
        </table:table-row>
      </table:table>
      <text:p text:style-name="P2"/>
      <text:p text:style-name="P22"/>
      <table:table table:name="表35" table:style-name="表35">
        <table:table-column table:style-name="表35.A"/>
        <table:table-column table:style-name="表35.B"/>
        <table:table-row>
          <table:table-cell table:style-name="表35.A1" office:value-type="string">
            <text:p text:style-name="P76">WriteValue</text:p>
          </table:table-cell>
          <table:table-cell table:style-name="表35.B1" office:value-type="string">
            <text:p text:style-name="P76">Number of iterations</text:p>
          </table:table-cell>
        </table:table-row>
        <table:table-row>
          <table:table-cell table:style-name="表35.A2" office:value-type="string">
            <text:p text:style-name="P76">0</text:p>
          </table:table-cell>
          <table:table-cell table:style-name="表35.B2" office:value-type="string">
            <text:p text:style-name="P76">1</text:p>
          </table:table-cell>
        </table:table-row>
        <table:table-row>
          <table:table-cell table:style-name="表35.A2" office:value-type="string">
            <text:p text:style-name="P76">1</text:p>
          </table:table-cell>
          <table:table-cell table:style-name="表35.B2" office:value-type="string">
            <text:p text:style-name="P76">2</text:p>
          </table:table-cell>
        </table:table-row>
        <table:table-row>
          <table:table-cell table:style-name="表35.A2" office:value-type="string">
            <text:p text:style-name="P76">2</text:p>
          </table:table-cell>
          <table:table-cell table:style-name="表35.B2" office:value-type="string">
            <text:p text:style-name="P76">3</text:p>
          </table:table-cell>
        </table:table-row>
        <table:table-row>
          <table:table-cell table:style-name="表35.A2" office:value-type="string">
            <text:p text:style-name="P76">3</text:p>
          </table:table-cell>
          <table:table-cell table:style-name="表35.B2" office:value-type="string">
            <text:p text:style-name="P76">4</text:p>
          </table:table-cell>
        </table:table-row>
      </table:table>
      <text:p text:style-name="P22"/>
      <text:p text:style-name="P60"/>
      <text:p text:style-name="P2">２－７.　<text:span text:style-name="T40">FRAME SIZE register</text:span></text:p>
      <text:p text:style-name="P2"/>
      <text:p text:style-name="P2"/>
      <text:p text:style-name="P2">Number of blocks per <text:span text:style-name="T40">FRAME<text:line-break/></text:span><text:span text:style-name="T43">notice:write value is FRAMESIZE-1</text:span></text:p>
      <table:table table:name="表22" table:style-name="表22">
        <table:table-column table:style-name="表22.A"/>
        <table:table-column table:style-name="表22.B"/>
        <table:table-column table:style-name="表22.C" table:number-columns-repeated="3"/>
        <table:table-column table:style-name="表22.F"/>
        <table:table-column table:style-name="表22.C" table:number-columns-repeated="3"/>
        <table:table-column table:style-name="表22.J"/>
        <table:table-row table:style-name="表22.1">
          <table:table-cell table:style-name="表22.A1" office:value-type="string">
            <text:p text:style-name="P28">address</text:p>
          </table:table-cell>
          <table:table-cell table:style-name="表22.A1" office:value-type="string">
            <text:p text:style-name="P40">contents</text:p>
          </table:table-cell>
          <table:table-cell table:style-name="表22.A1" office:value-type="string">
            <text:p text:style-name="P26">B7</text:p>
          </table:table-cell>
          <table:table-cell table:style-name="表22.D1" office:value-type="string">
            <text:p text:style-name="P26">B6</text:p>
          </table:table-cell>
          <table:table-cell table:style-name="表22.D1" office:value-type="string">
            <text:p text:style-name="P26">B5</text:p>
          </table:table-cell>
          <table:table-cell table:style-name="表22.D1" office:value-type="string">
            <text:p text:style-name="P26">B4</text:p>
          </table:table-cell>
          <table:table-cell table:style-name="表22.D1" office:value-type="string">
            <text:p text:style-name="P26">B3</text:p>
          </table:table-cell>
          <table:table-cell table:style-name="表22.D1" office:value-type="string">
            <text:p text:style-name="P26">B2</text:p>
          </table:table-cell>
          <table:table-cell table:style-name="表22.D1" office:value-type="string">
            <text:p text:style-name="P26">B1</text:p>
          </table:table-cell>
          <table:table-cell table:style-name="表22.J1" office:value-type="string">
            <text:p text:style-name="P26">B0</text:p>
          </table:table-cell>
        </table:table-row>
        <table:table-row table:style-name="表22.1">
          <table:table-cell table:style-name="表22.A1" office:value-type="string">
            <text:p text:style-name="P26">2C</text:p>
          </table:table-cell>
          <table:table-cell table:style-name="表22.A1" office:value-type="string">
            <text:p text:style-name="P43"><text:span text:style-name="T40">FRAME</text:span> <text:span text:style-name="T40">SIZE</text:span></text:p>
          </table:table-cell>
          <table:table-cell table:style-name="表22.A1" office:value-type="string">
            <text:p text:style-name="P26">F7</text:p>
          </table:table-cell>
          <table:table-cell table:style-name="表22.D1" office:value-type="string">
            <text:p text:style-name="P26">F6</text:p>
          </table:table-cell>
          <table:table-cell table:style-name="表22.D1" office:value-type="string">
            <text:p text:style-name="P26">F5</text:p>
          </table:table-cell>
          <table:table-cell table:style-name="表22.D1" office:value-type="string">
            <text:p text:style-name="P26">F4</text:p>
          </table:table-cell>
          <table:table-cell table:style-name="表22.D1" office:value-type="string">
            <text:p text:style-name="P26">F3</text:p>
          </table:table-cell>
          <table:table-cell table:style-name="表22.D1" office:value-type="string">
            <text:p text:style-name="P26">F2</text:p>
          </table:table-cell>
          <table:table-cell table:style-name="表22.D1" office:value-type="string">
            <text:p text:style-name="P26">F1</text:p>
          </table:table-cell>
          <table:table-cell table:style-name="表22.J1" office:value-type="string">
            <text:p text:style-name="P26">F0</text:p>
          </table:table-cell>
        </table:table-row>
      </table:table>
      <text:p text:style-name="P21"/>
      <table:table table:name="表23" table:style-name="表23">
        <table:table-column table:style-name="表23.A" table:number-columns-repeated="8"/>
        <table:table-column table:style-name="表23.I"/>
        <table:table-row table:style-name="表23.1">
          <table:table-cell table:style-name="表23.A1" office:value-type="string">
            <text:p text:style-name="P26">F7</text:p>
          </table:table-cell>
          <table:table-cell table:style-name="表23.B1" office:value-type="string">
            <text:p text:style-name="P26">F6</text:p>
          </table:table-cell>
          <table:table-cell table:style-name="表23.B1" office:value-type="string">
            <text:p text:style-name="P26">F5</text:p>
          </table:table-cell>
          <table:table-cell table:style-name="表23.B1" office:value-type="string">
            <text:p text:style-name="P26">F4</text:p>
          </table:table-cell>
          <table:table-cell table:style-name="表23.B1" office:value-type="string">
            <text:p text:style-name="P26">F3</text:p>
          </table:table-cell>
          <table:table-cell table:style-name="表23.B1" office:value-type="string">
            <text:p text:style-name="P26">F2</text:p>
          </table:table-cell>
          <table:table-cell table:style-name="表23.B1" office:value-type="string">
            <text:p text:style-name="P26">F1</text:p>
          </table:table-cell>
          <table:table-cell table:style-name="表23.B1" office:value-type="string">
            <text:p text:style-name="P26">F0</text:p>
          </table:table-cell>
          <table:table-cell table:style-name="表23.I1" office:value-type="string">
            <text:h text:style-name="P89" text:outline-level="2"><text:span text:style-name="T41">FRAME</text:span> <text:span text:style-name="T41">SIZE</text:span></text:h>
          </table:table-cell>
        </table:table-row>
        <table:table-row table:style-name="表23.1">
          <table:table-cell table:style-name="表23.A2" office:value-type="string">
            <text:h text:style-name="P92" text:outline-level="2">0</text:h>
          </table:table-cell>
          <table:table-cell table:style-name="表23.B2" office:value-type="string">
            <text:h text:style-name="P92" text:outline-level="2">0</text:h>
          </table:table-cell>
          <table:table-cell table:style-name="表23.B2" office:value-type="string">
            <text:h text:style-name="P92" text:outline-level="2">0</text:h>
          </table:table-cell>
          <table:table-cell table:style-name="表23.B2" office:value-type="string">
            <text:h text:style-name="P92" text:outline-level="2">0</text:h>
          </table:table-cell>
          <table:table-cell table:style-name="表23.B2" office:value-type="string">
            <text:h text:style-name="P92" text:outline-level="2">0</text:h>
          </table:table-cell>
          <table:table-cell table:style-name="表23.B2" office:value-type="string">
            <text:h text:style-name="P87" text:outline-level="2">0</text:h>
          </table:table-cell>
          <table:table-cell table:style-name="表23.B2" office:value-type="string">
            <text:h text:style-name="P87" text:outline-level="2">0</text:h>
          </table:table-cell>
          <table:table-cell table:style-name="表23.B2" office:value-type="string">
            <text:p text:style-name="P4">0</text:p>
          </table:table-cell>
          <table:table-cell table:style-name="表23.I2" office:value-type="string">
            <text:h text:style-name="P87" text:outline-level="2">1</text:h>
          </table:table-cell>
        </table:table-row>
        <table:table-row table:style-name="表23.1">
          <table:table-cell table:style-name="表23.A3" office:value-type="string">
            <text:h text:style-name="P92" text:outline-level="2">0</text:h>
          </table:table-cell>
          <table:table-cell table:style-name="表23.B3" office:value-type="string">
            <text:h text:style-name="P92" text:outline-level="2">0</text:h>
          </table:table-cell>
          <table:table-cell table:style-name="表23.B3" office:value-type="string">
            <text:h text:style-name="P92" text:outline-level="2">0</text:h>
          </table:table-cell>
          <table:table-cell table:style-name="表23.B3" office:value-type="string">
            <text:h text:style-name="P92" text:outline-level="2">0</text:h>
          </table:table-cell>
          <table:table-cell table:style-name="表23.B3" office:value-type="string">
            <text:h text:style-name="P92" text:outline-level="2">0</text:h>
          </table:table-cell>
          <table:table-cell table:style-name="表23.B3" office:value-type="string">
            <text:h text:style-name="P87" text:outline-level="2">0</text:h>
          </table:table-cell>
          <table:table-cell table:style-name="表23.B3" office:value-type="string">
            <text:h text:style-name="P87" text:outline-level="2">0</text:h>
          </table:table-cell>
          <table:table-cell table:style-name="表23.B3" office:value-type="string">
            <text:p text:style-name="P4">1</text:p>
          </table:table-cell>
          <table:table-cell table:style-name="表23.I3" office:value-type="string">
            <text:h text:style-name="P87" text:outline-level="2">2</text:h>
          </table:table-cell>
        </table:table-row>
        <table:table-row table:style-name="表23.1">
          <table:table-cell table:style-name="表23.A3" office:value-type="string">
            <text:h text:style-name="P92" text:outline-level="2">0</text:h>
          </table:table-cell>
          <table:table-cell table:style-name="表23.B3" office:value-type="string">
            <text:h text:style-name="P92" text:outline-level="2">0</text:h>
          </table:table-cell>
          <table:table-cell table:style-name="表23.B3" office:value-type="string">
            <text:h text:style-name="P92" text:outline-level="2">0</text:h>
          </table:table-cell>
          <table:table-cell table:style-name="表23.B3" office:value-type="string">
            <text:h text:style-name="P92" text:outline-level="2">0</text:h>
          </table:table-cell>
          <table:table-cell table:style-name="表23.B3" office:value-type="string">
            <text:h text:style-name="P92" text:outline-level="2">0</text:h>
          </table:table-cell>
          <table:table-cell table:style-name="表23.B3" office:value-type="string">
            <text:h text:style-name="P87" text:outline-level="2">0</text:h>
          </table:table-cell>
          <table:table-cell table:style-name="表23.B3" office:value-type="string">
            <text:h text:style-name="P87" text:outline-level="2">1</text:h>
          </table:table-cell>
          <table:table-cell table:style-name="表23.B3" office:value-type="string">
            <text:p text:style-name="P4">0</text:p>
          </table:table-cell>
          <table:table-cell table:style-name="表23.I3" office:value-type="string">
            <text:h text:style-name="P87" text:outline-level="2">3</text:h>
          </table:table-cell>
        </table:table-row>
        <table:table-row table:style-name="表23.1">
          <table:table-cell table:style-name="表23.A5" office:value-type="string">
            <text:h text:style-name="P92" text:outline-level="2">1</text:h>
          </table:table-cell>
          <table:table-cell table:style-name="表23.B5" office:value-type="string">
            <text:h text:style-name="P92" text:outline-level="2">1</text:h>
          </table:table-cell>
          <table:table-cell table:style-name="表23.B5" office:value-type="string">
            <text:h text:style-name="P92" text:outline-level="2">1</text:h>
          </table:table-cell>
          <table:table-cell table:style-name="表23.B5" office:value-type="string">
            <text:h text:style-name="P92" text:outline-level="2">1</text:h>
          </table:table-cell>
          <table:table-cell table:style-name="表23.B5" office:value-type="string">
            <text:h text:style-name="P92" text:outline-level="2">1</text:h>
          </table:table-cell>
          <table:table-cell table:style-name="表23.B5" office:value-type="string">
            <text:h text:style-name="P87" text:outline-level="2">1</text:h>
          </table:table-cell>
          <table:table-cell table:style-name="表23.B5" office:value-type="string">
            <text:h text:style-name="P87" text:outline-level="2">1</text:h>
          </table:table-cell>
          <table:table-cell table:style-name="表23.B5" office:value-type="string">
            <text:p text:style-name="P4">1</text:p>
          </table:table-cell>
          <table:table-cell table:style-name="表23.I5" office:value-type="string">
            <text:h text:style-name="P87" text:outline-level="2">256</text:h>
          </table:table-cell>
        </table:table-row>
      </table:table>
      <text:p text:style-name="P2"/>
      <text:p text:style-name="P2"/>
      <text:p text:style-name="P2"/>
      <text:p text:style-name="P66"><text:s text:c="3"/><text:span text:style-name="T36">example</text:span>）<text:span text:style-name="T21">setting for iteration count=2(value=1) and FRAME SIZE=3(value=2)</text:span><text:line-break/>The integration calculates SP1A + SP1B, SP2A + SP2B, SP3A + SP3B.</text:p>
      <text:p text:style-name="P66"><draw:frame draw:style-name="fr1" draw:name="オブジェクト1" text:anchor-type="paragraph" svg:y="0.161cm" svg:width="14.101cm" svg:height="9.999cm" draw:z-index="1"><draw:object xlink:href="./Object 1" xlink:type="simple" xlink:show="embed" xlink:actuate="onLoad"/><draw:image xlink:href="./ObjectReplacements/Object 1" xlink:type="simple" xlink:show="embed" xlink:actuate="onLoad"/></draw:frame></text:p>
      <text:p text:style-name="P2"/>
      <text:p text:style-name="P60"><text:span text:style-name="T34">2-8</text:span>.　COS RAM<text:span text:style-name="T27"> address</text:span></text:p>
      <text:p text:style-name="P2"/>
      <text:p text:style-name="P2">RAM<text:span text:style-name="T27"> address of COS channel</text:span><text:line-break/><text:span text:style-name="T27">Set before start sampling.</text:span></text:p>
      <table:table table:name="表24" table:style-name="表24">
        <table:table-column table:style-name="表24.A"/>
        <table:table-column table:style-name="表24.B"/>
        <table:table-column table:style-name="表24.C" table:number-columns-repeated="3"/>
        <table:table-column table:style-name="表24.F"/>
        <table:table-column table:style-name="表24.C" table:number-columns-repeated="3"/>
        <table:table-column table:style-name="表24.J"/>
        <table:table-row table:style-name="表24.1">
          <table:table-cell table:style-name="表24.A1" office:value-type="string">
            <text:p text:style-name="P33">address</text:p>
          </table:table-cell>
          <table:table-cell table:style-name="表24.A1" office:value-type="string">
            <text:p text:style-name="P33">contents</text:p>
          </table:table-cell>
          <table:table-cell table:style-name="表24.A1" office:value-type="string">
            <text:p text:style-name="P26">B7</text:p>
          </table:table-cell>
          <table:table-cell table:style-name="表24.D1" office:value-type="string">
            <text:p text:style-name="P26">B6</text:p>
          </table:table-cell>
          <table:table-cell table:style-name="表24.D1" office:value-type="string">
            <text:p text:style-name="P26">B5</text:p>
          </table:table-cell>
          <table:table-cell table:style-name="表24.D1" office:value-type="string">
            <text:p text:style-name="P26">B4</text:p>
          </table:table-cell>
          <table:table-cell table:style-name="表24.D1" office:value-type="string">
            <text:p text:style-name="P26">B3</text:p>
          </table:table-cell>
          <table:table-cell table:style-name="表24.D1" office:value-type="string">
            <text:p text:style-name="P26">B2</text:p>
          </table:table-cell>
          <table:table-cell table:style-name="表24.D1" office:value-type="string">
            <text:p text:style-name="P26">B1</text:p>
          </table:table-cell>
          <table:table-cell table:style-name="表24.J1" office:value-type="string">
            <text:p text:style-name="P26">B0</text:p>
          </table:table-cell>
        </table:table-row>
        <table:table-row table:style-name="表24.1">
          <table:table-cell table:style-name="表24.A2" office:value-type="string">
            <text:p text:style-name="P26">30</text:p>
          </table:table-cell>
          <table:table-cell table:style-name="表24.A1" table:number-rows-spanned="3" office:value-type="string">
            <text:p text:style-name="P25">COS　RAM</text:p>
            <text:p text:style-name="P25">ADDR</text:p>
          </table:table-cell>
          <table:table-cell table:style-name="表24.A2" office:value-type="string">
            <text:p text:style-name="P26">CA7</text:p>
          </table:table-cell>
          <table:table-cell table:style-name="表24.D2" office:value-type="string">
            <text:p text:style-name="P26">CA6</text:p>
          </table:table-cell>
          <table:table-cell table:style-name="表24.D2" office:value-type="string">
            <text:p text:style-name="P26">CA5</text:p>
          </table:table-cell>
          <table:table-cell table:style-name="表24.D2" office:value-type="string">
            <text:p text:style-name="P26">CA4</text:p>
          </table:table-cell>
          <table:table-cell table:style-name="表24.D2" office:value-type="string">
            <text:p text:style-name="P26">CA3</text:p>
          </table:table-cell>
          <table:table-cell table:style-name="表24.D2" office:value-type="string">
            <text:p text:style-name="P26">CA2</text:p>
          </table:table-cell>
          <table:table-cell table:style-name="表24.D2" office:value-type="string">
            <text:p text:style-name="P26">CA1</text:p>
          </table:table-cell>
          <table:table-cell table:style-name="表24.J2" office:value-type="string">
            <text:p text:style-name="P26">CA0</text:p>
          </table:table-cell>
        </table:table-row>
        <table:table-row table:style-name="表24.1">
          <table:table-cell table:style-name="表24.A3" office:value-type="string">
            <text:p text:style-name="P26">31</text:p>
          </table:table-cell>
          <table:covered-table-cell/>
          <table:table-cell table:style-name="表24.A3" office:value-type="string">
            <text:p text:style-name="P26">CA15</text:p>
          </table:table-cell>
          <table:table-cell table:style-name="表24.D3" office:value-type="string">
            <text:p text:style-name="P26">CA14</text:p>
          </table:table-cell>
          <table:table-cell table:style-name="表24.D3" office:value-type="string">
            <text:p text:style-name="P26">CA13</text:p>
          </table:table-cell>
          <table:table-cell table:style-name="表24.D3" office:value-type="string">
            <text:p text:style-name="P26">CA12</text:p>
          </table:table-cell>
          <table:table-cell table:style-name="表24.D3" office:value-type="string">
            <text:p text:style-name="P26">CA11</text:p>
          </table:table-cell>
          <table:table-cell table:style-name="表24.D3" office:value-type="string">
            <text:p text:style-name="P26">CA10</text:p>
          </table:table-cell>
          <table:table-cell table:style-name="表24.D3" office:value-type="string">
            <text:p text:style-name="P26">CA9</text:p>
          </table:table-cell>
          <table:table-cell table:style-name="表24.J3" office:value-type="string">
            <text:p text:style-name="P26">CA8</text:p>
          </table:table-cell>
        </table:table-row>
        <table:table-row table:style-name="表24.1">
          <table:table-cell table:style-name="表24.A4" office:value-type="string">
            <text:p text:style-name="P26">32</text:p>
          </table:table-cell>
          <table:covered-table-cell/>
          <table:table-cell table:style-name="表24.A4" office:value-type="string">
            <text:p text:style-name="P26">0</text:p>
          </table:table-cell>
          <table:table-cell table:style-name="表24.D4" office:value-type="string">
            <text:p text:style-name="P26">0</text:p>
          </table:table-cell>
          <table:table-cell table:style-name="表24.D4" office:value-type="string">
            <text:p text:style-name="P26">0</text:p>
          </table:table-cell>
          <table:table-cell table:style-name="表24.D4" office:value-type="string">
            <text:p text:style-name="P26">0</text:p>
          </table:table-cell>
          <table:table-cell table:style-name="表24.D4" office:value-type="string">
            <text:p text:style-name="P26">0</text:p>
          </table:table-cell>
          <table:table-cell table:style-name="表24.D4" office:value-type="string">
            <text:p text:style-name="P26">CA18</text:p>
          </table:table-cell>
          <table:table-cell table:style-name="表24.D4" office:value-type="string">
            <text:p text:style-name="P26">CA17</text:p>
          </table:table-cell>
          <table:table-cell table:style-name="表24.J4" office:value-type="string">
            <text:p text:style-name="P26">CA16</text:p>
          </table:table-cell>
        </table:table-row>
      </table:table>
      <text:p text:style-name="P2"/>
      <text:p text:style-name="P66"/>
      <text:p text:style-name="P2"><text:span text:style-name="T34">2-9</text:span>.　SIN RAM<text:span text:style-name="T27"> address</text:span></text:p>
      <text:p text:style-name="P2"/>
      <text:p text:style-name="P13">RAM address of SIN channle</text:p>
      <text:p text:style-name="P14">set before start sampling.</text:p>
      <table:table table:name="表25" table:style-name="表25">
        <table:table-column table:style-name="表25.A"/>
        <table:table-column table:style-name="表25.B"/>
        <table:table-column table:style-name="表25.C" table:number-columns-repeated="3"/>
        <table:table-column table:style-name="表25.F"/>
        <table:table-column table:style-name="表25.C" table:number-columns-repeated="3"/>
        <table:table-column table:style-name="表25.J"/>
        <table:table-row table:style-name="表25.1">
          <table:table-cell table:style-name="表25.A1" office:value-type="string">
            <text:p text:style-name="P33">address</text:p>
          </table:table-cell>
          <table:table-cell table:style-name="表25.A1" office:value-type="string">
            <text:p text:style-name="P33">contents</text:p>
          </table:table-cell>
          <table:table-cell table:style-name="表25.A1" office:value-type="string">
            <text:p text:style-name="P26">B7</text:p>
          </table:table-cell>
          <table:table-cell table:style-name="表25.D1" office:value-type="string">
            <text:p text:style-name="P26">B6</text:p>
          </table:table-cell>
          <table:table-cell table:style-name="表25.D1" office:value-type="string">
            <text:p text:style-name="P26">B5</text:p>
          </table:table-cell>
          <table:table-cell table:style-name="表25.D1" office:value-type="string">
            <text:p text:style-name="P26">B4</text:p>
          </table:table-cell>
          <table:table-cell table:style-name="表25.D1" office:value-type="string">
            <text:p text:style-name="P26">B3</text:p>
          </table:table-cell>
          <table:table-cell table:style-name="表25.D1" office:value-type="string">
            <text:p text:style-name="P26">B2</text:p>
          </table:table-cell>
          <table:table-cell table:style-name="表25.D1" office:value-type="string">
            <text:p text:style-name="P26">B1</text:p>
          </table:table-cell>
          <table:table-cell table:style-name="表25.J1" office:value-type="string">
            <text:p text:style-name="P26">B0</text:p>
          </table:table-cell>
        </table:table-row>
        <table:table-row table:style-name="表25.1">
          <table:table-cell table:style-name="表25.A2" office:value-type="string">
            <text:p text:style-name="P26">34</text:p>
          </table:table-cell>
          <table:table-cell table:style-name="表25.A1" table:number-rows-spanned="3" office:value-type="string">
            <text:p text:style-name="P25">SIN　RAM</text:p>
            <text:p text:style-name="P25">ADDR</text:p>
          </table:table-cell>
          <table:table-cell table:style-name="表25.A2" office:value-type="string">
            <text:p text:style-name="P26">SA7</text:p>
          </table:table-cell>
          <table:table-cell table:style-name="表25.D2" office:value-type="string">
            <text:p text:style-name="P26">SA6</text:p>
          </table:table-cell>
          <table:table-cell table:style-name="表25.D2" office:value-type="string">
            <text:p text:style-name="P26">SA5</text:p>
          </table:table-cell>
          <table:table-cell table:style-name="表25.D2" office:value-type="string">
            <text:p text:style-name="P26">SA4</text:p>
          </table:table-cell>
          <table:table-cell table:style-name="表25.D2" office:value-type="string">
            <text:p text:style-name="P26">SA3</text:p>
          </table:table-cell>
          <table:table-cell table:style-name="表25.D2" office:value-type="string">
            <text:p text:style-name="P26">SA2</text:p>
          </table:table-cell>
          <table:table-cell table:style-name="表25.D2" office:value-type="string">
            <text:p text:style-name="P26">SA1</text:p>
          </table:table-cell>
          <table:table-cell table:style-name="表25.J2" office:value-type="string">
            <text:p text:style-name="P26">SA0</text:p>
          </table:table-cell>
        </table:table-row>
        <table:table-row table:style-name="表25.1">
          <table:table-cell table:style-name="表25.A3" office:value-type="string">
            <text:p text:style-name="P26">35</text:p>
          </table:table-cell>
          <table:covered-table-cell/>
          <table:table-cell table:style-name="表25.A3" office:value-type="string">
            <text:p text:style-name="P26">SA15</text:p>
          </table:table-cell>
          <table:table-cell table:style-name="表25.D3" office:value-type="string">
            <text:p text:style-name="P26">SA14</text:p>
          </table:table-cell>
          <table:table-cell table:style-name="表25.D3" office:value-type="string">
            <text:p text:style-name="P26">SA13</text:p>
          </table:table-cell>
          <table:table-cell table:style-name="表25.D3" office:value-type="string">
            <text:p text:style-name="P26">SA12</text:p>
          </table:table-cell>
          <table:table-cell table:style-name="表25.D3" office:value-type="string">
            <text:p text:style-name="P26">SA11</text:p>
          </table:table-cell>
          <table:table-cell table:style-name="表25.D3" office:value-type="string">
            <text:p text:style-name="P26">SA10</text:p>
          </table:table-cell>
          <table:table-cell table:style-name="表25.D3" office:value-type="string">
            <text:p text:style-name="P26">SA9</text:p>
          </table:table-cell>
          <table:table-cell table:style-name="表25.J3" office:value-type="string">
            <text:p text:style-name="P26">SA8</text:p>
          </table:table-cell>
        </table:table-row>
        <table:table-row table:style-name="表25.1">
          <table:table-cell table:style-name="表25.A4" office:value-type="string">
            <text:p text:style-name="P26">36</text:p>
          </table:table-cell>
          <table:covered-table-cell/>
          <table:table-cell table:style-name="表25.A4" office:value-type="string">
            <text:p text:style-name="P26">0</text:p>
          </table:table-cell>
          <table:table-cell table:style-name="表25.D4" office:value-type="string">
            <text:p text:style-name="P26">0</text:p>
          </table:table-cell>
          <table:table-cell table:style-name="表25.D4" office:value-type="string">
            <text:p text:style-name="P26">0</text:p>
          </table:table-cell>
          <table:table-cell table:style-name="表25.D4" office:value-type="string">
            <text:p text:style-name="P26">0</text:p>
          </table:table-cell>
          <table:table-cell table:style-name="表25.D4" office:value-type="string">
            <text:p text:style-name="P26">0</text:p>
          </table:table-cell>
          <table:table-cell table:style-name="表25.D4" office:value-type="string">
            <text:p text:style-name="P26">SA18</text:p>
          </table:table-cell>
          <table:table-cell table:style-name="表25.D4" office:value-type="string">
            <text:p text:style-name="P26">SA17</text:p>
          </table:table-cell>
          <table:table-cell table:style-name="表25.J4" office:value-type="string">
            <text:p text:style-name="P26">SA16</text:p>
          </table:table-cell>
        </table:table-row>
      </table:table>
      <text:p text:style-name="P2"/>
      <text:p text:style-name="P66"/>
      <text:p text:style-name="P66"/>
      <text:p text:style-name="P82"/>
      <text:p text:style-name="P2"><text:span text:style-name="T28">2-10</text:span>.　COS RAM<text:span text:style-name="T27"> DATA</text:span></text:p>
      <text:p text:style-name="P2"/>
      <text:p text:style-name="P2"><text:span text:style-name="T27">RAM data of </text:span>COS<text:span text:style-name="T28"> channel</text:span><text:line-break/></text:p>
      <table:table table:name="表26" table:style-name="表26">
        <table:table-column table:style-name="表26.A"/>
        <table:table-column table:style-name="表26.B"/>
        <table:table-column table:style-name="表26.C"/>
        <table:table-column table:style-name="表26.D"/>
        <table:table-column table:style-name="表26.E"/>
        <table:table-column table:style-name="表26.F"/>
        <table:table-column table:style-name="表26.E" table:number-columns-repeated="3"/>
        <table:table-column table:style-name="表26.J"/>
        <table:table-row table:style-name="表26.1">
          <table:table-cell table:style-name="表26.A1" office:value-type="string">
            <text:p text:style-name="P34">address</text:p>
          </table:table-cell>
          <table:table-cell table:style-name="表26.A1" office:value-type="string">
            <text:p text:style-name="P36">contents</text:p>
          </table:table-cell>
          <table:table-cell table:style-name="表26.C1" office:value-type="string">
            <text:p text:style-name="P26">B7</text:p>
          </table:table-cell>
          <table:table-cell table:style-name="表26.D1" office:value-type="string">
            <text:p text:style-name="P26">B6</text:p>
          </table:table-cell>
          <table:table-cell table:style-name="表26.D1" office:value-type="string">
            <text:p text:style-name="P26">B5</text:p>
          </table:table-cell>
          <table:table-cell table:style-name="表26.D1" office:value-type="string">
            <text:p text:style-name="P26">B4</text:p>
          </table:table-cell>
          <table:table-cell table:style-name="表26.D1" office:value-type="string">
            <text:p text:style-name="P26">B3</text:p>
          </table:table-cell>
          <table:table-cell table:style-name="表26.D1" office:value-type="string">
            <text:p text:style-name="P26">B2</text:p>
          </table:table-cell>
          <table:table-cell table:style-name="表26.D1" office:value-type="string">
            <text:p text:style-name="P26">B1</text:p>
          </table:table-cell>
          <table:table-cell table:style-name="表26.J1" office:value-type="string">
            <text:p text:style-name="P26">B0</text:p>
          </table:table-cell>
        </table:table-row>
        <table:table-row table:style-name="表26.1">
          <table:table-cell table:style-name="表26.A1" office:value-type="string">
            <text:p text:style-name="P26">38</text:p>
          </table:table-cell>
          <table:table-cell table:style-name="表26.A1" office:value-type="string">
            <text:p text:style-name="P25"><text:span text:style-name="T29">COS </text:span>RAM DATA</text:p>
          </table:table-cell>
          <table:table-cell table:style-name="表26.C1" office:value-type="string">
            <text:p text:style-name="P26">CD7</text:p>
          </table:table-cell>
          <table:table-cell table:style-name="表26.D1" office:value-type="string">
            <text:p text:style-name="P26">CD6</text:p>
          </table:table-cell>
          <table:table-cell table:style-name="表26.D1" office:value-type="string">
            <text:p text:style-name="P26">CD5</text:p>
          </table:table-cell>
          <table:table-cell table:style-name="表26.D1" office:value-type="string">
            <text:p text:style-name="P26">CD4</text:p>
          </table:table-cell>
          <table:table-cell table:style-name="表26.D1" office:value-type="string">
            <text:p text:style-name="P26">CD3</text:p>
          </table:table-cell>
          <table:table-cell table:style-name="表26.D1" office:value-type="string">
            <text:p text:style-name="P26">CD2</text:p>
          </table:table-cell>
          <table:table-cell table:style-name="表26.D1" office:value-type="string">
            <text:p text:style-name="P26">CD1</text:p>
          </table:table-cell>
          <table:table-cell table:style-name="表26.J1" office:value-type="string">
            <text:p text:style-name="P26">CD0</text:p>
          </table:table-cell>
        </table:table-row>
      </table:table>
      <text:p text:style-name="P2"/>
      <text:p text:style-name="P2">　</text:p>
      <text:p text:style-name="P2">　・The order of the data at the time of reading　</text:p>
      <text:p text:style-name="P2">　　</text:p>
      <text:p text:style-name="P71">Each time it is read, it is read in order from the lower byte data.<text:span text:style-name="T28"> </text:span>When reading of 4 bytes of data is completed, the RAM address is automatically incremented.<text:span text:style-name="T28"> </text:span>Therefore, data can be read in order from the lowest byte of the next address<text:span text:style-name="T28">.</text:span><text:line-break/></text:p>
      <table:table table:name="表27" table:style-name="表27">
        <table:table-column table:style-name="表27.A"/>
        <table:table-column table:style-name="表27.B"/>
        <table:table-column table:style-name="表27.C"/>
        <table:table-row table:style-name="表27.1">
          <table:table-cell table:style-name="表27.A1" office:value-type="string">
            <text:p text:style-name="P16">read<text:span text:style-name="T29"> count</text:span></text:p>
          </table:table-cell>
          <table:table-cell table:style-name="表27.B1" office:value-type="string">
            <text:p text:style-name="P4">RAM<text:span text:style-name="T28"> address</text:span></text:p>
          </table:table-cell>
          <table:table-cell table:style-name="表27.C1" office:value-type="string">
            <text:p text:style-name="P16">data</text:p>
          </table:table-cell>
        </table:table-row>
        <table:table-row table:style-name="表27.1">
          <table:table-cell table:style-name="表27.A2" office:value-type="string">
            <text:p text:style-name="P4">1</text:p>
          </table:table-cell>
          <table:table-cell table:style-name="表27.B2" table:number-rows-spanned="4" office:value-type="string">
            <text:p text:style-name="P68"><text:span text:style-name="T28">address</text:span>＋0</text:p>
          </table:table-cell>
          <table:table-cell table:style-name="表27.C2" office:value-type="string">
            <text:p text:style-name="P67">CD0　7-0</text:p>
          </table:table-cell>
        </table:table-row>
        <table:table-row table:style-name="表27.1">
          <table:table-cell table:style-name="表27.A2" office:value-type="string">
            <text:p text:style-name="P4">2</text:p>
          </table:table-cell>
          <table:covered-table-cell/>
          <table:table-cell table:style-name="表27.C2" office:value-type="string">
            <text:p text:style-name="P67">CD0　14-8</text:p>
          </table:table-cell>
        </table:table-row>
        <table:table-row table:style-name="表27.1">
          <table:table-cell table:style-name="表27.A2" office:value-type="string">
            <text:p text:style-name="P4">3</text:p>
          </table:table-cell>
          <table:covered-table-cell/>
          <table:table-cell table:style-name="表27.C2" office:value-type="string">
            <text:p text:style-name="P2">　CD0　23-16</text:p>
          </table:table-cell>
        </table:table-row>
        <table:table-row table:style-name="表27.1">
          <table:table-cell table:style-name="表27.A2" office:value-type="string">
            <text:p text:style-name="P4">4</text:p>
          </table:table-cell>
          <table:covered-table-cell/>
          <table:table-cell table:style-name="表27.C2" office:value-type="string">
            <text:p text:style-name="P2">　CD0　31-24</text:p>
          </table:table-cell>
        </table:table-row>
        <table:table-row table:style-name="表27.1">
          <table:table-cell table:style-name="表27.A2" office:value-type="string">
            <text:p text:style-name="P4">5</text:p>
          </table:table-cell>
          <table:table-cell table:style-name="表27.B2" table:number-rows-spanned="4" office:value-type="string">
            <text:p text:style-name="P68"><text:span text:style-name="T28">address</text:span>＋1</text:p>
          </table:table-cell>
          <table:table-cell table:style-name="表27.C2" office:value-type="string">
            <text:p text:style-name="P67">CD1　7-0</text:p>
          </table:table-cell>
        </table:table-row>
        <table:table-row table:style-name="表27.1">
          <table:table-cell table:style-name="表27.A2" office:value-type="string">
            <text:p text:style-name="P4">6</text:p>
          </table:table-cell>
          <table:covered-table-cell/>
          <table:table-cell table:style-name="表27.C2" office:value-type="string">
            <text:p text:style-name="P67">CD1　14-8</text:p>
          </table:table-cell>
        </table:table-row>
        <table:table-row table:style-name="表27.1">
          <table:table-cell table:style-name="表27.A2" office:value-type="string">
            <text:p text:style-name="P4">7</text:p>
          </table:table-cell>
          <table:covered-table-cell/>
          <table:table-cell table:style-name="表27.C2" office:value-type="string">
            <text:p text:style-name="P2">　CD1　23-16</text:p>
          </table:table-cell>
        </table:table-row>
        <table:table-row table:style-name="表27.1">
          <table:table-cell table:style-name="表27.A2" office:value-type="string">
            <text:p text:style-name="P4">8</text:p>
          </table:table-cell>
          <table:covered-table-cell/>
          <table:table-cell table:style-name="表27.C2" office:value-type="string">
            <text:p text:style-name="P2">　CD1　31-24</text:p>
          </table:table-cell>
        </table:table-row>
        <table:table-row table:style-name="表27.1">
          <table:table-cell table:style-name="表27.A10" office:value-type="string">
            <text:p text:style-name="P4">9</text:p>
          </table:table-cell>
          <table:table-cell table:style-name="表27.B10" office:value-type="string">
            <text:p text:style-name="P68"><text:span text:style-name="T28">address</text:span>＋2</text:p>
          </table:table-cell>
          <table:table-cell table:style-name="表27.C10" office:value-type="string">
            <text:p text:style-name="P67">CD2　7-0</text:p>
          </table:table-cell>
        </table:table-row>
      </table:table>
      <text:p text:style-name="P66"/>
      <text:p text:style-name="P66"/>
      <text:p text:style-name="P60"><text:span text:style-name="T30">2-11</text:span>.　SIN RAM<text:span text:style-name="T28"> DATA</text:span></text:p>
      <text:p text:style-name="P2"/>
      <text:p text:style-name="P18">RAM data of SIN channel</text:p>
      <text:p text:style-name="P18"/>
      <table:table table:name="表28" table:style-name="表28">
        <table:table-column table:style-name="表28.A"/>
        <table:table-column table:style-name="表28.B"/>
        <table:table-column table:style-name="表28.C" table:number-columns-repeated="2"/>
        <table:table-column table:style-name="表28.E"/>
        <table:table-column table:style-name="表28.F"/>
        <table:table-column table:style-name="表28.E" table:number-columns-repeated="3"/>
        <table:table-column table:style-name="表28.J"/>
        <table:table-row table:style-name="表28.1">
          <table:table-cell table:style-name="表28.A1" office:value-type="string">
            <text:p text:style-name="P34">address</text:p>
          </table:table-cell>
          <table:table-cell table:style-name="表28.A1" office:value-type="string">
            <text:p text:style-name="P34">contents</text:p>
          </table:table-cell>
          <table:table-cell table:style-name="表28.C1" office:value-type="string">
            <text:p text:style-name="P26">B7</text:p>
          </table:table-cell>
          <table:table-cell table:style-name="表28.D1" office:value-type="string">
            <text:p text:style-name="P26">B6</text:p>
          </table:table-cell>
          <table:table-cell table:style-name="表28.D1" office:value-type="string">
            <text:p text:style-name="P26">B5</text:p>
          </table:table-cell>
          <table:table-cell table:style-name="表28.D1" office:value-type="string">
            <text:p text:style-name="P26">B4</text:p>
          </table:table-cell>
          <table:table-cell table:style-name="表28.D1" office:value-type="string">
            <text:p text:style-name="P26">B3</text:p>
          </table:table-cell>
          <table:table-cell table:style-name="表28.D1" office:value-type="string">
            <text:p text:style-name="P26">B2</text:p>
          </table:table-cell>
          <table:table-cell table:style-name="表28.D1" office:value-type="string">
            <text:p text:style-name="P26">B1</text:p>
          </table:table-cell>
          <table:table-cell table:style-name="表28.J1" office:value-type="string">
            <text:p text:style-name="P26">B0</text:p>
          </table:table-cell>
        </table:table-row>
        <table:table-row table:style-name="表28.1">
          <table:table-cell table:style-name="表28.A1" office:value-type="string">
            <text:p text:style-name="P26">39</text:p>
          </table:table-cell>
          <table:table-cell table:style-name="表28.A1" office:value-type="string">
            <text:p text:style-name="P25"><text:span text:style-name="T29">SIN </text:span>RAM DATA</text:p>
          </table:table-cell>
          <table:table-cell table:style-name="表28.C1" office:value-type="string">
            <text:p text:style-name="P26">SD7</text:p>
          </table:table-cell>
          <table:table-cell table:style-name="表28.D1" office:value-type="string">
            <text:p text:style-name="P26">SD6</text:p>
          </table:table-cell>
          <table:table-cell table:style-name="表28.D1" office:value-type="string">
            <text:p text:style-name="P26">SD5</text:p>
          </table:table-cell>
          <table:table-cell table:style-name="表28.D1" office:value-type="string">
            <text:p text:style-name="P26">SD4</text:p>
          </table:table-cell>
          <table:table-cell table:style-name="表28.D1" office:value-type="string">
            <text:p text:style-name="P26">SD3</text:p>
          </table:table-cell>
          <table:table-cell table:style-name="表28.D1" office:value-type="string">
            <text:p text:style-name="P26">SD2</text:p>
          </table:table-cell>
          <table:table-cell table:style-name="表28.D1" office:value-type="string">
            <text:p text:style-name="P26">SD1</text:p>
          </table:table-cell>
          <table:table-cell table:style-name="表28.J1" office:value-type="string">
            <text:p text:style-name="P26">SD0</text:p>
          </table:table-cell>
        </table:table-row>
      </table:table>
      <text:p text:style-name="P2"/>
      <text:p text:style-name="P2">　</text:p>
      <text:p text:style-name="P15">　・The order of the data at the time of reading　　</text:p>
      <text:p text:style-name="P2">　　</text:p>
      <text:p text:style-name="P71">Each time it is read, it is read in order from the lower byte data.When reading of 4 bytes of data is completed, the RAM address is automatically incremented.</text:p>
      <text:p text:style-name="P71">Therefore, data can be read in order from the lowest byte of the next address<text:span text:style-name="T28">.</text:span><text:line-break/></text:p>
      <table:table table:name="表29" table:style-name="表29">
        <table:table-column table:style-name="表29.A"/>
        <table:table-column table:style-name="表29.B"/>
        <table:table-column table:style-name="表29.C"/>
        <table:table-row table:style-name="表29.1">
          <table:table-cell table:style-name="表29.A1" office:value-type="string">
            <text:p text:style-name="P16">read<text:span text:style-name="T29"> count</text:span></text:p>
          </table:table-cell>
          <table:table-cell table:style-name="表29.B1" office:value-type="string">
            <text:p text:style-name="P4">RAM<text:span text:style-name="T28"> address</text:span></text:p>
          </table:table-cell>
          <table:table-cell table:style-name="表29.C1" office:value-type="string">
            <text:p text:style-name="P16">data</text:p>
          </table:table-cell>
        </table:table-row>
        <table:table-row table:style-name="表29.1">
          <table:table-cell table:style-name="表29.A2" office:value-type="string">
            <text:p text:style-name="P4">1</text:p>
          </table:table-cell>
          <table:table-cell table:style-name="表29.B2" table:number-rows-spanned="4" office:value-type="string">
            <text:p text:style-name="P68"><text:span text:style-name="T28">address</text:span>＋0</text:p>
          </table:table-cell>
          <table:table-cell table:style-name="表29.C2" office:value-type="string">
            <text:p text:style-name="P67">SD0　7-0</text:p>
          </table:table-cell>
        </table:table-row>
        <table:table-row table:style-name="表29.1">
          <table:table-cell table:style-name="表29.A2" office:value-type="string">
            <text:p text:style-name="P4">2</text:p>
          </table:table-cell>
          <table:covered-table-cell/>
          <table:table-cell table:style-name="表29.C2" office:value-type="string">
            <text:p text:style-name="P67">SD0　14-8</text:p>
          </table:table-cell>
        </table:table-row>
        <table:table-row table:style-name="表29.1">
          <table:table-cell table:style-name="表29.A2" office:value-type="string">
            <text:p text:style-name="P4">3</text:p>
          </table:table-cell>
          <table:covered-table-cell/>
          <table:table-cell table:style-name="表29.C2" office:value-type="string">
            <text:p text:style-name="P2">　SD0　23-16</text:p>
          </table:table-cell>
        </table:table-row>
        <table:table-row table:style-name="表29.1">
          <table:table-cell table:style-name="表29.A2" office:value-type="string">
            <text:p text:style-name="P4">4</text:p>
          </table:table-cell>
          <table:covered-table-cell/>
          <table:table-cell table:style-name="表29.C2" office:value-type="string">
            <text:p text:style-name="P2">　SD0　31-24</text:p>
          </table:table-cell>
        </table:table-row>
        <table:table-row table:style-name="表29.1">
          <table:table-cell table:style-name="表29.A2" office:value-type="string">
            <text:p text:style-name="P4">5</text:p>
          </table:table-cell>
          <table:table-cell table:style-name="表29.B2" table:number-rows-spanned="4" office:value-type="string">
            <text:p text:style-name="P68"><text:span text:style-name="T28">address</text:span>＋1</text:p>
          </table:table-cell>
          <table:table-cell table:style-name="表29.C2" office:value-type="string">
            <text:p text:style-name="P67">SD1　7-0</text:p>
          </table:table-cell>
        </table:table-row>
        <table:table-row table:style-name="表29.1">
          <table:table-cell table:style-name="表29.A2" office:value-type="string">
            <text:p text:style-name="P4">6</text:p>
          </table:table-cell>
          <table:covered-table-cell/>
          <table:table-cell table:style-name="表29.C2" office:value-type="string">
            <text:p text:style-name="P67">SD1　14-8</text:p>
          </table:table-cell>
        </table:table-row>
        <table:table-row table:style-name="表29.1">
          <table:table-cell table:style-name="表29.A2" office:value-type="string">
            <text:p text:style-name="P4">7</text:p>
          </table:table-cell>
          <table:covered-table-cell/>
          <table:table-cell table:style-name="表29.C2" office:value-type="string">
            <text:p text:style-name="P2">　SD1　23-16</text:p>
          </table:table-cell>
        </table:table-row>
        <table:table-row table:style-name="表29.1">
          <table:table-cell table:style-name="表29.A2" office:value-type="string">
            <text:p text:style-name="P4">8</text:p>
          </table:table-cell>
          <table:covered-table-cell/>
          <table:table-cell table:style-name="表29.C2" office:value-type="string">
            <text:p text:style-name="P2">　SD1　31-24</text:p>
          </table:table-cell>
        </table:table-row>
        <table:table-row table:style-name="表29.1">
          <table:table-cell table:style-name="表29.A10" office:value-type="string">
            <text:p text:style-name="P4">9</text:p>
          </table:table-cell>
          <table:table-cell table:style-name="表29.B10" office:value-type="string">
            <text:p text:style-name="P68"><text:span text:style-name="T28">address</text:span>＋2</text:p>
          </table:table-cell>
          <table:table-cell table:style-name="表29.C10" office:value-type="string">
            <text:p text:style-name="P67">SD2　7-0</text:p>
          </table:table-cell>
        </table:table-row>
      </table:table>
      <text:p text:style-name="P66"/>
      <text:p text:style-name="P66"/>
      <text:p text:style-name="P2"><text:span text:style-name="T30">2-12</text:span>.　COS AD DATA</text:p>
      <text:p text:style-name="P2"/>
      <text:p text:style-name="P2">Before reading out, please write 0 to address 3A (H).Transfer the AD value of the COS channel to the read register at the timing of writing.<text:line-break/></text:p>
      <table:table table:name="表30" table:style-name="表30">
        <table:table-column table:style-name="表30.A"/>
        <table:table-column table:style-name="表30.B"/>
        <table:table-column table:style-name="表30.C" table:number-columns-repeated="2"/>
        <table:table-column table:style-name="表30.E" table:number-columns-repeated="4"/>
        <table:table-column table:style-name="表30.C"/>
        <table:table-column table:style-name="表30.J"/>
        <table:table-row table:style-name="表30.1">
          <table:table-cell table:style-name="表30.A1" office:value-type="string">
            <text:p text:style-name="P35">address</text:p>
          </table:table-cell>
          <table:table-cell table:style-name="表30.A1" office:value-type="string">
            <text:p text:style-name="P41">contents</text:p>
          </table:table-cell>
          <table:table-cell table:style-name="表30.A1" office:value-type="string">
            <text:p text:style-name="P26">B7</text:p>
          </table:table-cell>
          <table:table-cell table:style-name="表30.D1" office:value-type="string">
            <text:p text:style-name="P26">B6</text:p>
          </table:table-cell>
          <table:table-cell table:style-name="表30.D1" office:value-type="string">
            <text:p text:style-name="P26">B5</text:p>
          </table:table-cell>
          <table:table-cell table:style-name="表30.D1" office:value-type="string">
            <text:p text:style-name="P26">B4</text:p>
          </table:table-cell>
          <table:table-cell table:style-name="表30.D1" office:value-type="string">
            <text:p text:style-name="P26">B3</text:p>
          </table:table-cell>
          <table:table-cell table:style-name="表30.D1" office:value-type="string">
            <text:p text:style-name="P26">B2</text:p>
          </table:table-cell>
          <table:table-cell table:style-name="表30.D1" office:value-type="string">
            <text:p text:style-name="P26">B1</text:p>
          </table:table-cell>
          <table:table-cell table:style-name="表30.J1" office:value-type="string">
            <text:p text:style-name="P26">B0</text:p>
          </table:table-cell>
        </table:table-row>
        <table:table-row table:style-name="表30.1">
          <table:table-cell table:style-name="表30.A2" office:value-type="string">
            <text:p text:style-name="P26">3A</text:p>
          </table:table-cell>
          <table:table-cell table:style-name="表30.A1" table:number-rows-spanned="2" office:value-type="string">
            <text:p text:style-name="P26">COS　AD DATA</text:p>
          </table:table-cell>
          <table:table-cell table:style-name="表30.A2" office:value-type="string">
            <text:p text:style-name="P26">CAD7</text:p>
          </table:table-cell>
          <table:table-cell table:style-name="表30.D2" office:value-type="string">
            <text:p text:style-name="P26">CAD6</text:p>
          </table:table-cell>
          <table:table-cell table:style-name="表30.D2" office:value-type="string">
            <text:p text:style-name="P26">CAD5</text:p>
          </table:table-cell>
          <table:table-cell table:style-name="表30.D2" office:value-type="string">
            <text:p text:style-name="P26">CAD4</text:p>
          </table:table-cell>
          <table:table-cell table:style-name="表30.D2" office:value-type="string">
            <text:p text:style-name="P26">CAD3</text:p>
          </table:table-cell>
          <table:table-cell table:style-name="表30.D2" office:value-type="string">
            <text:p text:style-name="P26">CAD2</text:p>
          </table:table-cell>
          <table:table-cell table:style-name="表30.D2" office:value-type="string">
            <text:p text:style-name="P26">CAD1</text:p>
          </table:table-cell>
          <table:table-cell table:style-name="表30.J2" office:value-type="string">
            <text:p text:style-name="P26">CAD0</text:p>
          </table:table-cell>
        </table:table-row>
        <table:table-row table:style-name="表30.1">
          <table:table-cell table:style-name="表30.A3" office:value-type="string">
            <text:p text:style-name="P26">3B</text:p>
          </table:table-cell>
          <table:covered-table-cell/>
          <table:table-cell table:style-name="表30.A3" office:value-type="string">
            <text:p text:style-name="P26">0</text:p>
          </table:table-cell>
          <table:table-cell table:style-name="表30.D3" office:value-type="string">
            <text:p text:style-name="P26">0</text:p>
          </table:table-cell>
          <table:table-cell table:style-name="表30.D3" office:value-type="string">
            <text:p text:style-name="P26">CAD13</text:p>
          </table:table-cell>
          <table:table-cell table:style-name="表30.D3" office:value-type="string">
            <text:p text:style-name="P26">CAD12</text:p>
          </table:table-cell>
          <table:table-cell table:style-name="表30.D3" office:value-type="string">
            <text:p text:style-name="P26">CAD11</text:p>
          </table:table-cell>
          <table:table-cell table:style-name="表30.D3" office:value-type="string">
            <text:p text:style-name="P26">CAD10</text:p>
          </table:table-cell>
          <table:table-cell table:style-name="表30.D3" office:value-type="string">
            <text:p text:style-name="P26">CAD9</text:p>
          </table:table-cell>
          <table:table-cell table:style-name="表30.J3" office:value-type="string">
            <text:p text:style-name="P26">CAD8</text:p>
          </table:table-cell>
        </table:table-row>
      </table:table>
      <text:p text:style-name="P66"/>
      <text:p text:style-name="P2"><text:span text:style-name="T30">2-13</text:span>.　SIN AD DATA</text:p>
      <text:p text:style-name="P2"/>
      <text:p text:style-name="P2">Before reading out, please write 0 to address 3<text:span text:style-name="T29">C</text:span> (H).Transfer the AD value of the <text:span text:style-name="T29">SIN</text:span> channel to the read register at the timing of writing.</text:p>
      <text:p text:style-name="P2"/>
      <table:table table:name="表31" table:style-name="表31">
        <table:table-column table:style-name="表31.A" table:number-columns-repeated="2"/>
        <table:table-column table:style-name="表31.C" table:number-columns-repeated="3"/>
        <table:table-column table:style-name="表31.F"/>
        <table:table-column table:style-name="表31.C" table:number-columns-repeated="3"/>
        <table:table-column table:style-name="表31.J"/>
        <table:table-row table:style-name="表31.1">
          <table:table-cell table:style-name="表31.A1" office:value-type="string">
            <text:p text:style-name="P35">address</text:p>
          </table:table-cell>
          <table:table-cell table:style-name="表31.A1" office:value-type="string">
            <text:p text:style-name="P35">contents</text:p>
          </table:table-cell>
          <table:table-cell table:style-name="表31.A1" office:value-type="string">
            <text:p text:style-name="P26">B7</text:p>
          </table:table-cell>
          <table:table-cell table:style-name="表31.D1" office:value-type="string">
            <text:p text:style-name="P26">B6</text:p>
          </table:table-cell>
          <table:table-cell table:style-name="表31.D1" office:value-type="string">
            <text:p text:style-name="P26">B5</text:p>
          </table:table-cell>
          <table:table-cell table:style-name="表31.D1" office:value-type="string">
            <text:p text:style-name="P26">B4</text:p>
          </table:table-cell>
          <table:table-cell table:style-name="表31.D1" office:value-type="string">
            <text:p text:style-name="P26">B3</text:p>
          </table:table-cell>
          <table:table-cell table:style-name="表31.D1" office:value-type="string">
            <text:p text:style-name="P26">B2</text:p>
          </table:table-cell>
          <table:table-cell table:style-name="表31.D1" office:value-type="string">
            <text:p text:style-name="P26">B1</text:p>
          </table:table-cell>
          <table:table-cell table:style-name="表31.J1" office:value-type="string">
            <text:p text:style-name="P26">B0</text:p>
          </table:table-cell>
        </table:table-row>
        <table:table-row table:style-name="表31.1">
          <table:table-cell table:style-name="表31.A2" office:value-type="string">
            <text:p text:style-name="P26">3C</text:p>
          </table:table-cell>
          <table:table-cell table:style-name="表31.A1" table:number-rows-spanned="2" office:value-type="string">
            <text:p text:style-name="P26">SIN　AD DATA</text:p>
          </table:table-cell>
          <table:table-cell table:style-name="表31.A2" office:value-type="string">
            <text:p text:style-name="P26">SAD7</text:p>
          </table:table-cell>
          <table:table-cell table:style-name="表31.D2" office:value-type="string">
            <text:p text:style-name="P26">SAD6</text:p>
          </table:table-cell>
          <table:table-cell table:style-name="表31.D2" office:value-type="string">
            <text:p text:style-name="P26">SAD5</text:p>
          </table:table-cell>
          <table:table-cell table:style-name="表31.D2" office:value-type="string">
            <text:p text:style-name="P26">SAD4</text:p>
          </table:table-cell>
          <table:table-cell table:style-name="表31.D2" office:value-type="string">
            <text:p text:style-name="P26">SAD3</text:p>
          </table:table-cell>
          <table:table-cell table:style-name="表31.D2" office:value-type="string">
            <text:p text:style-name="P26">SAD2</text:p>
          </table:table-cell>
          <table:table-cell table:style-name="表31.D2" office:value-type="string">
            <text:p text:style-name="P26">SAD1</text:p>
          </table:table-cell>
          <table:table-cell table:style-name="表31.J2" office:value-type="string">
            <text:p text:style-name="P26">SAD0</text:p>
          </table:table-cell>
        </table:table-row>
        <table:table-row table:style-name="表31.1">
          <table:table-cell table:style-name="表31.A3" office:value-type="string">
            <text:p text:style-name="P26">3D</text:p>
          </table:table-cell>
          <table:covered-table-cell/>
          <table:table-cell table:style-name="表31.A3" office:value-type="string">
            <text:p text:style-name="P26">0</text:p>
          </table:table-cell>
          <table:table-cell table:style-name="表31.D3" office:value-type="string">
            <text:p text:style-name="P26">0</text:p>
          </table:table-cell>
          <table:table-cell table:style-name="表31.D3" office:value-type="string">
            <text:p text:style-name="P26">SAD13</text:p>
          </table:table-cell>
          <table:table-cell table:style-name="表31.D3" office:value-type="string">
            <text:p text:style-name="P26">SAD12</text:p>
          </table:table-cell>
          <table:table-cell table:style-name="表31.D3" office:value-type="string">
            <text:p text:style-name="P26">SAD11</text:p>
          </table:table-cell>
          <table:table-cell table:style-name="表31.D3" office:value-type="string">
            <text:p text:style-name="P26">SAD10</text:p>
          </table:table-cell>
          <table:table-cell table:style-name="表31.D3" office:value-type="string">
            <text:p text:style-name="P26">SAD9</text:p>
          </table:table-cell>
          <table:table-cell table:style-name="表31.J3" office:value-type="string">
            <text:p text:style-name="P26">SAD8</text:p>
          </table:table-cell>
        </table:table-row>
      </table:table>
      <text:p text:style-name="P66"/>
      <text:p text:style-name="P66"/>
      <text:p text:style-name="P19"><text:span text:style-name="T30">2-14</text:span>.　 <text:span text:style-name="T31">board </text:span>revision<text:span text:style-name="T31"> data</text:span></text:p>
      <text:p text:style-name="P2"/>
      <text:p text:style-name="P2">Read the revision of the board.</text:p>
      <table:table table:name="表32" table:style-name="表32">
        <table:table-column table:style-name="表32.A" table:number-columns-repeated="2"/>
        <table:table-column table:style-name="表32.C" table:number-columns-repeated="3"/>
        <table:table-column table:style-name="表32.F"/>
        <table:table-column table:style-name="表32.C" table:number-columns-repeated="3"/>
        <table:table-column table:style-name="表32.J"/>
        <table:table-row table:style-name="表32.1">
          <table:table-cell table:style-name="表32.A1" office:value-type="string">
            <text:p text:style-name="P35">address</text:p>
          </table:table-cell>
          <table:table-cell table:style-name="表32.A1" office:value-type="string">
            <text:p text:style-name="P35">contents</text:p>
          </table:table-cell>
          <table:table-cell table:style-name="表32.C1" office:value-type="string">
            <text:p text:style-name="P26">B7</text:p>
          </table:table-cell>
          <table:table-cell table:style-name="表32.D1" office:value-type="string">
            <text:p text:style-name="P26">B6</text:p>
          </table:table-cell>
          <table:table-cell table:style-name="表32.D1" office:value-type="string">
            <text:p text:style-name="P26">B5</text:p>
          </table:table-cell>
          <table:table-cell table:style-name="表32.D1" office:value-type="string">
            <text:p text:style-name="P26">B4</text:p>
          </table:table-cell>
          <table:table-cell table:style-name="表32.D1" office:value-type="string">
            <text:p text:style-name="P26">B3</text:p>
          </table:table-cell>
          <table:table-cell table:style-name="表32.D1" office:value-type="string">
            <text:p text:style-name="P26">B2</text:p>
          </table:table-cell>
          <table:table-cell table:style-name="表32.D1" office:value-type="string">
            <text:p text:style-name="P26">B1</text:p>
          </table:table-cell>
          <table:table-cell table:style-name="表32.J1" office:value-type="string">
            <text:p text:style-name="P26">B0</text:p>
          </table:table-cell>
        </table:table-row>
        <table:table-row table:style-name="表32.1">
          <table:table-cell table:style-name="表32.A1" office:value-type="string">
            <text:p text:style-name="P26">3E</text:p>
          </table:table-cell>
          <table:table-cell table:style-name="表32.A1" office:value-type="string">
            <text:p text:style-name="P26">REV</text:p>
          </table:table-cell>
          <table:table-cell table:style-name="表32.C1" office:value-type="string">
            <text:p text:style-name="P26">REV7</text:p>
          </table:table-cell>
          <table:table-cell table:style-name="表32.D1" office:value-type="string">
            <text:p text:style-name="P26">REV6</text:p>
          </table:table-cell>
          <table:table-cell table:style-name="表32.D1" office:value-type="string">
            <text:p text:style-name="P26">REV5</text:p>
          </table:table-cell>
          <table:table-cell table:style-name="表32.D1" office:value-type="string">
            <text:p text:style-name="P26">REV4</text:p>
          </table:table-cell>
          <table:table-cell table:style-name="表32.D1" office:value-type="string">
            <text:p text:style-name="P26">REV3</text:p>
          </table:table-cell>
          <table:table-cell table:style-name="表32.D1" office:value-type="string">
            <text:p text:style-name="P26">REV2</text:p>
          </table:table-cell>
          <table:table-cell table:style-name="表32.D1" office:value-type="string">
            <text:p text:style-name="P26">REV1</text:p>
          </table:table-cell>
          <table:table-cell table:style-name="表32.J1" office:value-type="string">
            <text:p text:style-name="P26">REV0</text:p>
          </table:table-cell>
        </table:table-row>
      </table:table>
      <text:p text:style-name="P66"/>
      <text:p text:style-name="P66"/>
      <text:p text:style-name="P2"><text:span text:style-name="T30">2-15</text:span>.　board <text:span text:style-name="T33">ID </text:span>string data</text:p>
      <text:p text:style-name="P2"/>
      <text:p text:style-name="P2">Read the <text:span text:style-name="T33">ID </text:span>string of the board.<text:line-break/>Every time it reads it, it gets the next character.</text:p>
      <text:p text:style-name="P2">The code at the end is 0. </text:p>
      <text:p text:style-name="P2">When reading further, the first character is read.</text:p>
      <text:p text:style-name="P2"/>
      <table:table table:name="表33" table:style-name="表33">
        <table:table-column table:style-name="表33.A" table:number-columns-repeated="2"/>
        <table:table-column table:style-name="表33.C" table:number-columns-repeated="3"/>
        <table:table-column table:style-name="表33.F"/>
        <table:table-column table:style-name="表33.C" table:number-columns-repeated="3"/>
        <table:table-column table:style-name="表33.J"/>
        <table:table-row table:style-name="表33.1">
          <table:table-cell table:style-name="表33.A1" office:value-type="string">
            <text:p text:style-name="P35">address</text:p>
          </table:table-cell>
          <table:table-cell table:style-name="表33.A1" office:value-type="string">
            <text:p text:style-name="P35">contents</text:p>
          </table:table-cell>
          <table:table-cell table:style-name="表33.C1" office:value-type="string">
            <text:p text:style-name="P26">B7</text:p>
          </table:table-cell>
          <table:table-cell table:style-name="表33.D1" office:value-type="string">
            <text:p text:style-name="P26">B6</text:p>
          </table:table-cell>
          <table:table-cell table:style-name="表33.D1" office:value-type="string">
            <text:p text:style-name="P26">B5</text:p>
          </table:table-cell>
          <table:table-cell table:style-name="表33.D1" office:value-type="string">
            <text:p text:style-name="P26">B4</text:p>
          </table:table-cell>
          <table:table-cell table:style-name="表33.D1" office:value-type="string">
            <text:p text:style-name="P26">B3</text:p>
          </table:table-cell>
          <table:table-cell table:style-name="表33.D1" office:value-type="string">
            <text:p text:style-name="P26">B2</text:p>
          </table:table-cell>
          <table:table-cell table:style-name="表33.D1" office:value-type="string">
            <text:p text:style-name="P26">B1</text:p>
          </table:table-cell>
          <table:table-cell table:style-name="表33.J1" office:value-type="string">
            <text:p text:style-name="P26">B0</text:p>
          </table:table-cell>
        </table:table-row>
        <table:table-row table:style-name="表33.1">
          <table:table-cell table:style-name="表33.A1" office:value-type="string">
            <text:p text:style-name="P26">3F</text:p>
          </table:table-cell>
          <table:table-cell table:style-name="表33.A1" office:value-type="string">
            <text:p text:style-name="P35">ID</text:p>
          </table:table-cell>
          <table:table-cell table:style-name="表33.C1" office:value-type="string">
            <text:p text:style-name="P35">ID7</text:p>
          </table:table-cell>
          <table:table-cell table:style-name="表33.D1" office:value-type="string">
            <text:p text:style-name="P35">ID6</text:p>
          </table:table-cell>
          <table:table-cell table:style-name="表33.D1" office:value-type="string">
            <text:p text:style-name="P35">ID5</text:p>
          </table:table-cell>
          <table:table-cell table:style-name="表33.D1" office:value-type="string">
            <text:p text:style-name="P35">ID4</text:p>
          </table:table-cell>
          <table:table-cell table:style-name="表33.D1" office:value-type="string">
            <text:p text:style-name="P35">ID3</text:p>
          </table:table-cell>
          <table:table-cell table:style-name="表33.D1" office:value-type="string">
            <text:p text:style-name="P35">ID2</text:p>
          </table:table-cell>
          <table:table-cell table:style-name="表33.D1" office:value-type="string">
            <text:p text:style-name="P35">ID1</text:p>
          </table:table-cell>
          <table:table-cell table:style-name="表33.J1" office:value-type="string">
            <text:p text:style-name="P35">ID0</text:p>
          </table:table-cell>
        </table:table-row>
      </table:table>
      <text:p text:style-name="P66"/>
      <text:p text:style-name="P2"/>
      <table:table table:name="表34" table:style-name="表34">
        <table:table-column table:style-name="表34.A"/>
        <table:table-column table:style-name="表34.B"/>
        <table:table-column table:style-name="表34.C"/>
        <text:soft-page-break/>
        <table:table-row table:style-name="表34.1">
          <table:table-cell table:style-name="表34.A1" office:value-type="string">
            <text:p text:style-name="P17">read count</text:p>
          </table:table-cell>
          <table:table-cell table:style-name="表34.A1" office:value-type="string">
            <text:p text:style-name="P17">data</text:p>
          </table:table-cell>
          <table:table-cell table:style-name="表34.C1" office:value-type="string">
            <text:p text:style-name="P17">charactor</text:p>
          </table:table-cell>
        </table:table-row>
        <table:table-row table:style-name="表34.1">
          <table:table-cell table:style-name="表34.A2" office:value-type="string">
            <text:p text:style-name="P4">1</text:p>
          </table:table-cell>
          <table:table-cell table:style-name="表34.A2" office:value-type="string">
            <text:p text:style-name="P4">ID0　7-0</text:p>
          </table:table-cell>
          <table:table-cell table:style-name="表34.C2" office:value-type="string">
            <text:p text:style-name="P4">“D”</text:p>
          </table:table-cell>
        </table:table-row>
        <table:table-row table:style-name="表34.1">
          <table:table-cell table:style-name="表34.A2" office:value-type="string">
            <text:p text:style-name="P4">2</text:p>
          </table:table-cell>
          <table:table-cell table:style-name="表34.A2" office:value-type="string">
            <text:p text:style-name="P4">ID1　7-0</text:p>
          </table:table-cell>
          <table:table-cell table:style-name="表34.C2" office:value-type="string">
            <text:p text:style-name="P4">“V”</text:p>
          </table:table-cell>
        </table:table-row>
        <table:table-row table:style-name="表34.1">
          <table:table-cell table:style-name="表34.A2" office:value-type="string">
            <text:p text:style-name="P4">3</text:p>
          </table:table-cell>
          <table:table-cell table:style-name="表34.A2" office:value-type="string">
            <text:p text:style-name="P4">ID2　7-0</text:p>
          </table:table-cell>
          <table:table-cell table:style-name="表34.C2" office:value-type="string">
            <text:p text:style-name="P4">“1”</text:p>
          </table:table-cell>
        </table:table-row>
        <table:table-row table:style-name="表34.1">
          <table:table-cell table:style-name="表34.A2" office:value-type="string">
            <text:p text:style-name="P4">4</text:p>
          </table:table-cell>
          <table:table-cell table:style-name="表34.A2" office:value-type="string">
            <text:p text:style-name="P4">ID3　7-0</text:p>
          </table:table-cell>
          <table:table-cell table:style-name="表34.C2" office:value-type="string">
            <text:p text:style-name="P4">“4”</text:p>
          </table:table-cell>
        </table:table-row>
        <table:table-row table:style-name="表34.1">
          <table:table-cell table:style-name="表34.A2" office:value-type="string">
            <text:p text:style-name="P4">5</text:p>
          </table:table-cell>
          <table:table-cell table:style-name="表34.A2" office:value-type="string">
            <text:p text:style-name="P4">ID4　7-0</text:p>
          </table:table-cell>
          <table:table-cell table:style-name="表34.C2" office:value-type="string">
            <text:p text:style-name="P4">“U”</text:p>
          </table:table-cell>
        </table:table-row>
        <table:table-row table:style-name="表34.1">
          <table:table-cell table:style-name="表34.A2" office:value-type="string">
            <text:p text:style-name="P4">…</text:p>
          </table:table-cell>
          <table:table-cell table:style-name="表34.A2" office:value-type="string">
            <text:p text:style-name="P4">ID5　7-0</text:p>
          </table:table-cell>
          <table:table-cell table:style-name="表34.C2" office:value-type="string">
            <text:p text:style-name="P5"/>
          </table:table-cell>
        </table:table-row>
        <table:table-row table:style-name="表34.1">
          <table:table-cell table:style-name="表34.A2" office:value-type="string">
            <text:p text:style-name="P4">45</text:p>
          </table:table-cell>
          <table:table-cell table:style-name="表34.A2" office:value-type="string">
            <text:p text:style-name="P4">ID44　7-0</text:p>
          </table:table-cell>
          <table:table-cell table:style-name="表34.C2" office:value-type="string">
            <text:p text:style-name="P4">0</text:p>
          </table:table-cell>
        </table:table-row>
      </table:table>
      <text:p text:style-name="P2">　　　　　</text:p>
      <text:p text:style-name="P80"><text:span text:style-name="T32">string example </text:span>DV14U25 <text:s/>,101025,CLK=25MHZ,BIT=14,RAM=524288,</text:p>
      <text:p text:style-name="P80"/>
      <text:p text:style-name="P61">A/D DATA <text:span text:style-name="T44">vs Input voltage</text:span></text:p>
      <text:p text:style-name="P50"/>
      <text:p text:style-name="P52"><text:span text:style-name="T45">case of BIT=16</text:span><text:span text:style-name="T46">(</text:span>In the case of AD board whose <text:span text:style-name="T47">'</text:span>BIT=16<text:span text:style-name="T47">'</text:span> is included in the query result of <text:span text:style-name="T47">*</text:span>IDN?<text:span text:style-name="T47">)</text:span></text:p>
      <text:p text:style-name="P48"><draw:frame draw:style-name="fr2" draw:name="オブジェクト3" text:anchor-type="paragraph" svg:y="0.079cm" svg:width="14.101cm" svg:height="9.999cm" draw:z-index="2"><draw:object xlink:href="./Object 2" xlink:type="simple" xlink:show="embed" xlink:actuate="onLoad"/><draw:image xlink:href="./ObjectReplacements/Object 2" xlink:type="simple" xlink:show="embed" xlink:actuate="onLoad"/><svg:desc>OLE オブジェクト</svg:desc></draw:frame></text:p>
      <text:p text:style-name="P48"/>
      <text:p text:style-name="P51"><text:span text:style-name="T45">case of BIT=14</text:span><text:span text:style-name="T46">(</text:span>* In the case of AD board whose <text:span text:style-name="T47">'</text:span>BIT=1<text:span text:style-name="T47">4'</text:span> is included in the query result of <text:span text:style-name="T47">*</text:span>IDN? <text:span text:style-name="T47">)</text:span></text:p>
      <text:p text:style-name="P49"><draw:frame draw:style-name="fr3" draw:name="オブジェクト4" text:anchor-type="paragraph" svg:y="0.169cm" svg:width="14.101cm" svg:height="9.999cm" draw:z-index="3"><draw:object xlink:href="./Object 3" xlink:type="simple" xlink:show="embed" xlink:actuate="onLoad"/><draw:image xlink:href="./ObjectReplacements/Object 3" xlink:type="simple" xlink:show="embed" xlink:actuate="onLoad"/><svg:desc>OLE オブジェクト</svg:desc></draw:frame></text:p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81"/>
      <text:p text:style-name="P62">修正履歴</text:p>
      <text:p text:style-name="P55"><text:span text:style-name="T51">Revision</text:span> <text:span text:style-name="T50">H</text:span>istory </text:p>
      <text:p text:style-name="P53"/>
      <table:table table:name="表36" table:style-name="表36">
        <table:table-column table:style-name="表36.A"/>
        <table:table-column table:style-name="表36.B"/>
        <table:table-column table:style-name="表36.C"/>
        <table:table-row>
          <table:table-cell table:style-name="表36.A1" office:value-type="string">
            <text:p text:style-name="P78">Date</text:p>
          </table:table-cell>
          <table:table-cell table:style-name="表36.A1" office:value-type="string">
            <text:p text:style-name="P78">Revision</text:p>
          </table:table-cell>
          <table:table-cell table:style-name="表36.C1" office:value-type="string">
            <text:p text:style-name="P77">Changes</text:p>
          </table:table-cell>
        </table:table-row>
        <table:table-row>
          <table:table-cell table:style-name="表36.A2" office:value-type="string">
            <text:p text:style-name="P78">2018.12.25</text:p>
          </table:table-cell>
          <table:table-cell table:style-name="表36.A2" office:value-type="string">
            <text:p text:style-name="P78">0</text:p>
          </table:table-cell>
          <table:table-cell table:style-name="表36.C2" office:value-type="string">
            <text:p text:style-name="P77">Initial release</text:p>
          </table:table-cell>
        </table:table-row>
        <table:table-row>
          <table:table-cell table:style-name="表36.A2" office:value-type="string">
            <text:p text:style-name="P78">2018.12.26</text:p>
          </table:table-cell>
          <table:table-cell table:style-name="表36.A2" office:value-type="string">
            <text:p text:style-name="P78">1</text:p>
          </table:table-cell>
          <table:table-cell table:style-name="表36.C3" office:value-type="string">
            <text:p text:style-name="P54"><text:span text:style-name="T17">Correction of register map </text:span><text:span text:style-name="T18">divisio ratio(CK) </text:span><text:span text:style-name="T16">(</text:span><text:span text:style-name="T18">address:</text:span><text:span text:style-name="T16">23)</text:span></text:p>
          </table:table-cell>
        </table:table-row>
        <table:table-row>
          <table:table-cell table:style-name="表36.A2" office:value-type="string">
            <text:p text:style-name="P79"/>
          </table:table-cell>
          <table:table-cell table:style-name="表36.A2" office:value-type="string">
            <text:p text:style-name="P79"/>
          </table:table-cell>
          <table:table-cell table:style-name="表36.C4" office:value-type="string">
            <text:p text:style-name="Table_20_Contents"/>
          </table:table-cell>
        </table:table-row>
        <table:table-row>
          <table:table-cell table:style-name="表36.A2" office:value-type="string">
            <text:p text:style-name="P79"/>
          </table:table-cell>
          <table:table-cell table:style-name="表36.A2" office:value-type="string">
            <text:p text:style-name="P79"/>
          </table:table-cell>
          <table:table-cell table:style-name="表36.C5" office:value-type="string">
            <text:p text:style-name="Table_20_Contents"/>
          </table:table-cell>
        </table:table-row>
        <table:table-row>
          <table:table-cell table:style-name="表36.A2" office:value-type="string">
            <text:p text:style-name="P79"/>
          </table:table-cell>
          <table:table-cell table:style-name="表36.A2" office:value-type="string">
            <text:p text:style-name="P79"/>
          </table:table-cell>
          <table:table-cell table:style-name="表36.C6" office:value-type="string">
            <text:p text:style-name="Table_20_Contents"/>
          </table:table-cell>
        </table:table-row>
      </table:table>
      <text:p text:style-name="P83"/>
      <text:p text:style-name="P83"/>
      <text:p text:style-name="P83"/>
      <text:p text:style-name="P83"/>
      <text:p text:style-name="P8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ＭＳ 明朝" svg:font-family="'ＭＳ 明朝', 'MS Mincho'" style:font-family-generic="roman"/>
    <style:font-face style:name="ＭＳ ゴシック" svg:font-family="'ＭＳ ゴシック'" style:font-family-generic="swiss"/>
    <style:font-face style:name="ＭＳ ゴシック2" svg:font-family="'ＭＳ ゴシック'" style:font-family-generic="modern" style:font-pitch="fixed"/>
    <style:font-face style:name="ＭＳ ゴシック1" svg:font-family="'ＭＳ ゴシック'" style:font-adornments="標準" style:font-family-generic="modern" style:font-pitch="fixed"/>
    <style:font-face style:name="ＭＳ Ｐゴシック" svg:font-family="'ＭＳ Ｐゴシック'" style:font-family-generic="modern" style:font-pitch="variable"/>
    <style:font-face style:name="Century" svg:font-family="Century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ゴシック3" svg:font-family="'ＭＳ ゴシック'" style:font-family-generic="system" style:font-pitch="variable"/>
  </office:font-face-decls>
  <office:styles>
    <draw:marker draw:name="msArrowEnd_20_5" draw:display-name="msArrowEnd 5" svg:viewBox="0 0 120 120" svg:d="M60 0l60 120h-1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ＭＳ ゴシック" fo:font-size="12pt" fo:language="en" fo:country="US" style:letter-kerning="true" style:font-name-asian="ＭＳ ゴシック" style:font-size-asian="10.5pt" style:language-asian="ja" style:country-asian="JP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482cm" style:writing-mode="lr-tb"/>
      <style:text-properties style:use-window-font-color="true" style:font-name="ＭＳ ゴシック" fo:font-size="12pt" fo:language="en" fo:country="US" style:font-name-asian="ＭＳ ゴシック" style:font-size-asian="10.5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0" fo:widows="0" style:writing-mode="lr-tb"/>
      <style:text-properties style:use-window-font-color="true" style:font-name="ＭＳ ゴシック1" fo:font-family="'ＭＳ ゴシック'" style:font-style-name="標準" style:font-family-generic="modern" style:font-pitch="fixed" fo:font-size="10.5pt" fo:language="en" fo:country="US" style:letter-kerning="true" style:font-name-asian="ＭＳ ゴシック1" style:font-family-asian="'ＭＳ ゴシック'" style:font-style-name-asian="標準" style:font-family-generic-asian="modern" style:font-pitch-asian="fixed" style:font-size-asian="10.5pt" style:language-asian="ja" style:country-asian="JP" style:font-name-complex="Century" style:font-family-complex="Century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ＭＳ ゴシック" fo:font-family="'ＭＳ ゴシック'" style:font-family-generic="swiss" fo:font-size="14pt" style:font-name-asian="ＭＳ ゴシック3" style:font-family-asian="'ＭＳ ゴシック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ＭＳ ゴシック" fo:font-family="'ＭＳ ゴシック'" style:font-family-generic="swiss" style:font-name-asian="ＭＳ ゴシック" style:font-family-asian="'ＭＳ ゴシック'" style:font-family-generic-asian="swiss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ＭＳ ゴシック" fo:font-family="'ＭＳ ゴシック'" style:font-family-generic="swiss" fo:font-size="12pt" fo:font-style="italic" style:font-name-asian="ＭＳ ゴシック" style:font-family-asian="'ＭＳ ゴシック'" style:font-family-generic-asian="swiss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ＭＳ ゴシック" fo:font-family="'ＭＳ ゴシック'" style:font-family-generic="swiss" style:font-name-asian="ＭＳ ゴシック" style:font-family-asian="'ＭＳ ゴシック'" style:font-family-generic-asian="swiss"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ＭＳ ゴシック1" fo:font-family="'ＭＳ ゴシック'" style:font-style-name="標準" style:font-family-generic="modern" style:font-pitch="fixed" fo:font-size="12pt" style:font-name-asian="ＭＳ ゴシック1" style:font-family-asian="'ＭＳ ゴシック'" style:font-style-name-asian="標準" style:font-family-generic-asian="modern" style:font-pitch-asian="fixed" style:font-size-asian="12pt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>
        <style:tab-stops/>
      </style:paragraph-properties>
      <style:text-properties style:font-name="ＭＳ ゴシック1" fo:font-family="'ＭＳ ゴシック'" style:font-style-name="標準" style:font-family-generic="modern" style:font-pitch="fixed" fo:font-size="10.5pt" style:font-name-asian="ＭＳ ゴシック1" style:font-family-asian="'ＭＳ ゴシック'" style:font-style-name-asian="標準" style:font-family-generic-asian="modern" style:font-pitch-asian="fixed" style:font-size-asian="10.5pt" style:font-name-complex="Arial" style:font-family-complex="Arial" style:font-family-generic-complex="swiss" style:font-pitch-complex="variable"/>
    </style:style>
    <style:style style:name="一太郎_ff18__2f__ff19_" style:display-name="一太郎８/９" style:family="paragraph">
      <style:paragraph-properties style:line-height-at-least="0.462cm" fo:text-align="justify" style:justify-single-word="false" fo:orphans="0" fo:widows="0" style:text-autospace="none"/>
      <style:text-properties style:use-window-font-color="true" style:font-name="ＭＳ ゴシック1" fo:font-family="'ＭＳ ゴシック'" style:font-style-name="標準" style:font-family-generic="modern" style:font-pitch="fixed" fo:font-size="9.5pt" fo:letter-spacing="0.065cm" fo:language="en" fo:country="US" style:font-name-asian="ＭＳ ゴシック1" style:font-family-asian="'ＭＳ ゴシック'" style:font-style-name-asian="標準" style:font-family-generic-asian="modern" style:font-pitch-asian="fixed" style:font-size-asian="9.5pt" style:language-asian="ja" style:country-asian="JP" style:font-name-complex="Times New Roman" style:font-family-complex="'Times New Roman'" style:font-family-generic-complex="roman" style:font-pitch-complex="variable" style:font-size-complex="9.5pt" style:language-complex="ar" style:country-complex="SA"/>
    </style:style>
    <style:style style:name="Header" style:family="paragraph" style:parent-style-name="Standard" style:class="extra">
      <style:paragraph-properties style:snap-to-layout-grid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 style:snap-to-layout-grid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段落フォント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officeooo:rsid="005952c4"/>
    </style:style>
    <style:style style:name="MT2" style:family="text">
      <style:text-properties officeooo:rsid="006301fd"/>
    </style:style>
    <style:style style:name="MT3" style:family="text">
      <style:text-properties style:font-name="Times New Roman" style:letter-kerning="false" style:font-name-complex="Times New Roman" style:font-size-complex="10.5pt"/>
    </style:style>
    <style:page-layout style:name="Mpm1">
      <style:page-layout-properties fo:page-width="21.001cm" fo:page-height="29.7cm" style:num-format="1" style:print-orientation="portrait" fo:margin-top="2cm" fo:margin-bottom="1.3cm" fo:margin-left="3cm" fo:margin-right="2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cm" fo:margin-left="0cm" fo:margin-right="0cm" fo:margin-top="0.601cm" style:dynamic-spacing="true"/>
      </style:footer-style>
    </style:page-layout>
    <number:number-style style:name="N0">
      <number:number number:min-integer-digits="1"/>
    </number:number-style>
  </office:automatic-styles>
  <office:master-styles>
    <style:master-page style:name="Standard" style:page-layout-name="Mpm1">
      <style:footer>
        <text:p text:style-name="MP1"><text:title>DV14U25 ADboard register reference</text:title><text:span text:style-name="MT1"><text:s/>Rev.</text:span><text:span text:style-name="MT1"><text:user-defined style:data-style-name="N0" text:name="Revision">1</text:user-defined></text:span><text:span text:style-name="MT1"> Page</text:span><text:page-number text:select-page="current">12</text:page-number><text:span text:style-name="MT2">/</text:span><text:page-count>12</text:page-count></text:p>
      </style:footer>
      <style:footer-first>
        <text:p text:style-name="Footer"><text:span text:style-name="MT3"><text:tab/>- </text:span><text:span text:style-name="MT3"><text:page-number text:select-page="current">1</text:page-number></text:span><text:span text:style-name="MT3"><text:s/>-</text:span></text:p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G</meta:initial-creator>
    <meta:creation-date>2013-11-11T15:50:00</meta:creation-date>
    <dc:date>2018-12-26T13:52:14.115000000</dc:date>
    <meta:editing-cycles>91</meta:editing-cycles>
    <meta:editing-duration>PT10H5M25S</meta:editing-duration>
    <meta:generator>LibreOffice/6.0.4.2$Windows_X86_64 LibreOffice_project/9b0d9b32d5dcda91d2f1a96dc04c645c450872bf</meta:generator>
    <dc:title>DV14U25 ADboard register reference</dc:title>
    <meta:document-statistic meta:table-count="36" meta:image-count="0" meta:object-count="3" meta:page-count="12" meta:paragraph-count="1059" meta:word-count="1765" meta:character-count="6873" meta:non-whitespace-character-count="6168"/>
    <meta:user-defined meta:name="Revision" meta:value-type="float">1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ＭＳ ゴシック" svg:font-family="'ＭＳ ゴシック'" style:font-adornments="標準" style:font-family-generic="modern" style:font-pitch="fixed"/>
    <style:font-face style:name="ＭＳ Ｐゴシック" svg:font-family="'ＭＳ Ｐゴシック'" style:font-adornments="標準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明朝" svg:font-family="'ＭＳ 明朝'" style:font-family-generic="system" style:font-pitch="variable"/>
    <style:font-face style:name="ＭＳ Ｐゴシック1" svg:font-family="'ＭＳ Ｐゴシック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textarea-horizontal-align="justify" draw:textarea-vertical-align="middle" draw:auto-grow-height="true" fo:min-height="0cm" fo:min-width="0cm"/>
    </style:style>
    <style:style style:name="gr2" style:family="graphic" style:parent-style-name="objectwithoutfill">
      <style:graphic-properties svg:stroke-color="#000000" draw:marker-start="Arrow" draw:marker-end="Arrow" draw:fill="none" draw:textarea-horizontal-align="center" draw:textarea-vertical-align="top" draw:fit-to-contour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415cm"/>
    </style:style>
    <style:style style:name="gr4" style:family="graphic" style:parent-style-name="objectwithoutfill">
      <style:graphic-properties svg:stroke-color="#000000" draw:marker-end="Arrow" draw:fill="none" draw:textarea-vertical-align="middle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128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1.611cm"/>
    </style:style>
    <style:style style:name="gr8" style:family="graphic" style:parent-style-name="standard">
      <style:graphic-properties svg:stroke-color="#000000" draw:fill="none" draw:textarea-horizontal-align="justify" draw:textarea-vertical-align="middle" draw:auto-grow-height="false" fo:min-height="0.65cm" fo:min-width="0.9cm"/>
    </style:style>
    <style:style style:name="P1" style:family="paragraph">
      <style:paragraph-properties fo:text-align="center">
        <style:tab-stops/>
      </style:paragraph-properties>
    </style:style>
    <style:style style:name="P2" style:family="paragraph">
      <loext:graphic-properties draw:fill="none"/>
      <style:paragraph-properties fo:text-align="center">
        <style:tab-stops/>
      </style:paragraph-properties>
      <style:text-properties style:font-name="ＭＳ Ｐゴシック" fo:font-size="9pt" style:font-size-asian="9pt" style:font-size-complex="18pt"/>
    </style:style>
    <style:style style:name="P3" style:family="paragraph">
      <loext:graphic-properties draw:fill="none"/>
      <style:paragraph-properties fo:text-align="center"/>
      <style:text-properties style:text-position="0% 100%" style:font-name="ＭＳ Ｐゴシック" fo:font-size="9pt" fo:font-style="normal" fo:font-weight="normal" style:font-size-asian="9pt"/>
    </style:style>
    <style:style style:name="P4" style:family="paragraph">
      <loext:graphic-properties draw:fill="none" draw:fill-color="#ffffff"/>
      <style:text-properties style:font-name="ＭＳ Ｐゴシック" fo:font-size="9pt" style:font-size-asian="9pt" style:font-size-complex="1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style:font-name="ＭＳ ゴシック" fo:font-size="9pt" style:font-name-asian="ＭＳ ゴシック" style:font-size-asian="9pt" style:font-size-complex="18pt"/>
    </style:style>
    <style:style style:name="P7" style:family="paragraph">
      <style:paragraph-properties fo:text-align="center"/>
    </style:style>
    <style:style style:name="T1" style:family="text">
      <style:text-properties style:font-name="ＭＳ Ｐゴシック" fo:font-size="9pt" style:font-size-asian="9pt" style:font-size-complex="18pt"/>
    </style:style>
    <style:style style:name="T2" style:family="text">
      <style:text-properties style:font-name="ＭＳ ゴシック" fo:font-size="9pt" style:font-name-asian="ＭＳ ゴシック" style:font-size-asian="9pt" style:font-size-complex="18pt"/>
    </style:style>
    <style:style style:name="T3" style:family="text">
      <style:text-properties fo:font-size="9pt" style:font-size-asian="9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2" draw:layer="layout" svg:width="1.145cm" svg:height="0.569cm" svg:x="1.247cm" svg:y="4.1cm">
          <text:p text:style-name="P1"><text:span text:style-name="T1">SP1A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145cm" svg:height="0.569cm" svg:x="2.755cm" svg:y="4.115cm">
          <text:p text:style-name="P1"><text:span text:style-name="T1">SP2A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145cm" svg:height="0.569cm" svg:x="4.427cm" svg:y="4.139cm">
          <text:p text:style-name="P1"><text:span text:style-name="T1">SP3A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3" draw:layer="layout" svg:x1="1cm" svg:y1="6.557cm" svg:x2="5.9cm" svg:y2="6.557cm">
          <text:p/>
        </draw:line>
        <draw:frame draw:style-name="gr3" draw:text-style-name="P4" draw:layer="layout" svg:width="2.915cm" svg:height="0.569cm" svg:x="1.8cm" svg:y="5.988cm">
          <draw:text-box>
            <text:p><text:span text:style-name="T1">Iteration 1st</text:span></text:p>
          </draw:text-box>
        </draw:frame>
        <draw:custom-shape draw:style-name="gr1" draw:text-style-name="P2" draw:layer="layout" svg:width="1.145cm" svg:height="0.569cm" svg:x="6.139cm" svg:y="4.1cm">
          <text:p text:style-name="P1"><text:span text:style-name="T1">SP1B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145cm" svg:height="0.569cm" svg:x="7.655cm" svg:y="4.115cm">
          <text:p text:style-name="P1"><text:span text:style-name="T1">SP2B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145cm" svg:height="0.569cm" svg:x="9.327cm" svg:y="4.139cm">
          <text:p text:style-name="P1"><text:span text:style-name="T1">SP3B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5.9cm" svg:y1="6.557cm" svg:x2="10.8cm" svg:y2="6.557cm">
          <text:p/>
        </draw:line>
        <draw:frame draw:style-name="gr3" draw:text-style-name="P4" draw:layer="layout" svg:width="2.915cm" svg:height="0.569cm" svg:x="6.7cm" svg:y="5.988cm">
          <draw:text-box>
            <text:p><text:span text:style-name="T1">Iteration 2nd</text:span></text:p>
          </draw:text-box>
        </draw:frame>
        <draw:line draw:style-name="gr4" draw:text-style-name="P5" draw:layer="layout" svg:x1="1cm" svg:y1="3cm" svg:x2="10.8cm" svg:y2="3cm">
          <text:p/>
        </draw:line>
        <draw:g>
          <draw:line draw:style-name="gr5" draw:text-style-name="P5" draw:layer="layout" svg:x1="1cm" svg:y1="3cm" svg:x2="1cm" svg:y2="2cm">
            <text:p/>
          </draw:line>
          <draw:line draw:style-name="gr5" draw:text-style-name="P5" draw:layer="layout" svg:x1="1.2cm" svg:y1="2cm" svg:x2="1.2cm" svg:y2="3cm">
            <text:p/>
          </draw:line>
          <draw:line draw:style-name="gr5" draw:text-style-name="P5" draw:layer="layout" svg:x1="1cm" svg:y1="2cm" svg:x2="1.2cm" svg:y2="2cm">
            <text:p/>
          </draw:line>
        </draw:g>
        <draw:g>
          <draw:line draw:style-name="gr5" draw:text-style-name="P5" draw:layer="layout" svg:x1="2.683cm" svg:y1="3.031cm" svg:x2="2.683cm" svg:y2="2.031cm">
            <text:p/>
          </draw:line>
          <draw:line draw:style-name="gr5" draw:text-style-name="P5" draw:layer="layout" svg:x1="2.883cm" svg:y1="2.031cm" svg:x2="2.883cm" svg:y2="3.031cm">
            <text:p/>
          </draw:line>
          <draw:line draw:style-name="gr5" draw:text-style-name="P5" draw:layer="layout" svg:x1="2.683cm" svg:y1="2.031cm" svg:x2="2.883cm" svg:y2="2.031cm">
            <text:p/>
          </draw:line>
        </draw:g>
        <draw:g>
          <draw:line draw:style-name="gr5" draw:text-style-name="P5" draw:layer="layout" svg:x1="4.246cm" svg:y1="3.018cm" svg:x2="4.246cm" svg:y2="2.018cm">
            <text:p/>
          </draw:line>
          <draw:line draw:style-name="gr5" draw:text-style-name="P5" draw:layer="layout" svg:x1="4.446cm" svg:y1="2.018cm" svg:x2="4.446cm" svg:y2="3.018cm">
            <text:p/>
          </draw:line>
          <draw:line draw:style-name="gr5" draw:text-style-name="P5" draw:layer="layout" svg:x1="4.246cm" svg:y1="2.018cm" svg:x2="4.446cm" svg:y2="2.018cm">
            <text:p/>
          </draw:line>
        </draw:g>
        <draw:g>
          <draw:line draw:style-name="gr5" draw:text-style-name="P5" draw:layer="layout" svg:x1="5.9cm" svg:y1="3cm" svg:x2="5.9cm" svg:y2="2cm">
            <text:p/>
          </draw:line>
          <draw:line draw:style-name="gr5" draw:text-style-name="P5" draw:layer="layout" svg:x1="6.1cm" svg:y1="2cm" svg:x2="6.1cm" svg:y2="3cm">
            <text:p/>
          </draw:line>
          <draw:line draw:style-name="gr5" draw:text-style-name="P5" draw:layer="layout" svg:x1="5.9cm" svg:y1="2cm" svg:x2="6.1cm" svg:y2="2cm">
            <text:p/>
          </draw:line>
        </draw:g>
        <draw:g>
          <draw:line draw:style-name="gr5" draw:text-style-name="P5" draw:layer="layout" svg:x1="7.583cm" svg:y1="3.031cm" svg:x2="7.583cm" svg:y2="2.031cm">
            <text:p/>
          </draw:line>
          <draw:line draw:style-name="gr5" draw:text-style-name="P5" draw:layer="layout" svg:x1="7.783cm" svg:y1="2.031cm" svg:x2="7.783cm" svg:y2="3.031cm">
            <text:p/>
          </draw:line>
          <draw:line draw:style-name="gr5" draw:text-style-name="P5" draw:layer="layout" svg:x1="7.583cm" svg:y1="2.031cm" svg:x2="7.783cm" svg:y2="2.031cm">
            <text:p/>
          </draw:line>
        </draw:g>
        <draw:g>
          <draw:line draw:style-name="gr5" draw:text-style-name="P5" draw:layer="layout" svg:x1="9.146cm" svg:y1="3.018cm" svg:x2="9.146cm" svg:y2="2.018cm">
            <text:p/>
          </draw:line>
          <draw:line draw:style-name="gr5" draw:text-style-name="P5" draw:layer="layout" svg:x1="9.346cm" svg:y1="2.018cm" svg:x2="9.346cm" svg:y2="3.018cm">
            <text:p/>
          </draw:line>
          <draw:line draw:style-name="gr5" draw:text-style-name="P5" draw:layer="layout" svg:x1="9.146cm" svg:y1="2.018cm" svg:x2="9.346cm" svg:y2="2.018cm">
            <text:p/>
          </draw:line>
        </draw:g>
        <draw:frame draw:style-name="gr6" draw:text-style-name="P6" draw:layer="layout" svg:width="1.628cm" svg:height="0.569cm" svg:x="10.872cm" svg:y="2.7cm">
          <draw:text-box>
            <text:p><text:span text:style-name="T2">Trigger</text:span></text:p>
          </draw:text-box>
        </draw:frame>
        <draw:frame draw:style-name="gr3" draw:text-style-name="P4" draw:layer="layout" svg:width="2.915cm" svg:height="0.569cm" svg:x="1.8cm" svg:y="7.031cm">
          <draw:text-box>
            <text:p><text:span text:style-name="T1">FRAME SIZE = 3</text:span></text:p>
          </draw:text-box>
        </draw:frame>
        <draw:line draw:style-name="gr2" draw:text-style-name="P3" draw:layer="layout" svg:x1="1cm" svg:y1="7.5cm" svg:x2="5.9cm" svg:y2="7.5cm">
          <text:p/>
        </draw:line>
        <draw:line draw:style-name="gr4" draw:text-style-name="P5" draw:layer="layout" svg:x1="1cm" svg:y1="3.5cm" svg:x2="10.8cm" svg:y2="3.5cm">
          <text:p/>
        </draw:line>
        <draw:frame draw:style-name="gr7" draw:text-style-name="P6" draw:layer="layout" svg:width="2.111cm" svg:height="0.887cm" svg:x="10.872cm" svg:y="3.246cm">
          <draw:text-box>
            <text:p><text:span text:style-name="T2">Aquisition</text:span></text:p>
            <text:p><text:span text:style-name="T2"><text:s/></text:span><text:span text:style-name="T2">sequence</text:span></text:p>
          </draw:text-box>
        </draw:frame>
        <draw:custom-shape draw:style-name="gr8" draw:text-style-name="P5" draw:layer="layout" svg:width="1.4cm" svg:height="0.9cm" svg:x="1cm" svg:y="4.6cm">
          <text:p text:style-name="P7"><text:span text:style-name="T3">SAMPLE</text:span><text:span text:style-name="T3"><text:line-break/></text:span><text:span text:style-name="T3">BLOCK</text:span>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1.4cm" svg:height="0.9cm" svg:x="2.7cm" svg:y="4.6cm">
          <text:p text:style-name="P7"><text:span text:style-name="T3">SAMPLE</text:span><text:span text:style-name="T3"><text:line-break/></text:span><text:span text:style-name="T3">BLOCK</text:span>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1.4cm" svg:height="0.9cm" svg:x="4.3cm" svg:y="4.6cm">
          <text:p text:style-name="P7"><text:span text:style-name="T3">SAMPLE</text:span><text:span text:style-name="T3"><text:line-break/></text:span><text:span text:style-name="T3">BLOCK</text:span>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1.4cm" svg:height="0.9cm" svg:x="5.9cm" svg:y="4.6cm">
          <text:p text:style-name="P7"><text:span text:style-name="T3">SAMPLE</text:span><text:span text:style-name="T3"><text:line-break/></text:span><text:span text:style-name="T3">BLOCK</text:span>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1.4cm" svg:height="0.9cm" svg:x="7.6cm" svg:y="4.6cm">
          <text:p text:style-name="P7"><text:span text:style-name="T3">SAMPLE</text:span><text:span text:style-name="T3"><text:line-break/></text:span><text:span text:style-name="T3">BLOCK</text:span>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1.4cm" svg:height="0.9cm" svg:x="9.2cm" svg:y="4.6cm">
          <text:p text:style-name="P7"><text:span text:style-name="T3">SAMPLE</text:span><text:span text:style-name="T3"><text:line-break/></text:span><text:span text:style-name="T3">BLOCK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ＭＳ ゴシック" svg:font-family="'ＭＳ ゴシック'" style:font-adornments="標準" style:font-family-generic="modern" style:font-pitch="fixed"/>
    <style:font-face style:name="ＭＳ Ｐゴシック" svg:font-family="'ＭＳ Ｐゴシック'" style:font-adornments="標準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明朝" svg:font-family="'ＭＳ 明朝'" style:font-family-generic="system" style:font-pitch="variable"/>
    <style:font-face style:name="ＭＳ Ｐゴシック1" svg:font-family="'ＭＳ Ｐゴシック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ＭＳ 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ＭＳ Ｐゴシック1" style:font-family-asian="'ＭＳ Ｐゴシック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ＭＳ ゴシック" svg:font-family="'ＭＳ ゴシック'" style:font-adornments="標準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7cm" fo:min-width="1.865cm"/>
    </style:style>
    <style:style style:name="gr2" style:family="graphic" style:parent-style-name="standard">
      <style:graphic-properties draw:fill="none" draw:textarea-horizontal-align="justify" draw:textarea-vertical-align="middle" draw:auto-grow-height="false" fo:min-height="5.75cm" fo:min-width="5.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7cm" fo:min-width="2.42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7cm" fo:min-width="0.933cm"/>
    </style:style>
    <style:style style:name="gr5" style:family="graphic" style:parent-style-name="objectwithoutfill">
      <style:graphic-properties svg:stroke-color="#ff3333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7cm" fo:min-width="1.12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7cm" fo:min-width="0.747cm"/>
    </style:style>
    <style:style style:name="P1" style:family="paragraph">
      <loext:graphic-properties draw:fill="none" draw:fill-color="#ffffff"/>
      <style:text-properties style:font-name="ＭＳ ゴシック" fo:font-size="10.5pt" style:font-name-asian="ＭＳ ゴシック" style:font-size-asian="10.5pt" style:font-size-complex="18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style:font-name="ＭＳ ゴシック" fo:font-size="10.5pt" style:letter-kerning="false" style:font-name-asian="ＭＳ ゴシック" style:font-size-asian="10.5pt" style:font-size-complex="18pt"/>
    </style:style>
    <style:style style:name="T1" style:family="text">
      <style:text-properties style:font-name="ＭＳ ゴシック" fo:font-size="10.5pt" style:font-name-asian="ＭＳ ゴシック" style:font-size-asian="10.5pt" style:font-size-complex="18pt"/>
    </style:style>
    <style:style style:name="T2" style:family="text">
      <style:text-properties style:font-name="ＭＳ ゴシック" fo:font-size="10.5pt" style:letter-kerning="false" style:font-name-asian="ＭＳ ゴシック" style:font-size-asian="10.5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4.041cm" svg:height="0.62cm" svg:x="4.885cm" svg:y="8.35cm">
          <draw:text-box>
            <text:p><text:span text:style-name="T1">DATA VALUE (BIT=16)</text:span></text:p>
          </draw:text-box>
        </draw:frame>
        <draw:custom-shape draw:style-name="gr2" draw:text-style-name="P2" draw:layer="layout" svg:width="6cm" svg:height="6cm" svg:x="3cm" svg:y="1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2.923cm" svg:height="0.62cm" draw:transform="rotate (1.56451314148772) translate (0.919cm 5.346cm)">
          <draw:text-box>
            <text:p><text:span text:style-name="T2">INPUT VOLTAGE</text:span></text:p>
          </draw:text-box>
        </draw:frame>
        <draw:frame draw:style-name="gr4" draw:text-style-name="P1" draw:layer="layout" svg:width="1.433cm" svg:height="0.62cm" svg:x="1.3cm" svg:y="6.73cm">
          <draw:text-box>
            <text:p><text:span text:style-name="T1">-2.5V</text:span></text:p>
          </draw:text-box>
        </draw:frame>
        <draw:frame draw:style-name="gr4" draw:text-style-name="P1" draw:layer="layout" svg:width="1.433cm" svg:height="0.62cm" svg:x="1.217cm" svg:y="0.75cm">
          <draw:text-box>
            <text:p><text:span text:style-name="T1">+2.5V</text:span></text:p>
          </draw:text-box>
        </draw:frame>
        <draw:line draw:style-name="gr5" draw:text-style-name="P2" draw:layer="layout" svg:x1="3cm" svg:y1="7cm" svg:x2="9cm" svg:y2="1cm">
          <text:p/>
        </draw:line>
        <draw:frame draw:style-name="gr6" draw:text-style-name="P1" draw:layer="layout" svg:width="1.62cm" svg:height="0.62cm" svg:x="2.13cm" svg:y="7.23cm">
          <draw:text-box>
            <text:p><text:span text:style-name="T1">0x0000</text:span></text:p>
          </draw:text-box>
        </draw:frame>
        <draw:frame draw:style-name="gr6" draw:text-style-name="P1" draw:layer="layout" svg:width="1.62cm" svg:height="0.62cm" svg:x="8.15cm" svg:y="7.23cm">
          <draw:text-box>
            <text:p><text:span text:style-name="T1">0xffff</text:span></text:p>
          </draw:text-box>
        </draw:frame>
        <draw:frame draw:style-name="gr6" draw:text-style-name="P1" draw:layer="layout" svg:width="1.62cm" svg:height="0.62cm" svg:x="5.1cm" svg:y="7.2cm">
          <draw:text-box>
            <text:p><text:span text:style-name="T1">0x8000</text:span></text:p>
          </draw:text-box>
        </draw:frame>
        <draw:line draw:style-name="gr7" draw:text-style-name="P2" draw:layer="layout" svg:x1="3cm" svg:y1="4cm" svg:x2="9cm" svg:y2="4cm">
          <text:p/>
        </draw:line>
        <draw:line draw:style-name="gr7" draw:text-style-name="P2" draw:layer="layout" svg:x1="6cm" svg:y1="1cm" svg:x2="6cm" svg:y2="7cm">
          <text:p/>
        </draw:line>
        <draw:frame draw:style-name="gr8" draw:text-style-name="P1" draw:layer="layout" svg:width="1.247cm" svg:height="0.62cm" svg:x="1.517cm" svg:y="3.73cm">
          <draw:text-box>
            <text:p><text:span text:style-name="T1">0.0V</text:span></text:p>
          </draw:text-box>
        </draw:frame>
      </draw:page>
    </office:drawing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ＭＳ ゴシック" svg:font-family="'ＭＳ ゴシック'" style:font-adornments="標準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ＭＳ Ｐ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3.9cm" fo:page-height="16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ＭＳ ゴシック" svg:font-family="'ＭＳ ゴシック'" style:font-adornments="標準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7cm" fo:min-width="1.865cm"/>
    </style:style>
    <style:style style:name="gr2" style:family="graphic" style:parent-style-name="standard">
      <style:graphic-properties draw:fill="none" draw:textarea-horizontal-align="justify" draw:textarea-vertical-align="middle" draw:auto-grow-height="false" fo:min-height="5.75cm" fo:min-width="5.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7cm" fo:min-width="2.42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7cm" fo:min-width="0.933cm"/>
    </style:style>
    <style:style style:name="gr5" style:family="graphic" style:parent-style-name="objectwithoutfill">
      <style:graphic-properties svg:stroke-color="#ff3333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7cm" fo:min-width="1.12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7cm" fo:min-width="0.747cm"/>
    </style:style>
    <style:style style:name="P1" style:family="paragraph">
      <loext:graphic-properties draw:fill="none" draw:fill-color="#ffffff"/>
      <style:text-properties style:font-name="ＭＳ ゴシック" fo:font-size="10.5pt" style:font-name-asian="ＭＳ ゴシック" style:font-size-asian="10.5pt" style:font-size-complex="18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style:font-name="ＭＳ ゴシック" fo:font-size="10.5pt" style:letter-kerning="false" style:font-name-asian="ＭＳ ゴシック" style:font-size-asian="10.5pt" style:font-size-complex="18pt"/>
    </style:style>
    <style:style style:name="T1" style:family="text">
      <style:text-properties style:font-name="ＭＳ ゴシック" fo:font-size="10.5pt" style:font-name-asian="ＭＳ ゴシック" style:font-size-asian="10.5pt" style:font-size-complex="18pt"/>
    </style:style>
    <style:style style:name="T2" style:family="text">
      <style:text-properties style:font-name="ＭＳ ゴシック" fo:font-size="10.5pt" style:letter-kerning="false" style:font-name-asian="ＭＳ ゴシック" style:font-size-asian="10.5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4.041cm" svg:height="0.62cm" svg:x="4.885cm" svg:y="8.35cm">
          <draw:text-box>
            <text:p><text:span text:style-name="T1">DATA VALUE (BIT=14)</text:span></text:p>
          </draw:text-box>
        </draw:frame>
        <draw:custom-shape draw:style-name="gr2" draw:text-style-name="P2" draw:layer="layout" svg:width="6cm" svg:height="6cm" svg:x="3cm" svg:y="1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2.923cm" svg:height="0.62cm" draw:transform="rotate (1.56451314148772) translate (0.919cm 5.346cm)">
          <draw:text-box>
            <text:p><text:span text:style-name="T2">INPUT VOLTAGE</text:span></text:p>
          </draw:text-box>
        </draw:frame>
        <draw:frame draw:style-name="gr4" draw:text-style-name="P1" draw:layer="layout" svg:width="1.433cm" svg:height="0.62cm" svg:x="1.3cm" svg:y="6.73cm">
          <draw:text-box>
            <text:p><text:span text:style-name="T1">-2.5V</text:span></text:p>
          </draw:text-box>
        </draw:frame>
        <draw:frame draw:style-name="gr4" draw:text-style-name="P1" draw:layer="layout" svg:width="1.433cm" svg:height="0.62cm" svg:x="1.217cm" svg:y="0.75cm">
          <draw:text-box>
            <text:p><text:span text:style-name="T1">+2.5V</text:span></text:p>
          </draw:text-box>
        </draw:frame>
        <draw:line draw:style-name="gr5" draw:text-style-name="P2" draw:layer="layout" svg:x1="3cm" svg:y1="7cm" svg:x2="9cm" svg:y2="1cm">
          <text:p/>
        </draw:line>
        <draw:frame draw:style-name="gr6" draw:text-style-name="P1" draw:layer="layout" svg:width="1.62cm" svg:height="0.62cm" svg:x="2.13cm" svg:y="7.23cm">
          <draw:text-box>
            <text:p><text:span text:style-name="T1">0x0000</text:span></text:p>
          </draw:text-box>
        </draw:frame>
        <draw:frame draw:style-name="gr6" draw:text-style-name="P1" draw:layer="layout" svg:width="1.62cm" svg:height="0.62cm" svg:x="8.15cm" svg:y="7.23cm">
          <draw:text-box>
            <text:p><text:span text:style-name="T1">0x3fff</text:span></text:p>
          </draw:text-box>
        </draw:frame>
        <draw:frame draw:style-name="gr6" draw:text-style-name="P1" draw:layer="layout" svg:width="1.62cm" svg:height="0.62cm" svg:x="5.1cm" svg:y="7.2cm">
          <draw:text-box>
            <text:p><text:span text:style-name="T1">0x2000</text:span></text:p>
          </draw:text-box>
        </draw:frame>
        <draw:line draw:style-name="gr7" draw:text-style-name="P2" draw:layer="layout" svg:x1="3cm" svg:y1="4cm" svg:x2="9cm" svg:y2="4cm">
          <text:p/>
        </draw:line>
        <draw:line draw:style-name="gr7" draw:text-style-name="P2" draw:layer="layout" svg:x1="6cm" svg:y1="1cm" svg:x2="6cm" svg:y2="7cm">
          <text:p/>
        </draw:line>
        <draw:frame draw:style-name="gr8" draw:text-style-name="P1" draw:layer="layout" svg:width="1.247cm" svg:height="0.62cm" svg:x="1.517cm" svg:y="3.73cm">
          <draw:text-box>
            <text:p><text:span text:style-name="T1">0.0V</text:span></text:p>
          </draw:text-box>
        </draw:frame>
      </draw:page>
    </office:drawing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ＭＳ ゴシック" svg:font-family="'ＭＳ ゴシック'" style:font-adornments="標準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ＭＳ Ｐ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3.9cm" fo:page-height="16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